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Relação_5f_Itemsets_5f__26__5f_Regras_5f_de_5f_Associação" style:display-name="Relação_Itemsets_&amp;_Regras_de_Associação" style:family="table">
      <style:table-properties style:width="11.113cm" fo:margin-left="2.926cm" table:align="left" style:writing-mode="lr-tb"/>
    </style:style>
    <style:style style:name="Relação_5f_Itemsets_5f__26__5f_Regras_5f_de_5f_Associação.A" style:display-name="Relação_Itemsets_&amp;_Regras_de_Associação.A" style:family="table-column">
      <style:table-column-properties style:column-width="2.999cm"/>
    </style:style>
    <style:style style:name="Relação_5f_Itemsets_5f__26__5f_Regras_5f_de_5f_Associação.B" style:display-name="Relação_Itemsets_&amp;_Regras_de_Associação.B" style:family="table-column">
      <style:table-column-properties style:column-width="2.893cm"/>
    </style:style>
    <style:style style:name="Relação_5f_Itemsets_5f__26__5f_Regras_5f_de_5f_Associação.C" style:display-name="Relação_Itemsets_&amp;_Regras_de_Associação.C" style:family="table-column">
      <style:table-column-properties style:column-width="5.221cm"/>
    </style:style>
    <style:style style:name="Relação_5f_Itemsets_5f__26__5f_Regras_5f_de_5f_Associação.A1" style:display-name="Relação_Itemsets_&amp;_Regras_de_Associação.A1" style:family="table-cell">
      <style:table-cell-properties fo:padding="0.097cm" fo:border-left="0.05pt solid #000000" fo:border-right="none" fo:border-top="0.05pt solid #000000" fo:border-bottom="0.05pt solid #000000"/>
    </style:style>
    <style:style style:name="Relação_5f_Itemsets_5f__26__5f_Regras_5f_de_5f_Associação.C1" style:display-name="Relação_Itemsets_&amp;_Regras_de_Associação.C1" style:family="table-cell">
      <style:table-cell-properties fo:padding="0.097cm" fo:border="0.05pt solid #000000"/>
    </style:style>
    <style:style style:name="R_5f_Itemsets_5f__26__5f_Regras_5f_de_5f_Associação" style:display-name="R_Itemsets_&amp;_Regras_de_Associação" style:family="table">
      <style:table-properties style:width="11.148cm" fo:margin-left="2.891cm" table:align="left" style:writing-mode="lr-tb"/>
    </style:style>
    <style:style style:name="R_5f_Itemsets_5f__26__5f_Regras_5f_de_5f_Associação.A" style:display-name="R_Itemsets_&amp;_Regras_de_Associação.A" style:family="table-column">
      <style:table-column-properties style:column-width="2.999cm"/>
    </style:style>
    <style:style style:name="R_5f_Itemsets_5f__26__5f_Regras_5f_de_5f_Associação.B" style:display-name="R_Itemsets_&amp;_Regras_de_Associação.B" style:family="table-column">
      <style:table-column-properties style:column-width="2.963cm"/>
    </style:style>
    <style:style style:name="R_5f_Itemsets_5f__26__5f_Regras_5f_de_5f_Associação.C" style:display-name="R_Itemsets_&amp;_Regras_de_Associação.C" style:family="table-column">
      <style:table-column-properties style:column-width="5.186cm"/>
    </style:style>
    <style:style style:name="R_5f_Itemsets_5f__26__5f_Regras_5f_de_5f_Associação.A1" style:display-name="R_Itemsets_&amp;_Regras_de_Associação.A1" style:family="table-cell">
      <style:table-cell-properties fo:padding="0.097cm" fo:border-left="0.05pt solid #000000" fo:border-right="none" fo:border-top="0.05pt solid #000000" fo:border-bottom="0.05pt solid #000000"/>
    </style:style>
    <style:style style:name="R_5f_Itemsets_5f__26__5f_Regras_5f_de_5f_Associação.C1" style:display-name="R_Itemsets_&amp;_Regras_de_Associação.C1" style:family="table-cell">
      <style:table-cell-properties fo:padding="0.097cm" fo:border="0.05pt solid #000000"/>
    </style:style>
    <style:style style:name="R_5f_Itemsets_5f__26__5f_Regras_5f_de_5f_Associação.A2" style:display-name="R_Itemsets_&amp;_Regras_de_Associação.A2" style:family="table-cell">
      <style:table-cell-properties fo:padding="0.097cm" fo:border-left="0.05pt solid #000000" fo:border-right="none" fo:border-top="none" fo:border-bottom="0.05pt solid #000000"/>
    </style:style>
    <style:style style:name="R_5f_Itemsets_5f__26__5f_Regras_5f_de_5f_Associação.C2" style:display-name="R_Itemsets_&amp;_Regras_de_Associação.C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16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701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1-Itemsets" style:display-name="Identificação_de_Itemsets_em_1-Itemsets" style:family="table">
      <style:table-properties style:width="16.016cm" fo:margin-left="0cm" table:align="left" style:writing-mode="lr-tb"/>
    </style:style>
    <style:style style:name="Identificação_5f_de_5f_Itemsets_5f_em_5f_1-Itemsets.A" style:display-name="Identificação_de_Itemsets_em_1-Itemsets.A" style:family="table-column">
      <style:table-column-properties style:column-width="3.104cm"/>
    </style:style>
    <style:style style:name="Identificação_5f_de_5f_Itemsets_5f_em_5f_1-Itemsets.B" style:display-name="Identificação_de_Itemsets_em_1-Itemsets.B" style:family="table-column">
      <style:table-column-properties style:column-width="2.293cm"/>
    </style:style>
    <style:style style:name="Identificação_5f_de_5f_Itemsets_5f_em_5f_1-Itemsets.C" style:display-name="Identificação_de_Itemsets_em_1-Itemsets.C" style:family="table-column">
      <style:table-column-properties style:column-width="3.21cm"/>
    </style:style>
    <style:style style:name="Identificação_5f_de_5f_Itemsets_5f_em_5f_1-Itemsets.D" style:display-name="Identificação_de_Itemsets_em_1-Itemsets.D" style:family="table-column">
      <style:table-column-properties style:column-width="2.999cm"/>
    </style:style>
    <style:style style:name="Identificação_5f_de_5f_Itemsets_5f_em_5f_1-Itemsets.E" style:display-name="Identificação_de_Itemsets_em_1-Itemsets.E" style:family="table-column">
      <style:table-column-properties style:column-width="4.41cm"/>
    </style:style>
    <style:style style:name="Identificação_5f_de_5f_Itemsets_5f_em_5f_1-Itemsets.A1" style:display-name="Identificação_de_Itemsets_em_1-Itemsets.A1" style:family="table-cell">
      <style:table-cell-properties fo:padding="0.097cm" fo:border-left="0.05pt solid #000000" fo:border-right="none" fo:border-top="0.05pt solid #000000" fo:border-bottom="0.05pt solid #000000"/>
    </style:style>
    <style:style style:name="Identificação_5f_de_5f_Itemsets_5f_em_5f_1-Itemsets.E1" style:display-name="Identificação_de_Itemsets_em_1-Itemsets.E1" style:family="table-cell">
      <style:table-cell-properties fo:padding="0.097cm" fo:border="0.05pt solid #000000"/>
    </style:style>
    <style:style style:name="I_5f_de_5f_Itemsets_5f_em_5f_1-Itemsets" style:display-name="I_de_Itemsets_em_1-Itemsets" style:family="table">
      <style:table-properties style:width="16.016cm" fo:margin-left="0cm" table:align="left" style:writing-mode="lr-tb"/>
    </style:style>
    <style:style style:name="I_5f_de_5f_Itemsets_5f_em_5f_1-Itemsets.A" style:display-name="I_de_Itemsets_em_1-Itemsets.A" style:family="table-column">
      <style:table-column-properties style:column-width="3.104cm"/>
    </style:style>
    <style:style style:name="I_5f_de_5f_Itemsets_5f_em_5f_1-Itemsets.B" style:display-name="I_de_Itemsets_em_1-Itemsets.B" style:family="table-column">
      <style:table-column-properties style:column-width="2.293cm"/>
    </style:style>
    <style:style style:name="I_5f_de_5f_Itemsets_5f_em_5f_1-Itemsets.C" style:display-name="I_de_Itemsets_em_1-Itemsets.C" style:family="table-column">
      <style:table-column-properties style:column-width="3.21cm"/>
    </style:style>
    <style:style style:name="I_5f_de_5f_Itemsets_5f_em_5f_1-Itemsets.D" style:display-name="I_de_Itemsets_em_1-Itemsets.D" style:family="table-column">
      <style:table-column-properties style:column-width="2.999cm"/>
    </style:style>
    <style:style style:name="I_5f_de_5f_Itemsets_5f_em_5f_1-Itemsets.E" style:display-name="I_de_Itemsets_em_1-Itemsets.E" style:family="table-column">
      <style:table-column-properties style:column-width="4.41cm"/>
    </style:style>
    <style:style style:name="I_5f_de_5f_Itemsets_5f_em_5f_1-Itemsets.A1" style:display-name="I_de_Itemsets_em_1-Itemsets.A1" style:family="table-cell">
      <style:table-cell-properties fo:padding="0.097cm" fo:border-left="0.05pt solid #000000" fo:border-right="none" fo:border-top="0.05pt solid #000000" fo:border-bottom="0.05pt solid #000000"/>
    </style:style>
    <style:style style:name="I_5f_de_5f_Itemsets_5f_em_5f_1-Itemsets.E1" style:display-name="I_de_Itemsets_em_1-Itemsets.E1" style:family="table-cell">
      <style:table-cell-properties fo:padding="0.097cm" fo:border="0.05pt solid #000000"/>
    </style:style>
    <style:style style:name="I_5f_de_5f_Itemsets_5f_em_5f_1-Itemsets.A2" style:display-name="I_de_Itemsets_em_1-Itemsets.A2" style:family="table-cell">
      <style:table-cell-properties fo:padding="0.097cm" fo:border-left="0.05pt solid #000000" fo:border-right="none" fo:border-top="none" fo:border-bottom="0.05pt solid #000000"/>
    </style:style>
    <style:style style:name="I_5f_de_5f_Itemsets_5f_em_5f_1-Itemsets.E2" style:display-name="I_de_Itemsets_em_1-Itemsets.E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4-Itemsets" style:display-name="Identificação_de_Itemsets_em_4-Itemsets" style:family="table">
      <style:table-properties style:width="16.016cm" fo:margin-left="0cm" table:align="left" style:writing-mode="lr-tb"/>
    </style:style>
    <style:style style:name="Identificação_5f_de_5f_Itemsets_5f_em_5f_4-Itemsets.A" style:display-name="Identificação_de_Itemsets_em_4-Itemsets.A" style:family="table-column">
      <style:table-column-properties style:column-width="3.104cm"/>
    </style:style>
    <style:style style:name="Identificação_5f_de_5f_Itemsets_5f_em_5f_4-Itemsets.B" style:display-name="Identificação_de_Itemsets_em_4-Itemsets.B" style:family="table-column">
      <style:table-column-properties style:column-width="2.681cm"/>
    </style:style>
    <style:style style:name="Identificação_5f_de_5f_Itemsets_5f_em_5f_4-Itemsets.C" style:display-name="Identificação_de_Itemsets_em_4-Itemsets.C" style:family="table-column">
      <style:table-column-properties style:column-width="3.422cm"/>
    </style:style>
    <style:style style:name="Identificação_5f_de_5f_Itemsets_5f_em_5f_4-Itemsets.D" style:display-name="Identificação_de_Itemsets_em_4-Itemsets.D" style:family="table-column">
      <style:table-column-properties style:column-width="2.787cm"/>
    </style:style>
    <style:style style:name="Identificação_5f_de_5f_Itemsets_5f_em_5f_4-Itemsets.E" style:display-name="Identificação_de_Itemsets_em_4-Itemsets.E" style:family="table-column">
      <style:table-column-properties style:column-width="4.022cm"/>
    </style:style>
    <style:style style:name="Identificação_5f_de_5f_Itemsets_5f_em_5f_4-Itemsets.A1" style:display-name="Identificação_de_Itemsets_em_4-Itemsets.A1" style:family="table-cell">
      <style:table-cell-properties fo:padding="0.097cm" fo:border-left="0.05pt solid #000000" fo:border-right="none" fo:border-top="0.05pt solid #000000" fo:border-bottom="0.05pt solid #000000"/>
    </style:style>
    <style:style style:name="Identificação_5f_de_5f_Itemsets_5f_em_5f_4-Itemsets.E1" style:display-name="Identificação_de_Itemsets_em_4-Itemsets.E1" style:family="table-cell">
      <style:table-cell-properties fo:padding="0.097cm" fo:border="0.05pt solid #000000"/>
    </style:style>
    <style:style style:name="I_5f_de_5f_Itemsets_5f_em_5f_4-Itemsets" style:display-name="I_de_Itemsets_em_4-Itemsets" style:family="table">
      <style:table-properties style:width="16.016cm" fo:margin-left="0cm" table:align="left" style:writing-mode="lr-tb"/>
    </style:style>
    <style:style style:name="I_5f_de_5f_Itemsets_5f_em_5f_4-Itemsets.A" style:display-name="I_de_Itemsets_em_4-Itemsets.A" style:family="table-column">
      <style:table-column-properties style:column-width="3.104cm"/>
    </style:style>
    <style:style style:name="I_5f_de_5f_Itemsets_5f_em_5f_4-Itemsets.B" style:display-name="I_de_Itemsets_em_4-Itemsets.B" style:family="table-column">
      <style:table-column-properties style:column-width="2.681cm"/>
    </style:style>
    <style:style style:name="I_5f_de_5f_Itemsets_5f_em_5f_4-Itemsets.C" style:display-name="I_de_Itemsets_em_4-Itemsets.C" style:family="table-column">
      <style:table-column-properties style:column-width="3.422cm"/>
    </style:style>
    <style:style style:name="I_5f_de_5f_Itemsets_5f_em_5f_4-Itemsets.D" style:display-name="I_de_Itemsets_em_4-Itemsets.D" style:family="table-column">
      <style:table-column-properties style:column-width="2.787cm"/>
    </style:style>
    <style:style style:name="I_5f_de_5f_Itemsets_5f_em_5f_4-Itemsets.E" style:display-name="I_de_Itemsets_em_4-Itemsets.E" style:family="table-column">
      <style:table-column-properties style:column-width="4.022cm"/>
    </style:style>
    <style:style style:name="I_5f_de_5f_Itemsets_5f_em_5f_4-Itemsets.A1" style:display-name="I_de_Itemsets_em_4-Itemsets.A1" style:family="table-cell">
      <style:table-cell-properties fo:padding="0.097cm" fo:border-left="0.05pt solid #000000" fo:border-right="none" fo:border-top="0.05pt solid #000000" fo:border-bottom="0.05pt solid #000000"/>
    </style:style>
    <style:style style:name="I_5f_de_5f_Itemsets_5f_em_5f_4-Itemsets.E1" style:display-name="I_de_Itemsets_em_4-Itemsets.E1" style:family="table-cell">
      <style:table-cell-properties fo:padding="0.097cm" fo:border="0.05pt solid #000000"/>
    </style:style>
    <style:style style:name="I_5f_de_5f_Itemsets_5f_em_5f_4-Itemsets.A2" style:display-name="I_de_Itemsets_em_4-Itemsets.A2" style:family="table-cell">
      <style:table-cell-properties fo:padding="0.097cm" fo:border-left="0.05pt solid #000000" fo:border-right="none" fo:border-top="none" fo:border-bottom="0.05pt solid #000000"/>
    </style:style>
    <style:style style:name="I_5f_de_5f_Itemsets_5f_em_5f_4-Itemsets.E2" style:display-name="I_de_Itemsets_em_4-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2.713cm"/>
    </style:style>
    <style:style style:name="Tabela2.B" style:family="table-column">
      <style:table-column-properties style:column-width="1.686cm"/>
    </style:style>
    <style:style style:name="Tabela2.C" style:family="table-column">
      <style:table-column-properties style:column-width="10.617cm"/>
    </style:style>
    <style:style style:name="Tabela2.D" style:family="table-column">
      <style:table-column-properties style:column-width="0.991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Métrica" style:family="table">
      <style:table-properties style:width="16cm" fo:break-after="column" table:align="margins" fo:background-color="transparent" style:writing-mode="lr-tb">
        <style:background-image/>
      </style:table-properties>
    </style:style>
    <style:style style:name="Métrica.A" style:family="table-column">
      <style:table-column-properties style:column-width="2.713cm" style:rel-column-width="11111*"/>
    </style:style>
    <style:style style:name="Métrica.B" style:family="table-column">
      <style:table-column-properties style:column-width="1.686cm" style:rel-column-width="6906*"/>
    </style:style>
    <style:style style:name="Métrica.C" style:family="table-column">
      <style:table-column-properties style:column-width="10.617cm" style:rel-column-width="43485*"/>
    </style:style>
    <style:style style:name="Métrica.D" style:family="table-column">
      <style:table-column-properties style:column-width="0.984cm" style:rel-column-width="4033*"/>
    </style:style>
    <style:style style:name="Métric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étrica.D1" style:family="table-cell">
      <style:table-cell-properties fo:background-color="transparent" fo:padding="0.097cm" fo:border="0.5pt solid #000000" style:writing-mode="page">
        <style:background-image/>
      </style:table-cell-properties>
    </style:style>
    <style:style style:name="Métric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étrica.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étrica.17" style:family="table-row">
      <style:table-row-properties fo:background-color="transparent">
        <style:background-image/>
      </style:table-row-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text-properties fo:font-weight="bold" style:font-weight-asian="bold" style:font-name-complex="Arial" style:font-weight-complex="bold"/>
    </style:style>
    <style:style style:name="P30"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1"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2" style:family="paragraph" style:parent-style-name="Standard">
      <style:paragraph-properties fo:text-align="end" style:justify-single-word="false"/>
    </style:style>
    <style:style style:name="P33" style:family="paragraph" style:parent-style-name="Standard">
      <style:text-properties fo:text-transform="uppercase" fo:font-weight="bold" style:font-weight-asian="bold"/>
    </style:style>
    <style:style style:name="P34" style:family="paragraph" style:parent-style-name="Standard">
      <style:paragraph-properties fo:text-align="center" style:justify-single-word="false"/>
      <style:text-properties fo:text-transform="uppercase" fo:font-weight="bold" style:font-weight-asian="bold"/>
    </style:style>
    <style:style style:name="P35" style:family="paragraph" style:parent-style-name="Standard">
      <style:text-properties fo:text-transform="uppercase" style:use-window-font-color="true" style:font-name="Arial" fo:font-size="12pt" fo:language="pt" fo:country="BR" fo:font-style="italic" fo:font-weight="bold" officeooo:rsid="013539c0" officeooo:paragraph-rsid="013b79d7" style:font-name-asian="Times New Roman" style:font-size-asian="12pt" style:font-style-asian="italic" style:font-weight-asian="bold" style:font-name-complex="Arial" style:font-size-complex="10pt" style:language-complex="ar" style:country-complex="SA" style:font-style-complex="italic"/>
    </style:style>
    <style:style style:name="P36" style:family="paragraph" style:parent-style-name="Standard">
      <style:text-properties fo:color="#008000"/>
    </style:style>
    <style:style style:name="P37" style:family="paragraph" style:parent-style-name="Standard">
      <style:text-properties officeooo:paragraph-rsid="00211449"/>
    </style:style>
    <style:style style:name="P38"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9"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0"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1"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3"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44" style:family="paragraph" style:parent-style-name="Standard">
      <style:text-properties officeooo:paragraph-rsid="00418f9c"/>
    </style:style>
    <style:style style:name="P45" style:family="paragraph" style:parent-style-name="Standard">
      <style:text-properties officeooo:paragraph-rsid="004954bb"/>
    </style:style>
    <style:style style:name="P46" style:family="paragraph" style:parent-style-name="Standard">
      <style:text-properties officeooo:paragraph-rsid="004b6c7c"/>
    </style:style>
    <style:style style:name="P47" style:family="paragraph" style:parent-style-name="Standard">
      <style:text-properties style:font-name="Arial" officeooo:rsid="006ea126" officeooo:paragraph-rsid="004b6c7c" style:font-name-asian="Times New Roman" style:font-name-complex="Arial"/>
    </style:style>
    <style:style style:name="P48" style:family="paragraph" style:parent-style-name="Standard">
      <style:text-properties style:font-name="Arial" officeooo:rsid="00545491" officeooo:paragraph-rsid="004b6c7c" style:font-name-asian="Times New Roman" style:font-name-complex="Arial"/>
    </style:style>
    <style:style style:name="P49" style:family="paragraph" style:parent-style-name="Standard">
      <style:text-properties style:font-name="Arial" officeooo:rsid="00468898" style:font-name-asian="Times New Roman" style:font-name-complex="Arial"/>
    </style:style>
    <style:style style:name="P50" style:family="paragraph" style:parent-style-name="Standard">
      <style:paragraph-properties fo:text-align="justify" style:justify-single-word="false"/>
      <style:text-properties style:font-name="Arial" fo:font-size="12pt" style:font-size-asian="12pt" style:font-size-complex="12pt"/>
    </style:style>
    <style:style style:name="P51"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2"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3"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5"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56"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57"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8" style:family="paragraph" style:parent-style-name="Standard">
      <style:text-properties officeooo:rsid="0068e433" officeooo:paragraph-rsid="004b8c2a"/>
    </style:style>
    <style:style style:name="P59" style:family="paragraph" style:parent-style-name="Standard">
      <style:paragraph-properties fo:text-align="center" style:justify-single-word="false"/>
      <style:text-properties officeooo:rsid="0068e433" officeooo:paragraph-rsid="004b8c2a"/>
    </style:style>
    <style:style style:name="P60" style:family="paragraph" style:parent-style-name="Standard">
      <style:paragraph-properties fo:text-align="center" style:justify-single-word="false"/>
      <style:text-properties officeooo:rsid="0068e433" officeooo:paragraph-rsid="00a682ae"/>
    </style:style>
    <style:style style:name="P61" style:family="paragraph" style:parent-style-name="Standard">
      <style:paragraph-properties fo:text-align="center" style:justify-single-word="false"/>
      <style:text-properties officeooo:rsid="0068e433" officeooo:paragraph-rsid="00a92179"/>
    </style:style>
    <style:style style:name="P62" style:family="paragraph" style:parent-style-name="Standard">
      <style:text-properties style:text-position="0% 100%" officeooo:rsid="0068e433" officeooo:paragraph-rsid="004b6c7c"/>
    </style:style>
    <style:style style:name="P63"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64"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65"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66"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67"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69" style:family="paragraph" style:parent-style-name="Standard">
      <style:text-properties style:text-position="0% 100%" fo:font-style="normal" officeooo:rsid="00b39ec3" officeooo:paragraph-rsid="00b2e51a" style:font-style-asian="normal" style:font-name-complex="Arial" style:font-style-complex="normal"/>
    </style:style>
    <style:style style:name="P70" style:family="paragraph" style:parent-style-name="Standard">
      <style:text-properties style:text-position="0% 100%" fo:font-style="normal" officeooo:rsid="00b19e55" officeooo:paragraph-rsid="00b2e51a" style:font-style-asian="normal" style:font-style-complex="normal"/>
    </style:style>
    <style:style style:name="P71" style:family="paragraph" style:parent-style-name="Standard">
      <style:text-properties style:text-position="0% 100%" fo:font-style="normal" officeooo:rsid="00b19e55" officeooo:paragraph-rsid="00b6b727" style:font-style-asian="normal" style:font-style-complex="normal"/>
    </style:style>
    <style:style style:name="P72" style:family="paragraph" style:parent-style-name="Standard">
      <style:text-properties style:text-position="0% 100%" fo:font-style="normal" officeooo:rsid="00b19e55" officeooo:paragraph-rsid="00b98365" style:font-style-asian="normal" style:font-style-complex="normal"/>
    </style:style>
    <style:style style:name="P73" style:family="paragraph" style:parent-style-name="Standard">
      <style:text-properties style:text-position="0% 100%" fo:font-style="normal" officeooo:rsid="00b19e55" officeooo:paragraph-rsid="00bcfbfa" style:font-style-asian="normal" style:font-style-complex="normal"/>
    </style:style>
    <style:style style:name="P74" style:family="paragraph" style:parent-style-name="Standard">
      <style:text-properties style:text-position="0% 100%" fo:font-style="normal" officeooo:rsid="00b19e55" officeooo:paragraph-rsid="00bd93d0" style:font-style-asian="normal" style:font-style-complex="normal"/>
    </style:style>
    <style:style style:name="P75" style:family="paragraph" style:parent-style-name="Standard">
      <style:text-properties style:text-position="0% 100%" fo:font-style="normal" officeooo:rsid="00b19e55" officeooo:paragraph-rsid="00d977f7" style:font-style-asian="normal" style:font-style-complex="normal"/>
    </style:style>
    <style:style style:name="P76" style:family="paragraph" style:parent-style-name="Standard">
      <style:text-properties style:text-position="0% 100%" fo:font-style="normal" officeooo:rsid="00b19e55" officeooo:paragraph-rsid="00db1fa4" style:font-style-asian="normal" style:font-style-complex="normal"/>
    </style:style>
    <style:style style:name="P77"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78"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79"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80"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1"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82"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83"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4"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text-properties officeooo:rsid="0046c2d1" officeooo:paragraph-rsid="004b6c7c"/>
    </style:style>
    <style:style style:name="P90" style:family="paragraph" style:parent-style-name="Standard">
      <style:text-properties officeooo:rsid="0046c2d1" officeooo:paragraph-rsid="005e1646"/>
    </style:style>
    <style:style style:name="P91" style:family="paragraph" style:parent-style-name="Standard">
      <style:text-properties officeooo:paragraph-rsid="00581d50"/>
    </style:style>
    <style:style style:name="P92"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93"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94"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95" style:family="paragraph" style:parent-style-name="Standard">
      <style:text-properties officeooo:paragraph-rsid="002f91e5"/>
    </style:style>
    <style:style style:name="P96" style:family="paragraph" style:parent-style-name="Standard">
      <style:text-properties officeooo:paragraph-rsid="0074b3d3"/>
    </style:style>
    <style:style style:name="P97" style:family="paragraph" style:parent-style-name="Standard">
      <style:text-properties officeooo:rsid="0011faeb" officeooo:paragraph-rsid="0082bc61"/>
    </style:style>
    <style:style style:name="P98" style:family="paragraph" style:parent-style-name="Standard">
      <style:paragraph-properties fo:text-align="center" style:justify-single-word="false"/>
      <style:text-properties officeooo:rsid="0011faeb" officeooo:paragraph-rsid="00899a1c"/>
    </style:style>
    <style:style style:name="P99" style:family="paragraph" style:parent-style-name="Standard">
      <style:paragraph-properties fo:text-align="justify" style:justify-single-word="false"/>
      <style:text-properties officeooo:rsid="0011faeb" officeooo:paragraph-rsid="008b7776"/>
    </style:style>
    <style:style style:name="P100" style:family="paragraph" style:parent-style-name="Standard">
      <style:text-properties officeooo:rsid="0011faeb" officeooo:paragraph-rsid="008a9af5"/>
    </style:style>
    <style:style style:name="P101" style:family="paragraph" style:parent-style-name="Standard">
      <style:text-properties officeooo:rsid="0011faeb" officeooo:paragraph-rsid="00cf087e"/>
    </style:style>
    <style:style style:name="P102" style:family="paragraph" style:parent-style-name="Standard">
      <style:paragraph-properties fo:text-align="justify" style:justify-single-word="false"/>
      <style:text-properties officeooo:rsid="008b7776" officeooo:paragraph-rsid="008b7776"/>
    </style:style>
    <style:style style:name="P103" style:family="paragraph" style:parent-style-name="Standard">
      <style:text-properties fo:font-style="normal" officeooo:rsid="0037a429" style:font-style-asian="normal" style:font-name-complex="Arial" style:font-style-complex="normal"/>
    </style:style>
    <style:style style:name="P104" style:family="paragraph" style:parent-style-name="Standard">
      <style:text-properties officeooo:rsid="007beb7c" officeooo:paragraph-rsid="0098f7e9"/>
    </style:style>
    <style:style style:name="P105" style:family="paragraph" style:parent-style-name="Standard">
      <style:text-properties officeooo:paragraph-rsid="00a39d76"/>
    </style:style>
    <style:style style:name="P106"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07" style:family="paragraph" style:parent-style-name="Standard">
      <style:text-properties officeooo:paragraph-rsid="00a682ae"/>
    </style:style>
    <style:style style:name="P108" style:family="paragraph" style:parent-style-name="Standard">
      <style:text-properties officeooo:paragraph-rsid="00a404bc"/>
    </style:style>
    <style:style style:name="P109" style:family="paragraph" style:parent-style-name="Standard">
      <style:text-properties officeooo:rsid="00314f88" officeooo:paragraph-rsid="004b6c7c"/>
    </style:style>
    <style:style style:name="P110"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11" style:family="paragraph" style:parent-style-name="Standard">
      <style:text-properties officeooo:paragraph-rsid="00b19e55"/>
    </style:style>
    <style:style style:name="P112" style:family="paragraph" style:parent-style-name="Standard">
      <style:text-properties officeooo:paragraph-rsid="00b2e51a"/>
    </style:style>
    <style:style style:name="P113" style:family="paragraph" style:parent-style-name="Standard">
      <style:text-properties officeooo:paragraph-rsid="00bcfbfa"/>
    </style:style>
    <style:style style:name="P114" style:family="paragraph" style:parent-style-name="Standard">
      <style:text-properties officeooo:paragraph-rsid="00955c1d"/>
    </style:style>
    <style:style style:name="P115" style:family="paragraph" style:parent-style-name="Standard">
      <style:text-properties officeooo:paragraph-rsid="00d4e8ea"/>
    </style:style>
    <style:style style:name="P116" style:family="paragraph" style:parent-style-name="Standard">
      <style:text-properties officeooo:paragraph-rsid="00d977f7"/>
    </style:style>
    <style:style style:name="P117" style:family="paragraph" style:parent-style-name="Standard">
      <style:text-properties officeooo:paragraph-rsid="00db1fa4"/>
    </style:style>
    <style:style style:name="P118" style:family="paragraph" style:parent-style-name="Standard">
      <style:text-properties officeooo:paragraph-rsid="00de825c"/>
    </style:style>
    <style:style style:name="P119" style:family="paragraph" style:parent-style-name="Standard">
      <style:text-properties officeooo:paragraph-rsid="00dfb5d7"/>
    </style:style>
    <style:style style:name="P120" style:family="paragraph" style:parent-style-name="Standard">
      <style:text-properties officeooo:paragraph-rsid="00e9872d"/>
    </style:style>
    <style:style style:name="P121" style:family="paragraph" style:parent-style-name="Standard">
      <style:paragraph-properties fo:text-align="justify" style:justify-single-word="false"/>
      <style:text-properties officeooo:paragraph-rsid="011018e7"/>
    </style:style>
    <style:style style:name="P122" style:family="paragraph" style:parent-style-name="Standard">
      <style:paragraph-properties fo:text-align="justify" style:justify-single-word="false"/>
      <style:text-properties officeooo:paragraph-rsid="00ed2c89"/>
    </style:style>
    <style:style style:name="P123" style:family="paragraph" style:parent-style-name="Standard">
      <style:paragraph-properties fo:text-align="justify" style:justify-single-word="false"/>
      <style:text-properties officeooo:paragraph-rsid="00f19903"/>
    </style:style>
    <style:style style:name="P124" style:family="paragraph" style:parent-style-name="Standard">
      <style:paragraph-properties fo:text-align="justify" style:justify-single-word="false"/>
      <style:text-properties officeooo:paragraph-rsid="010fe2d0"/>
    </style:style>
    <style:style style:name="P125" style:family="paragraph" style:parent-style-name="Standard">
      <style:text-properties officeooo:paragraph-rsid="006c5661"/>
    </style:style>
    <style:style style:name="P126"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2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2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2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30" style:family="paragraph" style:parent-style-name="Standard">
      <style:text-properties officeooo:paragraph-rsid="01371bfd"/>
    </style:style>
    <style:style style:name="P131" style:family="paragraph" style:parent-style-name="Standard">
      <style:text-properties officeooo:paragraph-rsid="017b9244"/>
    </style:style>
    <style:style style:name="P132" style:family="paragraph" style:parent-style-name="Standard">
      <style:text-properties officeooo:paragraph-rsid="0188ba96"/>
    </style:style>
    <style:style style:name="P133" style:family="paragraph" style:parent-style-name="Standard">
      <style:text-properties officeooo:paragraph-rsid="0193f700"/>
    </style:style>
    <style:style style:name="P134" style:family="paragraph" style:parent-style-name="Standard">
      <style:text-properties officeooo:paragraph-rsid="0194c8d5"/>
    </style:style>
    <style:style style:name="P135" style:family="paragraph" style:parent-style-name="Standard">
      <style:paragraph-properties fo:margin-left="7.303cm" fo:margin-right="0cm" fo:text-indent="0cm" style:auto-text-indent="false"/>
    </style:style>
    <style:style style:name="P136" style:family="paragraph" style:parent-style-name="Standard">
      <style:paragraph-properties fo:margin-left="7.303cm" fo:margin-right="0cm" fo:text-indent="0cm" style:auto-text-indent="false"/>
      <style:text-properties style:font-name-complex="Arial"/>
    </style:style>
    <style:style style:name="P137" style:family="paragraph" style:parent-style-name="Standard">
      <style:paragraph-properties fo:margin-left="7.303cm" fo:margin-right="0cm" fo:text-indent="0cm" style:auto-text-indent="false" fo:break-before="page"/>
      <style:text-properties style:font-name-complex="Arial"/>
    </style:style>
    <style:style style:name="P138" style:family="paragraph" style:parent-style-name="Standard">
      <style:paragraph-properties fo:margin-left="0cm" fo:margin-right="0cm" fo:text-indent="1.9cm" style:auto-text-indent="false"/>
    </style:style>
    <style:style style:name="P139"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40" style:family="paragraph" style:parent-style-name="Table_20_Contents">
      <style:paragraph-properties fo:text-align="center" style:justify-single-word="false"/>
      <style:text-properties officeooo:rsid="004b8c2a" officeooo:paragraph-rsid="004b8c2a"/>
    </style:style>
    <style:style style:name="P141" style:family="paragraph" style:parent-style-name="Table_20_Contents">
      <style:paragraph-properties fo:text-align="center" style:justify-single-word="false"/>
      <style:text-properties officeooo:rsid="004b8c2a" officeooo:paragraph-rsid="0087bddc"/>
    </style:style>
    <style:style style:name="P142" style:family="paragraph" style:parent-style-name="Table_20_Contents">
      <style:paragraph-properties fo:text-align="center" style:justify-single-word="false"/>
      <style:text-properties officeooo:rsid="004b8c2a" officeooo:paragraph-rsid="0090ca66"/>
    </style:style>
    <style:style style:name="P143" style:family="paragraph" style:parent-style-name="Table_20_Contents">
      <style:paragraph-properties fo:text-align="center" style:justify-single-word="false"/>
      <style:text-properties officeooo:rsid="004b8c2a" officeooo:paragraph-rsid="00a682ae"/>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13b79d7"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13b79d7"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7d9182" officeooo:paragraph-rsid="017d9182"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eb8c3"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13ed50a"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142a344"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144369d"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14c62f7"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14eea89"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151bd16"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1523679"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152ee00"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1532204"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15bf399"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15d1b0d"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15e6de5"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1605e17"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161f446"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16fc5c9"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170ba4d"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1728f96"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17404bd"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1787710"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17a5466"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17a8aba"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17ad8cb"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182674c"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14c0641"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3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13b79d7" style:font-size-asian="12pt" style:font-style-asian="italic" style:font-weight-asian="bold" style:font-size-complex="12pt" style:font-style-complex="italic" style:font-weight-complex="bold" style:text-overline-style="none" style:text-overline-color="font-color"/>
    </style:style>
    <style:style style:name="P23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23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b98365" officeooo:paragraph-rsid="0140e7ed" style:font-name-asian="Arial1" style:font-size-asian="12pt" style:font-style-asian="normal" style:font-weight-asian="normal" style:font-name-complex="Arial1" style:font-size-complex="12pt" style:font-style-complex="normal" style:font-weight-complex="normal" style:text-overline-style="none" style:text-overline-color="font-color"/>
    </style:style>
    <style:style style:name="P235" style:family="paragraph" style:parent-style-name="Table_20_Contents">
      <style:paragraph-properties fo:text-align="center" style:justify-single-word="false"/>
      <style:text-properties officeooo:rsid="008d97f8" officeooo:paragraph-rsid="008d97f8"/>
    </style:style>
    <style:style style:name="P236" style:family="paragraph" style:parent-style-name="Table_20_Contents">
      <style:paragraph-properties fo:text-align="center" style:justify-single-word="false"/>
      <style:text-properties officeooo:rsid="008d97f8" officeooo:paragraph-rsid="0090ca66"/>
    </style:style>
    <style:style style:name="P237" style:family="paragraph" style:parent-style-name="Table_20_Contents">
      <style:paragraph-properties fo:text-align="center" style:justify-single-word="false"/>
      <style:text-properties officeooo:rsid="008f1cf2" officeooo:paragraph-rsid="0090ca66"/>
    </style:style>
    <style:style style:name="P238" style:family="paragraph" style:parent-style-name="Table_20_Contents">
      <style:paragraph-properties fo:text-align="center" style:justify-single-word="false"/>
      <style:text-properties officeooo:rsid="0091da4b" officeooo:paragraph-rsid="00a682ae"/>
    </style:style>
    <style:style style:name="P239" style:family="paragraph" style:parent-style-name="Table_20_Contents">
      <style:paragraph-properties fo:text-align="center" style:justify-single-word="false"/>
      <style:text-properties officeooo:rsid="00b52569" officeooo:paragraph-rsid="00b52569"/>
    </style:style>
    <style:style style:name="P240" style:family="paragraph" style:parent-style-name="Table_20_Contents">
      <style:paragraph-properties fo:text-align="center" style:justify-single-word="false"/>
    </style:style>
    <style:style style:name="P241" style:family="paragraph" style:parent-style-name="Table_20_Contents">
      <style:paragraph-properties fo:text-align="center" style:justify-single-word="false"/>
      <style:text-properties officeooo:paragraph-rsid="00b52569"/>
    </style:style>
    <style:style style:name="P242"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243"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244"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245"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246"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247"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248"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249"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250"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251"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252"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253"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254"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255"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256"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257"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258"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259"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260"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261"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262"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263"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264"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265"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266"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267"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268"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269"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270" style:family="paragraph" style:parent-style-name="Table_20_Contents">
      <style:paragraph-properties fo:text-align="center" style:justify-single-word="false"/>
      <style:text-properties officeooo:rsid="00b74d53" officeooo:paragraph-rsid="00b74d53"/>
    </style:style>
    <style:style style:name="P271" style:family="paragraph" style:parent-style-name="Table_20_Contents">
      <style:paragraph-properties fo:text-align="center" style:justify-single-word="false"/>
      <style:text-properties officeooo:rsid="00b74d53" officeooo:paragraph-rsid="00bcfbfa"/>
    </style:style>
    <style:style style:name="P272" style:family="paragraph" style:parent-style-name="Table_20_Contents">
      <style:paragraph-properties fo:text-align="center" style:justify-single-word="false"/>
      <style:text-properties officeooo:rsid="00b74d53" officeooo:paragraph-rsid="00bd93d0"/>
    </style:style>
    <style:style style:name="P273" style:family="paragraph" style:parent-style-name="Table_20_Contents">
      <style:paragraph-properties fo:text-align="center" style:justify-single-word="false"/>
      <style:text-properties officeooo:rsid="00b74d53" officeooo:paragraph-rsid="00d977f7"/>
    </style:style>
    <style:style style:name="P274" style:family="paragraph" style:parent-style-name="Table_20_Contents">
      <style:paragraph-properties fo:text-align="center" style:justify-single-word="false"/>
      <style:text-properties officeooo:rsid="00b881d0" officeooo:paragraph-rsid="00b881d0"/>
    </style:style>
    <style:style style:name="P275" style:family="paragraph" style:parent-style-name="Table_20_Contents">
      <style:paragraph-properties fo:text-align="center" style:justify-single-word="false"/>
      <style:text-properties officeooo:rsid="00b881d0" officeooo:paragraph-rsid="00bb5cba"/>
    </style:style>
    <style:style style:name="P276" style:family="paragraph" style:parent-style-name="Table_20_Contents">
      <style:paragraph-properties fo:text-align="center" style:justify-single-word="false"/>
      <style:text-properties officeooo:rsid="00b881d0" officeooo:paragraph-rsid="00bcfbfa"/>
    </style:style>
    <style:style style:name="P277" style:family="paragraph" style:parent-style-name="Table_20_Contents">
      <style:paragraph-properties fo:text-align="center" style:justify-single-word="false"/>
      <style:text-properties officeooo:rsid="00b881d0" officeooo:paragraph-rsid="00bd93d0"/>
    </style:style>
    <style:style style:name="P278" style:family="paragraph" style:parent-style-name="Table_20_Contents">
      <style:paragraph-properties fo:text-align="center" style:justify-single-word="false"/>
      <style:text-properties officeooo:rsid="00b881d0" officeooo:paragraph-rsid="00d977f7"/>
    </style:style>
    <style:style style:name="P279" style:family="paragraph" style:parent-style-name="Table_20_Contents">
      <style:paragraph-properties fo:text-align="center" style:justify-single-word="false"/>
      <style:text-properties officeooo:rsid="00b881d0" officeooo:paragraph-rsid="00e2514d"/>
    </style:style>
    <style:style style:name="P280" style:family="paragraph" style:parent-style-name="Table_20_Contents">
      <style:paragraph-properties fo:text-align="center" style:justify-single-word="false"/>
      <style:text-properties officeooo:rsid="00bb5cba" officeooo:paragraph-rsid="00bb5cba"/>
    </style:style>
    <style:style style:name="P281" style:family="paragraph" style:parent-style-name="Table_20_Contents">
      <style:paragraph-properties fo:text-align="center" style:justify-single-word="false"/>
      <style:text-properties officeooo:rsid="00bb5cba" officeooo:paragraph-rsid="00bd93d0"/>
    </style:style>
    <style:style style:name="P282" style:family="paragraph" style:parent-style-name="Table_20_Contents">
      <style:paragraph-properties fo:text-align="center" style:justify-single-word="false"/>
      <style:text-properties officeooo:rsid="00bcfbfa" officeooo:paragraph-rsid="00bd93d0"/>
    </style:style>
    <style:style style:name="P283" style:family="paragraph" style:parent-style-name="Table_20_Contents">
      <style:paragraph-properties fo:text-align="center" style:justify-single-word="false"/>
      <style:text-properties officeooo:rsid="00bd93d0" officeooo:paragraph-rsid="00bd93d0"/>
    </style:style>
    <style:style style:name="P284" style:family="paragraph" style:parent-style-name="Table_20_Contents">
      <style:paragraph-properties fo:text-align="center" style:justify-single-word="false"/>
      <style:text-properties officeooo:rsid="00c12bca" officeooo:paragraph-rsid="00c12bca"/>
    </style:style>
    <style:style style:name="P285"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286"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287"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288"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289"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290"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291"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292"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293"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294"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295" style:family="paragraph" style:parent-style-name="Table_20_Contents">
      <style:paragraph-properties fo:text-align="center" style:justify-single-word="false"/>
      <style:text-properties officeooo:rsid="00bdb979" officeooo:paragraph-rsid="00d977f7"/>
    </style:style>
    <style:style style:name="P296" style:family="paragraph" style:parent-style-name="Table_20_Contents">
      <style:paragraph-properties fo:text-align="center" style:justify-single-word="false"/>
      <style:text-properties officeooo:rsid="00da009e" officeooo:paragraph-rsid="00da009e"/>
    </style:style>
    <style:style style:name="P297" style:family="paragraph" style:parent-style-name="Table_20_Contents">
      <style:paragraph-properties fo:text-align="center" style:justify-single-word="false"/>
      <style:text-properties officeooo:rsid="00db1fa4" officeooo:paragraph-rsid="00db1fa4"/>
    </style:style>
    <style:style style:name="P298" style:family="paragraph" style:parent-style-name="Table_20_Contents">
      <style:paragraph-properties fo:text-align="center" style:justify-single-word="false"/>
      <style:text-properties officeooo:rsid="00dde52a" officeooo:paragraph-rsid="00dde52a"/>
    </style:style>
    <style:style style:name="P299" style:family="paragraph" style:parent-style-name="Table_20_Contents">
      <style:paragraph-properties fo:text-align="center" style:justify-single-word="false"/>
      <style:text-properties officeooo:rsid="00dde52a" officeooo:paragraph-rsid="00e2514d"/>
    </style:style>
    <style:style style:name="P300" style:family="paragraph" style:parent-style-name="Table_20_Contents">
      <style:paragraph-properties fo:text-align="center" style:justify-single-word="false"/>
      <style:text-properties officeooo:rsid="00de825c" officeooo:paragraph-rsid="00e2514d"/>
    </style:style>
    <style:style style:name="P301" style:family="paragraph" style:parent-style-name="Table_20_Contents">
      <style:paragraph-properties fo:text-align="center" style:justify-single-word="false"/>
      <style:text-properties officeooo:rsid="00e2514d" officeooo:paragraph-rsid="00e2514d"/>
    </style:style>
    <style:style style:name="P302" style:family="paragraph" style:parent-style-name="Table_20_Contents">
      <style:paragraph-properties fo:text-align="center" style:justify-single-word="false"/>
      <style:text-properties officeooo:rsid="00e2514d" officeooo:paragraph-rsid="00e2bc16"/>
    </style:style>
    <style:style style:name="P303" style:family="paragraph" style:parent-style-name="Table_20_Contents">
      <style:paragraph-properties fo:text-align="center" style:justify-single-word="false"/>
      <style:text-properties officeooo:rsid="00e2514d" officeooo:paragraph-rsid="00e42ff1"/>
    </style:style>
    <style:style style:name="P304" style:family="paragraph" style:parent-style-name="Table_20_Contents">
      <style:paragraph-properties fo:text-align="center" style:justify-single-word="false"/>
      <style:text-properties officeooo:rsid="00e42ff1" officeooo:paragraph-rsid="00e42ff1"/>
    </style:style>
    <style:style style:name="P305" style:family="paragraph" style:parent-style-name="Table_20_Contents">
      <style:paragraph-properties fo:text-align="center" style:justify-single-word="false"/>
      <style:text-properties officeooo:rsid="00e1710d" officeooo:paragraph-rsid="0193f700"/>
    </style:style>
    <style:style style:name="P306" style:family="paragraph" style:parent-style-name="REFERÊNCIA_20_BIBLIOGRÁFICA">
      <style:paragraph-properties fo:text-align="start" style:justify-single-word="false"/>
    </style:style>
    <style:style style:name="P307" style:family="paragraph" style:parent-style-name="Contents_20_2">
      <style:paragraph-properties>
        <style:tab-stops>
          <style:tab-stop style:position="16cm" style:type="right" style:leader-style="dotted" style:leader-text="."/>
        </style:tab-stops>
      </style:paragraph-properties>
    </style:style>
    <style:style style:name="P308" style:family="paragraph" style:parent-style-name="Contents_20_1">
      <style:paragraph-properties>
        <style:tab-stops>
          <style:tab-stop style:position="16cm" style:type="right" style:leader-style="dotted" style:leader-text="."/>
        </style:tab-stops>
      </style:paragraph-properties>
    </style:style>
    <style:style style:name="P309" style:family="paragraph" style:parent-style-name="Standard" style:list-style-name="L1">
      <style:text-properties officeooo:paragraph-rsid="00ccf9e6"/>
    </style:style>
    <style:style style:name="P310" style:family="paragraph" style:parent-style-name="Standard" style:list-style-name="L1">
      <style:text-properties fo:font-style="normal" officeooo:rsid="00ccf9e6" officeooo:paragraph-rsid="00ccf9e6" style:font-style-asian="normal" style:font-style-complex="normal"/>
    </style:style>
    <style:style style:name="P311" style:family="paragraph" style:parent-style-name="Standard" style:list-style-name="L1">
      <style:text-properties officeooo:rsid="00ccf9e6" officeooo:paragraph-rsid="00ccf9e6"/>
    </style:style>
    <style:style style:name="P312" style:family="paragraph" style:parent-style-name="Standard">
      <style:text-properties officeooo:rsid="0185cf80" officeooo:paragraph-rsid="0188ba96"/>
    </style:style>
    <style:style style:name="P313" style:family="paragraph" style:parent-style-name="Standard" style:list-style-name="L2">
      <style:text-properties officeooo:paragraph-rsid="0188ba96"/>
    </style:style>
    <style:style style:name="P314" style:family="paragraph" style:parent-style-name="Standard" style:list-style-name="L2">
      <style:text-properties officeooo:paragraph-rsid="018e576e"/>
    </style:style>
    <style:style style:name="P315" style:family="paragraph" style:parent-style-name="Standard">
      <style:text-properties style:font-name="Arial" fo:font-size="12pt" officeooo:rsid="018c64a0" officeooo:paragraph-rsid="018e576e" style:font-size-asian="12pt" style:font-size-complex="12pt"/>
    </style:style>
    <style:style style:name="P316" style:family="paragraph" style:parent-style-name="Standard">
      <style:text-properties style:font-name="Arial" fo:font-size="12pt" officeooo:rsid="018c64a0" officeooo:paragraph-rsid="0198e0dd" style:font-size-asian="12pt" style:font-size-complex="12pt"/>
    </style:style>
    <style:style style:name="P317"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318" style:family="paragraph" style:parent-style-name="Standard" style:list-style-name="L3">
      <style:text-properties officeooo:paragraph-rsid="01933457"/>
    </style:style>
    <style:style style:name="P319" style:family="paragraph" style:parent-style-name="Standard" style:master-page-name="Standard">
      <style:paragraph-properties fo:text-align="center" style:justify-single-word="false" style:page-number="auto"/>
    </style:style>
    <style:style style:name="P320" style:family="paragraph" style:parent-style-name="Heading_20_2">
      <style:text-properties officeooo:rsid="0065b853" officeooo:paragraph-rsid="0065b853"/>
    </style:style>
    <style:style style:name="P321" style:family="paragraph" style:parent-style-name="Heading_20_2">
      <style:text-properties officeooo:paragraph-rsid="005b7af2"/>
    </style:style>
    <style:style style:name="P322" style:family="paragraph" style:parent-style-name="Heading_20_2">
      <style:text-properties officeooo:paragraph-rsid="001d15d2"/>
    </style:style>
    <style:style style:name="P323" style:family="paragraph" style:parent-style-name="Heading_20_2">
      <style:text-properties officeooo:paragraph-rsid="00b52569"/>
    </style:style>
    <style:style style:name="P324" style:family="paragraph" style:parent-style-name="Heading_20_2">
      <style:text-properties officeooo:paragraph-rsid="0022d60c"/>
    </style:style>
    <style:style style:name="P325" style:family="paragraph" style:parent-style-name="Heading_20_2">
      <style:text-properties fo:font-style="normal" officeooo:paragraph-rsid="013b79d7" style:font-style-asian="normal" style:font-style-complex="normal"/>
    </style:style>
    <style:style style:name="P326" style:family="paragraph" style:parent-style-name="Heading_20_2">
      <style:text-properties fo:font-style="normal" officeooo:paragraph-rsid="002f91e5" style:font-style-asian="normal" style:font-style-complex="normal"/>
    </style:style>
    <style:style style:name="P327" style:family="paragraph" style:parent-style-name="Heading_20_2">
      <style:text-properties fo:font-style="normal" officeooo:rsid="01344f9b" officeooo:paragraph-rsid="01344f9b" style:font-style-asian="normal" style:font-style-complex="normal"/>
    </style:style>
    <style:style style:name="P328" style:family="paragraph" style:parent-style-name="Heading_20_2">
      <style:text-properties fo:font-style="italic" officeooo:rsid="01358424" officeooo:paragraph-rsid="01358424" style:font-style-asian="italic" style:font-style-complex="italic"/>
    </style:style>
    <style:style style:name="P329" style:family="paragraph" style:parent-style-name="Heading_20_2">
      <style:text-properties fo:font-style="italic" officeooo:rsid="01363c6b" officeooo:paragraph-rsid="01363c6b" style:font-style-asian="italic" style:font-style-complex="italic"/>
    </style:style>
    <style:style style:name="P330" style:family="paragraph" style:parent-style-name="Heading_20_2">
      <style:text-properties officeooo:paragraph-rsid="002f91e5"/>
    </style:style>
    <style:style style:name="P331" style:family="paragraph" style:parent-style-name="Heading_20_1">
      <style:text-properties officeooo:paragraph-rsid="002bbbb6"/>
    </style:style>
    <style:style style:name="P332" style:family="paragraph" style:parent-style-name="Heading_20_1">
      <style:text-properties officeooo:paragraph-rsid="00dfb5d7"/>
    </style:style>
    <style:style style:name="P333" style:family="paragraph" style:parent-style-name="Heading_20_1">
      <style:text-properties officeooo:paragraph-rsid="01371bfd"/>
    </style:style>
    <style:style style:name="P334" style:family="paragraph" style:parent-style-name="Table_20_Contents">
      <style:paragraph-properties fo:text-align="center" style:justify-single-word="false"/>
      <style:text-properties officeooo:rsid="019b9a34" officeooo:paragraph-rsid="019b9a34"/>
    </style:style>
    <style:style style:name="P335" style:family="paragraph" style:parent-style-name="Table_20_Contents">
      <style:paragraph-properties fo:text-align="center" style:justify-single-word="false"/>
      <style:text-properties officeooo:rsid="008d97f8" officeooo:paragraph-rsid="019b9a34"/>
    </style:style>
    <style:style style:name="P336" style:family="paragraph" style:parent-style-name="Table_20_Contents">
      <style:paragraph-properties fo:text-align="center" style:justify-single-word="false"/>
      <style:text-properties officeooo:rsid="008f1cf2" officeooo:paragraph-rsid="019b9a34"/>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5"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6"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7"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3"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4"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5"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76"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1"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2"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3"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4"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5"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96"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06"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7"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8"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9"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0"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11"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12"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3"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4"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15"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16"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17"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18"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19"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120" style:family="text">
      <style:text-properties fo:font-style="italic" style:font-style-asian="italic"/>
    </style:style>
    <style:style style:name="T121" style:family="text">
      <style:text-properties fo:font-style="italic" style:font-style-asian="italic" style:font-style-complex="italic"/>
    </style:style>
    <style:style style:name="T122" style:family="text">
      <style:text-properties fo:font-style="italic" officeooo:rsid="00309fc4" style:font-style-asian="italic" style:font-style-complex="italic"/>
    </style:style>
    <style:style style:name="T123" style:family="text">
      <style:text-properties fo:font-style="italic" officeooo:rsid="0033908b" style:font-style-asian="italic" style:font-style-complex="italic"/>
    </style:style>
    <style:style style:name="T124" style:family="text">
      <style:text-properties fo:font-style="italic" officeooo:rsid="0037dd62" style:font-style-asian="italic" style:font-style-complex="italic"/>
    </style:style>
    <style:style style:name="T125" style:family="text">
      <style:text-properties fo:font-style="italic" officeooo:rsid="0035e93f" style:font-style-asian="italic" style:font-style-complex="italic"/>
    </style:style>
    <style:style style:name="T126" style:family="text">
      <style:text-properties fo:font-style="italic" officeooo:rsid="003564b6" style:font-style-asian="italic" style:font-style-complex="italic"/>
    </style:style>
    <style:style style:name="T127" style:family="text">
      <style:text-properties fo:font-style="italic" officeooo:rsid="003d22c9" style:font-style-asian="italic" style:font-style-complex="italic"/>
    </style:style>
    <style:style style:name="T128" style:family="text">
      <style:text-properties fo:font-style="italic" officeooo:rsid="00525f22" style:font-style-asian="italic" style:font-style-complex="italic"/>
    </style:style>
    <style:style style:name="T129" style:family="text">
      <style:text-properties fo:font-style="italic" officeooo:rsid="00587f35" style:font-style-asian="italic" style:font-style-complex="italic"/>
    </style:style>
    <style:style style:name="T130" style:family="text">
      <style:text-properties fo:font-style="italic" officeooo:rsid="006f90c8" style:font-style-asian="italic" style:font-style-complex="italic"/>
    </style:style>
    <style:style style:name="T131" style:family="text">
      <style:text-properties fo:font-style="italic" officeooo:rsid="0012667d" style:font-style-asian="italic" style:font-style-complex="italic"/>
    </style:style>
    <style:style style:name="T132" style:family="text">
      <style:text-properties fo:font-style="italic" officeooo:rsid="007c7cb4" style:font-style-asian="italic" style:font-style-complex="italic"/>
    </style:style>
    <style:style style:name="T133" style:family="text">
      <style:text-properties fo:font-style="italic" officeooo:rsid="007e683b" style:font-style-asian="italic" style:font-style-complex="italic"/>
    </style:style>
    <style:style style:name="T134" style:family="text">
      <style:text-properties fo:font-style="italic" officeooo:rsid="007fa50e" style:font-style-asian="italic" style:font-style-complex="italic"/>
    </style:style>
    <style:style style:name="T135" style:family="text">
      <style:text-properties fo:font-style="italic" officeooo:rsid="0082bc61" style:font-style-asian="italic" style:font-style-complex="italic"/>
    </style:style>
    <style:style style:name="T136" style:family="text">
      <style:text-properties fo:font-style="italic" officeooo:rsid="0086fca7" style:font-style-asian="italic" style:font-style-complex="italic"/>
    </style:style>
    <style:style style:name="T137" style:family="text">
      <style:text-properties fo:font-style="italic" officeooo:rsid="00b74d53" style:font-style-asian="italic" style:font-style-complex="italic"/>
    </style:style>
    <style:style style:name="T138" style:family="text">
      <style:text-properties fo:font-style="italic" officeooo:rsid="00ccf9e6" style:font-style-asian="italic" style:font-style-complex="italic"/>
    </style:style>
    <style:style style:name="T139" style:family="text">
      <style:text-properties fo:font-style="italic" officeooo:rsid="00db1fa4" style:font-style-asian="italic" style:font-style-complex="italic"/>
    </style:style>
    <style:style style:name="T140" style:family="text">
      <style:text-properties fo:font-style="italic" officeooo:rsid="00e763ff" style:font-style-asian="italic" style:font-style-complex="italic"/>
    </style:style>
    <style:style style:name="T141" style:family="text">
      <style:text-properties fo:font-style="italic" officeooo:rsid="00edfa2c" style:font-style-asian="italic" style:font-style-complex="italic"/>
    </style:style>
    <style:style style:name="T142" style:family="text">
      <style:text-properties fo:font-style="italic" officeooo:rsid="00ed2c89" style:font-style-asian="italic" style:font-style-complex="italic"/>
    </style:style>
    <style:style style:name="T143" style:family="text">
      <style:text-properties fo:font-style="italic" officeooo:rsid="00f0369e" style:font-style-asian="italic" style:font-style-complex="italic"/>
    </style:style>
    <style:style style:name="T144" style:family="text">
      <style:text-properties fo:font-style="italic" officeooo:rsid="00f07e69" style:font-style-asian="italic" style:font-style-complex="italic"/>
    </style:style>
    <style:style style:name="T145" style:family="text">
      <style:text-properties fo:font-style="italic" officeooo:rsid="00f10299" style:font-style-asian="italic" style:font-style-complex="italic"/>
    </style:style>
    <style:style style:name="T146" style:family="text">
      <style:text-properties fo:font-style="italic" officeooo:rsid="010ab7e8" style:font-style-asian="italic" style:font-style-complex="italic"/>
    </style:style>
    <style:style style:name="T147" style:family="text">
      <style:text-properties fo:font-style="italic" officeooo:rsid="01118534" style:font-style-asian="italic" style:font-style-complex="italic"/>
    </style:style>
    <style:style style:name="T148" style:family="text">
      <style:text-properties fo:font-style="italic" officeooo:rsid="011bbaee" style:font-style-asian="italic" style:font-style-complex="italic"/>
    </style:style>
    <style:style style:name="T149" style:family="text">
      <style:text-properties fo:font-style="italic" officeooo:rsid="011c67ed" style:font-style-asian="italic" style:font-style-complex="italic"/>
    </style:style>
    <style:style style:name="T150" style:family="text">
      <style:text-properties fo:font-style="italic" officeooo:rsid="01358424" style:font-style-asian="italic" style:font-style-complex="italic"/>
    </style:style>
    <style:style style:name="T151" style:family="text">
      <style:text-properties fo:font-style="italic" officeooo:rsid="01363c6b" style:font-style-asian="italic" style:font-style-complex="italic"/>
    </style:style>
    <style:style style:name="T152" style:family="text">
      <style:text-properties fo:font-style="italic" officeooo:rsid="012eeb4c" style:font-style-asian="italic" style:font-style-complex="italic"/>
    </style:style>
    <style:style style:name="T153" style:family="text">
      <style:text-properties fo:font-style="italic" officeooo:rsid="01659a84" style:font-style-asian="italic" style:font-style-complex="italic"/>
    </style:style>
    <style:style style:name="T154" style:family="text">
      <style:text-properties fo:font-style="italic" officeooo:rsid="0193f700" style:font-style-asian="italic" style:font-style-complex="italic"/>
    </style:style>
    <style:style style:name="T155" style:family="text">
      <style:text-properties fo:font-style="italic" officeooo:rsid="01933457" style:font-style-asian="italic" style:font-style-complex="italic"/>
    </style:style>
    <style:style style:name="T156" style:family="text">
      <style:text-properties fo:font-style="italic" officeooo:rsid="0194c8d5" style:font-style-asian="italic" style:font-style-complex="italic"/>
    </style:style>
    <style:style style:name="T157" style:family="text">
      <style:text-properties fo:font-style="italic" officeooo:rsid="0033bc80" style:font-style-asian="italic" style:font-name-complex="Arial" style:font-style-complex="italic"/>
    </style:style>
    <style:style style:name="T158" style:family="text">
      <style:text-properties fo:font-style="italic" officeooo:rsid="0037a429" style:font-style-asian="italic" style:font-name-complex="Arial" style:font-style-complex="italic"/>
    </style:style>
    <style:style style:name="T159" style:family="text">
      <style:text-properties fo:font-style="italic" fo:font-weight="normal" style:font-style-asian="italic" style:font-weight-asian="normal" style:font-name-complex="Arial" style:font-style-complex="italic" style:font-weight-complex="normal"/>
    </style:style>
    <style:style style:name="T160" style:family="text">
      <style:text-properties fo:font-style="italic" fo:font-weight="normal" officeooo:rsid="003564b6" style:font-style-asian="italic" style:font-weight-asian="normal" style:font-name-complex="Arial" style:font-style-complex="italic" style:font-weight-complex="normal"/>
    </style:style>
    <style:style style:name="T161" style:family="text">
      <style:text-properties fo:font-style="italic" fo:font-weight="normal" officeooo:rsid="005da0e4" style:font-style-asian="italic" style:font-weight-asian="normal" style:font-name-complex="Arial" style:font-style-complex="italic" style:font-weight-complex="normal"/>
    </style:style>
    <style:style style:name="T162" style:family="text">
      <style:text-properties fo:font-style="italic" fo:font-weight="normal" officeooo:rsid="0060e666" style:font-style-asian="italic" style:font-weight-asian="normal" style:font-style-complex="italic" style:font-weight-complex="normal"/>
    </style:style>
    <style:style style:name="T163" style:family="text">
      <style:text-properties fo:font-style="italic" fo:font-weight="normal" officeooo:rsid="007168ef" style:font-style-asian="italic" style:font-weight-asian="normal" style:font-style-complex="italic" style:font-weight-complex="normal"/>
    </style:style>
    <style:style style:name="T164" style:family="text">
      <style:text-properties fo:font-style="italic" fo:font-weight="normal" officeooo:rsid="01933457" style:font-style-asian="italic" style:font-weight-asian="normal" style:font-style-complex="italic" style:font-weight-complex="normal"/>
    </style:style>
    <style:style style:name="T165" style:family="text">
      <style:text-properties fo:font-style="italic" style:text-underline-style="none" officeooo:rsid="00724467" style:font-style-asian="italic" style:font-style-complex="italic"/>
    </style:style>
    <style:style style:name="T166" style:family="text">
      <style:text-properties fo:font-style="italic" style:text-underline-style="none" officeooo:rsid="00724ddd" style:font-style-asian="italic" style:font-style-complex="italic"/>
    </style:style>
    <style:style style:name="T167" style:family="text">
      <style:text-properties fo:font-style="italic" style:text-underline-style="none" officeooo:rsid="01358424" style:font-style-asian="italic" style:font-style-complex="italic"/>
    </style:style>
    <style:style style:name="T168" style:family="text">
      <style:text-properties fo:font-style="italic" style:text-underline-style="none" officeooo:rsid="01634f0f" style:font-style-asian="italic" style:font-style-complex="italic"/>
    </style:style>
    <style:style style:name="T169" style:family="text">
      <style:text-properties fo:font-style="italic" style:text-underline-style="none" officeooo:rsid="01654dd1" style:font-style-asian="italic" style:font-style-complex="italic"/>
    </style:style>
    <style:style style:name="T170" style:family="text">
      <style:text-properties fo:font-style="normal" style:font-style-asian="normal" style:font-style-complex="normal"/>
    </style:style>
    <style:style style:name="T171" style:family="text">
      <style:text-properties fo:font-style="normal" officeooo:rsid="001d6277" style:font-style-asian="normal" style:font-style-complex="normal"/>
    </style:style>
    <style:style style:name="T172" style:family="text">
      <style:text-properties fo:font-style="normal" officeooo:rsid="0033908b" style:font-style-asian="normal" style:font-style-complex="normal"/>
    </style:style>
    <style:style style:name="T173" style:family="text">
      <style:text-properties fo:font-style="normal" officeooo:rsid="006f90c8" style:font-style-asian="normal" style:font-style-complex="normal"/>
    </style:style>
    <style:style style:name="T174" style:family="text">
      <style:text-properties fo:font-style="normal" officeooo:rsid="007e683b" style:font-style-asian="normal" style:font-style-complex="normal"/>
    </style:style>
    <style:style style:name="T175" style:family="text">
      <style:text-properties fo:font-style="normal" officeooo:rsid="0080aa6f" style:font-style-asian="normal" style:font-style-complex="normal"/>
    </style:style>
    <style:style style:name="T176" style:family="text">
      <style:text-properties fo:font-style="normal" officeooo:rsid="0082bc61" style:font-style-asian="normal" style:font-style-complex="normal"/>
    </style:style>
    <style:style style:name="T177" style:family="text">
      <style:text-properties fo:font-style="normal" officeooo:rsid="00860d82" style:font-style-asian="normal" style:font-style-complex="normal"/>
    </style:style>
    <style:style style:name="T178" style:family="text">
      <style:text-properties fo:font-style="normal" officeooo:rsid="0086fca7" style:font-style-asian="normal" style:font-style-complex="normal"/>
    </style:style>
    <style:style style:name="T179" style:family="text">
      <style:text-properties fo:font-style="normal" officeooo:rsid="00aaa0c7" style:font-style-asian="normal" style:font-style-complex="normal"/>
    </style:style>
    <style:style style:name="T180" style:family="text">
      <style:text-properties fo:font-style="normal" officeooo:rsid="00ab8612" style:font-style-asian="normal" style:font-style-complex="normal"/>
    </style:style>
    <style:style style:name="T181" style:family="text">
      <style:text-properties fo:font-style="normal" officeooo:rsid="00ccf9e6" style:font-style-asian="normal" style:font-style-complex="normal"/>
    </style:style>
    <style:style style:name="T182" style:family="text">
      <style:text-properties fo:font-style="normal" officeooo:rsid="00e763ff" style:font-style-asian="normal" style:font-style-complex="normal"/>
    </style:style>
    <style:style style:name="T183" style:family="text">
      <style:text-properties fo:font-style="normal" officeooo:rsid="00edfa2c" style:font-style-asian="normal" style:font-style-complex="normal"/>
    </style:style>
    <style:style style:name="T184" style:family="text">
      <style:text-properties fo:font-style="normal" officeooo:rsid="00ee7bc6" style:font-style-asian="normal" style:font-style-complex="normal"/>
    </style:style>
    <style:style style:name="T185" style:family="text">
      <style:text-properties fo:font-style="normal" officeooo:rsid="00f0369e" style:font-style-asian="normal" style:font-style-complex="normal"/>
    </style:style>
    <style:style style:name="T186" style:family="text">
      <style:text-properties fo:font-style="normal" officeooo:rsid="00f07e69" style:font-style-asian="normal" style:font-style-complex="normal"/>
    </style:style>
    <style:style style:name="T187" style:family="text">
      <style:text-properties fo:font-style="normal" officeooo:rsid="00f10299" style:font-style-asian="normal" style:font-style-complex="normal"/>
    </style:style>
    <style:style style:name="T188" style:family="text">
      <style:text-properties fo:font-style="normal" officeooo:rsid="010d2500" style:font-style-asian="normal" style:font-style-complex="normal"/>
    </style:style>
    <style:style style:name="T189" style:family="text">
      <style:text-properties fo:font-style="normal" officeooo:rsid="010f562d" style:font-style-asian="normal" style:font-style-complex="normal"/>
    </style:style>
    <style:style style:name="T190" style:family="text">
      <style:text-properties fo:font-style="normal" officeooo:rsid="010fe2d0" style:font-style-asian="normal" style:font-style-complex="normal"/>
    </style:style>
    <style:style style:name="T191" style:family="text">
      <style:text-properties fo:font-style="normal" officeooo:rsid="01118534" style:font-style-asian="normal" style:font-style-complex="normal"/>
    </style:style>
    <style:style style:name="T192" style:family="text">
      <style:text-properties fo:font-style="normal" officeooo:rsid="011bbaee" style:font-style-asian="normal" style:font-style-complex="normal"/>
    </style:style>
    <style:style style:name="T193" style:family="text">
      <style:text-properties fo:font-style="normal" officeooo:rsid="011c67ed" style:font-style-asian="normal" style:font-style-complex="normal"/>
    </style:style>
    <style:style style:name="T194" style:family="text">
      <style:text-properties fo:font-style="normal" officeooo:rsid="012348b2" style:font-style-asian="normal" style:font-style-complex="normal"/>
    </style:style>
    <style:style style:name="T195" style:family="text">
      <style:text-properties fo:font-style="normal" officeooo:rsid="01659a84" style:font-style-asian="normal" style:font-style-complex="normal"/>
    </style:style>
    <style:style style:name="T196" style:family="text">
      <style:text-properties fo:font-style="normal" officeooo:rsid="01933457" style:font-style-asian="normal" style:font-style-complex="normal"/>
    </style:style>
    <style:style style:name="T197" style:family="text">
      <style:text-properties fo:font-style="normal" officeooo:rsid="0193f700" style:font-style-asian="normal" style:font-style-complex="normal"/>
    </style:style>
    <style:style style:name="T198" style:family="text">
      <style:text-properties fo:font-style="normal" officeooo:rsid="0033bc80" style:font-style-asian="normal" style:font-name-complex="Arial" style:font-style-complex="normal"/>
    </style:style>
    <style:style style:name="T199" style:family="text">
      <style:text-properties fo:font-style="normal" officeooo:rsid="0037a429" style:font-style-asian="normal" style:font-name-complex="Arial" style:font-style-complex="normal"/>
    </style:style>
    <style:style style:name="T200" style:family="text">
      <style:text-properties fo:font-style="normal" officeooo:rsid="003c69d1" style:font-style-asian="normal" style:font-name-complex="Arial" style:font-style-complex="normal"/>
    </style:style>
    <style:style style:name="T201" style:family="text">
      <style:text-properties fo:font-style="normal" officeooo:rsid="0051480c" style:font-style-asian="normal" style:font-name-complex="Arial" style:font-style-complex="normal"/>
    </style:style>
    <style:style style:name="T202" style:family="text">
      <style:text-properties fo:font-style="normal" officeooo:rsid="0060e666" style:font-style-asian="normal" style:font-name-complex="Arial" style:font-style-complex="normal"/>
    </style:style>
    <style:style style:name="T203" style:family="text">
      <style:text-properties fo:font-style="normal" officeooo:rsid="00aaa0c7" style:font-style-asian="normal" style:font-name-complex="Arial" style:font-style-complex="normal"/>
    </style:style>
    <style:style style:name="T204" style:family="text">
      <style:text-properties fo:font-style="normal" fo:font-weight="bold" officeooo:rsid="0037a429" style:font-style-asian="normal" style:font-weight-asian="bold" style:font-name-complex="Arial" style:font-style-complex="normal" style:font-weight-complex="bold"/>
    </style:style>
    <style:style style:name="T205" style:family="text">
      <style:text-properties fo:font-style="normal" fo:font-weight="bold" officeooo:rsid="006368b2" style:font-style-asian="normal" style:font-weight-asian="bold" style:font-name-complex="Arial" style:font-style-complex="normal" style:font-weight-complex="bold"/>
    </style:style>
    <style:style style:name="T206" style:family="text">
      <style:text-properties fo:font-style="normal" fo:font-weight="bold" officeooo:rsid="0080aa6f" style:font-style-asian="normal" style:font-weight-asian="bold" style:font-style-complex="normal" style:font-weight-complex="bold"/>
    </style:style>
    <style:style style:name="T207" style:family="text">
      <style:text-properties fo:font-style="normal" fo:font-weight="bold" officeooo:rsid="00ab8612" style:font-style-asian="normal" style:font-weight-asian="bold" style:font-style-complex="normal" style:font-weight-complex="bold"/>
    </style:style>
    <style:style style:name="T208" style:family="text">
      <style:text-properties fo:font-style="normal" fo:font-weight="bold" officeooo:rsid="00e763ff" style:font-style-asian="normal" style:font-weight-asian="bold" style:font-style-complex="normal" style:font-weight-complex="bold"/>
    </style:style>
    <style:style style:name="T209" style:family="text">
      <style:text-properties fo:font-style="normal" style:text-underline-style="none" officeooo:rsid="00724467" style:font-style-asian="normal" style:font-style-complex="normal"/>
    </style:style>
    <style:style style:name="T210" style:family="text">
      <style:text-properties fo:font-style="normal" style:text-underline-style="none" officeooo:rsid="00724ddd" style:font-style-asian="normal" style:font-style-complex="normal"/>
    </style:style>
    <style:style style:name="T211" style:family="text">
      <style:text-properties fo:font-style="normal" style:text-underline-style="none" officeooo:rsid="012348b2" style:font-style-asian="normal" style:font-style-complex="normal"/>
    </style:style>
    <style:style style:name="T212" style:family="text">
      <style:text-properties officeooo:rsid="001d6277"/>
    </style:style>
    <style:style style:name="T213"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214"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215" style:family="text">
      <style:text-properties fo:text-transform="uppercase" style:use-window-font-color="true" style:font-name="Arial" fo:font-size="12pt" fo:language="pt" fo:country="BR" fo:font-style="italic" fo:font-weight="bold" officeooo:rsid="013539c0" style:font-name-asian="Times New Roman" style:font-size-asian="12pt" style:font-style-asian="italic" style:font-weight-asian="bold" style:font-name-complex="Arial" style:font-size-complex="10pt" style:language-complex="ar" style:country-complex="SA" style:font-style-complex="italic"/>
    </style:style>
    <style:style style:name="T216" style:family="text">
      <style:text-properties fo:text-transform="uppercase" style:use-window-font-color="true" style:font-name="Arial" fo:font-size="12pt" fo:language="pt" fo:country="BR" fo:font-style="italic" style:text-underline-style="none" fo:font-weight="bold" officeooo:rsid="01358424" style:font-name-asian="Times New Roman" style:font-size-asian="12pt" style:font-style-asian="italic" style:font-weight-asian="bold" style:font-name-complex="Arial" style:font-size-complex="10pt" style:language-complex="ar" style:country-complex="SA" style:font-style-complex="italic"/>
    </style:style>
    <style:style style:name="T217" style:family="text">
      <style:text-properties officeooo:rsid="002f193e"/>
    </style:style>
    <style:style style:name="T218" style:family="text">
      <style:text-properties officeooo:rsid="00309fc4"/>
    </style:style>
    <style:style style:name="T219" style:family="text">
      <style:text-properties officeooo:rsid="003e2b48"/>
    </style:style>
    <style:style style:name="T220" style:family="text">
      <style:text-properties officeooo:rsid="0045edfc"/>
    </style:style>
    <style:style style:name="T221" style:family="text">
      <style:text-properties officeooo:rsid="00477315"/>
    </style:style>
    <style:style style:name="T222" style:family="text">
      <style:text-properties officeooo:rsid="002ead45"/>
    </style:style>
    <style:style style:name="T223" style:family="text">
      <style:text-properties officeooo:rsid="0039200f"/>
    </style:style>
    <style:style style:name="T224" style:family="text">
      <style:text-properties style:font-name-complex="Arial"/>
    </style:style>
    <style:style style:name="T225" style:family="text">
      <style:text-properties officeooo:rsid="0033bc80" style:font-name-complex="Arial"/>
    </style:style>
    <style:style style:name="T226" style:family="text">
      <style:text-properties officeooo:rsid="0037a429" style:font-name-complex="Arial"/>
    </style:style>
    <style:style style:name="T227" style:family="text">
      <style:text-properties officeooo:rsid="0033bc80"/>
    </style:style>
    <style:style style:name="T228" style:family="text">
      <style:text-properties officeooo:rsid="0035e93f"/>
    </style:style>
    <style:style style:name="T229" style:family="text">
      <style:text-properties officeooo:rsid="00371724"/>
    </style:style>
    <style:style style:name="T230" style:family="text">
      <style:text-properties officeooo:rsid="0037a429"/>
    </style:style>
    <style:style style:name="T231" style:family="text">
      <style:text-properties style:text-position="sub 58%" fo:font-style="normal" officeooo:rsid="0033bc80" style:font-style-asian="normal" style:font-name-complex="Arial" style:font-style-complex="normal"/>
    </style:style>
    <style:style style:name="T232" style:family="text">
      <style:text-properties style:text-position="sub 58%" fo:font-style="normal" officeooo:rsid="0037a429" style:font-style-asian="normal" style:font-name-complex="Arial" style:font-style-complex="normal"/>
    </style:style>
    <style:style style:name="T233" style:family="text">
      <style:text-properties style:text-position="sub 58%" fo:font-style="normal" officeooo:rsid="006f90c8" style:font-style-asian="normal" style:font-style-complex="normal"/>
    </style:style>
    <style:style style:name="T234" style:family="text">
      <style:text-properties style:text-position="sub 58%" fo:font-style="normal" fo:font-weight="normal" officeooo:rsid="006f90c8" style:font-style-asian="normal" style:font-weight-asian="normal" style:font-style-complex="normal" style:font-weight-complex="normal"/>
    </style:style>
    <style:style style:name="T235" style:family="text">
      <style:text-properties style:text-position="sub 58%" fo:font-style="normal" fo:font-weight="normal" officeooo:rsid="007168ef" style:font-style-asian="normal" style:font-weight-asian="normal" style:font-style-complex="normal" style:font-weight-complex="normal"/>
    </style:style>
    <style:style style:name="T236" style:family="text">
      <style:text-properties style:text-position="sub 58%" fo:font-style="normal" style:text-underline-style="none" officeooo:rsid="00724ddd" style:font-style-asian="normal" style:font-style-complex="normal"/>
    </style:style>
    <style:style style:name="T237" style:family="text">
      <style:text-properties style:text-position="sub 58%" fo:font-weight="normal" officeooo:rsid="006f90c8" style:font-weight-asian="normal" style:font-weight-complex="normal"/>
    </style:style>
    <style:style style:name="T238" style:family="text">
      <style:text-properties style:text-position="sub 58%" style:font-name="Arial" fo:font-style="normal" officeooo:rsid="011365f7" style:font-name-asian="Times New Roman" style:font-style-asian="normal" style:font-name-complex="Arial" style:font-style-complex="normal"/>
    </style:style>
    <style:style style:name="T239" style:family="text">
      <style:text-properties style:text-position="sub 58%" style:font-name="Arial" fo:font-style="normal" officeooo:rsid="0115446b" style:font-name-asian="Times New Roman" style:font-style-asian="normal" style:font-name-complex="Arial" style:font-style-complex="normal"/>
    </style:style>
    <style:style style:name="T240" style:family="text">
      <style:text-properties style:text-position="sub 58%" style:font-name="Arial" fo:font-style="normal" officeooo:rsid="0120cf91" style:font-name-asian="Times New Roman" style:font-style-asian="normal" style:font-name-complex="Arial" style:font-style-complex="normal"/>
    </style:style>
    <style:style style:name="T241" style:family="text">
      <style:text-properties style:text-position="0% 100%"/>
    </style:style>
    <style:style style:name="T242" style:family="text">
      <style:text-properties style:text-position="0% 100%" fo:font-style="normal" officeooo:rsid="0033bc80" style:font-style-asian="normal" style:font-name-complex="Arial" style:font-style-complex="normal"/>
    </style:style>
    <style:style style:name="T243" style:family="text">
      <style:text-properties style:text-position="0% 100%" fo:font-style="normal" officeooo:rsid="0037a429" style:font-style-asian="normal" style:font-name-complex="Arial" style:font-style-complex="normal"/>
    </style:style>
    <style:style style:name="T244" style:family="text">
      <style:text-properties style:text-position="0% 100%" fo:font-style="normal" officeooo:rsid="00b2e51a" style:font-style-asian="normal" style:font-name-complex="Arial" style:font-style-complex="normal"/>
    </style:style>
    <style:style style:name="T245" style:family="text">
      <style:text-properties style:text-position="0% 100%" fo:font-style="normal" officeooo:rsid="00b39ec3" style:font-style-asian="normal" style:font-name-complex="Arial" style:font-style-complex="normal"/>
    </style:style>
    <style:style style:name="T246" style:family="text">
      <style:text-properties style:text-position="0% 100%" fo:font-style="normal" officeooo:rsid="00b98365" style:font-style-asian="normal" style:font-name-complex="Arial" style:font-style-complex="normal"/>
    </style:style>
    <style:style style:name="T247" style:family="text">
      <style:text-properties style:text-position="0% 100%" fo:font-style="normal" officeooo:rsid="006f90c8" style:font-style-asian="normal" style:font-style-complex="normal"/>
    </style:style>
    <style:style style:name="T248" style:family="text">
      <style:text-properties style:text-position="0% 100%" fo:font-style="normal" officeooo:rsid="00ad81bc" style:font-style-asian="normal" style:font-style-complex="normal"/>
    </style:style>
    <style:style style:name="T249" style:family="text">
      <style:text-properties style:text-position="0% 100%" fo:font-style="normal" officeooo:rsid="00af23ed" style:font-style-asian="normal" style:font-style-complex="normal"/>
    </style:style>
    <style:style style:name="T250" style:family="text">
      <style:text-properties style:text-position="0% 100%" fo:font-style="normal" officeooo:rsid="00afa8c6" style:font-style-asian="normal" style:font-style-complex="normal"/>
    </style:style>
    <style:style style:name="T251" style:family="text">
      <style:text-properties style:text-position="0% 100%" fo:font-style="normal" officeooo:rsid="00b19e55" style:font-style-asian="normal" style:font-style-complex="normal"/>
    </style:style>
    <style:style style:name="T252" style:family="text">
      <style:text-properties style:text-position="0% 100%" fo:font-style="normal" officeooo:rsid="00b2e51a" style:font-style-asian="normal" style:font-style-complex="normal"/>
    </style:style>
    <style:style style:name="T253" style:family="text">
      <style:text-properties style:text-position="0% 100%" fo:font-style="normal" officeooo:rsid="00b3939e" style:font-style-asian="normal" style:font-style-complex="normal"/>
    </style:style>
    <style:style style:name="T254" style:family="text">
      <style:text-properties style:text-position="0% 100%" fo:font-style="normal" officeooo:rsid="00b39ec3" style:font-style-asian="normal" style:font-style-complex="normal"/>
    </style:style>
    <style:style style:name="T255" style:family="text">
      <style:text-properties style:text-position="0% 100%" fo:font-style="normal" officeooo:rsid="00b98365" style:font-style-asian="normal" style:font-style-complex="normal"/>
    </style:style>
    <style:style style:name="T256" style:family="text">
      <style:text-properties style:text-position="0% 100%" fo:font-style="normal" officeooo:rsid="00c12bca" style:font-style-asian="normal" style:font-style-complex="normal"/>
    </style:style>
    <style:style style:name="T257" style:family="text">
      <style:text-properties style:text-position="0% 100%" fo:font-style="normal" officeooo:rsid="00c3fc5b" style:font-style-asian="normal" style:font-style-complex="normal"/>
    </style:style>
    <style:style style:name="T258" style:family="text">
      <style:text-properties style:text-position="0% 100%" fo:font-style="normal" officeooo:rsid="00d15f70" style:font-style-asian="normal" style:font-style-complex="normal"/>
    </style:style>
    <style:style style:name="T259" style:family="text">
      <style:text-properties style:text-position="0% 100%" fo:font-style="normal" officeooo:rsid="00d8549c" style:font-style-asian="normal" style:font-style-complex="normal"/>
    </style:style>
    <style:style style:name="T260" style:family="text">
      <style:text-properties style:text-position="0% 100%" fo:font-style="normal" officeooo:rsid="00e763ff" style:font-style-asian="normal" style:font-style-complex="normal"/>
    </style:style>
    <style:style style:name="T261" style:family="text">
      <style:text-properties style:text-position="0% 100%" fo:font-style="normal" officeooo:rsid="012348b2" style:font-style-asian="normal" style:font-style-complex="normal"/>
    </style:style>
    <style:style style:name="T262" style:family="text">
      <style:text-properties style:text-position="0% 100%" fo:font-style="normal" fo:font-weight="normal" officeooo:rsid="006f90c8" style:font-style-asian="normal" style:font-weight-asian="normal" style:font-style-complex="normal" style:font-weight-complex="normal"/>
    </style:style>
    <style:style style:name="T263" style:family="text">
      <style:text-properties style:text-position="0% 100%" fo:font-style="normal" fo:font-weight="normal" officeooo:rsid="007168ef" style:font-style-asian="normal" style:font-weight-asian="normal" style:font-style-complex="normal" style:font-weight-complex="normal"/>
    </style:style>
    <style:style style:name="T264"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65"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66"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67"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68"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69"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70"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71"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272" style:family="text">
      <style:text-properties style:text-position="0% 100%" fo:font-style="normal" style:text-underline-style="none" officeooo:rsid="00724ddd" style:font-style-asian="normal" style:font-style-complex="normal"/>
    </style:style>
    <style:style style:name="T273"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74"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75"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76"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77"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78"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79"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80"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81" style:family="text">
      <style:text-properties style:text-position="0% 100%" fo:font-style="normal" fo:font-weight="bold" officeooo:rsid="00c3fc5b" style:font-style-asian="normal" style:font-weight-asian="bold" style:font-style-complex="normal" style:font-weight-complex="bold"/>
    </style:style>
    <style:style style:name="T282" style:family="text">
      <style:text-properties style:text-position="0% 100%" fo:font-style="italic" style:font-style-asian="italic" style:font-style-complex="italic"/>
    </style:style>
    <style:style style:name="T283" style:family="text">
      <style:text-properties style:text-position="0% 100%" fo:font-style="italic" officeooo:rsid="006f90c8" style:font-style-asian="italic" style:font-style-complex="italic"/>
    </style:style>
    <style:style style:name="T284" style:family="text">
      <style:text-properties style:text-position="0% 100%" fo:font-style="italic" officeooo:rsid="00ad81bc" style:font-style-asian="italic" style:font-style-complex="italic"/>
    </style:style>
    <style:style style:name="T285" style:family="text">
      <style:text-properties style:text-position="0% 100%" fo:font-style="italic" officeooo:rsid="00b19e55" style:font-style-asian="italic" style:font-style-complex="italic"/>
    </style:style>
    <style:style style:name="T286" style:family="text">
      <style:text-properties style:text-position="0% 100%" fo:font-style="italic" officeooo:rsid="00c3fc5b" style:font-style-asian="italic" style:font-style-complex="italic"/>
    </style:style>
    <style:style style:name="T287" style:family="text">
      <style:text-properties style:text-position="0% 100%" fo:font-style="italic" officeooo:rsid="00d8549c" style:font-style-asian="italic" style:font-style-complex="italic"/>
    </style:style>
    <style:style style:name="T288" style:family="text">
      <style:text-properties style:text-position="0% 100%" fo:font-style="italic" fo:font-weight="normal" officeooo:rsid="006f90c8" style:font-style-asian="italic" style:font-weight-asian="normal" style:font-style-complex="italic" style:font-weight-complex="normal"/>
    </style:style>
    <style:style style:name="T289" style:family="text">
      <style:text-properties style:text-position="0% 100%" fo:font-style="italic" fo:font-weight="normal" officeooo:rsid="007168ef" style:font-style-asian="italic" style:font-weight-asian="normal" style:font-style-complex="italic" style:font-weight-complex="normal"/>
    </style:style>
    <style:style style:name="T290"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291"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292" style:family="text">
      <style:text-properties style:text-position="0% 100%" fo:font-style="italic" style:text-underline-style="none" officeooo:rsid="01634f0f" style:font-style-asian="italic" style:font-style-complex="italic"/>
    </style:style>
    <style:style style:name="T293"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294"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295"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296" style:family="text">
      <style:text-properties style:text-position="0% 100%" style:font-name="Arial" fo:font-size="12pt" fo:font-style="normal" style:text-underline-style="none" officeooo:rsid="00724ddd" style:font-size-asian="12pt" style:font-style-asian="normal" style:font-style-complex="normal"/>
    </style:style>
    <style:style style:name="T297"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298"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299"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300"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301" style:family="text">
      <style:text-properties style:text-position="0% 100%" style:font-name="Arial" fo:font-style="normal" officeooo:rsid="00b2e51a" style:font-name-asian="Times New Roman" style:font-style-asian="normal" style:font-name-complex="Arial" style:font-style-complex="normal"/>
    </style:style>
    <style:style style:name="T302" style:family="text">
      <style:text-properties style:text-position="0% 100%" style:font-name="Arial" fo:font-style="normal" officeooo:rsid="011365f7" style:font-name-asian="Times New Roman" style:font-style-asian="normal" style:font-name-complex="Arial" style:font-style-complex="normal"/>
    </style:style>
    <style:style style:name="T303" style:family="text">
      <style:text-properties style:text-position="0% 100%" style:font-name="Arial" fo:font-style="normal" officeooo:rsid="0115446b" style:font-name-asian="Times New Roman" style:font-style-asian="normal" style:font-name-complex="Arial" style:font-style-complex="normal"/>
    </style:style>
    <style:style style:name="T304" style:family="text">
      <style:text-properties style:text-position="0% 100%" style:font-name="Arial" fo:font-style="normal" officeooo:rsid="011bbaee" style:font-name-asian="Times New Roman" style:font-style-asian="normal" style:font-name-complex="Arial" style:font-style-complex="normal"/>
    </style:style>
    <style:style style:name="T305" style:family="text">
      <style:text-properties style:text-position="0% 100%" style:font-name="Arial" fo:font-style="normal" officeooo:rsid="011e38fd" style:font-name-asian="Times New Roman" style:font-style-asian="normal" style:font-name-complex="Arial" style:font-style-complex="normal"/>
    </style:style>
    <style:style style:name="T306" style:family="text">
      <style:text-properties style:text-position="0% 100%" style:font-name="Arial" style:font-name-asian="Times New Roman" style:font-name-complex="Arial"/>
    </style:style>
    <style:style style:name="T307" style:family="text">
      <style:text-properties style:text-position="0% 100%" fo:font-weight="normal" officeooo:rsid="006f90c8" style:font-weight-asian="normal" style:font-weight-complex="normal"/>
    </style:style>
    <style:style style:name="T308" style:family="text">
      <style:text-properties style:text-position="0% 100%" fo:font-size="12pt" fo:font-style="normal" style:font-size-asian="12pt" style:font-style-asian="normal" style:font-size-complex="12pt" style:font-style-complex="normal"/>
    </style:style>
    <style:style style:name="T309" style:family="text">
      <style:text-properties style:text-position="0% 100%" fo:font-size="12pt" fo:font-style="normal" officeooo:rsid="007beb7c" style:font-size-asian="12pt" style:font-style-asian="normal" style:font-size-complex="12pt" style:font-style-complex="normal"/>
    </style:style>
    <style:style style:name="T310" style:family="text">
      <style:text-properties style:text-position="0% 100%" fo:font-size="12pt" fo:font-style="normal" officeooo:rsid="00831d89" style:font-size-asian="12pt" style:font-style-asian="normal" style:font-size-complex="12pt" style:font-style-complex="normal"/>
    </style:style>
    <style:style style:name="T311" style:family="text">
      <style:text-properties style:text-position="0% 100%" fo:font-size="12pt" fo:font-style="normal" officeooo:rsid="0084456d" style:font-size-asian="12pt" style:font-style-asian="normal" style:font-size-complex="12pt" style:font-style-complex="normal"/>
    </style:style>
    <style:style style:name="T312" style:family="text">
      <style:text-properties style:text-position="0% 100%" fo:font-size="12pt" fo:font-style="normal" officeooo:rsid="00848e7d" style:font-size-asian="12pt" style:font-style-asian="normal" style:font-size-complex="12pt" style:font-style-complex="normal"/>
    </style:style>
    <style:style style:name="T313" style:family="text">
      <style:text-properties style:text-position="0% 100%" fo:font-size="12pt" fo:font-style="normal" officeooo:rsid="0086fca7" style:font-size-asian="12pt" style:font-style-asian="normal" style:font-size-complex="12pt" style:font-style-complex="normal"/>
    </style:style>
    <style:style style:name="T314" style:family="text">
      <style:text-properties style:text-position="0% 100%" fo:font-size="12pt" fo:font-style="normal" officeooo:rsid="0087bddc" style:font-size-asian="12pt" style:font-style-asian="normal" style:font-size-complex="12pt" style:font-style-complex="normal"/>
    </style:style>
    <style:style style:name="T315" style:family="text">
      <style:text-properties style:text-position="0% 100%" fo:font-size="12pt" fo:font-style="normal" officeooo:rsid="00899a1c" style:font-size-asian="12pt" style:font-style-asian="normal" style:font-size-complex="12pt" style:font-style-complex="normal"/>
    </style:style>
    <style:style style:name="T316" style:family="text">
      <style:text-properties style:text-position="0% 100%" fo:font-size="12pt" fo:font-style="normal" officeooo:rsid="008a9af5" style:font-size-asian="12pt" style:font-style-asian="normal" style:font-size-complex="12pt" style:font-style-complex="normal"/>
    </style:style>
    <style:style style:name="T317" style:family="text">
      <style:text-properties style:text-position="0% 100%" fo:font-size="12pt" fo:font-style="normal" officeooo:rsid="008b7776" style:font-size-asian="12pt" style:font-style-asian="normal" style:font-size-complex="12pt" style:font-style-complex="normal"/>
    </style:style>
    <style:style style:name="T318"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319"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320"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321"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322"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323" style:family="text">
      <style:text-properties style:text-position="0% 100%" fo:font-size="12pt" fo:font-style="normal" fo:font-weight="normal" officeooo:rsid="0031c5db" style:font-size-asian="12pt" style:font-style-asian="normal" style:font-weight-asian="normal" style:font-name-complex="Arial" style:font-size-complex="12pt" style:font-style-complex="normal" style:font-weight-complex="normal"/>
    </style:style>
    <style:style style:name="T324"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325"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326"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327"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328"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329"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330"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331"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32" style:family="text">
      <style:text-properties style:text-position="0% 100%" fo:font-size="12pt" fo:font-style="italic" officeooo:rsid="00848e7d" style:font-size-asian="12pt" style:font-style-asian="italic" style:font-size-complex="12pt" style:font-style-complex="italic"/>
    </style:style>
    <style:style style:name="T333" style:family="text">
      <style:text-properties style:text-position="0% 100%" fo:font-size="12pt" fo:font-style="italic" officeooo:rsid="0086fca7" style:font-size-asian="12pt" style:font-style-asian="italic" style:font-size-complex="12pt" style:font-style-complex="italic"/>
    </style:style>
    <style:style style:name="T334" style:family="text">
      <style:text-properties style:text-position="0% 100%" fo:font-size="12pt" fo:font-style="italic" officeooo:rsid="008a9af5" style:font-size-asian="12pt" style:font-style-asian="italic" style:font-size-complex="12pt" style:font-style-complex="italic"/>
    </style:style>
    <style:style style:name="T335" style:family="text">
      <style:text-properties style:text-position="0% 100%" fo:font-size="12pt" fo:font-style="italic" officeooo:rsid="008b7776" style:font-size-asian="12pt" style:font-style-asian="italic" style:font-size-complex="12pt" style:font-style-complex="italic"/>
    </style:style>
    <style:style style:name="T336"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337" style:family="text">
      <style:text-properties style:text-position="0% 100%" fo:font-size="12pt" fo:font-style="italic" fo:font-weight="normal" officeooo:rsid="0091739f" style:font-size-asian="12pt" style:font-style-asian="italic" style:font-weight-asian="normal" style:font-name-complex="Arial" style:font-size-complex="12pt" style:font-style-complex="italic" style:font-weight-complex="normal"/>
    </style:style>
    <style:style style:name="T338" style:family="text">
      <style:text-properties style:text-position="0% 100%" officeooo:rsid="00acd06c"/>
    </style:style>
    <style:style style:name="T339" style:family="text">
      <style:text-properties style:text-position="0% 100%" officeooo:rsid="00ad81bc"/>
    </style:style>
    <style:style style:name="T340" style:family="text">
      <style:text-properties style:text-position="0% 100%" officeooo:rsid="00afa8c6"/>
    </style:style>
    <style:style style:name="T341"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342"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343" style:family="text">
      <style:text-properties style:text-position="0% 100%" style:font-name="Arial1" style:font-name-asian="Arial1" style:font-name-complex="Arial1"/>
    </style:style>
    <style:style style:name="T344" style:family="text">
      <style:text-properties fo:font-weight="normal" style:font-weight-asian="normal" style:font-name-complex="Arial" style:font-weight-complex="normal"/>
    </style:style>
    <style:style style:name="T345" style:family="text">
      <style:text-properties fo:font-weight="normal" officeooo:rsid="005da0e4" style:font-weight-asian="normal" style:font-name-complex="Arial" style:font-weight-complex="normal"/>
    </style:style>
    <style:style style:name="T346" style:family="text">
      <style:text-properties fo:font-weight="normal" officeooo:rsid="0031c5db" style:font-weight-asian="normal" style:font-name-complex="Arial" style:font-weight-complex="normal"/>
    </style:style>
    <style:style style:name="T347" style:family="text">
      <style:text-properties fo:font-weight="normal" officeooo:rsid="0091da4b" style:font-weight-asian="normal" style:font-name-complex="Arial" style:font-weight-complex="normal"/>
    </style:style>
    <style:style style:name="T348" style:family="text">
      <style:text-properties fo:font-weight="normal" officeooo:rsid="012348b2" style:font-weight-asian="normal" style:font-name-complex="Arial" style:font-weight-complex="normal"/>
    </style:style>
    <style:style style:name="T349" style:family="text">
      <style:text-properties fo:font-weight="normal" style:font-weight-asian="normal" style:font-weight-complex="normal"/>
    </style:style>
    <style:style style:name="T350" style:family="text">
      <style:text-properties fo:font-weight="normal" officeooo:rsid="0060e666" style:font-weight-asian="normal" style:font-weight-complex="normal"/>
    </style:style>
    <style:style style:name="T351" style:family="text">
      <style:text-properties fo:font-weight="normal" officeooo:rsid="012348b2" style:font-weight-asian="normal" style:font-weight-complex="normal"/>
    </style:style>
    <style:style style:name="T352" style:family="text">
      <style:text-properties fo:font-weight="normal" officeooo:rsid="0077766b" style:font-weight-asian="normal" style:font-weight-complex="normal"/>
    </style:style>
    <style:style style:name="T353" style:family="text">
      <style:text-properties fo:font-weight="normal" officeooo:rsid="00e5b054" style:font-weight-asian="normal" style:font-weight-complex="normal"/>
    </style:style>
    <style:style style:name="T354" style:family="text">
      <style:text-properties officeooo:rsid="003d22c9"/>
    </style:style>
    <style:style style:name="T355" style:family="text">
      <style:text-properties style:font-name="Arial" style:font-name-asian="Times New Roman" style:font-name-complex="Arial"/>
    </style:style>
    <style:style style:name="T356" style:family="text">
      <style:text-properties style:font-name="Arial" officeooo:rsid="006ea126" style:font-name-asian="Times New Roman" style:font-name-complex="Arial"/>
    </style:style>
    <style:style style:name="T357" style:family="text">
      <style:text-properties style:font-name="Arial" officeooo:rsid="006ecb87" style:font-name-asian="Times New Roman" style:font-name-complex="Arial"/>
    </style:style>
    <style:style style:name="T358" style:family="text">
      <style:text-properties style:font-name="Arial" officeooo:rsid="0068e433" style:font-name-asian="Times New Roman" style:font-name-complex="Arial"/>
    </style:style>
    <style:style style:name="T359" style:family="text">
      <style:text-properties style:font-name="Arial" officeooo:rsid="006a5ac9" style:font-name-asian="Times New Roman" style:font-name-complex="Arial"/>
    </style:style>
    <style:style style:name="T360" style:family="text">
      <style:text-properties style:font-name="Arial" officeooo:rsid="00401f98" style:font-name-asian="Times New Roman" style:font-name-complex="Arial"/>
    </style:style>
    <style:style style:name="T361" style:family="text">
      <style:text-properties style:font-name="Arial" officeooo:rsid="00561946" style:font-name-asian="Times New Roman" style:font-name-complex="Arial"/>
    </style:style>
    <style:style style:name="T362" style:family="text">
      <style:text-properties style:font-name="Arial" officeooo:rsid="00428f1f" style:font-name-asian="Times New Roman" style:font-name-complex="Arial"/>
    </style:style>
    <style:style style:name="T363" style:family="text">
      <style:text-properties style:font-name="Arial" officeooo:rsid="0062ebef" style:font-name-asian="Times New Roman" style:font-name-complex="Arial"/>
    </style:style>
    <style:style style:name="T364" style:family="text">
      <style:text-properties style:font-name="Arial" officeooo:rsid="00468898" style:font-name-asian="Times New Roman" style:font-name-complex="Arial"/>
    </style:style>
    <style:style style:name="T365" style:family="text">
      <style:text-properties style:font-name="Arial" officeooo:rsid="0046c2d1" style:font-name-asian="Times New Roman" style:font-name-complex="Arial"/>
    </style:style>
    <style:style style:name="T366" style:family="text">
      <style:text-properties style:font-name="Arial" officeooo:rsid="004f0fe1" style:font-name-asian="Times New Roman" style:font-name-complex="Arial"/>
    </style:style>
    <style:style style:name="T367" style:family="text">
      <style:text-properties style:font-name="Arial" officeooo:rsid="00545491" style:font-name-asian="Times New Roman" style:font-name-complex="Arial"/>
    </style:style>
    <style:style style:name="T368" style:family="text">
      <style:text-properties style:font-name="Arial" officeooo:rsid="00494f91" style:font-name-asian="Times New Roman" style:font-name-complex="Arial"/>
    </style:style>
    <style:style style:name="T369" style:family="text">
      <style:text-properties style:font-name="Arial" officeooo:rsid="005a8de5" style:font-name-asian="Times New Roman" style:font-name-complex="Arial"/>
    </style:style>
    <style:style style:name="T370" style:family="text">
      <style:text-properties style:font-name="Arial" officeooo:rsid="005b7af2" style:font-name-asian="Times New Roman" style:font-name-complex="Arial"/>
    </style:style>
    <style:style style:name="T371" style:family="text">
      <style:text-properties style:font-name="Arial" officeooo:rsid="005d47ad" style:font-name-asian="Times New Roman" style:font-name-complex="Arial"/>
    </style:style>
    <style:style style:name="T372" style:family="text">
      <style:text-properties style:font-name="Arial" officeooo:rsid="005f4aed" style:font-name-asian="Times New Roman" style:font-name-complex="Arial"/>
    </style:style>
    <style:style style:name="T373" style:family="text">
      <style:text-properties style:font-name="Arial" fo:font-style="italic" style:font-name-asian="Times New Roman" style:font-style-asian="italic" style:font-name-complex="Arial" style:font-style-complex="italic"/>
    </style:style>
    <style:style style:name="T374" style:family="text">
      <style:text-properties style:font-name="Arial" fo:font-style="italic" officeooo:rsid="00428f1f" style:font-name-asian="Times New Roman" style:font-style-asian="italic" style:font-name-complex="Arial" style:font-style-complex="italic"/>
    </style:style>
    <style:style style:name="T375" style:family="text">
      <style:text-properties style:font-name="Arial" fo:font-style="italic" officeooo:rsid="00468898" style:font-name-asian="Times New Roman" style:font-style-asian="italic" style:font-name-complex="Arial" style:font-style-complex="italic"/>
    </style:style>
    <style:style style:name="T376" style:family="text">
      <style:text-properties style:font-name="Arial" fo:font-style="italic" officeooo:rsid="004f0fe1" style:font-name-asian="Times New Roman" style:font-style-asian="italic" style:font-name-complex="Arial" style:font-style-complex="italic"/>
    </style:style>
    <style:style style:name="T377" style:family="text">
      <style:text-properties style:font-name="Arial" fo:font-style="italic" officeooo:rsid="006c2668" style:font-name-asian="Times New Roman" style:font-style-asian="italic" style:font-name-complex="Arial" style:font-style-complex="italic"/>
    </style:style>
    <style:style style:name="T378" style:family="text">
      <style:text-properties style:font-name="Arial" fo:font-style="italic" officeooo:rsid="006ea126" style:font-name-asian="Times New Roman" style:font-style-asian="italic" style:font-name-complex="Arial" style:font-style-complex="italic"/>
    </style:style>
    <style:style style:name="T379" style:family="text">
      <style:text-properties style:font-name="Arial" fo:font-style="italic" officeooo:rsid="0068e433" style:font-name-asian="Times New Roman" style:font-style-asian="italic" style:font-name-complex="Arial" style:font-style-complex="italic"/>
    </style:style>
    <style:style style:name="T380" style:family="text">
      <style:text-properties style:font-name="Arial" fo:font-style="italic" officeooo:rsid="00494f91" style:font-name-asian="Times New Roman" style:font-style-asian="italic" style:font-name-complex="Arial" style:font-style-complex="italic"/>
    </style:style>
    <style:style style:name="T381" style:family="text">
      <style:text-properties style:font-name="Arial" fo:font-style="italic" officeooo:rsid="011365f7" style:font-name-asian="Times New Roman" style:font-style-asian="italic" style:font-name-complex="Arial" style:font-style-complex="italic"/>
    </style:style>
    <style:style style:name="T382" style:family="text">
      <style:text-properties style:font-name="Arial" fo:font-style="italic" officeooo:rsid="011c67ed" style:font-name-asian="Times New Roman" style:font-style-asian="italic" style:font-name-complex="Arial" style:font-style-complex="italic"/>
    </style:style>
    <style:style style:name="T383" style:family="text">
      <style:text-properties style:font-name="Arial" fo:font-style="italic" officeooo:rsid="011e38fd" style:font-name-asian="Times New Roman" style:font-style-asian="italic" style:font-name-complex="Arial" style:font-style-complex="italic"/>
    </style:style>
    <style:style style:name="T384"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85"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386"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387"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388"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389"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390"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391"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392"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393" style:family="text">
      <style:text-properties style:font-name="Arial" fo:font-size="12pt" fo:font-style="normal" style:font-size-asian="12pt" style:font-style-asian="normal" style:font-style-complex="normal"/>
    </style:style>
    <style:style style:name="T394" style:family="text">
      <style:text-properties style:font-name="Arial" fo:font-size="12pt" fo:font-style="normal" officeooo:rsid="00742e11" style:font-size-asian="12pt" style:font-style-asian="normal" style:font-style-complex="normal"/>
    </style:style>
    <style:style style:name="T395" style:family="text">
      <style:text-properties style:font-name="Arial" fo:font-size="12pt" fo:font-style="normal" officeooo:rsid="007466b1" style:font-size-asian="12pt" style:font-style-asian="normal" style:font-style-complex="normal"/>
    </style:style>
    <style:style style:name="T396" style:family="text">
      <style:text-properties style:font-name="Arial" fo:font-size="12pt" fo:font-style="normal" officeooo:rsid="018cbf28" style:font-size-asian="12pt" style:font-style-asian="normal" style:font-size-complex="12pt" style:font-style-complex="normal"/>
    </style:style>
    <style:style style:name="T397"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398"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399"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400" style:family="text">
      <style:text-properties style:font-name="Arial" fo:font-size="12pt" fo:font-style="italic" officeooo:rsid="017b9244" style:font-name-asian="Times New Roman" style:font-size-asian="12pt" style:font-style-asian="italic" style:font-name-complex="Arial"/>
    </style:style>
    <style:style style:name="T401" style:family="text">
      <style:text-properties style:font-name="Arial" fo:font-size="12pt" fo:font-style="italic" style:font-size-asian="12pt" style:font-style-asian="italic"/>
    </style:style>
    <style:style style:name="T402" style:family="text">
      <style:text-properties style:font-name="Arial" fo:font-size="12pt" fo:font-style="italic" officeooo:rsid="00742e11" style:font-size-asian="12pt" style:font-style-asian="italic" style:font-style-complex="italic"/>
    </style:style>
    <style:style style:name="T403" style:family="text">
      <style:text-properties style:font-name="Arial" fo:font-size="12pt" fo:font-style="italic" officeooo:rsid="01634f0f" style:font-size-asian="12pt" style:font-style-asian="italic" style:font-style-complex="italic"/>
    </style:style>
    <style:style style:name="T404" style:family="text">
      <style:text-properties style:font-name="Arial" fo:font-size="12pt" fo:font-style="italic" officeooo:rsid="01634f0f" style:font-size-asian="12pt" style:font-style-asian="italic"/>
    </style:style>
    <style:style style:name="T405" style:family="text">
      <style:text-properties style:font-name="Arial" fo:font-size="12pt" fo:font-style="italic" style:font-size-asian="12pt" style:font-style-asian="italic" style:font-size-complex="12pt" style:font-style-complex="italic"/>
    </style:style>
    <style:style style:name="T406" style:family="text">
      <style:text-properties style:font-name="Arial" fo:font-size="12pt" fo:font-style="italic" officeooo:rsid="018c64a0" style:font-size-asian="12pt" style:font-style-asian="italic" style:font-size-complex="12pt" style:font-style-complex="italic"/>
    </style:style>
    <style:style style:name="T407" style:family="text">
      <style:text-properties style:font-name="Arial" fo:font-size="12pt" fo:font-style="italic" officeooo:rsid="018cbf28" style:font-size-asian="12pt" style:font-style-asian="italic" style:font-size-complex="12pt" style:font-style-complex="italic"/>
    </style:style>
    <style:style style:name="T408" style:family="text">
      <style:text-properties style:font-name="Arial" fo:font-size="12pt" fo:font-style="italic" officeooo:rsid="018de77e" style:font-size-asian="12pt" style:font-style-asian="italic" style:font-size-complex="12pt" style:font-style-complex="italic"/>
    </style:style>
    <style:style style:name="T409" style:family="text">
      <style:text-properties style:font-name="Arial" fo:font-size="12pt" fo:font-style="italic" officeooo:rsid="018e576e" style:font-size-asian="12pt" style:font-style-asian="italic" style:font-size-complex="12pt" style:font-style-complex="italic"/>
    </style:style>
    <style:style style:name="T410" style:family="text">
      <style:text-properties style:font-name="Arial" fo:font-size="12pt" fo:font-style="italic" officeooo:rsid="018ae3f6" style:font-size-asian="12pt" style:font-style-asian="italic" style:font-size-complex="12pt" style:font-style-complex="italic"/>
    </style:style>
    <style:style style:name="T411" style:family="text">
      <style:text-properties style:font-name="Arial" fo:font-size="12pt" fo:font-style="italic" officeooo:rsid="008f1cf2" style:font-size-asian="12pt" style:font-style-asian="italic"/>
    </style:style>
    <style:style style:name="T412" style:family="text">
      <style:text-properties style:font-name="Arial" fo:font-size="12pt" fo:font-style="italic" officeooo:rsid="017b9244" style:font-name-asian="Symbol1" style:font-size-asian="12pt" style:font-style-asian="italic" style:font-name-complex="Symbol1"/>
    </style:style>
    <style:style style:name="T413" style:family="text">
      <style:text-properties style:font-name="Arial" fo:font-size="12pt" style:font-size-asian="12pt"/>
    </style:style>
    <style:style style:name="T414" style:family="text">
      <style:text-properties style:font-name="Arial" fo:font-size="12pt" officeooo:rsid="00742e11" style:font-size-asian="12pt"/>
    </style:style>
    <style:style style:name="T415" style:family="text">
      <style:text-properties style:font-name="Arial" fo:font-size="12pt" officeooo:rsid="00746284" style:font-size-asian="12pt"/>
    </style:style>
    <style:style style:name="T416" style:family="text">
      <style:text-properties style:font-name="Arial" fo:font-size="12pt" style:font-size-asian="12pt" style:font-size-complex="12pt"/>
    </style:style>
    <style:style style:name="T417" style:family="text">
      <style:text-properties style:font-name="Arial" fo:font-size="12pt" officeooo:rsid="010fe2d0" style:font-size-asian="12pt" style:font-size-complex="12pt"/>
    </style:style>
    <style:style style:name="T418" style:family="text">
      <style:text-properties style:font-name="Arial" fo:font-size="12pt" officeooo:rsid="01321432" style:font-size-asian="12pt" style:font-size-complex="12pt"/>
    </style:style>
    <style:style style:name="T419" style:family="text">
      <style:text-properties style:font-name="Arial" fo:font-size="12pt" officeooo:rsid="018ae3f6" style:font-size-asian="12pt" style:font-size-complex="12pt"/>
    </style:style>
    <style:style style:name="T420" style:family="text">
      <style:text-properties style:font-name="Arial" fo:font-size="12pt" officeooo:rsid="018c64a0" style:font-size-asian="12pt" style:font-size-complex="12pt"/>
    </style:style>
    <style:style style:name="T421" style:family="text">
      <style:text-properties style:font-name="Arial" fo:font-size="12pt" officeooo:rsid="018cbf28" style:font-size-asian="12pt" style:font-size-complex="12pt"/>
    </style:style>
    <style:style style:name="T422" style:family="text">
      <style:text-properties style:font-name="Arial" fo:font-size="12pt" officeooo:rsid="018de77e" style:font-size-asian="12pt" style:font-size-complex="12pt"/>
    </style:style>
    <style:style style:name="T423" style:family="text">
      <style:text-properties style:font-name="Arial" fo:font-size="12pt" officeooo:rsid="018e576e" style:font-size-asian="12pt" style:font-size-complex="12pt"/>
    </style:style>
    <style:style style:name="T424" style:family="text">
      <style:text-properties style:font-name="Arial" fo:font-size="12pt" fo:font-weight="normal" officeooo:rsid="00ed2c89" style:font-size-asian="12pt" style:font-weight-asian="normal" style:font-size-complex="12pt" style:font-weight-complex="normal"/>
    </style:style>
    <style:style style:name="T425" style:family="text">
      <style:text-properties style:font-name="Arial" fo:font-weight="bold" officeooo:rsid="005d47ad" style:font-name-asian="Times New Roman" style:font-weight-asian="bold" style:font-name-complex="Arial" style:font-weight-complex="bold"/>
    </style:style>
    <style:style style:name="T426" style:family="text">
      <style:text-properties style:font-name="Arial" fo:font-weight="bold" officeooo:rsid="006368b2" style:font-name-asian="Times New Roman" style:font-weight-asian="bold" style:font-name-complex="Arial" style:font-weight-complex="bold"/>
    </style:style>
    <style:style style:name="T427" style:family="text">
      <style:text-properties style:font-name="Arial" fo:font-weight="normal" officeooo:rsid="005d47ad" style:font-name-asian="Times New Roman" style:font-weight-asian="normal" style:font-name-complex="Arial" style:font-weight-complex="normal"/>
    </style:style>
    <style:style style:name="T428" style:family="text">
      <style:text-properties style:font-name="Arial" fo:font-weight="normal" officeooo:rsid="005e1646" style:font-name-asian="Times New Roman" style:font-weight-asian="normal" style:font-name-complex="Arial" style:font-weight-complex="normal"/>
    </style:style>
    <style:style style:name="T429" style:family="text">
      <style:text-properties style:font-name="Arial" fo:font-style="normal" officeooo:rsid="010fe2d0" style:font-name-asian="Times New Roman" style:font-style-asian="normal" style:font-name-complex="Arial" style:font-style-complex="normal"/>
    </style:style>
    <style:style style:name="T430" style:family="text">
      <style:text-properties style:font-name="Arial" fo:font-style="normal" officeooo:rsid="0112b074" style:font-name-asian="Times New Roman" style:font-style-asian="normal" style:font-name-complex="Arial" style:font-style-complex="normal"/>
    </style:style>
    <style:style style:name="T431" style:family="text">
      <style:text-properties style:font-name="Arial" fo:font-style="normal" officeooo:rsid="011365f7" style:font-name-asian="Times New Roman" style:font-style-asian="normal" style:font-name-complex="Arial" style:font-style-complex="normal"/>
    </style:style>
    <style:style style:name="T432" style:family="text">
      <style:text-properties style:font-name="Arial" fo:font-style="normal" officeooo:rsid="0115446b" style:font-name-asian="Times New Roman" style:font-style-asian="normal" style:font-name-complex="Arial" style:font-style-complex="normal"/>
    </style:style>
    <style:style style:name="T433" style:family="text">
      <style:text-properties style:font-name="Arial" fo:font-style="normal" officeooo:rsid="011e38fd" style:font-name-asian="Times New Roman" style:font-style-asian="normal" style:font-name-complex="Arial" style:font-style-complex="normal"/>
    </style:style>
    <style:style style:name="T434" style:family="text">
      <style:text-properties style:font-name="Arial1" officeooo:rsid="00401f98" style:font-name-asian="Arial1" style:font-name-complex="Arial1"/>
    </style:style>
    <style:style style:name="T435" style:family="text">
      <style:text-properties style:font-name="Arial1" officeooo:rsid="00581d50" style:font-name-asian="Arial1" style:font-name-complex="Arial1"/>
    </style:style>
    <style:style style:name="T436" style:family="text">
      <style:text-properties style:font-name="Arial1" officeooo:rsid="00fdaf82" style:font-name-asian="Arial1" style:font-name-complex="Arial1"/>
    </style:style>
    <style:style style:name="T437" style:family="text">
      <style:text-properties style:font-name="Arial1" officeooo:rsid="0121794b" style:font-name-asian="Arial1" style:font-name-complex="Arial1"/>
    </style:style>
    <style:style style:name="T438"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439"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440"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441"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442"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443"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444" style:family="text">
      <style:text-properties style:font-name="Arial1" fo:font-size="12pt" fo:font-style="italic" officeooo:rsid="00742e11" style:font-name-asian="Arial1" style:font-size-asian="12pt" style:font-style-asian="italic" style:font-name-complex="Arial1"/>
    </style:style>
    <style:style style:name="T445" style:family="text">
      <style:text-properties style:font-name="Arial1" fo:font-size="12pt" fo:font-style="italic" officeooo:rsid="00742e11" style:font-name-asian="Times New Roman" style:font-size-asian="12pt" style:font-style-asian="italic" style:font-name-complex="Arial"/>
    </style:style>
    <style:style style:name="T446"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447"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448"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449" style:family="text">
      <style:text-properties style:font-name="Arial1" fo:font-style="normal" officeooo:rsid="010fe2d0" style:font-name-asian="Arial1" style:font-style-asian="normal" style:font-name-complex="Arial1" style:font-style-complex="normal"/>
    </style:style>
    <style:style style:name="T450" style:family="text">
      <style:text-properties officeooo:rsid="00525f22"/>
    </style:style>
    <style:style style:name="T451" style:family="text">
      <style:text-properties officeooo:rsid="0057bdb1"/>
    </style:style>
    <style:style style:name="T452" style:family="text">
      <style:text-properties officeooo:rsid="0062ebef"/>
    </style:style>
    <style:style style:name="T453" style:family="text">
      <style:text-properties officeooo:rsid="006c2668"/>
    </style:style>
    <style:style style:name="T454" style:family="text">
      <style:text-properties fo:font-size="12pt" fo:font-style="normal" style:font-size-asian="12pt" style:font-style-asian="normal" style:font-size-complex="12pt" style:font-style-complex="normal"/>
    </style:style>
    <style:style style:name="T455" style:family="text">
      <style:text-properties fo:font-size="12pt" fo:font-style="normal" officeooo:rsid="006f1f7e" style:font-size-asian="12pt" style:font-style-asian="normal" style:font-size-complex="12pt" style:font-style-complex="normal"/>
    </style:style>
    <style:style style:name="T456" style:family="text">
      <style:text-properties fo:font-size="12pt" fo:font-style="normal" officeooo:rsid="00559ee3" style:font-size-asian="12pt" style:font-style-asian="normal" style:font-size-complex="12pt" style:font-style-complex="normal"/>
    </style:style>
    <style:style style:name="T457" style:family="text">
      <style:text-properties fo:font-size="12pt" fo:font-style="normal" officeooo:rsid="005a8de5" style:font-size-asian="12pt" style:font-style-asian="normal" style:font-size-complex="12pt" style:font-style-complex="normal"/>
    </style:style>
    <style:style style:name="T458" style:family="text">
      <style:text-properties fo:font-size="12pt" fo:font-style="normal" officeooo:rsid="005b7af2" style:font-size-asian="12pt" style:font-style-asian="normal" style:font-size-complex="12pt" style:font-style-complex="normal"/>
    </style:style>
    <style:style style:name="T459" style:family="text">
      <style:text-properties fo:font-size="12pt" fo:font-style="normal" officeooo:rsid="00494f91" style:font-size-asian="12pt" style:font-style-asian="normal" style:font-size-complex="12pt" style:font-style-complex="normal"/>
    </style:style>
    <style:style style:name="T460" style:family="text">
      <style:text-properties fo:font-size="12pt" fo:font-style="normal" officeooo:rsid="005d47ad" style:font-size-asian="12pt" style:font-style-asian="normal" style:font-size-complex="12pt" style:font-style-complex="normal"/>
    </style:style>
    <style:style style:name="T461" style:family="text">
      <style:text-properties fo:font-size="12pt" fo:font-style="normal" officeooo:rsid="007beb7c" style:font-size-asian="12pt" style:font-style-asian="normal" style:font-size-complex="12pt" style:font-style-complex="normal"/>
    </style:style>
    <style:style style:name="T462" style:family="text">
      <style:text-properties fo:font-size="12pt" fo:font-style="normal" fo:font-weight="bold" style:font-size-asian="12pt" style:font-style-asian="normal" style:font-weight-asian="bold" style:font-size-complex="12pt" style:font-style-complex="normal" style:font-weight-complex="bold"/>
    </style:style>
    <style:style style:name="T463" style:family="text">
      <style:text-properties fo:font-size="12pt" fo:font-style="italic" style:font-size-asian="12pt" style:font-style-asian="italic" style:font-size-complex="12pt" style:font-style-complex="italic"/>
    </style:style>
    <style:style style:name="T464" style:family="text">
      <style:text-properties fo:font-size="12pt" fo:font-style="italic" officeooo:rsid="006f1f7e" style:font-size-asian="12pt" style:font-style-asian="italic" style:font-size-complex="12pt" style:font-style-complex="italic"/>
    </style:style>
    <style:style style:name="T465" style:family="text">
      <style:text-properties fo:font-size="12pt" fo:font-style="italic" officeooo:rsid="007beb7c" style:font-size-asian="12pt" style:font-style-asian="italic" style:font-size-complex="12pt" style:font-style-complex="italic"/>
    </style:style>
    <style:style style:name="T466" style:family="text">
      <style:text-properties fo:font-weight="bold" style:font-weight-asian="bold" style:font-name-complex="Arial" style:font-weight-complex="bold"/>
    </style:style>
    <style:style style:name="T467" style:family="text">
      <style:text-properties fo:font-weight="bold" officeooo:rsid="0031c5db" style:font-weight-asian="bold" style:font-name-complex="Arial" style:font-weight-complex="bold"/>
    </style:style>
    <style:style style:name="T468" style:family="text">
      <style:text-properties fo:font-weight="bold" officeooo:rsid="004b8c2a" style:font-weight-asian="bold" style:font-name-complex="Arial" style:font-weight-complex="bold"/>
    </style:style>
    <style:style style:name="T469" style:family="text">
      <style:text-properties fo:font-weight="bold" officeooo:rsid="006368b2" style:font-weight-asian="bold" style:font-name-complex="Arial" style:font-weight-complex="bold"/>
    </style:style>
    <style:style style:name="T470" style:family="text">
      <style:text-properties fo:font-weight="bold" officeooo:rsid="005da0e4" style:font-weight-asian="bold" style:font-name-complex="Arial" style:font-weight-complex="bold"/>
    </style:style>
    <style:style style:name="T471" style:family="text">
      <style:text-properties fo:font-weight="bold" officeooo:rsid="0091da4b" style:font-weight-asian="bold" style:font-name-complex="Arial" style:font-weight-complex="bold"/>
    </style:style>
    <style:style style:name="T472" style:family="text">
      <style:text-properties fo:font-weight="bold" officeooo:rsid="003d22c9" style:font-weight-asian="bold" style:font-weight-complex="bold"/>
    </style:style>
    <style:style style:name="T473" style:family="text">
      <style:text-properties fo:font-weight="bold" officeooo:rsid="0060e666" style:font-weight-asian="bold" style:font-weight-complex="bold"/>
    </style:style>
    <style:style style:name="T474" style:family="text">
      <style:text-properties fo:font-weight="bold" officeooo:rsid="006368b2" style:font-weight-asian="bold" style:font-weight-complex="bold"/>
    </style:style>
    <style:style style:name="T475" style:family="text">
      <style:text-properties fo:font-weight="bold" officeooo:rsid="00ceab79" style:font-weight-asian="bold" style:font-weight-complex="bold"/>
    </style:style>
    <style:style style:name="T476" style:family="text">
      <style:text-properties fo:font-weight="bold" officeooo:rsid="00e763ff" style:font-weight-asian="bold" style:font-weight-complex="bold"/>
    </style:style>
    <style:style style:name="T477" style:family="text">
      <style:text-properties officeooo:rsid="00530012"/>
    </style:style>
    <style:style style:name="T478" style:family="text">
      <style:text-properties officeooo:rsid="00537fc8"/>
    </style:style>
    <style:style style:name="T479" style:family="text">
      <style:text-properties officeooo:rsid="0054555e"/>
    </style:style>
    <style:style style:name="T480" style:family="text">
      <style:text-properties officeooo:rsid="005a8de5"/>
    </style:style>
    <style:style style:name="T481" style:family="text">
      <style:text-properties style:text-line-through-style="solid" style:text-line-through-type="single" style:font-name="Arial" officeooo:rsid="005b7af2" style:font-name-asian="Times New Roman" style:font-name-complex="Arial"/>
    </style:style>
    <style:style style:name="T482" style:family="text">
      <style:text-properties style:text-line-through-style="solid" style:text-line-through-type="single" style:font-name="Arial" officeooo:rsid="005a8de5" style:font-name-asian="Times New Roman" style:font-name-complex="Arial"/>
    </style:style>
    <style:style style:name="T483"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484"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485" style:family="text">
      <style:text-properties style:text-line-through-style="solid" style:text-line-through-type="single" officeooo:rsid="005b7af2"/>
    </style:style>
    <style:style style:name="T486" style:family="text">
      <style:text-properties style:text-line-through-style="solid" style:text-line-through-type="single" officeooo:rsid="005a8de5"/>
    </style:style>
    <style:style style:name="T487" style:family="text">
      <style:text-properties style:text-line-through-style="solid" style:text-line-through-type="single" officeooo:rsid="004f0fe1"/>
    </style:style>
    <style:style style:name="T488" style:family="text">
      <style:text-properties style:text-line-through-style="none" style:text-line-through-type="none" style:font-name="Arial" officeooo:rsid="005b7af2" style:font-name-asian="Times New Roman" style:font-name-complex="Arial"/>
    </style:style>
    <style:style style:name="T489"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490"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491" style:family="text">
      <style:text-properties style:text-line-through-style="none" style:text-line-through-type="none" officeooo:rsid="005b7af2"/>
    </style:style>
    <style:style style:name="T492" style:family="text">
      <style:text-properties style:text-line-through-style="none" style:text-line-through-type="none" officeooo:rsid="005d47ad"/>
    </style:style>
    <style:style style:name="T493" style:family="text">
      <style:text-properties officeooo:rsid="004f0fe1"/>
    </style:style>
    <style:style style:name="T494" style:family="text">
      <style:text-properties style:font-name="Liberation Serif" fo:font-size="12pt" officeooo:rsid="00746284" style:font-name-asian="Liberation Serif" style:font-size-asian="12pt" style:font-name-complex="Liberation Serif"/>
    </style:style>
    <style:style style:name="T495" style:family="text">
      <style:text-properties officeooo:rsid="0060e666"/>
    </style:style>
    <style:style style:name="T496" style:family="text">
      <style:text-properties officeooo:rsid="0062b75e"/>
    </style:style>
    <style:style style:name="T497" style:family="text">
      <style:text-properties officeooo:rsid="006f90c8"/>
    </style:style>
    <style:style style:name="T498" style:family="text">
      <style:text-properties officeooo:rsid="007c7cb4"/>
    </style:style>
    <style:style style:name="T499" style:family="text">
      <style:text-properties officeooo:rsid="007e683b"/>
    </style:style>
    <style:style style:name="T500" style:family="text">
      <style:text-properties officeooo:rsid="007fa50e"/>
    </style:style>
    <style:style style:name="T501" style:family="text">
      <style:text-properties officeooo:rsid="00899a1c"/>
    </style:style>
    <style:style style:name="T502" style:family="text">
      <style:text-properties officeooo:rsid="008d97f8"/>
    </style:style>
    <style:style style:name="T503" style:family="text">
      <style:text-properties officeooo:rsid="008f1cf2"/>
    </style:style>
    <style:style style:name="T504" style:family="text">
      <style:text-properties officeooo:rsid="0090ca66"/>
    </style:style>
    <style:style style:name="T505" style:family="text">
      <style:text-properties officeooo:rsid="0091739f"/>
    </style:style>
    <style:style style:name="T506" style:family="text">
      <style:text-properties officeooo:rsid="0091da4b"/>
    </style:style>
    <style:style style:name="T507" style:family="text">
      <style:text-properties officeooo:rsid="00acd06c"/>
    </style:style>
    <style:style style:name="T508" style:family="text">
      <style:text-properties officeooo:rsid="00afa8c6"/>
    </style:style>
    <style:style style:name="T509" style:family="text">
      <style:text-properties officeooo:rsid="00b5e158"/>
    </style:style>
    <style:style style:name="T510" style:family="text">
      <style:text-properties officeooo:rsid="00b881d0"/>
    </style:style>
    <style:style style:name="T511" style:family="text">
      <style:text-properties officeooo:rsid="00b98365"/>
    </style:style>
    <style:style style:name="T512" style:family="text">
      <style:text-properties officeooo:rsid="00bb5cba"/>
    </style:style>
    <style:style style:name="T513" style:family="text">
      <style:text-properties officeooo:rsid="00bcfbfa"/>
    </style:style>
    <style:style style:name="T514" style:family="text">
      <style:text-properties officeooo:rsid="00bdb979"/>
    </style:style>
    <style:style style:name="T515" style:family="text">
      <style:text-properties officeooo:rsid="00c6665f"/>
    </style:style>
    <style:style style:name="T516" style:family="text">
      <style:text-properties officeooo:rsid="00cb7b30"/>
    </style:style>
    <style:style style:name="T517" style:family="text">
      <style:text-properties officeooo:rsid="00ccf9e6"/>
    </style:style>
    <style:style style:name="T518" style:family="text">
      <style:text-properties officeooo:rsid="00ceab79"/>
    </style:style>
    <style:style style:name="T519" style:family="text">
      <style:text-properties officeooo:rsid="00db1fa4"/>
    </style:style>
    <style:style style:name="T520" style:family="text">
      <style:text-properties officeooo:rsid="00dde52a"/>
    </style:style>
    <style:style style:name="T521" style:family="text">
      <style:text-properties style:font-name-asian="Times New Roman" style:font-name-complex="Arial"/>
    </style:style>
    <style:style style:name="T522" style:family="text">
      <style:text-properties officeooo:rsid="0057bdb1" style:font-name-asian="Times New Roman" style:font-name-complex="Arial"/>
    </style:style>
    <style:style style:name="T523" style:family="text">
      <style:text-properties officeooo:rsid="00dfb5d7"/>
    </style:style>
    <style:style style:name="T524" style:family="text">
      <style:text-properties officeooo:rsid="00e2514d"/>
    </style:style>
    <style:style style:name="T525" style:family="text">
      <style:text-properties officeooo:rsid="00e2bc16"/>
    </style:style>
    <style:style style:name="T526" style:family="text">
      <style:text-properties officeooo:rsid="00e32136"/>
    </style:style>
    <style:style style:name="T527" style:family="text">
      <style:text-properties officeooo:rsid="00e42ff1"/>
    </style:style>
    <style:style style:name="T528" style:family="text">
      <style:text-properties officeooo:rsid="00e763ff"/>
    </style:style>
    <style:style style:name="T529" style:family="text">
      <style:text-properties officeooo:rsid="00ed2c89"/>
    </style:style>
    <style:style style:name="T530"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531" style:family="text">
      <style:text-properties fo:font-variant="normal" fo:text-transform="none" fo:color="#000000" style:font-name="Arial" fo:font-size="12pt" fo:letter-spacing="normal" fo:font-style="normal" fo:font-weight="normal" style:font-size-asian="12pt" style:font-size-complex="12pt"/>
    </style:style>
    <style:style style:name="T532"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533"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534"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535"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536" style:family="text">
      <style:text-properties fo:font-variant="normal" fo:text-transform="none" fo:color="#000000" fo:letter-spacing="normal" fo:font-style="normal" fo:font-weight="normal"/>
    </style:style>
    <style:style style:name="T537" style:family="text">
      <style:text-properties fo:font-variant="normal" fo:text-transform="none" fo:color="#000000" fo:letter-spacing="normal" fo:font-style="normal" fo:font-weight="normal" officeooo:rsid="00f0369e"/>
    </style:style>
    <style:style style:name="T538" style:family="text">
      <style:text-properties fo:font-variant="normal" fo:text-transform="none" fo:color="#000000" fo:letter-spacing="normal" fo:font-style="normal" fo:font-weight="normal" officeooo:rsid="00f19903"/>
    </style:style>
    <style:style style:name="T539" style:family="text">
      <style:text-properties fo:font-variant="normal" fo:text-transform="none" fo:color="#000000" fo:letter-spacing="normal" fo:font-style="normal" fo:font-weight="normal" officeooo:rsid="00f8f27f"/>
    </style:style>
    <style:style style:name="T540" style:family="text">
      <style:text-properties fo:font-variant="normal" fo:text-transform="none" fo:color="#000000" fo:letter-spacing="normal" fo:font-style="normal" fo:font-weight="normal" officeooo:rsid="01310dbc"/>
    </style:style>
    <style:style style:name="T541" style:family="text">
      <style:text-properties fo:font-variant="normal" fo:text-transform="none" fo:color="#000000" fo:letter-spacing="normal" fo:font-style="normal" fo:font-weight="normal" officeooo:rsid="01321432"/>
    </style:style>
    <style:style style:name="T542"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543" style:family="text">
      <style:text-properties fo:font-variant="normal" fo:text-transform="none" style:use-window-font-color="true" style:font-name="Arial" fo:font-size="12pt" fo:letter-spacing="normal" fo:language="pt" fo:country="BR" fo:font-style="italic" style:text-underline-style="none" fo:font-weight="normal" officeooo:rsid="011018e7" style:font-name-asian="Times New Roman" style:font-size-asian="12pt" style:font-style-asian="italic" style:font-name-complex="Arial" style:font-size-complex="10pt" style:language-complex="ar" style:country-complex="SA" style:font-style-complex="italic"/>
    </style:style>
    <style:style style:name="T544" style:family="text">
      <style:text-properties fo:font-variant="normal" fo:text-transform="none" style:use-window-font-color="true" style:font-name="Arial" fo:font-size="12pt" fo:letter-spacing="normal" fo:language="pt" fo:country="BR" fo:font-style="normal" style:text-underline-style="none" fo:font-weight="normal" officeooo:rsid="011018e7" style:font-name-asian="Times New Roman" style:font-size-asian="12pt" style:font-style-asian="normal" style:font-name-complex="Arial" style:font-size-complex="10pt" style:language-complex="ar" style:country-complex="SA" style:font-style-complex="normal"/>
    </style:style>
    <style:style style:name="T545" style:family="text">
      <style:text-properties fo:color="#000000" style:font-name="Arial" fo:font-size="12pt" fo:letter-spacing="normal" fo:font-weight="normal" style:font-size-asian="12pt" style:font-size-complex="12pt"/>
    </style:style>
    <style:style style:name="T546" style:family="text">
      <style:text-properties officeooo:rsid="00f0369e"/>
    </style:style>
    <style:style style:name="T547" style:family="text">
      <style:text-properties style:font-name="Liberation Mono1" fo:font-size="11pt" fo:font-style="normal" fo:font-weight="normal" officeooo:rsid="00f07e69" style:font-size-asian="11pt" style:font-style-asian="normal" style:font-weight-asian="normal" style:font-style-complex="normal"/>
    </style:style>
    <style:style style:name="T548" style:family="text">
      <style:text-properties officeooo:rsid="00f10299"/>
    </style:style>
    <style:style style:name="T549" style:family="text">
      <style:text-properties officeooo:rsid="00f8f27f"/>
    </style:style>
    <style:style style:name="T550" style:family="text">
      <style:text-properties officeooo:rsid="00fdaf82"/>
    </style:style>
    <style:style style:name="T551" style:family="text">
      <style:text-properties officeooo:rsid="0108a97a"/>
    </style:style>
    <style:style style:name="T552" style:family="text">
      <style:text-properties officeooo:rsid="010a031d"/>
    </style:style>
    <style:style style:name="T553" style:family="text">
      <style:text-properties officeooo:rsid="010ab7e8"/>
    </style:style>
    <style:style style:name="T554" style:family="text">
      <style:text-properties officeooo:rsid="010bf8e9"/>
    </style:style>
    <style:style style:name="T555" style:family="text">
      <style:text-properties officeooo:rsid="010eef39"/>
    </style:style>
    <style:style style:name="T556" style:family="text">
      <style:text-properties officeooo:rsid="011018e7"/>
    </style:style>
    <style:style style:name="T557" style:family="text">
      <style:text-properties officeooo:rsid="01118534"/>
    </style:style>
    <style:style style:name="T558" style:family="text">
      <style:text-properties officeooo:rsid="0121794b"/>
    </style:style>
    <style:style style:name="T559" style:family="text">
      <style:text-properties officeooo:rsid="012348b2"/>
    </style:style>
    <style:style style:name="T560" style:family="text">
      <style:text-properties officeooo:rsid="0077766b"/>
    </style:style>
    <style:style style:name="T561" style:family="text">
      <style:text-properties officeooo:rsid="01321432"/>
    </style:style>
    <style:style style:name="T562" style:family="text">
      <style:text-properties officeooo:rsid="0130b619"/>
    </style:style>
    <style:style style:name="T563" style:family="text">
      <style:text-properties fo:font-size="16pt" style:font-name-asian="Liberation Serif" style:font-size-asian="16pt" style:font-name-complex="Liberation Serif" style:font-size-complex="16pt"/>
    </style:style>
    <style:style style:name="T564" style:family="text">
      <style:text-properties fo:font-size="16pt" officeooo:rsid="012eeb4c" style:font-name-asian="Liberation Serif" style:font-size-asian="16pt" style:font-name-complex="Liberation Serif" style:font-size-complex="16pt"/>
    </style:style>
    <style:style style:name="T565" style:family="text">
      <style:text-properties officeooo:rsid="012d928e"/>
    </style:style>
    <style:style style:name="T566" style:family="text">
      <style:text-properties officeooo:rsid="01659a84"/>
    </style:style>
    <style:style style:name="T567"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568" style:family="text">
      <style:text-properties style:font-name="Symbol1" fo:font-size="12pt" fo:font-style="italic" officeooo:rsid="017b9244" style:font-name-asian="Symbol1" style:font-size-asian="12pt" style:font-style-asian="italic" style:font-name-complex="Symbol1"/>
    </style:style>
    <style:style style:name="T569" style:family="text">
      <style:text-properties officeooo:rsid="0185cf80"/>
    </style:style>
    <style:style style:name="T570" style:family="text">
      <style:text-properties officeooo:rsid="018ae3f6"/>
    </style:style>
    <style:style style:name="T571" style:family="text">
      <style:text-properties officeooo:rsid="01907c44"/>
    </style:style>
    <style:style style:name="T572" style:family="text">
      <style:text-properties officeooo:rsid="0191374e"/>
    </style:style>
    <style:style style:name="T573" style:family="text">
      <style:text-properties officeooo:rsid="01933457"/>
    </style:style>
    <style:style style:name="T574" style:family="text">
      <style:text-properties officeooo:rsid="0193f700"/>
    </style:style>
    <style:style style:name="T575" style:family="text">
      <style:text-properties officeooo:rsid="0194c8d5"/>
    </style:style>
    <style:style style:name="T576" style:family="text">
      <style:text-properties style:font-name="Arial1" style:font-name-asian="Times New Roman" style:font-name-complex="Arial"/>
    </style:style>
    <style:style style:name="T577"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9"/>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39">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39">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Dedico este trabalho a minha família.</text:p>
      <text:p text:style-name="P25"/>
      <text:p text:style-name="P5">AGRADECIMENTOS</text:p>
      <text:p text:style-name="P136">A Deus, que sempre iluminou a minha caminhada.</text:p>
      <text:p text:style-name="P136"/>
      <text:p text:style-name="P136">A meu Orientador Altobelli de brito Mantuan pelo estímulo e atenção que me concedeu durante o curso.</text:p>
      <text:p text:style-name="P136"/>
      <text:p text:style-name="P136">Aos Colegas de curso pelo incentivo e troca de experiências.</text:p>
      <text:p text:style-name="P136"/>
      <text:p text:style-name="P136">A todos os meus familiares e amigos pelo apoio e colaboração.</text:p>
      <text:p text:style-name="P137"/>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25"/>
      <text:p text:style-name="P25"/>
      <text:p text:style-name="P25"/>
      <text:p text:style-name="P25"/>
      <text:p text:style-name="P25"/>
      <text:p text:style-name="P25"/>
      <text:p text:style-name="P25"/>
      <text:p text:style-name="P25"/>
      <text:p text:style-name="P25"/>
      <text:p text:style-name="P33"/>
      <text:p text:style-name="P34"/>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5"><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308"><text:a xlink:type="simple" xlink:href="#__RefHeading___Toc378694359" text:style-name="Index_20_Link" text:visited-style-name="Index_20_Link"><text:s/>RESUMO<text:tab/>7</text:a></text:p>
          <text:p text:style-name="P308"><text:a xlink:type="simple" xlink:href="#__RefHeading___Toc378694360" text:style-name="Index_20_Link" text:visited-style-name="Index_20_Link"><text:s/>ABSTRACT<text:tab/>8</text:a></text:p>
          <text:p text:style-name="P308"><text:a xlink:type="simple" xlink:href="#__RefHeading___Toc2749_2898442780" text:style-name="Index_20_Link" text:visited-style-name="Index_20_Link"><text:s text:c="2"/>SUMÁRIO<text:tab/>9</text:a></text:p>
          <text:p text:style-name="P308"><text:a xlink:type="simple" xlink:href="#__RefHeading___Toc378694366" text:style-name="Index_20_Link" text:visited-style-name="Index_20_Link">1 <text:s/>INTRODUÇÃO<text:tab/>11</text:a></text:p>
          <text:p text:style-name="P308"><text:a xlink:type="simple" xlink:href="#__RefHeading___Toc2739_2898442780" text:style-name="Index_20_Link" text:visited-style-name="Index_20_Link">2 <text:s/>FUNDAMENTAÇÃO TEÓRICA<text:tab/>12</text:a></text:p>
          <text:p text:style-name="P307"><text:a xlink:type="simple" xlink:href="#__RefHeading___Toc2972_2898442780" text:style-name="Index_20_Link" text:visited-style-name="Index_20_Link">2.1 <text:s/>BASE DE DADOS<text:tab/>12</text:a></text:p>
          <text:p text:style-name="P307"><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21">ITEMSET </text:span></text:a><text:a xlink:type="simple" xlink:href="#__RefHeading___Toc2867_2898442780" text:style-name="Index_20_Link" text:visited-style-name="Index_20_Link">(APRIORI)<text:tab/>14</text:a></text:p>
          <text:p text:style-name="P307"><text:a xlink:type="simple" xlink:href="#__RefHeading___Toc2869_2898442780" text:style-name="Index_20_Link" text:visited-style-name="Index_20_Link">2.3 <text:s/>REGRA DE ASSOCIAÇÃO<text:tab/>17</text:a></text:p>
          <text:p text:style-name="P307"><text:a xlink:type="simple" xlink:href="#__RefHeading___Toc6939_3207276734" text:style-name="Index_20_Link" text:visited-style-name="Index_20_Link">2.4 <text:s/>SUPORTE<text:tab/>20</text:a></text:p>
          <text:p text:style-name="P307"><text:a xlink:type="simple" xlink:href="#__RefHeading___Toc2873_2898442780" text:style-name="Index_20_Link" text:visited-style-name="Index_20_Link">2.5 <text:s/>CONFIANÇA<text:tab/>24</text:a></text:p>
          <text:p text:style-name="P308"><text:a xlink:type="simple" xlink:href="#__RefHeading___Toc2741_2898442780" text:style-name="Index_20_Link" text:visited-style-name="Index_20_Link">3 <text:s/>MÉTRICAS DE REGRAS DE ASSOCIAÇÃO<text:tab/>27</text:a></text:p>
          <text:p text:style-name="P307"><text:a xlink:type="simple" xlink:href="#__RefHeading___Toc2875_2898442780" text:style-name="Index_20_Link" text:visited-style-name="Index_20_Link">3.1 <text:s/></text:a><text:a xlink:type="simple" xlink:href="#__RefHeading___Toc2875_2898442780" text:style-name="Index_20_Link" text:visited-style-name="Index_20_Link"><text:span text:style-name="T121">ADDED VALUE</text:span></text:a><text:a xlink:type="simple" xlink:href="#__RefHeading___Toc2875_2898442780" text:style-name="Index_20_Link" text:visited-style-name="Index_20_Link"><text:tab/>27</text:a></text:p>
          <text:p text:style-name="P307"><text:a xlink:type="simple" xlink:href="#__RefHeading___Toc2877_2898442780" text:style-name="Index_20_Link" text:visited-style-name="Index_20_Link">3.2 <text:s/></text:a><text:a xlink:type="simple" xlink:href="#__RefHeading___Toc2877_2898442780" text:style-name="Index_20_Link" text:visited-style-name="Index_20_Link"><text:span text:style-name="T121">ALL-CONFIDENCE</text:span></text:a><text:a xlink:type="simple" xlink:href="#__RefHeading___Toc2877_2898442780" text:style-name="Index_20_Link" text:visited-style-name="Index_20_Link"><text:tab/>28</text:a></text:p>
          <text:p text:style-name="P307"><text:a xlink:type="simple" xlink:href="#__RefHeading___Toc2879_2898442780" text:style-name="Index_20_Link" text:visited-style-name="Index_20_Link">3.3 <text:s/></text:a><text:a xlink:type="simple" xlink:href="#__RefHeading___Toc2879_2898442780" text:style-name="Index_20_Link" text:visited-style-name="Index_20_Link"><text:span text:style-name="T121">CASUAL SUPPORT</text:span></text:a><text:a xlink:type="simple" xlink:href="#__RefHeading___Toc2879_2898442780" text:style-name="Index_20_Link" text:visited-style-name="Index_20_Link"><text:tab/>28</text:a></text:p>
          <text:p text:style-name="P307"><text:a xlink:type="simple" xlink:href="#__RefHeading___Toc2881_2898442780" text:style-name="Index_20_Link" text:visited-style-name="Index_20_Link">3.4 <text:s text:c="2"/></text:a><text:a xlink:type="simple" xlink:href="#__RefHeading___Toc2881_2898442780" text:style-name="Index_20_Link" text:visited-style-name="Index_20_Link"><text:span text:style-name="T121">CASUAL CONFIDENCE</text:span></text:a><text:a xlink:type="simple" xlink:href="#__RefHeading___Toc2881_2898442780" text:style-name="Index_20_Link" text:visited-style-name="Index_20_Link"><text:tab/>29</text:a></text:p>
          <text:p text:style-name="P307"><text:a xlink:type="simple" xlink:href="#__RefHeading___Toc9174_1292150260" text:style-name="Index_20_Link" text:visited-style-name="Index_20_Link">3.5 <text:s/></text:a><text:a xlink:type="simple" xlink:href="#__RefHeading___Toc9174_1292150260" text:style-name="Index_20_Link" text:visited-style-name="Index_20_Link"><text:span text:style-name="T121">CERTAINTY FACTOR</text:span></text:a><text:a xlink:type="simple" xlink:href="#__RefHeading___Toc9174_1292150260" text:style-name="Index_20_Link" text:visited-style-name="Index_20_Link"><text:tab/>29</text:a></text:p>
          <text:p text:style-name="P307"><text:a xlink:type="simple" xlink:href="#__RefHeading___Toc2885_2898442780" text:style-name="Index_20_Link" text:visited-style-name="Index_20_Link">3.6 <text:s/></text:a><text:a xlink:type="simple" xlink:href="#__RefHeading___Toc2885_2898442780" text:style-name="Index_20_Link" text:visited-style-name="Index_20_Link"><text:span text:style-name="T121">CHI-SQUARED</text:span></text:a><text:a xlink:type="simple" xlink:href="#__RefHeading___Toc2885_2898442780" text:style-name="Index_20_Link" text:visited-style-name="Index_20_Link"><text:tab/>30</text:a></text:p>
          <text:p text:style-name="P307"><text:a xlink:type="simple" xlink:href="#__RefHeading___Toc2887_2898442780" text:style-name="Index_20_Link" text:visited-style-name="Index_20_Link">3.7 <text:s/></text:a><text:a xlink:type="simple" xlink:href="#__RefHeading___Toc2887_2898442780" text:style-name="Index_20_Link" text:visited-style-name="Index_20_Link"><text:span text:style-name="T121">CROSS-SUPPORT RATIO</text:span></text:a><text:a xlink:type="simple" xlink:href="#__RefHeading___Toc2887_2898442780" text:style-name="Index_20_Link" text:visited-style-name="Index_20_Link"><text:tab/>30</text:a></text:p>
          <text:p text:style-name="P307"><text:a xlink:type="simple" xlink:href="#__RefHeading___Toc2889_2898442780" text:style-name="Index_20_Link" text:visited-style-name="Index_20_Link">3.8 <text:s/></text:a><text:a xlink:type="simple" xlink:href="#__RefHeading___Toc2889_2898442780" text:style-name="Index_20_Link" text:visited-style-name="Index_20_Link"><text:span text:style-name="T121">COLLECTIVE STRENGTH</text:span></text:a><text:a xlink:type="simple" xlink:href="#__RefHeading___Toc2889_2898442780" text:style-name="Index_20_Link" text:visited-style-name="Index_20_Link"><text:tab/>30</text:a></text:p>
          <text:p text:style-name="P307"><text:a xlink:type="simple" xlink:href="#__RefHeading___Toc2891_2898442780" text:style-name="Index_20_Link" text:visited-style-name="Index_20_Link">3.9 <text:s/></text:a><text:a xlink:type="simple" xlink:href="#__RefHeading___Toc2891_2898442780" text:style-name="Index_20_Link" text:visited-style-name="Index_20_Link"><text:span text:style-name="T121">CONVICTION</text:span></text:a><text:a xlink:type="simple" xlink:href="#__RefHeading___Toc2891_2898442780" text:style-name="Index_20_Link" text:visited-style-name="Index_20_Link"><text:tab/>31</text:a></text:p>
          <text:p text:style-name="P307"><text:a xlink:type="simple" xlink:href="#__RefHeading___Toc2893_2898442780" text:style-name="Index_20_Link" text:visited-style-name="Index_20_Link">3.10 <text:s text:c="2"/></text:a><text:a xlink:type="simple" xlink:href="#__RefHeading___Toc2893_2898442780" text:style-name="Index_20_Link" text:visited-style-name="Index_20_Link"><text:span text:style-name="T121">COSINE</text:span></text:a><text:a xlink:type="simple" xlink:href="#__RefHeading___Toc2893_2898442780" text:style-name="Index_20_Link" text:visited-style-name="Index_20_Link"><text:tab/>31</text:a></text:p>
          <text:p text:style-name="P307"><text:a xlink:type="simple" xlink:href="#__RefHeading___Toc2895_2898442780" text:style-name="Index_20_Link" text:visited-style-name="Index_20_Link">3.11 <text:s/></text:a><text:a xlink:type="simple" xlink:href="#__RefHeading___Toc2895_2898442780" text:style-name="Index_20_Link" text:visited-style-name="Index_20_Link"><text:span text:style-name="T121">COVERAGE</text:span></text:a><text:a xlink:type="simple" xlink:href="#__RefHeading___Toc2895_2898442780" text:style-name="Index_20_Link" text:visited-style-name="Index_20_Link"><text:tab/>32</text:a></text:p>
          <text:p text:style-name="P307"><text:a xlink:type="simple" xlink:href="#__RefHeading___Toc2897_2898442780" text:style-name="Index_20_Link" text:visited-style-name="Index_20_Link">3.12 <text:s/></text:a><text:a xlink:type="simple" xlink:href="#__RefHeading___Toc2897_2898442780" text:style-name="Index_20_Link" text:visited-style-name="Index_20_Link"><text:span text:style-name="T121">DESCRIPTIVE CONFIRMED CONFIDENCE</text:span></text:a><text:a xlink:type="simple" xlink:href="#__RefHeading___Toc2897_2898442780" text:style-name="Index_20_Link" text:visited-style-name="Index_20_Link"><text:tab/>32</text:a></text:p>
          <text:p text:style-name="P307"><text:a xlink:type="simple" xlink:href="#__RefHeading___Toc2899_2898442780" text:style-name="Index_20_Link" text:visited-style-name="Index_20_Link">3.13 <text:s/></text:a><text:a xlink:type="simple" xlink:href="#__RefHeading___Toc2899_2898442780" text:style-name="Index_20_Link" text:visited-style-name="Index_20_Link"><text:span text:style-name="T121">D</text:span></text:a><text:a xlink:type="simple" xlink:href="#__RefHeading___Toc2899_2898442780" text:style-name="Index_20_Link" text:visited-style-name="Index_20_Link"><text:span text:style-name="T121">IFFERENCE OF CONFIDENCE</text:span></text:a><text:a xlink:type="simple" xlink:href="#__RefHeading___Toc2899_2898442780" text:style-name="Index_20_Link" text:visited-style-name="Index_20_Link"><text:tab/>32</text:a></text:p>
          <text:p text:style-name="P307"><text:a xlink:type="simple" xlink:href="#__RefHeading___Toc2901_2898442780" text:style-name="Index_20_Link" text:visited-style-name="Index_20_Link">3.14 <text:s/></text:a><text:a xlink:type="simple" xlink:href="#__RefHeading___Toc2901_2898442780" text:style-name="Index_20_Link" text:visited-style-name="Index_20_Link"><text:span text:style-name="T121">EXAMPLE AND COUNTER-EXAMPLE RATE</text:span></text:a><text:a xlink:type="simple" xlink:href="#__RefHeading___Toc2901_2898442780" text:style-name="Index_20_Link" text:visited-style-name="Index_20_Link"><text:tab/>32</text:a></text:p>
          <text:p text:style-name="P307"><text:a xlink:type="simple" xlink:href="#__RefHeading___Toc2903_2898442780" text:style-name="Index_20_Link" text:visited-style-name="Index_20_Link">3.15 <text:s/></text:a><text:a xlink:type="simple" xlink:href="#__RefHeading___Toc2903_2898442780" text:style-name="Index_20_Link" text:visited-style-name="Index_20_Link"><text:span text:style-name="T121">FISHER’S EXACT TEST</text:span></text:a><text:a xlink:type="simple" xlink:href="#__RefHeading___Toc2903_2898442780" text:style-name="Index_20_Link" text:visited-style-name="Index_20_Link"><text:tab/>32</text:a></text:p>
          <text:p text:style-name="P307"><text:a xlink:type="simple" xlink:href="#__RefHeading___Toc2905_2898442780" text:style-name="Index_20_Link" text:visited-style-name="Index_20_Link">3.16 <text:s/></text:a><text:a xlink:type="simple" xlink:href="#__RefHeading___Toc2905_2898442780" text:style-name="Index_20_Link" text:visited-style-name="Index_20_Link"><text:span text:style-name="T121">GINI INDEX</text:span></text:a><text:a xlink:type="simple" xlink:href="#__RefHeading___Toc2905_2898442780" text:style-name="Index_20_Link" text:visited-style-name="Index_20_Link"><text:tab/>33</text:a></text:p>
          <text:p text:style-name="P307"><text:soft-page-break/><text:a xlink:type="simple" xlink:href="#__RefHeading___Toc2907_2898442780" text:style-name="Index_20_Link" text:visited-style-name="Index_20_Link">3.17 <text:s/></text:a><text:a xlink:type="simple" xlink:href="#__RefHeading___Toc2907_2898442780" text:style-name="Index_20_Link" text:visited-style-name="Index_20_Link"><text:span text:style-name="T121">HYPER-CONFIDENCE</text:span></text:a><text:a xlink:type="simple" xlink:href="#__RefHeading___Toc2907_2898442780" text:style-name="Index_20_Link" text:visited-style-name="Index_20_Link"><text:tab/>33</text:a></text:p>
          <text:p text:style-name="P307"><text:a xlink:type="simple" xlink:href="#__RefHeading___Toc2909_2898442780" text:style-name="Index_20_Link" text:visited-style-name="Index_20_Link">3.18 <text:s/></text:a><text:a xlink:type="simple" xlink:href="#__RefHeading___Toc2909_2898442780" text:style-name="Index_20_Link" text:visited-style-name="Index_20_Link"><text:span text:style-name="T121">HYPER-LIFT</text:span></text:a><text:a xlink:type="simple" xlink:href="#__RefHeading___Toc2909_2898442780" text:style-name="Index_20_Link" text:visited-style-name="Index_20_Link"><text:tab/>33</text:a></text:p>
          <text:p text:style-name="P307"><text:a xlink:type="simple" xlink:href="#__RefHeading___Toc2911_2898442780" text:style-name="Index_20_Link" text:visited-style-name="Index_20_Link">3.19 <text:s/></text:a><text:a xlink:type="simple" xlink:href="#__RefHeading___Toc2911_2898442780" text:style-name="Index_20_Link" text:visited-style-name="Index_20_Link"><text:span text:style-name="T121">IMBALANCE RATIO</text:span></text:a><text:a xlink:type="simple" xlink:href="#__RefHeading___Toc2911_2898442780" text:style-name="Index_20_Link" text:visited-style-name="Index_20_Link"><text:tab/>33</text:a></text:p>
          <text:p text:style-name="P307"><text:a xlink:type="simple" xlink:href="#__RefHeading___Toc2913_2898442780" text:style-name="Index_20_Link" text:visited-style-name="Index_20_Link">3.20 <text:s/></text:a><text:a xlink:type="simple" xlink:href="#__RefHeading___Toc2913_2898442780" text:style-name="Index_20_Link" text:visited-style-name="Index_20_Link"><text:span text:style-name="T121">IMPORTANCE</text:span></text:a><text:a xlink:type="simple" xlink:href="#__RefHeading___Toc2913_2898442780" text:style-name="Index_20_Link" text:visited-style-name="Index_20_Link"><text:tab/>33</text:a></text:p>
          <text:p text:style-name="P307"><text:a xlink:type="simple" xlink:href="#__RefHeading___Toc2915_2898442780" text:style-name="Index_20_Link" text:visited-style-name="Index_20_Link">3.21 <text:s/></text:a><text:a xlink:type="simple" xlink:href="#__RefHeading___Toc2915_2898442780" text:style-name="Index_20_Link" text:visited-style-name="Index_20_Link"><text:span text:style-name="T121">IMPROVEMENT</text:span></text:a><text:a xlink:type="simple" xlink:href="#__RefHeading___Toc2915_2898442780" text:style-name="Index_20_Link" text:visited-style-name="Index_20_Link"><text:tab/>33</text:a></text:p>
          <text:p text:style-name="P307"><text:a xlink:type="simple" xlink:href="#__RefHeading___Toc2917_2898442780" text:style-name="Index_20_Link" text:visited-style-name="Index_20_Link">3.22 <text:s/></text:a><text:a xlink:type="simple" xlink:href="#__RefHeading___Toc2917_2898442780" text:style-name="Index_20_Link" text:visited-style-name="Index_20_Link"><text:span text:style-name="T121">JACCARD COEFFICIENT</text:span></text:a><text:a xlink:type="simple" xlink:href="#__RefHeading___Toc2917_2898442780" text:style-name="Index_20_Link" text:visited-style-name="Index_20_Link"><text:tab/>34</text:a></text:p>
          <text:p text:style-name="P307"><text:a xlink:type="simple" xlink:href="#__RefHeading___Toc2919_2898442780" text:style-name="Index_20_Link" text:visited-style-name="Index_20_Link">3.23 <text:s/></text:a><text:a xlink:type="simple" xlink:href="#__RefHeading___Toc2919_2898442780" text:style-name="Index_20_Link" text:visited-style-name="Index_20_Link"><text:span text:style-name="T121">J-MEASURE</text:span></text:a><text:a xlink:type="simple" xlink:href="#__RefHeading___Toc2919_2898442780" text:style-name="Index_20_Link" text:visited-style-name="Index_20_Link"><text:tab/>34</text:a></text:p>
          <text:p text:style-name="P307"><text:a xlink:type="simple" xlink:href="#__RefHeading___Toc2921_2898442780" text:style-name="Index_20_Link" text:visited-style-name="Index_20_Link">3.24 <text:s/></text:a><text:a xlink:type="simple" xlink:href="#__RefHeading___Toc2921_2898442780" text:style-name="Index_20_Link" text:visited-style-name="Index_20_Link"><text:span text:style-name="T121">KAPPA</text:span></text:a><text:a xlink:type="simple" xlink:href="#__RefHeading___Toc2921_2898442780" text:style-name="Index_20_Link" text:visited-style-name="Index_20_Link"><text:tab/>34</text:a></text:p>
          <text:p text:style-name="P307"><text:a xlink:type="simple" xlink:href="#__RefHeading___Toc2923_2898442780" text:style-name="Index_20_Link" text:visited-style-name="Index_20_Link">3.25 <text:s/></text:a><text:a xlink:type="simple" xlink:href="#__RefHeading___Toc2923_2898442780" text:style-name="Index_20_Link" text:visited-style-name="Index_20_Link"><text:span text:style-name="T121">KLOSGEN</text:span></text:a><text:a xlink:type="simple" xlink:href="#__RefHeading___Toc2923_2898442780" text:style-name="Index_20_Link" text:visited-style-name="Index_20_Link"><text:tab/>34</text:a></text:p>
          <text:p text:style-name="P307"><text:a xlink:type="simple" xlink:href="#__RefHeading___Toc2925_2898442780" text:style-name="Index_20_Link" text:visited-style-name="Index_20_Link">3.26 <text:s/></text:a><text:a xlink:type="simple" xlink:href="#__RefHeading___Toc2925_2898442780" text:style-name="Index_20_Link" text:visited-style-name="Index_20_Link"><text:span text:style-name="T121">KULCZYNSKI</text:span></text:a><text:a xlink:type="simple" xlink:href="#__RefHeading___Toc2925_2898442780" text:style-name="Index_20_Link" text:visited-style-name="Index_20_Link"><text:tab/>34</text:a></text:p>
          <text:p text:style-name="P307"><text:a xlink:type="simple" xlink:href="#__RefHeading___Toc2927_2898442780" text:style-name="Index_20_Link" text:visited-style-name="Index_20_Link">3.27 <text:s/></text:a><text:a xlink:type="simple" xlink:href="#__RefHeading___Toc2927_2898442780" text:style-name="Index_20_Link" text:visited-style-name="Index_20_Link"><text:span text:style-name="T121">GOODMAN-KRUSKAL LAMBDA</text:span></text:a><text:a xlink:type="simple" xlink:href="#__RefHeading___Toc2927_2898442780" text:style-name="Index_20_Link" text:visited-style-name="Index_20_Link"><text:tab/>34</text:a></text:p>
          <text:p text:style-name="P307"><text:a xlink:type="simple" xlink:href="#__RefHeading___Toc2929_2898442780" text:style-name="Index_20_Link" text:visited-style-name="Index_20_Link">3.28 <text:s/></text:a><text:a xlink:type="simple" xlink:href="#__RefHeading___Toc2929_2898442780" text:style-name="Index_20_Link" text:visited-style-name="Index_20_Link"><text:span text:style-name="T121">LAPLACE CORRECTED CONFIDENCE</text:span></text:a><text:a xlink:type="simple" xlink:href="#__RefHeading___Toc2929_2898442780" text:style-name="Index_20_Link" text:visited-style-name="Index_20_Link"><text:tab/>35</text:a></text:p>
          <text:p text:style-name="P307"><text:a xlink:type="simple" xlink:href="#__RefHeading___Toc2931_2898442780" text:style-name="Index_20_Link" text:visited-style-name="Index_20_Link">3.29 <text:s/></text:a><text:a xlink:type="simple" xlink:href="#__RefHeading___Toc2931_2898442780" text:style-name="Index_20_Link" text:visited-style-name="Index_20_Link"><text:span text:style-name="T121">LEAST CONTRADICTION</text:span></text:a><text:a xlink:type="simple" xlink:href="#__RefHeading___Toc2931_2898442780" text:style-name="Index_20_Link" text:visited-style-name="Index_20_Link"><text:tab/>35</text:a></text:p>
          <text:p text:style-name="P307"><text:a xlink:type="simple" xlink:href="#__RefHeading___Toc2933_2898442780" text:style-name="Index_20_Link" text:visited-style-name="Index_20_Link">3.30 <text:s/></text:a><text:a xlink:type="simple" xlink:href="#__RefHeading___Toc2933_2898442780" text:style-name="Index_20_Link" text:visited-style-name="Index_20_Link"><text:span text:style-name="T121">LERMAN SIMILARITY</text:span></text:a><text:a xlink:type="simple" xlink:href="#__RefHeading___Toc2933_2898442780" text:style-name="Index_20_Link" text:visited-style-name="Index_20_Link"><text:tab/>35</text:a></text:p>
          <text:p text:style-name="P307"><text:a xlink:type="simple" xlink:href="#__RefHeading___Toc2935_2898442780" text:style-name="Index_20_Link" text:visited-style-name="Index_20_Link">3.31 <text:s/></text:a><text:a xlink:type="simple" xlink:href="#__RefHeading___Toc2935_2898442780" text:style-name="Index_20_Link" text:visited-style-name="Index_20_Link"><text:span text:style-name="T121">LEVERAGE</text:span></text:a><text:a xlink:type="simple" xlink:href="#__RefHeading___Toc2935_2898442780" text:style-name="Index_20_Link" text:visited-style-name="Index_20_Link"><text:tab/>35</text:a></text:p>
          <text:p text:style-name="P307"><text:a xlink:type="simple" xlink:href="#__RefHeading___Toc2937_2898442780" text:style-name="Index_20_Link" text:visited-style-name="Index_20_Link">3.32 <text:s/></text:a><text:a xlink:type="simple" xlink:href="#__RefHeading___Toc2937_2898442780" text:style-name="Index_20_Link" text:visited-style-name="Index_20_Link"><text:span text:style-name="T121">LIFT</text:span></text:a><text:a xlink:type="simple" xlink:href="#__RefHeading___Toc2937_2898442780" text:style-name="Index_20_Link" text:visited-style-name="Index_20_Link"><text:tab/>35</text:a></text:p>
          <text:p text:style-name="P307"><text:a xlink:type="simple" xlink:href="#__RefHeading___Toc2939_2898442780" text:style-name="Index_20_Link" text:visited-style-name="Index_20_Link">3.33 <text:s/></text:a><text:a xlink:type="simple" xlink:href="#__RefHeading___Toc2939_2898442780" text:style-name="Index_20_Link" text:visited-style-name="Index_20_Link"><text:span text:style-name="T121">MAXCONF</text:span></text:a><text:a xlink:type="simple" xlink:href="#__RefHeading___Toc2939_2898442780" text:style-name="Index_20_Link" text:visited-style-name="Index_20_Link"><text:tab/>35</text:a></text:p>
          <text:p text:style-name="P307"><text:a xlink:type="simple" xlink:href="#__RefHeading___Toc2941_2898442780" text:style-name="Index_20_Link" text:visited-style-name="Index_20_Link">3.34 <text:s/></text:a><text:a xlink:type="simple" xlink:href="#__RefHeading___Toc2941_2898442780" text:style-name="Index_20_Link" text:visited-style-name="Index_20_Link"><text:span text:style-name="T121">MUTUAL INFORMATION</text:span></text:a><text:a xlink:type="simple" xlink:href="#__RefHeading___Toc2941_2898442780" text:style-name="Index_20_Link" text:visited-style-name="Index_20_Link"><text:tab/>36</text:a></text:p>
          <text:p text:style-name="P307"><text:a xlink:type="simple" xlink:href="#__RefHeading___Toc2943_2898442780" text:style-name="Index_20_Link" text:visited-style-name="Index_20_Link">3.35 <text:s/></text:a><text:a xlink:type="simple" xlink:href="#__RefHeading___Toc2943_2898442780" text:style-name="Index_20_Link" text:visited-style-name="Index_20_Link"><text:span text:style-name="T121">ODDS RATIO</text:span></text:a><text:a xlink:type="simple" xlink:href="#__RefHeading___Toc2943_2898442780" text:style-name="Index_20_Link" text:visited-style-name="Index_20_Link"><text:tab/>36</text:a></text:p>
          <text:p text:style-name="P307"><text:a xlink:type="simple" xlink:href="#__RefHeading___Toc2945_2898442780" text:style-name="Index_20_Link" text:visited-style-name="Index_20_Link">3.36 <text:s/></text:a><text:a xlink:type="simple" xlink:href="#__RefHeading___Toc2945_2898442780" text:style-name="Index_20_Link" text:visited-style-name="Index_20_Link"><text:span text:style-name="T121">PHI CORRELATION COEFFICIENT</text:span></text:a><text:a xlink:type="simple" xlink:href="#__RefHeading___Toc2945_2898442780" text:style-name="Index_20_Link" text:visited-style-name="Index_20_Link"><text:tab/>36</text:a></text:p>
          <text:p text:style-name="P307"><text:a xlink:type="simple" xlink:href="#__RefHeading___Toc2947_2898442780" text:style-name="Index_20_Link" text:visited-style-name="Index_20_Link">3.37 <text:s/></text:a><text:a xlink:type="simple" xlink:href="#__RefHeading___Toc2947_2898442780" text:style-name="Index_20_Link" text:visited-style-name="Index_20_Link"><text:span text:style-name="T121">RALAMBONDRAINY MEASURE</text:span></text:a><text:a xlink:type="simple" xlink:href="#__RefHeading___Toc2947_2898442780" text:style-name="Index_20_Link" text:visited-style-name="Index_20_Link"><text:tab/>36</text:a></text:p>
          <text:p text:style-name="P307"><text:a xlink:type="simple" xlink:href="#__RefHeading___Toc2949_2898442780" text:style-name="Index_20_Link" text:visited-style-name="Index_20_Link">3.38 <text:s/></text:a><text:a xlink:type="simple" xlink:href="#__RefHeading___Toc2949_2898442780" text:style-name="Index_20_Link" text:visited-style-name="Index_20_Link"><text:span text:style-name="T121">RELATIVE LINKAGE DISEQUILIBRIUM</text:span></text:a><text:a xlink:type="simple" xlink:href="#__RefHeading___Toc2949_2898442780" text:style-name="Index_20_Link" text:visited-style-name="Index_20_Link"><text:tab/>36</text:a></text:p>
          <text:p text:style-name="P307"><text:a xlink:type="simple" xlink:href="#__RefHeading___Toc2951_2898442780" text:style-name="Index_20_Link" text:visited-style-name="Index_20_Link">3.39 <text:s/></text:a><text:a xlink:type="simple" xlink:href="#__RefHeading___Toc2951_2898442780" text:style-name="Index_20_Link" text:visited-style-name="Index_20_Link"><text:span text:style-name="T121">RULE POWER FACTOR</text:span></text:a><text:a xlink:type="simple" xlink:href="#__RefHeading___Toc2951_2898442780" text:style-name="Index_20_Link" text:visited-style-name="Index_20_Link"><text:tab/>36</text:a></text:p>
          <text:p text:style-name="P307"><text:a xlink:type="simple" xlink:href="#__RefHeading___Toc2953_2898442780" text:style-name="Index_20_Link" text:visited-style-name="Index_20_Link">3.40 <text:s/></text:a><text:a xlink:type="simple" xlink:href="#__RefHeading___Toc2953_2898442780" text:style-name="Index_20_Link" text:visited-style-name="Index_20_Link"><text:span text:style-name="T121">SEBAG-SCHOENAUER MEASURE</text:span></text:a><text:a xlink:type="simple" xlink:href="#__RefHeading___Toc2953_2898442780" text:style-name="Index_20_Link" text:visited-style-name="Index_20_Link"><text:tab/>37</text:a></text:p>
          <text:p text:style-name="P307"><text:a xlink:type="simple" xlink:href="#__RefHeading___Toc2955_2898442780" text:style-name="Index_20_Link" text:visited-style-name="Index_20_Link">3.41 <text:s/></text:a><text:a xlink:type="simple" xlink:href="#__RefHeading___Toc2955_2898442780" text:style-name="Index_20_Link" text:visited-style-name="Index_20_Link"><text:span text:style-name="T121">VARYING RATES LIAISON</text:span></text:a><text:a xlink:type="simple" xlink:href="#__RefHeading___Toc2955_2898442780" text:style-name="Index_20_Link" text:visited-style-name="Index_20_Link"><text:tab/>37</text:a></text:p>
          <text:p text:style-name="P307"><text:a xlink:type="simple" xlink:href="#__RefHeading___Toc2957_2898442780" text:style-name="Index_20_Link" text:visited-style-name="Index_20_Link">3.42 <text:s/></text:a><text:a xlink:type="simple" xlink:href="#__RefHeading___Toc2957_2898442780" text:style-name="Index_20_Link" text:visited-style-name="Index_20_Link"><text:span text:style-name="T121">YULE’S Q</text:span></text:a><text:a xlink:type="simple" xlink:href="#__RefHeading___Toc2957_2898442780" text:style-name="Index_20_Link" text:visited-style-name="Index_20_Link"><text:tab/>37</text:a></text:p>
          <text:p text:style-name="P307"><text:a xlink:type="simple" xlink:href="#__RefHeading___Toc2959_2898442780" text:style-name="Index_20_Link" text:visited-style-name="Index_20_Link">3.43 <text:s/></text:a><text:a xlink:type="simple" xlink:href="#__RefHeading___Toc2959_2898442780" text:style-name="Index_20_Link" text:visited-style-name="Index_20_Link"><text:span text:style-name="T121">YULE’S Y</text:span></text:a><text:a xlink:type="simple" xlink:href="#__RefHeading___Toc2959_2898442780" text:style-name="Index_20_Link" text:visited-style-name="Index_20_Link"><text:tab/>37</text:a></text:p>
          <text:p text:style-name="P308"><text:a xlink:type="simple" xlink:href="#__RefHeading___Toc2743_2898442780" text:style-name="Index_20_Link" text:visited-style-name="Index_20_Link">4 <text:s/>VISUALIZAR MÉTRICAS CALCULADAS<text:tab/>38</text:a></text:p>
          <text:p text:style-name="P308"><text:a xlink:type="simple" xlink:href="#__RefHeading___Toc2745_2898442780" text:style-name="Index_20_Link" text:visited-style-name="Index_20_Link">5 <text:s/>CONCLUSÕES E TRABALHOS FUTUROS<text:tab/>39</text:a></text:p>
          <text:p text:style-name="P308"><text:a xlink:type="simple" xlink:href="#__RefHeading___Toc2747_2898442780" text:style-name="Index_20_Link" text:visited-style-name="Index_20_Link"><text:s/>REFERÊNCIAS BIBLIOGRÁFICAS<text:tab/>40</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6"><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6"><text:tab/>Sendo assim surgiu a necessidade de se desenvolver métodos de pesquisa para extrair essas informações dando origem então a área de pesquisa de descoberta de conhecimento a partir de base de dados (<text:span text:style-name="T121">KDD - Knowlegde Discovery in Databases</text:span>) ou “Mineração De Dados” (<text:span text:style-name="T121">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6"><text:tab/>As regras de associação são a base deste trabalho e são definidas por revelar todos os padrões de relacionamento entre itens ou atributos, que ocorrem <text:span text:style-name="T222">com</text:span> uma determinada frequência entre eventos correlacionados, pertencentes a uma determinada base de dados. <text:span text:style-name="T223">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331" text:outline-level="1"><text:bookmark-start text:name="__RefHeading___Toc2739_2898442780"/><text:bookmark text:name="CAPITULO2"/><text:bookmark text:name="CAPITULO3"/><text:bookmark text:name="CAPITULO1p1"/><text:soft-page-break/>FUNDAMENTAÇÃO TEÓRICA<text:bookmark-end text:name="__RefHeading___Toc2739_2898442780"/></text:h>
      <text:p text:style-name="P109"><text:tab/>O objetivo desta seção é demonstrar com clareza os aspectos que envolvem a mineração de dados através de regras de associação em bancos de dados, definindo seus aspectos matemáticos e exemplificando através de modelos.</text:p>
      <text:p text:style-name="P101"><text:span text:style-name="T499"><text:tab/>A identificação de regras de associação em bancos de dados pode ser subdividida em 3 etapas: (1) A geração de </text:span><text:span text:style-name="T133">itemsets</text:span><text:span text:style-name="T174"> candidatos, (2) a análise e <text:s/>identificação de </text:span><text:span text:style-name="T133">itemsets</text:span><text:span text:style-name="T174"> frequentes, (3) A definição das regras de associação identificadas.</text:span></text:p>
      <text:h text:style-name="P320" text:outline-level="2"><text:bookmark-start text:name="__RefHeading___Toc2972_2898442780"/>BASE DE DADOS<text:bookmark-end text:name="__RefHeading___Toc2972_2898442780"/></text:h>
      <text:p text:style-name="P108"><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224">→</text:span> azul) ou quantitativa que ainda pode ser discreta (expressa uma quantidade finita ou enumerável relacionada ao atributo, ex: pneus <text:span text:style-name="T224">→ </text:span>4) ou contínua (expressa uma quantidade infinita de possibilidades dentro de um intervalo ou conjunto união de números Reais relacionada ao atributo, ex: peso <text:span text:style-name="T224">→</text:span> 1 kg).</text:p>
      <text:p text:style-name="Standard"><text:tab/>Os diferentes tipos de informação <text:span text:style-name="T227">representadas por</text:span> esses dados determinam as técnicas de mineração de dados que serão utilizadas para a obtenção do conhecimento pretendido na base de dados. O objeto de estudo desse trabalho são re<text:soft-page-break/>gras de associação, sendo assim definimos como exemplo para essa base de dados <text:span text:style-name="T228">um exemplo clássico em regras de associação, a análise de cestas de mercado (</text:span><text:span text:style-name="T125">Market Basket Analisys</text:span><text:span text:style-name="T228">).</text:span></text:p>
      <text:p text:style-name="Standard"><text:span text:style-name="T229"><text:tab/>Essa base de dados é então assim definida como</text:span> um conjunto de atributos <text:span text:style-name="T230">ou </text:span><text:span text:style-name="T225">itens </text:span><text:span text:style-name="T157">I </text:span><text:span text:style-name="T198">= {I</text:span><text:span text:style-name="T231">1</text:span><text:span text:style-name="T242">, I</text:span><text:span text:style-name="T231">2</text:span><text:span text:style-name="T242">, I</text:span><text:span text:style-name="T231">3</text:span><text:span text:style-name="T242">, …, I</text:span><text:span text:style-name="T231">n</text:span><text:span text:style-name="T198">}</text:span> que podem assumir um valor binário (0 <text:span text:style-name="T224">→ não está contido, 1 → está contido) </text:span><text:span text:style-name="T226">e</text:span><text:span text:style-name="T158"> T </text:span><text:span text:style-name="T199">= {t</text:span><text:span text:style-name="T232">1</text:span><text:span text:style-name="T243">, t</text:span><text:span text:style-name="T232">2</text:span><text:span text:style-name="T243">, t</text:span><text:span text:style-name="T232">3</text:span><text:span text:style-name="T243">, …, t</text:span><text:span text:style-name="T232">n</text:span><text:span text:style-name="T199">} um conjunto de transações ou registros presentes nesta base de dados que</text:span><text:span text:style-name="T198"> representam compras desses itens. </text:span><text:span text:style-name="T202">A</text:span><text:span text:style-name="T199"> </text:span><text:span text:style-name="T204">tabela </text:span><text:span text:style-name="T205">2.</text:span><text:span text:style-name="T204">1</text:span><text:span text:style-name="T199"> demonstra um exemplo de uma base de dados com um conjunto total de 10 registros de transações ou </text:span><text:span text:style-name="T203">simplesmente </text:span><text:span text:style-name="T199">tr</text:span><text:span text:style-name="T200">a</text:span><text:span text:style-name="T199">nsações </text:span><text:span text:style-name="T201">e um conjunto de 6 itens</text:span><text:span text:style-name="T199">.</text:span></text:p>
      <text:p text:style-name="P103"/>
      <text:p text:style-name="Standard"/>
      <text:p text:style-name="Standard"><text:span text:style-name="T466">Tabela </text:span><text:span text:style-name="T469">2.</text:span><text:span text:style-name="T466">1</text:span><text:span text:style-name="T224">:</text:span><text:span text:style-name="T344"> <text:s/>base de dados</text:span><text:span text:style-name="T159"> </text:span><text:span text:style-name="T160">T</text:span><text:span text:style-name="T159"> </text:span><text:span text:style-name="T344">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6">Transações</text:p>
          </table:table-cell>
          <table:table-cell table:style-name="Transações.B1" office:value-type="string">
            <text:p text:style-name="P27">Lista de Itens <text:span text:style-name="T126">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321" text:outline-level="2"><text:bookmark-start text:name="__RefHeading___Toc2867_2898442780"/><text:span text:style-name="T121">ITEMSET </text:span>(APRIORI)<text:bookmark-end text:name="__RefHeading___Toc2867_2898442780"/></text:h>
      <text:p text:style-name="P107"><text:tab/><text:span text:style-name="T354">Em regras de associação existe um conceito que é a base da identificação dos padrões de comportamento buscados em uma base de dados, este conceito é chamado de </text:span><text:span text:style-name="T127">itemset.</text:span><text:span text:style-name="T354"> Nossa base de dados exemplo descrita na </text:span><text:span text:style-name="T472">tabela </text:span><text:span text:style-name="T474">2.</text:span><text:span text:style-name="T472">1,</text:span><text:span text:style-name="T354"> possui um total de 6 atributos, ou itens diferentes (lápis, borracha, caneta, etc…). Um </text:span><text:span text:style-name="T127">itemset</text:span><text:span text:style-name="T354"> é um subconjunto do conjunto de itens pertencentes a base de dados através da </text:span><text:soft-page-break/><text:span text:style-name="T354">qual iremos avaliar seu estado e correlações com outros itens nas diversas transações existentes na base de dados.</text:span></text:p>
      <text:p text:style-name="Standard"><text:span text:style-name="T354"><text:tab/>Um </text:span><text:span text:style-name="T127">itemset</text:span><text:span text:style-name="T354"> pode possuir de diversas dimensões, limitado ao número total de itens diferentes existentes em nossa base de dados. O total de itens em nossa base é m = 6 itens, então possíveis dimensões de </text:span><text:span text:style-name="T127">itemset </text:span><text:span text:style-name="T354">em nossa base de dados seriam: 1-</text:span><text:span text:style-name="T127">Itemset</text:span><text:span text:style-name="T354">, 2-</text:span><text:span text:style-name="T127">Itemset</text:span><text:span text:style-name="T354">, 3-</text:span><text:span text:style-name="T127">Itemset</text:span><text:span text:style-name="T354">, 4-</text:span><text:span text:style-name="T127">Itemset,</text:span><text:span text:style-name="T354"> 5-I</text:span><text:span text:style-name="T127">temset</text:span><text:span text:style-name="T354">, 6-</text:span><text:span text:style-name="T127">Itemset</text:span><text:span text:style-name="T354">. Generalizando, um </text:span><text:span text:style-name="T127">itemset </text:span><text:span text:style-name="T354">contendo p dimensões para testes, onde p </text:span><text:span text:style-name="T434">≤</text:span><text:span text:style-name="T360"> </text:span><text:span text:style-name="T361">m</text:span><text:span text:style-name="T362"> é um </text:span><text:span text:style-name="T363">p</text:span><text:span text:style-name="T362">-</text:span><text:span text:style-name="T374">Itemset</text:span><text:span text:style-name="T362">. </text:span><text:span text:style-name="T364">O total de </text:span><text:span text:style-name="T375">itemsets</text:span><text:span text:style-name="T364"> possível para realizar busca na base de dados é igual ao somatório de todas as possíveis dimensões de </text:span><text:span text:style-name="T375">itemsets</text:span><text:span text:style-name="T364"> existentes em nossa base de dados, ou seja, </text:span><text:span text:style-name="T365">o somatório de total as possíveis combinações de itens</text:span><text:span text:style-name="T364">.</text:span></text:p>
      <text:p text:style-name="P49"/>
      <text:p text:style-name="P49"/>
      <text:p text:style-name="P91"><text:span text:style-name="T372">Fórmula de </text:span><text:span text:style-name="T367">combinações de itens <text:s/></text:span><text:span text:style-name="T435">→</text:span><text:span text:style-name="T361"> <text:s/></text:span><text:span text:style-name="T448"><text:s/></text:span><text:span text:style-name="T448"><draw:frame draw:style-name="fr2"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448"><text:s text:c="3"/></text:span><text:span text:style-name="T439">(</text:span><text:span text:style-name="T440">2.1</text:span><text:span text:style-name="T439">)</text:span></text:p>
      <text:p text:style-name="P106"/>
      <text:p text:style-name="P106"/>
      <text:p text:style-name="P105"><text:span text:style-name="T364">1-</text:span><text:span text:style-name="T368">I</text:span><text:span text:style-name="T380">temset </text:span><text:span text:style-name="T368">= </text:span><text:span text:style-name="T300">C</text:span><text:span text:style-name="T297"> </text:span><text:span text:style-name="T384">(</text:span><text:span text:style-name="T385">6</text:span><text:span text:style-name="T384">,</text:span><text:span text:style-name="T385">1</text:span><text:span text:style-name="T384">)</text:span><text:span text:style-name="T386"> </text:span><text:span text:style-name="T366">= </text:span><text:span text:style-name="T369">6! / 1! (6-1)! = 6 x </text:span><text:span text:style-name="T482">5!</text:span><text:span text:style-name="T369"> / </text:span><text:span text:style-name="T370">1 x </text:span><text:span text:style-name="T481">5!</text:span><text:span text:style-name="T488"> = 6/1 = 6</text:span></text:p>
      <text:p text:style-name="P105"><text:span text:style-name="T366">2-</text:span><text:span text:style-name="T376">Itemset</text:span><text:span text:style-name="T366"> = </text:span><text:span text:style-name="T300">C</text:span><text:span text:style-name="T297"> </text:span><text:span text:style-name="T384">(</text:span><text:span text:style-name="T385">6</text:span><text:span text:style-name="T384">,</text:span><text:span text:style-name="T387">2</text:span><text:span text:style-name="T384">)</text:span><text:span text:style-name="T366"> </text:span><text:span text:style-name="T370">=</text:span><text:span text:style-name="T366"> </text:span><text:span text:style-name="T369">6! / </text:span><text:span text:style-name="T370">2</text:span><text:span text:style-name="T369">! (6-</text:span><text:span text:style-name="T370">2</text:span><text:span text:style-name="T369">)! = 6 x </text:span><text:span text:style-name="T370">5 x</text:span><text:span text:style-name="T481">4</text:span><text:span text:style-name="T482">!</text:span><text:span text:style-name="T369"> / </text:span><text:span text:style-name="T370">2 x </text:span><text:span text:style-name="T481">4!</text:span><text:span text:style-name="T488"> = 30/2 = 15</text:span></text:p>
      <text:p text:style-name="P105"><text:span text:style-name="T366">3-</text:span><text:span text:style-name="T376">Itemset</text:span><text:span text:style-name="T366"> = </text:span><text:span text:style-name="T300">C</text:span><text:span text:style-name="T297"> </text:span><text:span text:style-name="T384">(</text:span><text:span text:style-name="T385">6</text:span><text:span text:style-name="T384">,</text:span><text:span text:style-name="T387">3</text:span><text:span text:style-name="T384">) </text:span><text:span text:style-name="T366">= </text:span><text:span text:style-name="T369">6! / </text:span><text:span text:style-name="T370">3</text:span><text:span text:style-name="T369">! (6-</text:span><text:span text:style-name="T370">3</text:span><text:span text:style-name="T369">)! = 6 x </text:span><text:span text:style-name="T370">5 x 4 x </text:span><text:span text:style-name="T481">3</text:span><text:span text:style-name="T482">!</text:span><text:span text:style-name="T369"> / </text:span><text:span text:style-name="T370">3 x 2 x </text:span><text:span text:style-name="T481">3!</text:span><text:span text:style-name="T488"> = </text:span><text:span text:style-name="T481">6</text:span><text:span text:style-name="T488"> x 20 / </text:span><text:span text:style-name="T481">6</text:span><text:span text:style-name="T488"> = <text:s/>20</text:span><text:span text:style-name="T366"> <text:s text:c="21"/></text:span><text:span text:style-name="T368"><text:s text:c="13"/></text:span></text:p>
      <text:p text:style-name="P105">4-I<text:span text:style-name="T121">temset </text:span>= <text:span text:style-name="T300">C</text:span><text:span text:style-name="T297"> </text:span><text:span text:style-name="T456">(</text:span><text:span text:style-name="T457">6</text:span><text:span text:style-name="T456">,</text:span><text:span text:style-name="T458">4</text:span><text:span text:style-name="T456">)</text:span><text:span text:style-name="T493"> = 6! / 4! (6-4)! = 6 x 5 x</text:span><text:span text:style-name="T485">4</text:span><text:span text:style-name="T486">!</text:span><text:span text:style-name="T480"> / </text:span><text:span text:style-name="T485">4!</text:span><text:span text:style-name="T491"> x 2! = 30/2 = 15</text:span></text:p>
      <text:p text:style-name="P105">5-<text:span text:style-name="T121">Itemset </text:span>= <text:span text:style-name="T300">C </text:span><text:span text:style-name="T456">(</text:span><text:span text:style-name="T457">6</text:span><text:span text:style-name="T456">,</text:span><text:span text:style-name="T460">5</text:span><text:span text:style-name="T456">)</text:span><text:span text:style-name="T459"> </text:span><text:span text:style-name="T493">= 6! / 5! (6-5)! = 6 x </text:span><text:span text:style-name="T486">5!</text:span><text:span text:style-name="T480"> / </text:span><text:span text:style-name="T485">5!</text:span><text:span text:style-name="T491"> </text:span><text:span text:style-name="T492">x 1!</text:span><text:span text:style-name="T491"> = 6/1 = 6</text:span> </text:p>
      <text:p text:style-name="P105"><text:span text:style-name="T450">6-</text:span><text:span text:style-name="T128">Itemset</text:span><text:span text:style-name="T450"> = </text:span><text:span text:style-name="T300">C </text:span><text:span text:style-name="T456">(</text:span><text:span text:style-name="T457">6</text:span><text:span text:style-name="T456">,</text:span><text:span text:style-name="T460">6</text:span><text:span text:style-name="T456">)</text:span><text:span text:style-name="T459"> </text:span><text:span text:style-name="T493">= 6! / 6! (6-6)! = </text:span><text:span text:style-name="T487">6</text:span><text:span text:style-name="T486">!</text:span><text:span text:style-name="T480"> / </text:span><text:span text:style-name="T486">6!</text:span><text:span text:style-name="T480"> x 0</text:span><text:span text:style-name="T491">! = </text:span><text:span text:style-name="T492">1</text:span><text:span text:style-name="T491">/1 = </text:span><text:span text:style-name="T492">1</text:span><text:span text:style-name="T480"> <text:s text:c="5"/></text:span></text:p>
      <text:p text:style-name="P105"/>
      <text:p text:style-name="P105"/>
      <text:p text:style-name="P105"/>
      <text:p text:style-name="P105"><text:span text:style-name="T495">Na </text:span><text:span text:style-name="T474">ta</text:span><text:span text:style-name="T473">bela 2.</text:span><text:span text:style-name="T474">2</text:span><text:span text:style-name="T473"> </text:span><text:span text:style-name="T350">descrevemos todas as possíveis combinações de itens existentes em nossa base de dados de acordo com</text:span><text:span text:style-name="T351"> </text:span><text:span text:style-name="T350">nosso conjunto </text:span><text:span text:style-name="T162">I.</text:span></text:p>
      <text:p text:style-name="P110"/>
      <text:p text:style-name="Standard"/>
      <text:p text:style-name="P29"/>
      <text:p text:style-name="P29"/>
      <text:p text:style-name="P29"/>
      <text:p text:style-name="P29"/>
      <text:p text:style-name="P29"/>
      <text:p text:style-name="Standard"><text:soft-page-break/><text:span text:style-name="T466">Tabela </text:span><text:span text:style-name="T470">2.</text:span><text:span text:style-name="T469">2</text:span><text:span text:style-name="T224">:</text:span><text:span text:style-name="T344"> <text:s/></text:span><text:span text:style-name="T345">Possíveis formações de itemsets através </text:span><text:span text:style-name="T348">da combinação</text:span><text:span text:style-name="T345"> </text:span><text:span text:style-name="T344">de </text:span><text:span text:style-name="T345">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144">N<text:span text:style-name="T2">o</text:span></text:p>
          </table:table-cell>
          <table:table-cell table:style-name="Possíveis_5f_Itemsets.A1" office:value-type="string">
            <text:p text:style-name="P85">1-<text:span text:style-name="T121">Itemset</text:span></text:p>
          </table:table-cell>
          <table:table-cell table:style-name="Possíveis_5f_Itemsets.A1" office:value-type="string">
            <text:p text:style-name="P145">2-<text:span text:style-name="T121">Itemset</text:span></text:p>
          </table:table-cell>
          <table:table-cell table:style-name="Possíveis_5f_Itemsets.A1" office:value-type="string">
            <text:p text:style-name="P145">3-<text:span text:style-name="T121">Itemset</text:span></text:p>
          </table:table-cell>
          <table:table-cell table:style-name="Possíveis_5f_Itemsets.A1" office:value-type="string">
            <text:p text:style-name="P145">4-<text:span text:style-name="T129">I</text:span><text:span text:style-name="T121">temset</text:span></text:p>
          </table:table-cell>
          <table:table-cell table:style-name="Possíveis_5f_Itemsets.A1" office:value-type="string">
            <text:p text:style-name="P145">5<text:span text:style-name="T121">-Itemset</text:span></text:p>
          </table:table-cell>
          <table:table-cell table:style-name="Possíveis_5f_Itemsets.G1" office:value-type="string">
            <text:p text:style-name="P145">6-<text:span text:style-name="T121">Itemset</text:span></text:p>
          </table:table-cell>
        </table:table-row>
      </table:table>
      <text:p text:style-name="P92"/>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149">1</text:p>
          </table:table-cell>
          <table:table-cell table:style-name="P_5f_Itemsets.A1" office:value-type="string">
            <text:p text:style-name="P153">Lápis-<text:span text:style-name="T451">L</text:span></text:p>
          </table:table-cell>
          <table:table-cell table:style-name="P_5f_Itemsets.A1" office:value-type="string">
            <text:p text:style-name="P153">(L,<text:span text:style-name="T451">CN</text:span>)</text:p>
          </table:table-cell>
          <table:table-cell table:style-name="P_5f_Itemsets.A1" office:value-type="string">
            <text:p text:style-name="P149">(L,CN,CD)</text:p>
          </table:table-cell>
          <table:table-cell table:style-name="P_5f_Itemsets.A1" office:value-type="string">
            <text:p text:style-name="P155">(L,CN,CD,B)</text:p>
          </table:table-cell>
          <table:table-cell table:style-name="P_5f_Itemsets.A1" office:value-type="string">
            <text:p text:style-name="P156">(L,CN,CD,B,A)</text:p>
          </table:table-cell>
          <table:table-cell table:style-name="P_5f_Itemsets.G1" office:value-type="string">
            <text:p text:style-name="P159">(L,CN,CD,B,A,E)</text:p>
          </table:table-cell>
        </table:table-row>
        <table:table-row>
          <table:table-cell table:style-name="P_5f_Itemsets.A2" office:value-type="string">
            <text:p text:style-name="P149">2</text:p>
          </table:table-cell>
          <table:table-cell table:style-name="P_5f_Itemsets.A2" office:value-type="string">
            <text:p text:style-name="P153">Caneta-<text:span text:style-name="T451">CN</text:span></text:p>
          </table:table-cell>
          <table:table-cell table:style-name="P_5f_Itemsets.A2" office:value-type="string">
            <text:p text:style-name="P149">(L,CD)</text:p>
          </table:table-cell>
          <table:table-cell table:style-name="P_5f_Itemsets.A2" office:value-type="string">
            <text:p text:style-name="P162">(L,CN,B)</text:p>
          </table:table-cell>
          <table:table-cell table:style-name="P_5f_Itemsets.A2" office:value-type="string">
            <text:p text:style-name="P155">(L,CN,CD,A)</text:p>
          </table:table-cell>
          <table:table-cell table:style-name="P_5f_Itemsets.A2" office:value-type="string">
            <text:p text:style-name="P156">(L,CN,CD,B,E)</text:p>
          </table:table-cell>
          <table:table-cell table:style-name="P_5f_Itemsets.G2" office:value-type="string">
            <text:p text:style-name="P165"/>
          </table:table-cell>
        </table:table-row>
        <table:table-row>
          <table:table-cell table:style-name="P_5f_Itemsets.A2" office:value-type="string">
            <text:p text:style-name="P149">3</text:p>
          </table:table-cell>
          <table:table-cell table:style-name="P_5f_Itemsets.A2" office:value-type="string">
            <text:p text:style-name="P153">Caderno-<text:span text:style-name="T451">CD</text:span></text:p>
          </table:table-cell>
          <table:table-cell table:style-name="P_5f_Itemsets.A2" office:value-type="string">
            <text:p text:style-name="P149">(L,B)</text:p>
          </table:table-cell>
          <table:table-cell table:style-name="P_5f_Itemsets.A2" office:value-type="string">
            <text:p text:style-name="P162">(L,CN,A)</text:p>
          </table:table-cell>
          <table:table-cell table:style-name="P_5f_Itemsets.A2" office:value-type="string">
            <text:p text:style-name="P155">(L,CN,CD,E<text:span text:style-name="T452">)</text:span></text:p>
          </table:table-cell>
          <table:table-cell table:style-name="P_5f_Itemsets.A2" office:value-type="string">
            <text:p text:style-name="P166"><text:span text:style-name="T479">(</text:span>L,CN,CD,A,E)</text:p>
          </table:table-cell>
          <table:table-cell table:style-name="P_5f_Itemsets.G2" office:value-type="string">
            <text:p text:style-name="P165"/>
          </table:table-cell>
        </table:table-row>
        <table:table-row>
          <table:table-cell table:style-name="P_5f_Itemsets.A2" office:value-type="string">
            <text:p text:style-name="P149">4</text:p>
          </table:table-cell>
          <table:table-cell table:style-name="P_5f_Itemsets.A2" office:value-type="string">
            <text:p text:style-name="P153">Borracha-<text:span text:style-name="T451">B</text:span></text:p>
          </table:table-cell>
          <table:table-cell table:style-name="P_5f_Itemsets.A2" office:value-type="string">
            <text:p text:style-name="P149"><text:span text:style-name="T512">(</text:span>L,A)</text:p>
          </table:table-cell>
          <table:table-cell table:style-name="P_5f_Itemsets.A2" office:value-type="string">
            <text:p text:style-name="P162">(L,CN,E)</text:p>
          </table:table-cell>
          <table:table-cell table:style-name="P_5f_Itemsets.A2" office:value-type="string">
            <text:p text:style-name="P169">(L,CN,B,A)</text:p>
          </table:table-cell>
          <table:table-cell table:style-name="P_5f_Itemsets.A2" office:value-type="string">
            <text:p text:style-name="P87"><text:span text:style-name="T479">(</text:span>L,CN,B,A,E)</text:p>
          </table:table-cell>
          <table:table-cell table:style-name="P_5f_Itemsets.G2" office:value-type="string">
            <text:p text:style-name="P165"/>
          </table:table-cell>
        </table:table-row>
        <table:table-row>
          <table:table-cell table:style-name="P_5f_Itemsets.A2" office:value-type="string">
            <text:p text:style-name="P149">5</text:p>
          </table:table-cell>
          <table:table-cell table:style-name="P_5f_Itemsets.A2" office:value-type="string">
            <text:p text:style-name="P153">Apontador-<text:span text:style-name="T451">A</text:span></text:p>
          </table:table-cell>
          <table:table-cell table:style-name="P_5f_Itemsets.A2" office:value-type="string">
            <text:p text:style-name="P149">(L,E)</text:p>
          </table:table-cell>
          <table:table-cell table:style-name="P_5f_Itemsets.A2" office:value-type="string">
            <text:p text:style-name="P162">(L,CD,B)</text:p>
          </table:table-cell>
          <table:table-cell table:style-name="P_5f_Itemsets.A2" office:value-type="string">
            <text:p text:style-name="P169">(L,CN,B,E)</text:p>
          </table:table-cell>
          <table:table-cell table:style-name="P_5f_Itemsets.A2" office:value-type="string">
            <text:p text:style-name="P167">(L,CD,B,A,E)</text:p>
          </table:table-cell>
          <table:table-cell table:style-name="P_5f_Itemsets.G2" office:value-type="string">
            <text:p text:style-name="P165"/>
          </table:table-cell>
        </table:table-row>
        <table:table-row>
          <table:table-cell table:style-name="P_5f_Itemsets.A2" office:value-type="string">
            <text:p text:style-name="P149">6</text:p>
          </table:table-cell>
          <table:table-cell table:style-name="P_5f_Itemsets.A2" office:value-type="string">
            <text:p text:style-name="P153">Estojo-<text:span text:style-name="T451">E</text:span></text:p>
          </table:table-cell>
          <table:table-cell table:style-name="P_5f_Itemsets.A2" office:value-type="string">
            <text:p text:style-name="P150">(CN,CD)</text:p>
          </table:table-cell>
          <table:table-cell table:style-name="P_5f_Itemsets.A2" office:value-type="string">
            <text:p text:style-name="P162">(L,CD,A)</text:p>
          </table:table-cell>
          <table:table-cell table:style-name="P_5f_Itemsets.A2" office:value-type="string">
            <text:p text:style-name="P170">(L,CN,A,E)</text:p>
          </table:table-cell>
          <table:table-cell table:style-name="P_5f_Itemsets.A2" office:value-type="string">
            <text:p text:style-name="P159">(CN,CD,B,A,E)</text:p>
          </table:table-cell>
          <table:table-cell table:style-name="P_5f_Itemsets.G2" office:value-type="string">
            <text:p text:style-name="P165"/>
          </table:table-cell>
        </table:table-row>
        <table:table-row>
          <table:table-cell table:style-name="P_5f_Itemsets.A2" office:value-type="string">
            <text:p text:style-name="P149">7</text:p>
          </table:table-cell>
          <table:table-cell table:style-name="P_5f_Itemsets.A2" office:value-type="string">
            <text:p text:style-name="P165"/>
          </table:table-cell>
          <table:table-cell table:style-name="P_5f_Itemsets.A2" office:value-type="string">
            <text:p text:style-name="P150">(CN,B)</text:p>
          </table:table-cell>
          <table:table-cell table:style-name="P_5f_Itemsets.A2" office:value-type="string">
            <text:p text:style-name="P162">(L,CD,E)</text:p>
          </table:table-cell>
          <table:table-cell table:style-name="P_5f_Itemsets.A2" office:value-type="string">
            <text:p text:style-name="P171">(L,CD,B,A)</text:p>
          </table:table-cell>
          <table:table-cell table:style-name="P_5f_Itemsets.A2" office:value-type="string">
            <text:p text:style-name="P165"/>
          </table:table-cell>
          <table:table-cell table:style-name="P_5f_Itemsets.G2" office:value-type="string">
            <text:p text:style-name="P165"/>
          </table:table-cell>
        </table:table-row>
        <table:table-row>
          <table:table-cell table:style-name="P_5f_Itemsets.A2" office:value-type="string">
            <text:p text:style-name="P149">8</text:p>
          </table:table-cell>
          <table:table-cell table:style-name="P_5f_Itemsets.A2" office:value-type="string">
            <text:p text:style-name="P165"/>
          </table:table-cell>
          <table:table-cell table:style-name="P_5f_Itemsets.A2" office:value-type="string">
            <text:p text:style-name="P150">(CN,A)</text:p>
          </table:table-cell>
          <table:table-cell table:style-name="P_5f_Itemsets.A2" office:value-type="string">
            <text:p text:style-name="P162">(L,B,A)</text:p>
          </table:table-cell>
          <table:table-cell table:style-name="P_5f_Itemsets.A2" office:value-type="string">
            <text:p text:style-name="P171">(L,CD,B,E)</text:p>
          </table:table-cell>
          <table:table-cell table:style-name="P_5f_Itemsets.A2" office:value-type="string">
            <text:p text:style-name="P165"/>
          </table:table-cell>
          <table:table-cell table:style-name="P_5f_Itemsets.G2" office:value-type="string">
            <text:p text:style-name="P165"/>
          </table:table-cell>
        </table:table-row>
        <table:table-row>
          <table:table-cell table:style-name="P_5f_Itemsets.A2" office:value-type="string">
            <text:p text:style-name="P149">9</text:p>
          </table:table-cell>
          <table:table-cell table:style-name="P_5f_Itemsets.A2" office:value-type="string">
            <text:p text:style-name="P165"/>
          </table:table-cell>
          <table:table-cell table:style-name="P_5f_Itemsets.A2" office:value-type="string">
            <text:p text:style-name="P150">(CN,E)</text:p>
          </table:table-cell>
          <table:table-cell table:style-name="P_5f_Itemsets.A2" office:value-type="string">
            <text:p text:style-name="P162">(L,B,E)</text:p>
          </table:table-cell>
          <table:table-cell table:style-name="P_5f_Itemsets.A2" office:value-type="string">
            <text:p text:style-name="P172">(L,CD,A,E)</text:p>
          </table:table-cell>
          <table:table-cell table:style-name="P_5f_Itemsets.A2" office:value-type="string">
            <text:p text:style-name="P165"/>
          </table:table-cell>
          <table:table-cell table:style-name="P_5f_Itemsets.G2" office:value-type="string">
            <text:p text:style-name="P165"/>
          </table:table-cell>
        </table:table-row>
        <table:table-row>
          <table:table-cell table:style-name="P_5f_Itemsets.A2" office:value-type="string">
            <text:p text:style-name="P149">10</text:p>
          </table:table-cell>
          <table:table-cell table:style-name="P_5f_Itemsets.A2" office:value-type="string">
            <text:p text:style-name="P165"/>
          </table:table-cell>
          <table:table-cell table:style-name="P_5f_Itemsets.A2" office:value-type="string">
            <text:p text:style-name="P150">(CD,B)</text:p>
          </table:table-cell>
          <table:table-cell table:style-name="P_5f_Itemsets.A2" office:value-type="string">
            <text:p text:style-name="P163">(L,A,E)</text:p>
          </table:table-cell>
          <table:table-cell table:style-name="P_5f_Itemsets.A2" office:value-type="string">
            <text:p text:style-name="P172">(L,B,A,E)</text:p>
          </table:table-cell>
          <table:table-cell table:style-name="P_5f_Itemsets.A2" office:value-type="string">
            <text:p text:style-name="P165"/>
          </table:table-cell>
          <table:table-cell table:style-name="P_5f_Itemsets.G2" office:value-type="string">
            <text:p text:style-name="P165"/>
          </table:table-cell>
        </table:table-row>
        <table:table-row>
          <table:table-cell table:style-name="P_5f_Itemsets.A2" office:value-type="string">
            <text:p text:style-name="P149">11</text:p>
          </table:table-cell>
          <table:table-cell table:style-name="P_5f_Itemsets.A2" office:value-type="string">
            <text:p text:style-name="P165"/>
          </table:table-cell>
          <table:table-cell table:style-name="P_5f_Itemsets.A2" office:value-type="string">
            <text:p text:style-name="P150">(CD,A)</text:p>
          </table:table-cell>
          <table:table-cell table:style-name="P_5f_Itemsets.A2" office:value-type="string">
            <text:p text:style-name="P162">(CN,CD,B)</text:p>
          </table:table-cell>
          <table:table-cell table:style-name="P_5f_Itemsets.A2" office:value-type="string">
            <text:p text:style-name="P172">(CN,CD,B,A)</text:p>
          </table:table-cell>
          <table:table-cell table:style-name="P_5f_Itemsets.A2" office:value-type="string">
            <text:p text:style-name="P165"/>
          </table:table-cell>
          <table:table-cell table:style-name="P_5f_Itemsets.G2" office:value-type="string">
            <text:p text:style-name="P165"/>
          </table:table-cell>
        </table:table-row>
        <table:table-row>
          <table:table-cell table:style-name="P_5f_Itemsets.A2" office:value-type="string">
            <text:p text:style-name="P149">12</text:p>
          </table:table-cell>
          <table:table-cell table:style-name="P_5f_Itemsets.A2" office:value-type="string">
            <text:p text:style-name="P165"/>
          </table:table-cell>
          <table:table-cell table:style-name="P_5f_Itemsets.A2" office:value-type="string">
            <text:p text:style-name="P150">(CD,E)</text:p>
          </table:table-cell>
          <table:table-cell table:style-name="P_5f_Itemsets.A2" office:value-type="string">
            <text:p text:style-name="P162">(CN,CD,A)</text:p>
          </table:table-cell>
          <table:table-cell table:style-name="P_5f_Itemsets.A2" office:value-type="string">
            <text:p text:style-name="P172">(CN,CD,B,E)</text:p>
          </table:table-cell>
          <table:table-cell table:style-name="P_5f_Itemsets.A2" office:value-type="string">
            <text:p text:style-name="P165"/>
          </table:table-cell>
          <table:table-cell table:style-name="P_5f_Itemsets.G2" office:value-type="string">
            <text:p text:style-name="P165"/>
          </table:table-cell>
        </table:table-row>
        <table:table-row>
          <table:table-cell table:style-name="P_5f_Itemsets.A2" office:value-type="string">
            <text:p text:style-name="P149">13</text:p>
          </table:table-cell>
          <table:table-cell table:style-name="P_5f_Itemsets.A2" office:value-type="string">
            <text:p text:style-name="P165"/>
          </table:table-cell>
          <table:table-cell table:style-name="P_5f_Itemsets.A2" office:value-type="string">
            <text:p text:style-name="P149">(B,A)</text:p>
          </table:table-cell>
          <table:table-cell table:style-name="P_5f_Itemsets.A2" office:value-type="string">
            <text:p text:style-name="P162">(CN,CD,E)</text:p>
          </table:table-cell>
          <table:table-cell table:style-name="P_5f_Itemsets.A2" office:value-type="string">
            <text:p text:style-name="P172">(CN,CD,A,E)</text:p>
          </table:table-cell>
          <table:table-cell table:style-name="P_5f_Itemsets.A2" office:value-type="string">
            <text:p text:style-name="P165"/>
          </table:table-cell>
          <table:table-cell table:style-name="P_5f_Itemsets.G2" office:value-type="string">
            <text:p text:style-name="P165"/>
          </table:table-cell>
        </table:table-row>
        <table:table-row>
          <table:table-cell table:style-name="P_5f_Itemsets.A2" office:value-type="string">
            <text:p text:style-name="P149">14</text:p>
          </table:table-cell>
          <table:table-cell table:style-name="P_5f_Itemsets.A2" office:value-type="string">
            <text:p text:style-name="P165"/>
          </table:table-cell>
          <table:table-cell table:style-name="P_5f_Itemsets.A2" office:value-type="string">
            <text:p text:style-name="P149">(B,E)</text:p>
          </table:table-cell>
          <table:table-cell table:style-name="P_5f_Itemsets.A2" office:value-type="string">
            <text:p text:style-name="P174">(A,B,CN)</text:p>
          </table:table-cell>
          <table:table-cell table:style-name="P_5f_Itemsets.A2" office:value-type="string">
            <text:p text:style-name="P157">(CN,B,A,E)</text:p>
          </table:table-cell>
          <table:table-cell table:style-name="P_5f_Itemsets.A2" office:value-type="string">
            <text:p text:style-name="P165"/>
          </table:table-cell>
          <table:table-cell table:style-name="P_5f_Itemsets.G2" office:value-type="string">
            <text:p text:style-name="P165"/>
          </table:table-cell>
        </table:table-row>
        <table:table-row>
          <table:table-cell table:style-name="P_5f_Itemsets.A2" office:value-type="string">
            <text:p text:style-name="P149">15</text:p>
          </table:table-cell>
          <table:table-cell table:style-name="P_5f_Itemsets.A2" office:value-type="string">
            <text:p text:style-name="P165"/>
          </table:table-cell>
          <table:table-cell table:style-name="P_5f_Itemsets.A2" office:value-type="string">
            <text:p text:style-name="P150"><text:span text:style-name="T477">(</text:span>A,E)</text:p>
          </table:table-cell>
          <table:table-cell table:style-name="P_5f_Itemsets.A2" office:value-type="string">
            <text:p text:style-name="P174">(<text:span text:style-name="T478">E</text:span>,B,CN)</text:p>
          </table:table-cell>
          <table:table-cell table:style-name="P_5f_Itemsets.A2" office:value-type="string">
            <text:p text:style-name="P156">(CD,B,A,E)</text:p>
          </table:table-cell>
          <table:table-cell table:style-name="P_5f_Itemsets.A2" office:value-type="string">
            <text:p text:style-name="P165"/>
          </table:table-cell>
          <table:table-cell table:style-name="P_5f_Itemsets.G2" office:value-type="string">
            <text:p text:style-name="P165"/>
          </table:table-cell>
        </table:table-row>
        <table:table-row>
          <table:table-cell table:style-name="P_5f_Itemsets.A2" office:value-type="string">
            <text:p text:style-name="P149">16</text:p>
          </table:table-cell>
          <table:table-cell table:style-name="P_5f_Itemsets.A2" office:value-type="string">
            <text:p text:style-name="P165"/>
          </table:table-cell>
          <table:table-cell table:style-name="P_5f_Itemsets.A2" office:value-type="string">
            <text:p text:style-name="P165"/>
          </table:table-cell>
          <table:table-cell table:style-name="P_5f_Itemsets.A2" office:value-type="string">
            <text:p text:style-name="P174">(A,<text:span text:style-name="T478">E</text:span>,CN)</text:p>
          </table:table-cell>
          <table:table-cell table:style-name="P_5f_Itemsets.A2" office:value-type="string">
            <text:p text:style-name="P173"/>
          </table:table-cell>
          <table:table-cell table:style-name="P_5f_Itemsets.A2" office:value-type="string">
            <text:p text:style-name="P165"/>
          </table:table-cell>
          <table:table-cell table:style-name="P_5f_Itemsets.G2" office:value-type="string">
            <text:p text:style-name="P165"/>
          </table:table-cell>
        </table:table-row>
        <table:table-row>
          <table:table-cell table:style-name="P_5f_Itemsets.A2" office:value-type="string">
            <text:p text:style-name="P149">17</text:p>
          </table:table-cell>
          <table:table-cell table:style-name="P_5f_Itemsets.A2" office:value-type="string">
            <text:p text:style-name="P165"/>
          </table:table-cell>
          <table:table-cell table:style-name="P_5f_Itemsets.A2" office:value-type="string">
            <text:p text:style-name="P165"/>
          </table:table-cell>
          <table:table-cell table:style-name="P_5f_Itemsets.A2" office:value-type="string">
            <text:p text:style-name="P162">(CD,B,A)</text:p>
          </table:table-cell>
          <table:table-cell table:style-name="P_5f_Itemsets.A2" office:value-type="string">
            <text:p text:style-name="P173"/>
          </table:table-cell>
          <table:table-cell table:style-name="P_5f_Itemsets.A2" office:value-type="string">
            <text:p text:style-name="P165"/>
          </table:table-cell>
          <table:table-cell table:style-name="P_5f_Itemsets.G2" office:value-type="string">
            <text:p text:style-name="P165"/>
          </table:table-cell>
        </table:table-row>
        <table:table-row>
          <table:table-cell table:style-name="P_5f_Itemsets.A2" office:value-type="string">
            <text:p text:style-name="P149">18</text:p>
          </table:table-cell>
          <table:table-cell table:style-name="P_5f_Itemsets.A2" office:value-type="string">
            <text:p text:style-name="P165"/>
          </table:table-cell>
          <table:table-cell table:style-name="P_5f_Itemsets.A2" office:value-type="string">
            <text:p text:style-name="P165"/>
          </table:table-cell>
          <table:table-cell table:style-name="P_5f_Itemsets.A2" office:value-type="string">
            <text:p text:style-name="P163"><text:span text:style-name="T478">(</text:span>CD,B,E)</text:p>
          </table:table-cell>
          <table:table-cell table:style-name="P_5f_Itemsets.A2" office:value-type="string">
            <text:p text:style-name="P173"/>
          </table:table-cell>
          <table:table-cell table:style-name="P_5f_Itemsets.A2" office:value-type="string">
            <text:p text:style-name="P165"/>
          </table:table-cell>
          <table:table-cell table:style-name="P_5f_Itemsets.G2" office:value-type="string">
            <text:p text:style-name="P165"/>
          </table:table-cell>
        </table:table-row>
        <table:table-row>
          <table:table-cell table:style-name="P_5f_Itemsets.A2" office:value-type="string">
            <text:p text:style-name="P149">19</text:p>
          </table:table-cell>
          <table:table-cell table:style-name="P_5f_Itemsets.A2" office:value-type="string">
            <text:p text:style-name="P165"/>
          </table:table-cell>
          <table:table-cell table:style-name="P_5f_Itemsets.A2" office:value-type="string">
            <text:p text:style-name="P165"/>
          </table:table-cell>
          <table:table-cell table:style-name="P_5f_Itemsets.A2" office:value-type="string">
            <text:p text:style-name="P175">(A,E,CD)</text:p>
          </table:table-cell>
          <table:table-cell table:style-name="P_5f_Itemsets.A2" office:value-type="string">
            <text:p text:style-name="P173"/>
          </table:table-cell>
          <table:table-cell table:style-name="P_5f_Itemsets.A2" office:value-type="string">
            <text:p text:style-name="P165"/>
          </table:table-cell>
          <table:table-cell table:style-name="P_5f_Itemsets.G2" office:value-type="string">
            <text:p text:style-name="P165"/>
          </table:table-cell>
        </table:table-row>
        <table:table-row>
          <table:table-cell table:style-name="P_5f_Itemsets.A2" office:value-type="string">
            <text:p text:style-name="P149">20</text:p>
          </table:table-cell>
          <table:table-cell table:style-name="P_5f_Itemsets.A2" office:value-type="string">
            <text:p text:style-name="P165"/>
          </table:table-cell>
          <table:table-cell table:style-name="P_5f_Itemsets.A2" office:value-type="string">
            <text:p text:style-name="P165"/>
          </table:table-cell>
          <table:table-cell table:style-name="P_5f_Itemsets.A2" office:value-type="string">
            <text:p text:style-name="P163">(B,A,E)</text:p>
          </table:table-cell>
          <table:table-cell table:style-name="P_5f_Itemsets.A2" office:value-type="string">
            <text:p text:style-name="P173"/>
          </table:table-cell>
          <table:table-cell table:style-name="P_5f_Itemsets.A2" office:value-type="string">
            <text:p text:style-name="P165"/>
          </table:table-cell>
          <table:table-cell table:style-name="P_5f_Itemsets.G2" office:value-type="string">
            <text:p text:style-name="P165"/>
          </table:table-cell>
        </table:table-row>
        <table:table-row>
          <table:table-cell table:style-name="P_5f_Itemsets.A2" office:value-type="string">
            <text:p text:style-name="P149"/>
          </table:table-cell>
          <table:table-cell table:style-name="P_5f_Itemsets.A2" office:value-type="string">
            <text:p text:style-name="P165"/>
          </table:table-cell>
          <table:table-cell table:style-name="P_5f_Itemsets.A2" office:value-type="string">
            <text:p text:style-name="P165"/>
          </table:table-cell>
          <table:table-cell table:style-name="P_5f_Itemsets.A2" office:value-type="string">
            <text:p text:style-name="P165"/>
          </table:table-cell>
          <table:table-cell table:style-name="P_5f_Itemsets.A2" office:value-type="string">
            <text:p text:style-name="P173"/>
          </table:table-cell>
          <table:table-cell table:style-name="P_5f_Itemsets.A2" office:value-type="string">
            <text:p text:style-name="P165"/>
          </table:table-cell>
          <table:table-cell table:style-name="P_5f_Itemsets.G2" office:value-type="string">
            <text:p text:style-name="P165"/>
          </table:table-cell>
        </table:table-row>
        <table:table-row>
          <table:table-cell table:style-name="P_5f_Itemsets.A2" office:value-type="string">
            <text:p text:style-name="P86">T</text:p>
          </table:table-cell>
          <table:table-cell table:style-name="P_5f_Itemsets.B22" office:value-type="float" office:value="6">
            <text:p text:style-name="P177">6</text:p>
          </table:table-cell>
          <table:table-cell table:style-name="P_5f_Itemsets.B22" office:value-type="float" office:value="15">
            <text:p text:style-name="P177">15</text:p>
          </table:table-cell>
          <table:table-cell table:style-name="P_5f_Itemsets.B22" office:value-type="float" office:value="20">
            <text:p text:style-name="P177">20</text:p>
          </table:table-cell>
          <table:table-cell table:style-name="P_5f_Itemsets.B22" office:value-type="float" office:value="15">
            <text:p text:style-name="P177">15</text:p>
          </table:table-cell>
          <table:table-cell table:style-name="P_5f_Itemsets.B22" office:value-type="float" office:value="6">
            <text:p text:style-name="P177">6</text:p>
          </table:table-cell>
          <table:table-cell table:style-name="P_5f_Itemsets.G22" office:value-type="float" office:value="1">
            <text:p text:style-name="P178">1</text:p>
          </table:table-cell>
        </table:table-row>
      </table:table>
      <text:p text:style-name="P93"/>
      <text:p text:style-name="P93"/>
      <text:p text:style-name="P48"/>
      <text:p text:style-name="P90"><text:span text:style-name="T367">O t</text:span><text:span text:style-name="T355">otal de </text:span><text:span text:style-name="T373">itemset</text:span><text:span text:style-name="T377">s</text:span><text:span text:style-name="T373"> </text:span><text:span text:style-name="T355">possíveis </text:span><text:span text:style-name="T371">descritos na </text:span><text:span text:style-name="T425">tabela </text:span><text:span text:style-name="T426">2.</text:span><text:span text:style-name="T425">3</text:span><text:span text:style-name="T427"> </text:span><text:span text:style-name="T428">é</text:span><text:span text:style-name="T427"> =</text:span><text:span text:style-name="T5"> <text:s/></text:span><text:span text:style-name="T5"><draw:frame draw:style-name="fr2"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294">(</text:span><text:span text:style-name="T298">2.2</text:span><text:span text:style-name="T294">)</text:span></text:p>
      <text:p text:style-name="P89"/>
      <text:p text:style-name="P89"/>
      <text:p text:style-name="P30"><text:s text:c="8"/></text:p>
      <text:p text:style-name="P61"><text:soft-page-break/><text:span text:style-name="T467"><text:s text:c="2"/>Tabela </text:span><text:span text:style-name="T469">2.</text:span><text:span text:style-name="T468">3</text:span><text:span text:style-name="T348">: </text:span><text:span text:style-name="T345">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245">m</text:p>
          </table:table-cell>
          <table:table-cell table:style-name="Total_5f_de_5f_Itemsets.B1" office:value-type="string">
            <text:p text:style-name="P266">Itemsets</text:p>
          </table:table-cell>
        </table:table-row>
      </table:table>
      <text:p text:style-name="P61"/>
      <table:table table:name="T_Itemsets" table:style-name="T_5f_Itemsets">
        <table:table-column table:style-name="T_5f_Itemsets.A"/>
        <table:table-column table:style-name="T_5f_Itemsets.B"/>
        <table:table-row>
          <table:table-cell table:style-name="T_5f_Itemsets.A1" office:value-type="string">
            <text:p text:style-name="P140">1</text:p>
          </table:table-cell>
          <table:table-cell table:style-name="T_5f_Itemsets.B1" office:value-type="string">
            <text:p text:style-name="P140">2</text:p>
          </table:table-cell>
        </table:table-row>
        <table:table-row>
          <table:table-cell table:style-name="T_5f_Itemsets.A2" office:value-type="string">
            <text:p text:style-name="P140">2</text:p>
          </table:table-cell>
          <table:table-cell table:style-name="T_5f_Itemsets.B2" office:value-type="string">
            <text:p text:style-name="P140">4</text:p>
          </table:table-cell>
        </table:table-row>
        <table:table-row>
          <table:table-cell table:style-name="T_5f_Itemsets.A2" office:value-type="string">
            <text:p text:style-name="P140">3</text:p>
          </table:table-cell>
          <table:table-cell table:style-name="T_5f_Itemsets.B2" office:value-type="string">
            <text:p text:style-name="P140">8</text:p>
          </table:table-cell>
        </table:table-row>
        <table:table-row>
          <table:table-cell table:style-name="T_5f_Itemsets.A2" office:value-type="string">
            <text:p text:style-name="P140">4</text:p>
          </table:table-cell>
          <table:table-cell table:style-name="T_5f_Itemsets.B2" office:value-type="string">
            <text:p text:style-name="P140">16</text:p>
          </table:table-cell>
        </table:table-row>
        <table:table-row>
          <table:table-cell table:style-name="T_5f_Itemsets.A2" office:value-type="string">
            <text:p text:style-name="P140">5</text:p>
          </table:table-cell>
          <table:table-cell table:style-name="T_5f_Itemsets.B2" office:value-type="string">
            <text:p text:style-name="P140">32</text:p>
          </table:table-cell>
        </table:table-row>
        <table:table-row>
          <table:table-cell table:style-name="T_5f_Itemsets.A2" office:value-type="string">
            <text:p text:style-name="P140">6</text:p>
          </table:table-cell>
          <table:table-cell table:style-name="T_5f_Itemsets.B2" office:value-type="string">
            <text:p text:style-name="P140">64</text:p>
          </table:table-cell>
        </table:table-row>
      </table:table>
      <text:p text:style-name="P59"/>
      <text:p text:style-name="P58"/>
      <text:p text:style-name="P58"><text:tab/>Então o total de <text:span text:style-name="T121">itemsets</text:span> possíveis em nossa base de dados é igual a 2<text:span text:style-name="T8">6</text:span>= <text:span text:style-name="T496">64</text:span>, mas somando todos nossos agrupamentos obtidos na tabela dá um valor de <text:span text:style-name="T496">63</text:span>. <text:span text:style-name="T453">Isto se dá</text:span> porque não temos interesse no agrupamento (<text:span text:style-name="T121">itemset</text:span>) que não possui itens, ou seja, o 1<text:span text:style-name="T2">o</text:span><text:span text:style-name="T241"> </text:span><text:span text:style-name="T282">itemset</text:span><text:span text:style-name="T241">.</text:span></text:p>
      <text:p text:style-name="P62"/>
      <text:p text:style-name="P105"><text:span text:style-name="T399">0</text:span><text:span text:style-name="T398">-Itemset =</text:span><text:span text:style-name="T390"> </text:span><text:span text:style-name="T300">C</text:span><text:span text:style-name="T297"> </text:span><text:span text:style-name="T384">(</text:span><text:span text:style-name="T385">6</text:span><text:span text:style-name="T384">,</text:span><text:span text:style-name="T388">0</text:span><text:span text:style-name="T384">)</text:span><text:span text:style-name="T386"> </text:span><text:span text:style-name="T389">= 6! / </text:span><text:span text:style-name="T388">0</text:span><text:span text:style-name="T389">! (6-</text:span><text:span text:style-name="T388">0</text:span><text:span text:style-name="T389">)! = </text:span><text:span text:style-name="T483">6</text:span><text:span text:style-name="T484">!</text:span><text:span text:style-name="T385"> / <text:s/></text:span><text:span text:style-name="T388">0! x </text:span><text:span text:style-name="T484">6!</text:span><text:span text:style-name="T385"> </text:span><text:span text:style-name="T489"><text:s/>= </text:span><text:span text:style-name="T490">1</text:span><text:span text:style-name="T489">/1 = </text:span><text:span text:style-name="T490">1</text:span><text:span text:style-name="T385"> <text:s/></text:span><text:span text:style-name="T438">→</text:span><text:span text:style-name="T385"> <text:s/></text:span><text:span text:style-name="T397"><text:s/></text:span><text:span text:style-name="T464">itemset</text:span><text:span text:style-name="T455"> (</text:span><text:span text:style-name="T441">Ø</text:span><text:span text:style-name="T455">)</text:span></text:p>
      <text:p text:style-name="P104"><text:span text:style-name="T455">E</text:span><text:span text:style-name="T454">ntão a </text:span><text:span text:style-name="T462">fórmula 2.2</text:span><text:span text:style-name="T454"> evolui para </text:span><text:span text:style-name="T463">itemsets</text:span><text:span text:style-name="T454"> totais = </text:span><text:span text:style-name="T454"><draw:frame draw:style-name="fr2"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391"><text:s/></text:span><text:span text:style-name="T392"><text:s text:c="5"/></text:span><text:span text:style-name="T308"><text:s/>(</text:span><text:span text:style-name="T321">2.3</text:span><text:span text:style-name="T308">)</text:span></text:p>
      <text:p text:style-name="P47"/>
      <text:p text:style-name="P46"><text:span text:style-name="T356"><text:tab/>Será através dos </text:span><text:span text:style-name="T378">Itemsets</text:span><text:span text:style-name="T356"> definidos na base de dados que o algoritmo de mineração em regras de associação realizar</text:span><text:span text:style-name="T357">á</text:span><text:span text:style-name="T356"> o processo de revelação dos relacionamentos nas transções registradas na base de dados. </text:span><text:span text:style-name="T358">O primeiro algoritmo desenvolvido baseado em </text:span><text:span text:style-name="T379">Itemsets</text:span><text:span text:style-name="T358"> foi o Algoritmo APRIORI </text:span><text:span text:style-name="T359">que foi desenvolvido por </text:span><text:span text:style-name="T121">Rakesh Agrawal </text:span><text:span text:style-name="T140">et al</text:span><text:span text:style-name="T528"> </text:span><text:span text:style-name="T179">[</text:span><text:span text:style-name="T182">2</text:span><text:span text:style-name="T179">].</text:span></text:p>
      <text:h text:style-name="P322" text:outline-level="2"><text:bookmark-start text:name="__RefHeading___Toc2869_2898442780"/>REGRA DE ASSOCIAÇÃO<text:bookmark-end text:name="__RefHeading___Toc2869_2898442780"/></text:h>
      <text:p text:style-name="P125"><text:span text:style-name="T16"><text:tab/>Regras de associação basicamente são padrões identificados e avaliados dentro de certas premissas, para a obtenç</text:span><text:span text:style-name="T43">ã</text:span><text:span text:style-name="T42">o</text:span><text:span text:style-name="T16"> de informações de relevância para as organizações. O objetivo principal é encontrar elementos ou grupos de elementos (</text:span><text:span text:style-name="T132">itemsets</text:span><text:span text:style-name="T498">) que implicam em outros elementos dentro de uma transação, em um gru</text:span><text:soft-page-break/><text:span text:style-name="T498">po de transações registradas ou armazenadas em um banco de dados, ou seja, encontrar relacionamentos ou padrões frequentes em um conjunto de dados.</text:span></text:p>
      <text:p text:style-name="P97"><text:tab/><text:span text:style-name="T500">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34">itemsets </text:span><text:span text:style-name="T175">(</text:span><text:span text:style-name="T206">equação 2.3</text:span><text:span text:style-name="T175">) </text:span><text:span text:style-name="T180">(</text:span><text:span text:style-name="T207">gráfico 1.0</text:span><text:span text:style-name="T180">)</text:span><text:span text:style-name="T175">, </text:span><text:span text:style-name="T177">e em consequência </text:span><text:span text:style-name="T175">o </text:span><text:span text:style-name="T177">número de regras de associações em potencial e o </text:span><text:span text:style-name="T175">tempo de processamento se eleva na mesma proporção, o <text:s/>gerenciamento de memória se torna um grande problema. </text:span><text:span text:style-name="T500">O que obriga o desenvolvimento de algoritmos cada vez mais eficientes através integração de etapas associadas como critérios de corte, indicadores ou métricas de interesse.</text:span></text:p>
      <text:p text:style-name="P100"><text:tab/><text:span text:style-name="T501">Em uma base de dados que possui </text:span><text:span text:style-name="T176">p-</text:span><text:span text:style-name="T135">itemsets, </text:span><text:span text:style-name="T136">o</text:span><text:span text:style-name="T176"> número total de </text:span><text:span text:style-name="T135">itemsets</text:span><text:span text:style-name="T176"> é definido pela equação </text:span><text:span text:style-name="T178">2.3</text:span><text:span text:style-name="T176"> </text:span><text:span text:style-name="T178">(</text:span><text:span text:style-name="T465">itemsets</text:span><text:span text:style-name="T461"> totais = 2</text:span><text:span text:style-name="T9">m</text:span><text:span text:style-name="T309"> – 1</text:span><text:span text:style-name="T313">)</text:span><text:span text:style-name="T309">, </text:span><text:span text:style-name="T310">sendo m o total de itens na base de dados, </text:span><text:span text:style-name="T313">cada p-i</text:span><text:span text:style-name="T333">temset</text:span><text:span text:style-name="T313"> gera 2</text:span><text:span text:style-name="T10">r</text:span><text:span text:style-name="T313">-1 regras em potencial.</text:span><text:span text:style-name="T310"> </text:span><text:span text:style-name="T311">Sendo assim <text:s/>o total de regras de associação em potencial </text:span><text:span text:style-name="T312">(ou seja, todas as possíveis combinações de </text:span><text:span text:style-name="T316">p-</text:span><text:span text:style-name="T332">itemsets</text:span><text:span text:style-name="T312"> com itens </text:span><text:span text:style-name="T316">ou grupo de itens contidos neste</text:span><text:span text:style-name="T315"> </text:span><text:span text:style-name="T334">itemset</text:span><text:span text:style-name="T312">) é:</text:span></text:p>
      <text:p text:style-name="P100"><text:span text:style-name="T316">Total de regras de associação em potencial é </text:span><text:span text:style-name="T314">=</text:span><text:span text:style-name="T312"> </text:span><draw:frame draw:style-name="fr2"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295">(</text:span><text:span text:style-name="T299">2.4</text:span><text:span text:style-name="T295">)</text:span></text:p>
      <text:p text:style-name="P99"><text:span text:style-name="T317">Em uma base de dados com 3 itens </text:span><text:span text:style-name="T335">I</text:span><text:span text:style-name="T318"> </text:span><text:span text:style-name="T326">= {Lápis, Apontador, Estojo}</text:span></text:p>
      <text:p text:style-name="P102"><text:span text:style-name="T322">Possui </text:span><text:span text:style-name="T336">itemsets</text:span><text:span text:style-name="T327"> totais = 2</text:span><text:span text:style-name="T12">m</text:span><text:span text:style-name="T327"> – 1 </text:span><text:span text:style-name="T322">= 2</text:span><text:span text:style-name="T11">3</text:span><text:span text:style-name="T322"> – 1 = 7</text:span></text:p>
      <text:p text:style-name="P102"><text:span text:style-name="T330">T</text:span><text:span text:style-name="T328">otal </text:span><text:span text:style-name="T330">(candidatos)</text:span><text:span text:style-name="T328"> </text:span><text:span text:style-name="T330">a</text:span><text:span text:style-name="T328"> regras de associação </text:span><text:span text:style-name="T322">= </text:span><text:span text:style-name="T295">3</text:span><text:span text:style-name="T6">m</text:span><text:span text:style-name="T295"> – 2</text:span><text:span text:style-name="T6">m</text:span><text:span text:style-name="T295"> </text:span><text:span text:style-name="T293">= 3</text:span><text:span text:style-name="T4">3</text:span><text:span text:style-name="T293"> – 2</text:span><text:span text:style-name="T4">3</text:span><text:span text:style-name="T293"> = 27 – 8 <text:s/>= 19</text:span></text:p>
      <text:p text:style-name="P68"/>
      <text:p text:style-name="P63"/>
      <text:p text:style-name="P60"><text:span text:style-name="T467"><text:s/>Tabela </text:span><text:span text:style-name="T469">2.</text:span><text:span text:style-name="T471">5</text:span><text:span text:style-name="T467">:</text:span><text:span text:style-name="T346"> <text:s/></text:span><text:span text:style-name="T347">Relação entre itens,</text:span><text:span text:style-name="T345"> </text:span><text:span text:style-name="T161">itemsets</text:span><text:span text:style-name="T345"> </text:span><text:span text:style-name="T347">e candidatos a regras de associação.</text:span></text:p>
      <table:table table:name="Relação_Itemsets_&amp;_Regras_de_Associação" table:style-name="Relação_5f_Itemsets_5f__26__5f_Regras_5f_de_5f_Associação">
        <table:table-column table:style-name="Relação_5f_Itemsets_5f__26__5f_Regras_5f_de_5f_Associação.A"/>
        <table:table-column table:style-name="Relação_5f_Itemsets_5f__26__5f_Regras_5f_de_5f_Associação.B"/>
        <table:table-column table:style-name="Relação_5f_Itemsets_5f__26__5f_Regras_5f_de_5f_Associação.C"/>
        <table:table-row>
          <table:table-cell table:style-name="Relação_5f_Itemsets_5f__26__5f_Regras_5f_de_5f_Associação.A1" office:value-type="string">
            <text:p text:style-name="P244">m</text:p>
          </table:table-cell>
          <table:table-cell table:style-name="Relação_5f_Itemsets_5f__26__5f_Regras_5f_de_5f_Associação.A1" office:value-type="string">
            <text:p text:style-name="P265">Itemsets</text:p>
          </table:table-cell>
          <table:table-cell table:style-name="Relação_5f_Itemsets_5f__26__5f_Regras_5f_de_5f_Associação.C1" office:value-type="string">
            <text:p text:style-name="P269">Regras de associação</text:p>
          </table:table-cell>
        </table:table-row>
      </table:table>
      <text:p text:style-name="P94"/>
      <table:table table:name="R_Itemsets_&amp;_Regras_de_Associação" table:style-name="R_5f_Itemsets_5f__26__5f_Regras_5f_de_5f_Associação">
        <table:table-column table:style-name="R_5f_Itemsets_5f__26__5f_Regras_5f_de_5f_Associação.A"/>
        <table:table-column table:style-name="R_5f_Itemsets_5f__26__5f_Regras_5f_de_5f_Associação.B"/>
        <table:table-column table:style-name="R_5f_Itemsets_5f__26__5f_Regras_5f_de_5f_Associação.C"/>
        <table:table-row>
          <table:table-cell table:style-name="R_5f_Itemsets_5f__26__5f_Regras_5f_de_5f_Associação.A1" office:value-type="string">
            <text:p text:style-name="P143">1</text:p>
          </table:table-cell>
          <table:table-cell table:style-name="R_5f_Itemsets_5f__26__5f_Regras_5f_de_5f_Associação.A1" office:value-type="string">
            <text:p text:style-name="P238">1</text:p>
          </table:table-cell>
          <table:table-cell table:style-name="R_5f_Itemsets_5f__26__5f_Regras_5f_de_5f_Associação.C1" office:value-type="string">
            <text:p text:style-name="P238">1</text:p>
          </table:table-cell>
        </table:table-row>
        <table:table-row>
          <table:table-cell table:style-name="R_5f_Itemsets_5f__26__5f_Regras_5f_de_5f_Associação.A2" office:value-type="string">
            <text:p text:style-name="P143">2</text:p>
          </table:table-cell>
          <table:table-cell table:style-name="R_5f_Itemsets_5f__26__5f_Regras_5f_de_5f_Associação.A2" office:value-type="string">
            <text:p text:style-name="P238">3</text:p>
          </table:table-cell>
          <table:table-cell table:style-name="R_5f_Itemsets_5f__26__5f_Regras_5f_de_5f_Associação.C2" office:value-type="string">
            <text:p text:style-name="P238">5</text:p>
          </table:table-cell>
        </table:table-row>
        <table:table-row>
          <table:table-cell table:style-name="R_5f_Itemsets_5f__26__5f_Regras_5f_de_5f_Associação.A2" office:value-type="string">
            <text:p text:style-name="P143">3</text:p>
          </table:table-cell>
          <table:table-cell table:style-name="R_5f_Itemsets_5f__26__5f_Regras_5f_de_5f_Associação.A2" office:value-type="string">
            <text:p text:style-name="P238">7</text:p>
          </table:table-cell>
          <table:table-cell table:style-name="R_5f_Itemsets_5f__26__5f_Regras_5f_de_5f_Associação.C2" office:value-type="string">
            <text:p text:style-name="P238">19</text:p>
          </table:table-cell>
        </table:table-row>
        <table:table-row>
          <table:table-cell table:style-name="R_5f_Itemsets_5f__26__5f_Regras_5f_de_5f_Associação.A2" office:value-type="string">
            <text:p text:style-name="P143">4</text:p>
          </table:table-cell>
          <table:table-cell table:style-name="R_5f_Itemsets_5f__26__5f_Regras_5f_de_5f_Associação.A2" office:value-type="string">
            <text:p text:style-name="P238">15</text:p>
          </table:table-cell>
          <table:table-cell table:style-name="R_5f_Itemsets_5f__26__5f_Regras_5f_de_5f_Associação.C2" office:value-type="string">
            <text:p text:style-name="P238">65</text:p>
          </table:table-cell>
        </table:table-row>
        <table:table-row>
          <table:table-cell table:style-name="R_5f_Itemsets_5f__26__5f_Regras_5f_de_5f_Associação.A2" office:value-type="string">
            <text:p text:style-name="P143">5</text:p>
          </table:table-cell>
          <table:table-cell table:style-name="R_5f_Itemsets_5f__26__5f_Regras_5f_de_5f_Associação.A2" office:value-type="string">
            <text:p text:style-name="P143">3<text:span text:style-name="T506">1</text:span></text:p>
          </table:table-cell>
          <table:table-cell table:style-name="R_5f_Itemsets_5f__26__5f_Regras_5f_de_5f_Associação.C2" office:value-type="string">
            <text:p text:style-name="P238">211</text:p>
          </table:table-cell>
        </table:table-row>
        <table:table-row>
          <table:table-cell table:style-name="R_5f_Itemsets_5f__26__5f_Regras_5f_de_5f_Associação.A2" office:value-type="string">
            <text:p text:style-name="P143">6</text:p>
          </table:table-cell>
          <table:table-cell table:style-name="R_5f_Itemsets_5f__26__5f_Regras_5f_de_5f_Associação.A2" office:value-type="string">
            <text:p text:style-name="P143">6<text:span text:style-name="T506">3</text:span></text:p>
          </table:table-cell>
          <table:table-cell table:style-name="R_5f_Itemsets_5f__26__5f_Regras_5f_de_5f_Associação.C2" office:value-type="string">
            <text:p text:style-name="P238">665</text:p>
          </table:table-cell>
        </table:table-row>
      </table:table>
      <text:p text:style-name="P64"/>
      <text:p text:style-name="P98"><text:soft-page-break/><text:span text:style-name="T318"><text:s/>Tabela </text:span><text:span text:style-name="T319">2.</text:span><text:span text:style-name="T320">4</text:span><text:span text:style-name="T318">:</text:span><text:span text:style-name="T323"> <text:s/></text:span><text:span text:style-name="T325">tod</text:span><text:span text:style-name="T330">o</text:span><text:span text:style-name="T325">s </text:span><text:span text:style-name="T330">o</text:span><text:span text:style-name="T325">s p</text:span><text:span text:style-name="T324">ossíveis </text:span><text:span text:style-name="T325">c</text:span><text:span text:style-name="T330">andidatos a</text:span><text:span text:style-name="T329"> </text:span><text:span text:style-name="T325">regras de associação</text:span><text:span text:style-name="T324"> <text:s/></text:span><text:span text:style-name="T330">em </text:span><text:span text:style-name="T337">I</text:span><text:span text:style-name="T330"> = 3</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243">m</text:p>
          </table:table-cell>
          <table:table-cell table:style-name="Descrição_5f_Itemsets_5f__26__5f_Regras_5f_de_5f_Associação.A1" office:value-type="string">
            <text:p text:style-name="P264">Itemsets</text:p>
          </table:table-cell>
          <table:table-cell table:style-name="Descrição_5f_Itemsets_5f__26__5f_Regras_5f_de_5f_Associação.C1" office:value-type="string">
            <text:p text:style-name="P268">Regras de associação</text:p>
          </table:table-cell>
        </table:table-row>
      </table:table>
      <text:p text:style-name="P67"/>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141">1 - <text:span text:style-name="T502">(Lápis)</text:span></text:p>
          </table:table-cell>
          <table:table-cell table:style-name="D_5f_Itemsets_5f__26__5f_Regras_5f_de_5f_Associação.A1" office:value-type="string">
            <text:p text:style-name="P235">1 - (Lápis)</text:p>
          </table:table-cell>
          <table:table-cell table:style-name="D_5f_Itemsets_5f__26__5f_Regras_5f_de_5f_Associação.C1" office:value-type="string">
            <text:p text:style-name="P334"><text:span text:style-name="T576">Ø</text:span></text:p>
          </table:table-cell>
        </table:table-row>
        <table:table-row>
          <table:table-cell table:style-name="D_5f_Itemsets_5f__26__5f_Regras_5f_de_5f_Associação.A2" office:value-type="string">
            <text:p text:style-name="P142">2 – <text:span text:style-name="T502">(Lápis,</text:span></text:p>
            <text:p text:style-name="P236">Apontador)</text:p>
          </table:table-cell>
          <table:table-cell table:style-name="D_5f_Itemsets_5f__26__5f_Regras_5f_de_5f_Associação.A2" office:value-type="string">
            <text:p text:style-name="P236">3 – (Lápis),</text:p>
            <text:p text:style-name="P236"><text:s/>(Apontador),</text:p>
            <text:p text:style-name="P236"><text:s/>(Lápis, Apontador)</text:p>
          </table:table-cell>
          <table:table-cell table:style-name="D_5f_Itemsets_5f__26__5f_Regras_5f_de_5f_Associação.C2" office:value-type="string">
            <text:p text:style-name="P335"><text:span text:style-name="T504">5 - </text:span>(Lápis) <text:span text:style-name="T401">⇒</text:span><text:span text:style-name="T503"> </text:span><text:s/>(Lápis)</text:p>
            <text:p text:style-name="P336">(Apontador) <text:span text:style-name="T401">⇒ </text:span>(Apontador)</text:p>
            <text:p text:style-name="P336">(Lápis, Apontador) <text:span text:style-name="T401">⇒</text:span> (<text:span text:style-name="T504">Lápis</text:span>)</text:p>
            <text:p text:style-name="P336">(Lápis, Apontador) <text:span text:style-name="T401">⇒</text:span> (<text:span text:style-name="T504">Apontador</text:span>)</text:p>
            <text:p text:style-name="P336">(Lápis, Apontador) <text:span text:style-name="T401">⇒</text:span> (<text:span text:style-name="T504">Lápis, Apontador</text:span>)</text:p>
          </table:table-cell>
        </table:table-row>
        <table:table-row>
          <table:table-cell table:style-name="D_5f_Itemsets_5f__26__5f_Regras_5f_de_5f_Associação.A2" office:value-type="string">
            <text:p text:style-name="P142">3 – <text:span text:style-name="T502">(Lápis,</text:span></text:p>
            <text:p text:style-name="P236">Apontador,Estojo)</text:p>
          </table:table-cell>
          <table:table-cell table:style-name="D_5f_Itemsets_5f__26__5f_Regras_5f_de_5f_Associação.A2" office:value-type="string">
            <text:p text:style-name="P236">7 – (Lápis),</text:p>
            <text:p text:style-name="P236"><text:s/>(Apontador),</text:p>
            <text:p text:style-name="P236"><text:s/><text:span text:style-name="T503">(Estojo),</text:span></text:p>
            <text:p text:style-name="P236"><text:span text:style-name="T503"><text:s/></text:span>(Lápis, Apontador),</text:p>
            <text:p text:style-name="P236"><text:s/><text:span text:style-name="T503">(Lápis, Estojo),</text:span></text:p>
            <text:p text:style-name="P237">(Apontador, Estojo),</text:p>
            <text:p text:style-name="P236"><text:span text:style-name="T503">(</text:span>Lápis, Apontador, Estojo<text:span text:style-name="T503">) </text:span></text:p>
          </table:table-cell>
          <table:table-cell table:style-name="D_5f_Itemsets_5f__26__5f_Regras_5f_de_5f_Associação.C2" office:value-type="string">
            <text:p text:style-name="P335"><text:span text:style-name="T505">19 - </text:span>(Lápis) <text:span text:style-name="T401">⇒</text:span><text:span text:style-name="T503"> </text:span>(Lápis)</text:p>
            <text:p text:style-name="P335">(<text:span text:style-name="T504">Apontador</text:span>) <text:span text:style-name="T401">⇒</text:span><text:span text:style-name="T503"> </text:span>(<text:span text:style-name="T504">Apontador</text:span>)</text:p>
            <text:p text:style-name="P336">(<text:span text:style-name="T504">Estojo</text:span>) <text:span text:style-name="T401">⇒</text:span> (<text:span text:style-name="T504">Estojo</text:span>)</text:p>
            <text:p text:style-name="P336">(Lápis, Apontador) <text:span text:style-name="T401">⇒</text:span> (<text:span text:style-name="T504">Lápis</text:span>)</text:p>
            <text:p text:style-name="P336">(Lápis, Apontador) <text:span text:style-name="T401">⇒</text:span> (<text:span text:style-name="T504">Apontador</text:span>)</text:p>
            <text:p text:style-name="P336">(Lápis, Apontador) <text:span text:style-name="T401">⇒</text:span> (<text:span text:style-name="T504">Lápis, Apontador</text:span>)</text:p>
            <text:p text:style-name="P336">(Lápis, <text:span text:style-name="T504">Estojo</text:span>) <text:span text:style-name="T401">⇒</text:span> (<text:span text:style-name="T504">Lápis</text:span>)</text:p>
            <text:p text:style-name="P336">(Lápis, <text:span text:style-name="T504">Estojo</text:span>) <text:span text:style-name="T401">⇒</text:span> <text:s/>(<text:span text:style-name="T504">Estojo</text:span>)</text:p>
            <text:p text:style-name="P336">(Lápis, <text:span text:style-name="T504">Estojo</text:span>) <text:span text:style-name="T401">⇒</text:span> <text:s/>(<text:span text:style-name="T504">Lápis, Estojo</text:span>)</text:p>
            <text:p text:style-name="P336">(Apontador, <text:span text:style-name="T504">Estojo</text:span>) <text:span text:style-name="T401">⇒</text:span> (<text:span text:style-name="T504">Apontador</text:span>)</text:p>
            <text:p text:style-name="P336">(Apontador, <text:span text:style-name="T504">Estojo</text:span>) <text:span text:style-name="T401">⇒</text:span> (<text:span text:style-name="T504">Estojo</text:span>)</text:p>
            <text:p text:style-name="P336">(Apontador, <text:span text:style-name="T504">Estojo</text:span>) <text:span text:style-name="T401">⇒</text:span> (<text:span text:style-name="T504">Apontador, Estojo</text:span>)</text:p>
            <text:p text:style-name="P335"><text:span text:style-name="T503">(</text:span>Lápis, Apontador, Estojo<text:span text:style-name="T503">) </text:span><text:span text:style-name="T411">⇒</text:span><text:span text:style-name="T503"> </text:span>(Lápis)</text:p>
            <text:p text:style-name="P335"><text:span text:style-name="T503">(</text:span>Lápis, Apontador, Estojo<text:span text:style-name="T503">) </text:span><text:span text:style-name="T411">⇒</text:span><text:span text:style-name="T503"> <text:s/></text:span>(<text:span text:style-name="T505">Apontador</text:span>)</text:p>
            <text:p text:style-name="P335"><text:span text:style-name="T503">(</text:span>Lápis, Apontador, Estojo<text:span text:style-name="T503">)</text:span><text:span text:style-name="T411">⇒</text:span><text:span text:style-name="T503"> <text:s/></text:span>(<text:span text:style-name="T505">Estojo</text:span>)</text:p>
            <text:p text:style-name="P335"><text:span text:style-name="T503">(</text:span>Lápis, Apontador, Estojo<text:span text:style-name="T503">) </text:span><text:span text:style-name="T411">⇒</text:span><text:span text:style-name="T503"> </text:span>(Lápis, <text:span text:style-name="T505">Apontador</text:span>)</text:p>
            <text:p text:style-name="P335"><text:span text:style-name="T503">(</text:span>Lápis, Apontador, Estojo<text:span text:style-name="T503">) </text:span><text:span text:style-name="T411">⇒</text:span><text:span text:style-name="T503"> </text:span>(Lápis, <text:span text:style-name="T505">Estojo</text:span>)</text:p>
            <text:p text:style-name="P335"><text:span text:style-name="T503">(</text:span>Lápis, Apontador, Estojo<text:span text:style-name="T503">) </text:span><text:span text:style-name="T411">⇒</text:span><text:span text:style-name="T503"> </text:span>(<text:span text:style-name="T505">Apontador</text:span>, <text:span text:style-name="T505">Estojo</text:span>)</text:p>
            <text:p text:style-name="P335"><text:span text:style-name="T503">(</text:span>Lápis, Apontador, Estojo<text:span text:style-name="T503">) </text:span><text:span text:style-name="T411">⇒</text:span><text:span text:style-name="T503"> </text:span>(<text:span text:style-name="T505">Lápis, Apontador</text:span>, <text:span text:style-name="T505">Estojo</text:span>)</text:p>
          </table:table-cell>
        </table:table-row>
      </table:table>
      <text:p text:style-name="P65"/>
      <text:p text:style-name="P31"><text:s/></text:p>
      <text:p text:style-name="P66"/>
      <text:p text:style-name="P66"/>
      <text:p text:style-name="P66"/>
      <text:p text:style-name="P28"><text:soft-page-break/><text:span text:style-name="T309">G</text:span><text:span text:style-name="T308">rafico 1.0: <text:s/></text:span><text:span text:style-name="T331">Evolução de itens x Candidatos a regras de associação</text:span></text:p>
      <text:p text:style-name="P114"><draw:frame draw:style-name="fr3"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6"><text:tab/>O conceito introduzido em 1993 por </text:span><text:span text:style-name="T130">Agrawal et al.</text:span><text:span text:style-name="T528">[1] </text:span><text:span text:style-name="T18">d</text:span><text:span text:style-name="T19">escreve</text:span><text:span text:style-name="T17"> as relações entre </text:span><text:span text:style-name="T131">itemsets</text:span><text:span text:style-name="T17">, e consiste em declarações da seguinte forma, </text:span><text:span text:style-name="T121">A</text:span> ⇒ <text:span text:style-name="T121">C</text:span> onde <text:span text:style-name="T121">A</text:span> (antecedente) e <text:span text:style-name="T121">C</text:span> (consequente) representam conjuntos disjuntos de itens de uma mesma transação.</text:p>
      <text:p text:style-name="P96"><text:tab/><text:span text:style-name="T497">O modelo formal proposto é definido por: Temos que</text:span><text:span text:style-name="T130"> I </text:span><text:span text:style-name="T173">= {</text:span><text:span text:style-name="T130">i</text:span><text:span text:style-name="T233">1</text:span><text:span text:style-name="T247">, </text:span><text:span text:style-name="T283">i</text:span><text:span text:style-name="T233">2</text:span><text:span text:style-name="T247">, </text:span><text:span text:style-name="T283">i</text:span><text:span text:style-name="T233">3</text:span><text:span text:style-name="T247">, …, </text:span><text:span text:style-name="T283">i</text:span><text:span text:style-name="T233">m</text:span><text:span text:style-name="T173">} </text:span><text:span text:style-name="T497">é um conjunto de atributos binários chamados itens. Temos que </text:span><text:span text:style-name="T130">D</text:span><text:span text:style-name="T497"> = {</text:span><text:span text:style-name="T163">T</text:span><text:span text:style-name="T237">1</text:span><text:span text:style-name="T307">, </text:span><text:span text:style-name="T288">T</text:span><text:span text:style-name="T234">2</text:span><text:span text:style-name="T262">, </text:span><text:span text:style-name="T288">T</text:span><text:span text:style-name="T235">3</text:span><text:span text:style-name="T263">, …, </text:span><text:span text:style-name="T289">T</text:span><text:span text:style-name="T235">m</text:span><text:span text:style-name="T497">} é um banco de dados de transações, onde cada transação </text:span><text:span text:style-name="T130">T</text:span><text:span text:style-name="T497"> é um conjunto de itens tal que </text:span><text:span text:style-name="T130">T </text:span><text:span text:style-name="T567"></text:span><text:span text:style-name="T209"> </text:span><text:span text:style-name="T165">I</text:span><text:span text:style-name="T209">. </text:span><text:span text:style-name="T211">Cada</text:span><text:span text:style-name="T210"> transação </text:span><text:span text:style-name="T166">T </text:span><text:span text:style-name="T210">é representada como um vetor binário com t[k] = 1 se </text:span><text:span text:style-name="T166">T </text:span><text:span text:style-name="T210">contém o item</text:span><text:span text:style-name="T166"> i</text:span><text:span text:style-name="T236">k</text:span><text:span text:style-name="T272">, e t</text:span><text:span text:style-name="T210">[k] = 0 caso o contrário. Há uma tupla no banco de dados para cada transação. Considerando que </text:span><text:span text:style-name="T169">A</text:span><text:span text:style-name="T210"> é subconjunto de </text:span><text:span text:style-name="T166">I</text:span><text:span text:style-name="T210">, uma </text:span><text:span text:style-name="T211">transação</text:span><text:span text:style-name="T210"> </text:span><text:span text:style-name="T166">T </text:span><text:span text:style-name="T210">contém </text:span><text:span text:style-name="T168">A</text:span><text:span text:style-name="T166"> </text:span><text:span text:style-name="T210">se para todos os itens i</text:span><text:span text:style-name="T236">k</text:span><text:span text:style-name="T272"> em </text:span><text:span text:style-name="T292">A</text:span><text:span text:style-name="T272">, t[k] = 1.</text:span></text:p>
      <text:p text:style-name="P131"><text:span text:style-name="T272"><text:tab/></text:span><text:span text:style-name="T296">Uma regra de associação é uma implicação da forma </text:span><text:span text:style-name="T404">A</text:span><text:span text:style-name="T401"> ⇒ </text:span><text:span text:style-name="T404">C</text:span><text:span text:style-name="T401"> </text:span><text:span text:style-name="T413">, onde</text:span><text:span text:style-name="T401"> </text:span><text:span text:style-name="T404">A </text:span><text:span text:style-name="T568"></text:span><text:span text:style-name="T412"> </text:span><text:span text:style-name="T568"><text:s/></text:span><text:span text:style-name="T400">I</text:span><text:span text:style-name="T413">, </text:span><text:span text:style-name="T89">C</text:span><text:span text:style-name="T94"> </text:span><text:span text:style-name="T117"></text:span><text:span text:style-name="T90"> <text:s/>I</text:span><text:span text:style-name="T413">, e </text:span><text:span text:style-name="T404">A</text:span><text:span text:style-name="T401"> </text:span><text:span text:style-name="T444">∩</text:span><text:span text:style-name="T401"> </text:span><text:span text:style-name="T404">C</text:span><text:span text:style-name="T401"> </text:span><text:span text:style-name="T413">= </text:span><text:span text:style-name="T445">Ø</text:span><text:span text:style-name="T442">, ou seja, </text:span><text:span text:style-name="T447">A</text:span><text:span text:style-name="T442"> é </text:span><text:span text:style-name="T443">sub</text:span><text:span text:style-name="T442">conjunto de </text:span><text:span text:style-name="T446">I</text:span><text:span text:style-name="T442">, e </text:span><text:span text:style-name="T447">C</text:span><text:span text:style-name="T413"> </text:span><text:span text:style-name="T414">é </text:span><text:span text:style-name="T415">sub</text:span><text:span text:style-name="T414">conjunto de </text:span><text:span text:style-name="T402">I </text:span><text:span text:style-name="T394">que não está presente em</text:span><text:span text:style-name="T402"> </text:span><text:span text:style-name="T403">A</text:span><text:span text:style-name="T394">. </text:span><text:span text:style-name="T393">A</text:span><text:span text:style-name="T413"> regra </text:span><text:span text:style-name="T404">A</text:span><text:span text:style-name="T401"> ⇒ </text:span><text:span text:style-name="T404">C</text:span><text:span text:style-name="T401"> </text:span><text:span text:style-name="T413">é válida no conjunto de transações </text:span><text:span text:style-name="T401">T</text:span><text:span text:style-name="T413">, com o grau de confiança </text:span><text:span text:style-name="T415">0 </text:span><text:span text:style-name="T494">≤ </text:span><text:span text:style-name="T413">c </text:span><text:span text:style-name="T494">≤ 1</text:span><text:span text:style-name="T413">, se </text:span><text:span text:style-name="T415">no mínimo </text:span><text:span text:style-name="T413">c% das transações em </text:span><text:span text:style-name="T401">T </text:span><text:span text:style-name="T413">que contêm </text:span><text:span text:style-name="T404">A</text:span><text:span text:style-name="T401"> </text:span><text:span text:style-name="T413">também contêm </text:span><text:span text:style-name="T404">C</text:span><text:span text:style-name="T401"> </text:span><text:span text:style-name="T413">. A regra </text:span><text:span text:style-name="T404">A</text:span><text:span text:style-name="T401"> ⇒ </text:span><text:span text:style-name="T404">C</text:span><text:span text:style-name="T401"> </text:span><text:span text:style-name="T413">tem suporte s em </text:span><text:span text:style-name="T401">T</text:span><text:span text:style-name="T413">, se s% das transações em </text:span><text:span text:style-name="T401">T </text:span><text:span text:style-name="T413">contêm </text:span><text:span text:style-name="T404">A</text:span><text:span text:style-name="T393"> </text:span><text:span text:style-name="T395">U</text:span><text:span text:style-name="T393"> </text:span><text:span text:style-name="T404">C</text:span><text:span text:style-name="T401"> </text:span><text:span text:style-name="T413">. Se as condições forem satisfeitas, c% representará o fator de confiabilidade e s% o fator de suporte.</text:span></text:p>
      <text:h text:style-name="P323" text:outline-level="2"><text:bookmark-start text:name="__RefHeading___Toc6939_3207276734"/><text:soft-page-break/>SUPORTE<text:bookmark-end text:name="__RefHeading___Toc6939_3207276734"/></text:h>
      <text:p text:style-name="P111"><text:tab/><text:span text:style-name="T507">Um dos maiores desafios em regras de associação é o tamanho do banco de dados a ser minerado. Como a quantidade de possíveis regras de associação cresce exponencialmente de acordo com o n</text:span><text:span text:style-name="T13">0</text:span><text:span text:style-name="T338"> de itens presentes no banco de dados, se faz necessário a construção de métodos que evidenciem e tornem mais eficientes os processos de descoberta de regras de associação pois o custo computacional cresce na mesma proporção. </text:span><text:span text:style-name="T339">Sendo assim se fez necessário a introdução de métodos que separem de tod</text:span><text:span text:style-name="T340">a</text:span><text:span text:style-name="T339">s </text:span><text:span text:style-name="T340">as</text:span><text:span text:style-name="T339"> </text:span><text:span text:style-name="T250">regras</text:span><text:span text:style-name="T248"> existentes, </text:span><text:span text:style-name="T250">a</text:span><text:span text:style-name="T248">s que possuem maior interesse.</text:span></text:p>
      <text:p text:style-name="P112"><text:span text:style-name="T248"><text:tab/></text:span><text:span text:style-name="T251">C</text:span><text:span text:style-name="T248">om o objetivo de reduzir o número de regras evitando gerar regras que cubram poucos eventos, </text:span><text:span text:style-name="T261">ou seja,</text:span><text:span text:style-name="T248"> </text:span><text:span text:style-name="T284">itemsets</text:span><text:span text:style-name="T248"> pouco frequentes, </text:span><text:span text:style-name="T249">utiliza-se o conceito de “</text:span><text:span text:style-name="T260">S</text:span><text:span text:style-name="T259">uporte”</text:span><text:span text:style-name="T249">. </text:span><text:span text:style-name="T251">O suporte considera </text:span><text:span text:style-name="T259">a </text:span><text:span text:style-name="T261">frequência</text:span><text:span text:style-name="T259"> </text:span><text:span text:style-name="T251">que os </text:span><text:span text:style-name="T285">itemsets</text:span><text:span text:style-name="T251"> </text:span><text:span text:style-name="T259">candidatos estão </text:span><text:span text:style-name="T251">presentes nas transações </text:span><text:span text:style-name="T255">d</text:span><text:span text:style-name="T251">o banco de dados. </text:span><text:span text:style-name="T259">Através de uma restrição definida como “</text:span><text:span text:style-name="T260">S</text:span><text:span text:style-name="T259">uporte mínimo” revelam-se os </text:span><text:span text:style-name="T287">itemsets</text:span><text:span text:style-name="T259"> </text:span><text:span text:style-name="T251">que possuam um <text:s/>valor de frequencia ou suporte maior ou igual a este. </text:span><text:span text:style-name="T252">O valor de suporte </text:span><text:span text:style-name="T254">mínimo</text:span><text:span text:style-name="T252"> pode ser descrito como valor absoluto (valor </text:span><text:span text:style-name="T341">≥</text:span><text:span text:style-name="T301"> 1) </text:span><text:span text:style-name="T253">o</text:span><text:span text:style-name="T254">u</text:span><text:span text:style-name="T252"> valor relativo (0 </text:span><text:span text:style-name="T341">≤ </text:span><text:span text:style-name="T252">valor </text:span><text:span text:style-name="T342">≤</text:span><text:span text:style-name="T301"> 1).</text:span><text:span text:style-name="T252"> Pegando nossa base de dados (</text:span><text:span text:style-name="T273">Tabela </text:span><text:span text:style-name="T274">2.</text:span><text:span text:style-name="T275">2</text:span><text:span text:style-name="T244">), vamos estabelecer um </text:span><text:span text:style-name="T246">s</text:span><text:span text:style-name="T244">uporte mínimo = 3</text:span><text:span text:style-name="T245">.</text:span></text:p>
      <text:p text:style-name="P69"/>
      <text:p text:style-name="P15"><text:span text:style-name="T276">Tabela </text:span><text:span text:style-name="T274">2.</text:span><text:span text:style-name="T276">5</text:span><text:span text:style-name="T245">:</text:span><text:span text:style-name="T264"> <text:s/></text:span><text:span text:style-name="T265">Relação</text:span><text:span text:style-name="T264"> de </text:span><text:span text:style-name="T265">itens </text:span><text:span text:style-name="T269">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242">N<text:span text:style-name="T2">o</text:span><text:span text:style-name="T241"> </text:span></text:p>
          </table:table-cell>
          <table:table-cell table:style-name="Relação_5f_de_5f_Items_5f_em_5f_Transações.B1" office:value-type="string">
            <text:p text:style-name="P242"><text:span text:style-name="T514">I</text:span>tens presentes na transação</text:p>
          </table:table-cell>
        </table:table-row>
      </table:table>
      <text:p text:style-name="P77"/>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239">1<text:span text:style-name="T2">a</text:span></text:p>
          </table:table-cell>
          <table:table-cell table:style-name="R_5f_de_5f_Items_5f_em_5f_Transações.B1" office:value-type="string">
            <text:p text:style-name="P240">Caneta-<text:span text:style-name="T509">CN</text:span>, Borracha-<text:span text:style-name="T509">B</text:span>, Estojo-<text:span text:style-name="T509">E</text:span></text:p>
          </table:table-cell>
        </table:table-row>
        <table:table-row table:style-name="R_5f_de_5f_Items_5f_em_5f_Transações.2">
          <table:table-cell table:style-name="R_5f_de_5f_Items_5f_em_5f_Transações.A2" office:value-type="string">
            <text:p text:style-name="P239">2<text:span text:style-name="T2">a</text:span></text:p>
          </table:table-cell>
          <table:table-cell table:style-name="R_5f_de_5f_Items_5f_em_5f_Transações.B2" office:value-type="string">
            <text:p text:style-name="P241">Lápis-<text:span text:style-name="T509">L</text:span>, Caneta-<text:span text:style-name="T509">CN</text:span></text:p>
          </table:table-cell>
        </table:table-row>
        <table:table-row>
          <table:table-cell table:style-name="R_5f_de_5f_Items_5f_em_5f_Transações.A2" office:value-type="string">
            <text:p text:style-name="P239">3<text:span text:style-name="T2">a</text:span></text:p>
          </table:table-cell>
          <table:table-cell table:style-name="R_5f_de_5f_Items_5f_em_5f_Transações.B2" office:value-type="string">
            <text:p text:style-name="P241">Caneta-<text:span text:style-name="T509">CN</text:span>, Caderno-<text:span text:style-name="T509">CD</text:span>, Borracha-<text:span text:style-name="T509">B</text:span>, Apontador-<text:span text:style-name="T509">A</text:span>, Estojo-<text:span text:style-name="T509">E</text:span></text:p>
          </table:table-cell>
        </table:table-row>
        <table:table-row>
          <table:table-cell table:style-name="R_5f_de_5f_Items_5f_em_5f_Transações.A2" office:value-type="string">
            <text:p text:style-name="P239">4<text:span text:style-name="T2">a</text:span></text:p>
          </table:table-cell>
          <table:table-cell table:style-name="R_5f_de_5f_Items_5f_em_5f_Transações.B2" office:value-type="string">
            <text:p text:style-name="P241">Apontador-<text:span text:style-name="T509">A</text:span>, Estojo-<text:span text:style-name="T509">E</text:span></text:p>
          </table:table-cell>
        </table:table-row>
        <table:table-row>
          <table:table-cell table:style-name="R_5f_de_5f_Items_5f_em_5f_Transações.A2" office:value-type="string">
            <text:p text:style-name="P239">5<text:span text:style-name="T2">a</text:span></text:p>
          </table:table-cell>
          <table:table-cell table:style-name="R_5f_de_5f_Items_5f_em_5f_Transações.B2" office:value-type="string">
            <text:p text:style-name="P241">Lápis-<text:span text:style-name="T509">L</text:span>, Caneta-<text:span text:style-name="T509">CN</text:span>, Caderno-<text:span text:style-name="T509">CD</text:span></text:p>
          </table:table-cell>
        </table:table-row>
        <table:table-row>
          <table:table-cell table:style-name="R_5f_de_5f_Items_5f_em_5f_Transações.A2" office:value-type="string">
            <text:p text:style-name="P239">6<text:span text:style-name="T2">a</text:span></text:p>
          </table:table-cell>
          <table:table-cell table:style-name="R_5f_de_5f_Items_5f_em_5f_Transações.B2" office:value-type="string">
            <text:p text:style-name="P241">Caderno-<text:span text:style-name="T509">CD</text:span>, Estojo-<text:span text:style-name="T509">E</text:span></text:p>
          </table:table-cell>
        </table:table-row>
        <table:table-row>
          <table:table-cell table:style-name="R_5f_de_5f_Items_5f_em_5f_Transações.A2" office:value-type="string">
            <text:p text:style-name="P239">7<text:span text:style-name="T2">a</text:span></text:p>
          </table:table-cell>
          <table:table-cell table:style-name="R_5f_de_5f_Items_5f_em_5f_Transações.B2" office:value-type="string">
            <text:p text:style-name="P241">Lápis-<text:span text:style-name="T509">L</text:span>, Borracha-<text:span text:style-name="T509">B</text:span>, Apontador-<text:span text:style-name="T509">A</text:span> </text:p>
          </table:table-cell>
        </table:table-row>
        <table:table-row>
          <table:table-cell table:style-name="R_5f_de_5f_Items_5f_em_5f_Transações.A2" office:value-type="string">
            <text:p text:style-name="P239">8<text:span text:style-name="T2">a</text:span></text:p>
          </table:table-cell>
          <table:table-cell table:style-name="R_5f_de_5f_Items_5f_em_5f_Transações.B2" office:value-type="string">
            <text:p text:style-name="P241">Caderno-<text:span text:style-name="T510">CD</text:span></text:p>
          </table:table-cell>
        </table:table-row>
        <table:table-row>
          <table:table-cell table:style-name="R_5f_de_5f_Items_5f_em_5f_Transações.A2" office:value-type="string">
            <text:p text:style-name="P239">9<text:span text:style-name="T2">a</text:span></text:p>
          </table:table-cell>
          <table:table-cell table:style-name="R_5f_de_5f_Items_5f_em_5f_Transações.B2" office:value-type="string">
            <text:p text:style-name="P241">Lápis-<text:span text:style-name="T509">L</text:span>, Caneta-<text:span text:style-name="T509">CN</text:span>, Caderno-<text:span text:style-name="T509">CD</text:span>, Borracha-<text:span text:style-name="T509">B</text:span>, Apontador-<text:span text:style-name="T509">A</text:span>, Estojo-<text:span text:style-name="T509">E</text:span></text:p>
          </table:table-cell>
        </table:table-row>
        <table:table-row>
          <table:table-cell table:style-name="R_5f_de_5f_Items_5f_em_5f_Transações.A2" office:value-type="string">
            <text:p text:style-name="P239">10<text:span text:style-name="T2">a</text:span></text:p>
          </table:table-cell>
          <table:table-cell table:style-name="R_5f_de_5f_Items_5f_em_5f_Transações.B2" office:value-type="string">
            <text:p text:style-name="P241">Caderno-<text:span text:style-name="T509">CD</text:span>, Borracha-<text:span text:style-name="T509">B</text:span>, Apontador-<text:span text:style-name="T509">A</text:span></text:p>
          </table:table-cell>
        </table:table-row>
      </table:table>
      <text:p text:style-name="P78"/>
      <text:p text:style-name="P78"/>
      <text:p text:style-name="P16"><text:soft-page-break/><text:span text:style-name="T276">Tabela </text:span><text:span text:style-name="T274">2.</text:span><text:span text:style-name="T277">6</text:span><text:span text:style-name="T279">1</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1-</text:span><text:span text:style-name="T290">itemset</text:span><text:span text:style-name="T266"> <text:s/></text:span><text:span text:style-name="T267">no BD</text:span></text:p>
      <table:table table:name="Identificação_de_Itemsets_em_1-Itemsets" table:style-name="Identificação_5f_de_5f_Itemsets_5f_em_5f_1-Itemsets">
        <table:table-column table:style-name="Identificação_5f_de_5f_Itemsets_5f_em_5f_1-Itemsets.A"/>
        <table:table-column table:style-name="Identificação_5f_de_5f_Itemsets_5f_em_5f_1-Itemsets.B"/>
        <table:table-column table:style-name="Identificação_5f_de_5f_Itemsets_5f_em_5f_1-Itemsets.C"/>
        <table:table-column table:style-name="Identificação_5f_de_5f_Itemsets_5f_em_5f_1-Itemsets.D"/>
        <table:table-column table:style-name="Identificação_5f_de_5f_Itemsets_5f_em_5f_1-Itemsets.E"/>
        <table:table-row>
          <table:table-cell table:style-name="Identificação_5f_de_5f_Itemsets_5f_em_5f_1-Itemsets.A1" office:value-type="string">
            <text:p text:style-name="P246"><text:s/>transações</text:p>
          </table:table-cell>
          <table:table-cell table:style-name="Identificação_5f_de_5f_Itemsets_5f_em_5f_1-Itemsets.A1" office:value-type="string">
            <text:p text:style-name="P246">1-<text:span text:style-name="T121">Itemset</text:span></text:p>
          </table:table-cell>
          <table:table-cell table:style-name="Identificação_5f_de_5f_Itemsets_5f_em_5f_1-Itemsets.A1" office:value-type="string">
            <text:p text:style-name="P258">Sup<text:span text:style-name="T519">orte</text:span></text:p>
            <text:p text:style-name="P267">Itemset</text:p>
          </table:table-cell>
          <table:table-cell table:style-name="Identificação_5f_de_5f_Itemsets_5f_em_5f_1-Itemsets.A1" office:value-type="string">
            <text:p text:style-name="P258">Sup<text:span text:style-name="T519">orte</text:span></text:p>
            <text:p text:style-name="P258"><text:s/>Mín<text:span text:style-name="T511">imo</text:span></text:p>
          </table:table-cell>
          <table:table-cell table:style-name="Identificação_5f_de_5f_Itemsets_5f_em_5f_1-Itemsets.E1" office:value-type="string">
            <text:p text:style-name="P253">Aprovados</text:p>
          </table:table-cell>
        </table:table-row>
      </table:table>
      <text:p text:style-name="P70"/>
      <table:table table:name="I_de_Itemsets_em_1-Itemsets" table:style-name="I_5f_de_5f_Itemsets_5f_em_5f_1-Itemsets">
        <table:table-column table:style-name="I_5f_de_5f_Itemsets_5f_em_5f_1-Itemsets.A"/>
        <table:table-column table:style-name="I_5f_de_5f_Itemsets_5f_em_5f_1-Itemsets.B"/>
        <table:table-column table:style-name="I_5f_de_5f_Itemsets_5f_em_5f_1-Itemsets.C"/>
        <table:table-column table:style-name="I_5f_de_5f_Itemsets_5f_em_5f_1-Itemsets.D"/>
        <table:table-column table:style-name="I_5f_de_5f_Itemsets_5f_em_5f_1-Itemsets.E"/>
        <table:table-row>
          <table:table-cell table:style-name="I_5f_de_5f_Itemsets_5f_em_5f_1-Itemsets.A1" office:value-type="string">
            <text:p text:style-name="P270"><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1-Itemsets.A1" office:value-type="string">
            <text:p text:style-name="P270"><text:span text:style-name="T510">(</text:span>L<text:span text:style-name="T510">)</text:span></text:p>
          </table:table-cell>
          <table:table-cell table:style-name="I_5f_de_5f_Itemsets_5f_em_5f_1-Itemsets.A1" office:value-type="string">
            <text:p text:style-name="P274">4</text:p>
          </table:table-cell>
          <table:table-cell table:style-name="I_5f_de_5f_Itemsets_5f_em_5f_1-Itemsets.A1" office:value-type="string">
            <text:p text:style-name="P274">3</text:p>
          </table:table-cell>
          <table:table-cell table:style-name="I_5f_de_5f_Itemsets_5f_em_5f_1-Itemsets.E1" office:value-type="string">
            <text:p text:style-name="P285">√</text:p>
          </table:table-cell>
        </table:table-row>
        <table:table-row>
          <table:table-cell table:style-name="I_5f_de_5f_Itemsets_5f_em_5f_1-Itemsets.A2" office:value-type="string">
            <text:p text:style-name="P270">1<text:span text:style-name="T2">a</text:span><text:span text:style-name="T241"> </text:span><text:span text:style-name="T343">→</text:span><text:span text:style-name="T306"> 10</text:span><text:span text:style-name="T7">a</text:span></text:p>
          </table:table-cell>
          <table:table-cell table:style-name="I_5f_de_5f_Itemsets_5f_em_5f_1-Itemsets.A2" office:value-type="string">
            <text:p text:style-name="P270"><text:span text:style-name="T510">(</text:span>CN<text:span text:style-name="T510">)</text:span></text:p>
          </table:table-cell>
          <table:table-cell table:style-name="I_5f_de_5f_Itemsets_5f_em_5f_1-Itemsets.A2" office:value-type="string">
            <text:p text:style-name="P274">5</text:p>
          </table:table-cell>
          <table:table-cell table:style-name="I_5f_de_5f_Itemsets_5f_em_5f_1-Itemsets.A2" office:value-type="string">
            <text:p text:style-name="P274">3</text:p>
          </table:table-cell>
          <table:table-cell table:style-name="I_5f_de_5f_Itemsets_5f_em_5f_1-Itemsets.E2" office:value-type="string">
            <text:p text:style-name="P285">√</text:p>
          </table:table-cell>
        </table:table-row>
        <table:table-row>
          <table:table-cell table:style-name="I_5f_de_5f_Itemsets_5f_em_5f_1-Itemsets.A2" office:value-type="string">
            <text:p text:style-name="P270">1<text:span text:style-name="T2">a</text:span><text:span text:style-name="T241"> </text:span><text:span text:style-name="T343">→</text:span><text:span text:style-name="T306"> 10</text:span><text:span text:style-name="T7">a</text:span></text:p>
          </table:table-cell>
          <table:table-cell table:style-name="I_5f_de_5f_Itemsets_5f_em_5f_1-Itemsets.A2" office:value-type="string">
            <text:p text:style-name="P270"><text:span text:style-name="T510">(</text:span>CD<text:span text:style-name="T510">)</text:span></text:p>
          </table:table-cell>
          <table:table-cell table:style-name="I_5f_de_5f_Itemsets_5f_em_5f_1-Itemsets.A2" office:value-type="string">
            <text:p text:style-name="P274">6</text:p>
          </table:table-cell>
          <table:table-cell table:style-name="I_5f_de_5f_Itemsets_5f_em_5f_1-Itemsets.A2" office:value-type="string">
            <text:p text:style-name="P274">3</text:p>
          </table:table-cell>
          <table:table-cell table:style-name="I_5f_de_5f_Itemsets_5f_em_5f_1-Itemsets.E2" office:value-type="string">
            <text:p text:style-name="P285">√</text:p>
          </table:table-cell>
        </table:table-row>
        <table:table-row>
          <table:table-cell table:style-name="I_5f_de_5f_Itemsets_5f_em_5f_1-Itemsets.A2" office:value-type="string">
            <text:p text:style-name="P270">1<text:span text:style-name="T2">a</text:span><text:span text:style-name="T241"> </text:span><text:span text:style-name="T343">→</text:span><text:span text:style-name="T306"> 10</text:span><text:span text:style-name="T7">a</text:span></text:p>
          </table:table-cell>
          <table:table-cell table:style-name="I_5f_de_5f_Itemsets_5f_em_5f_1-Itemsets.A2" office:value-type="string">
            <text:p text:style-name="P270"><text:span text:style-name="T510">(</text:span>B<text:span text:style-name="T510">)</text:span></text:p>
          </table:table-cell>
          <table:table-cell table:style-name="I_5f_de_5f_Itemsets_5f_em_5f_1-Itemsets.A2" office:value-type="string">
            <text:p text:style-name="P274">5</text:p>
          </table:table-cell>
          <table:table-cell table:style-name="I_5f_de_5f_Itemsets_5f_em_5f_1-Itemsets.A2" office:value-type="string">
            <text:p text:style-name="P274">3</text:p>
          </table:table-cell>
          <table:table-cell table:style-name="I_5f_de_5f_Itemsets_5f_em_5f_1-Itemsets.E2" office:value-type="string">
            <text:p text:style-name="P285">√</text:p>
          </table:table-cell>
        </table:table-row>
        <table:table-row>
          <table:table-cell table:style-name="I_5f_de_5f_Itemsets_5f_em_5f_1-Itemsets.A2" office:value-type="string">
            <text:p text:style-name="P270">1<text:span text:style-name="T2">a</text:span><text:span text:style-name="T241"> </text:span><text:span text:style-name="T343">→</text:span><text:span text:style-name="T306"> 10</text:span><text:span text:style-name="T7">a</text:span></text:p>
          </table:table-cell>
          <table:table-cell table:style-name="I_5f_de_5f_Itemsets_5f_em_5f_1-Itemsets.A2" office:value-type="string">
            <text:p text:style-name="P270"><text:span text:style-name="T510">(</text:span>A<text:span text:style-name="T510">)</text:span></text:p>
          </table:table-cell>
          <table:table-cell table:style-name="I_5f_de_5f_Itemsets_5f_em_5f_1-Itemsets.A2" office:value-type="string">
            <text:p text:style-name="P274">5</text:p>
          </table:table-cell>
          <table:table-cell table:style-name="I_5f_de_5f_Itemsets_5f_em_5f_1-Itemsets.A2" office:value-type="string">
            <text:p text:style-name="P274">3</text:p>
          </table:table-cell>
          <table:table-cell table:style-name="I_5f_de_5f_Itemsets_5f_em_5f_1-Itemsets.E2" office:value-type="string">
            <text:p text:style-name="P285">√</text:p>
          </table:table-cell>
        </table:table-row>
        <table:table-row>
          <table:table-cell table:style-name="I_5f_de_5f_Itemsets_5f_em_5f_1-Itemsets.A2" office:value-type="string">
            <text:p text:style-name="P270">1<text:span text:style-name="T2">a</text:span><text:span text:style-name="T241"> </text:span><text:span text:style-name="T343">→</text:span><text:span text:style-name="T306"> 10</text:span><text:span text:style-name="T7">a</text:span></text:p>
          </table:table-cell>
          <table:table-cell table:style-name="I_5f_de_5f_Itemsets_5f_em_5f_1-Itemsets.A2" office:value-type="string">
            <text:p text:style-name="P270"><text:span text:style-name="T510">(</text:span>E<text:span text:style-name="T510">)</text:span></text:p>
          </table:table-cell>
          <table:table-cell table:style-name="I_5f_de_5f_Itemsets_5f_em_5f_1-Itemsets.A2" office:value-type="string">
            <text:p text:style-name="P274">5</text:p>
          </table:table-cell>
          <table:table-cell table:style-name="I_5f_de_5f_Itemsets_5f_em_5f_1-Itemsets.A2" office:value-type="string">
            <text:p text:style-name="P274">3</text:p>
          </table:table-cell>
          <table:table-cell table:style-name="I_5f_de_5f_Itemsets_5f_em_5f_1-Itemsets.E2" office:value-type="string">
            <text:p text:style-name="P285">√</text:p>
          </table:table-cell>
        </table:table-row>
      </table:table>
      <text:p text:style-name="P71"><text:s/></text:p>
      <text:p text:style-name="P79"/>
      <text:p text:style-name="P79"/>
      <text:p text:style-name="P17"><text:span text:style-name="T276">Tabela </text:span><text:span text:style-name="T274">2.</text:span><text:span text:style-name="T279">62</text:span><text:span text:style-name="T271">: </text:span><text:span text:style-name="T267">Identificação</text:span><text:span text:style-name="T266"> de </text:span><text:span text:style-name="T291">Itemsets</text:span><text:span text:style-name="T267"> mais </text:span><text:span text:style-name="T271">frequentes</text:span><text:span text:style-name="T267"> </text:span><text:span text:style-name="T266">e</text:span><text:span text:style-name="T267">m</text:span><text:span text:style-name="T266"> </text:span><text:span text:style-name="T267">2</text:span><text:span text:style-name="T266">-</text:span><text:span text:style-name="T290">itemset</text:span><text:span text:style-name="T266"> <text:s/></text:span><text:span text:style-name="T267">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247"><text:s/>transações</text:p>
          </table:table-cell>
          <table:table-cell table:style-name="Identificação_5f_de_5f_Itemsets_5f_em_5f_2-Itemsets.A1" office:value-type="string">
            <text:p text:style-name="P247"><text:span text:style-name="T511">2</text:span>-<text:span text:style-name="T121">Itemset</text:span></text:p>
          </table:table-cell>
          <table:table-cell table:style-name="Identificação_5f_de_5f_Itemsets_5f_em_5f_2-Itemsets.A1" office:value-type="string">
            <text:p text:style-name="P258">Sup<text:span text:style-name="T519">orte</text:span></text:p>
            <text:p text:style-name="P258"><text:span text:style-name="T121"><text:s/></text:span><text:span text:style-name="T139">I</text:span><text:span text:style-name="T137">temset</text:span></text:p>
          </table:table-cell>
          <table:table-cell table:style-name="Identificação_5f_de_5f_Itemsets_5f_em_5f_2-Itemsets.A1" office:value-type="string">
            <text:p text:style-name="P258">Sup<text:span text:style-name="T519">orte</text:span></text:p>
            <text:p text:style-name="P258"><text:s/>Mín<text:span text:style-name="T511">imo</text:span></text:p>
          </table:table-cell>
          <table:table-cell table:style-name="Identificação_5f_de_5f_Itemsets_5f_em_5f_2-Itemsets.E1" office:value-type="string">
            <text:p text:style-name="P254">Aprovados</text:p>
          </table:table-cell>
        </table:table-row>
      </table:table>
      <text:p text:style-name="P72"/>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1" office:value-type="string">
            <text:p text:style-name="P154">(L,<text:span text:style-name="T451">CN</text:span>)</text:p>
          </table:table-cell>
          <table:table-cell table:style-name="I_5f_de_5f_Itemsets_5f_em_5f_2-Itemsets.A1" office:value-type="string">
            <text:p text:style-name="P280">3</text:p>
          </table:table-cell>
          <table:table-cell table:style-name="I_5f_de_5f_Itemsets_5f_em_5f_2-Itemsets.A1" office:value-type="string">
            <text:p text:style-name="P275">3</text:p>
          </table:table-cell>
          <table:table-cell table:style-name="I_5f_de_5f_Itemsets_5f_em_5f_2-Itemsets.E1" office:value-type="string">
            <text:p text:style-name="P286">√</text:p>
          </table:table-cell>
        </table:table-row>
        <table:table-row>
          <table:table-cell table:style-name="I_5f_de_5f_Itemsets_5f_em_5f_2-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51">(L,CD)</text:p>
          </table:table-cell>
          <table:table-cell table:style-name="I_5f_de_5f_Itemsets_5f_em_5f_2-Itemsets.A2" office:value-type="string">
            <text:p text:style-name="P280">2</text:p>
          </table:table-cell>
          <table:table-cell table:style-name="I_5f_de_5f_Itemsets_5f_em_5f_2-Itemsets.A2" office:value-type="string">
            <text:p text:style-name="P275">3</text:p>
          </table:table-cell>
          <table:table-cell table:style-name="I_5f_de_5f_Itemsets_5f_em_5f_2-Itemsets.E2" office:value-type="string">
            <text:p text:style-name="P292"><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51">(L,B)</text:p>
          </table:table-cell>
          <table:table-cell table:style-name="I_5f_de_5f_Itemsets_5f_em_5f_2-Itemsets.A2" office:value-type="string">
            <text:p text:style-name="P280">2</text:p>
          </table:table-cell>
          <table:table-cell table:style-name="I_5f_de_5f_Itemsets_5f_em_5f_2-Itemsets.A2" office:value-type="string">
            <text:p text:style-name="P275">3</text:p>
          </table:table-cell>
          <table:table-cell table:style-name="I_5f_de_5f_Itemsets_5f_em_5f_2-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51"><text:span text:style-name="T512">(</text:span>L,A)</text:p>
          </table:table-cell>
          <table:table-cell table:style-name="I_5f_de_5f_Itemsets_5f_em_5f_2-Itemsets.A2" office:value-type="string">
            <text:p text:style-name="P280">2</text:p>
          </table:table-cell>
          <table:table-cell table:style-name="I_5f_de_5f_Itemsets_5f_em_5f_2-Itemsets.A2" office:value-type="string">
            <text:p text:style-name="P275">3</text:p>
          </table:table-cell>
          <table:table-cell table:style-name="I_5f_de_5f_Itemsets_5f_em_5f_2-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51">(L,E)</text:p>
          </table:table-cell>
          <table:table-cell table:style-name="I_5f_de_5f_Itemsets_5f_em_5f_2-Itemsets.A2" office:value-type="string">
            <text:p text:style-name="P280">1</text:p>
          </table:table-cell>
          <table:table-cell table:style-name="I_5f_de_5f_Itemsets_5f_em_5f_2-Itemsets.A2" office:value-type="string">
            <text:p text:style-name="P275">3</text:p>
          </table:table-cell>
          <table:table-cell table:style-name="I_5f_de_5f_Itemsets_5f_em_5f_2-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52">(CN,CD)</text:p>
          </table:table-cell>
          <table:table-cell table:style-name="I_5f_de_5f_Itemsets_5f_em_5f_2-Itemsets.A2" office:value-type="string">
            <text:p text:style-name="P280">3</text:p>
          </table:table-cell>
          <table:table-cell table:style-name="I_5f_de_5f_Itemsets_5f_em_5f_2-Itemsets.A2" office:value-type="string">
            <text:p text:style-name="P275">3</text:p>
          </table:table-cell>
          <table:table-cell table:style-name="I_5f_de_5f_Itemsets_5f_em_5f_2-Itemsets.E2" office:value-type="string">
            <text:p text:style-name="P286">√</text:p>
          </table:table-cell>
        </table:table-row>
        <table:table-row>
          <table:table-cell table:style-name="I_5f_de_5f_Itemsets_5f_em_5f_2-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52">(CN,B)</text:p>
          </table:table-cell>
          <table:table-cell table:style-name="I_5f_de_5f_Itemsets_5f_em_5f_2-Itemsets.A2" office:value-type="string">
            <text:p text:style-name="P280">3</text:p>
          </table:table-cell>
          <table:table-cell table:style-name="I_5f_de_5f_Itemsets_5f_em_5f_2-Itemsets.A2" office:value-type="string">
            <text:p text:style-name="P275">3</text:p>
          </table:table-cell>
          <table:table-cell table:style-name="I_5f_de_5f_Itemsets_5f_em_5f_2-Itemsets.E2" office:value-type="string">
            <text:p text:style-name="P286">√</text:p>
          </table:table-cell>
        </table:table-row>
        <table:table-row>
          <table:table-cell table:style-name="I_5f_de_5f_Itemsets_5f_em_5f_2-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52">(CN,A)</text:p>
          </table:table-cell>
          <table:table-cell table:style-name="I_5f_de_5f_Itemsets_5f_em_5f_2-Itemsets.A2" office:value-type="string">
            <text:p text:style-name="P280">2</text:p>
          </table:table-cell>
          <table:table-cell table:style-name="I_5f_de_5f_Itemsets_5f_em_5f_2-Itemsets.A2" office:value-type="string">
            <text:p text:style-name="P275">3</text:p>
          </table:table-cell>
          <table:table-cell table:style-name="I_5f_de_5f_Itemsets_5f_em_5f_2-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52">(CN,E)</text:p>
          </table:table-cell>
          <table:table-cell table:style-name="I_5f_de_5f_Itemsets_5f_em_5f_2-Itemsets.A2" office:value-type="string">
            <text:p text:style-name="P280">3</text:p>
          </table:table-cell>
          <table:table-cell table:style-name="I_5f_de_5f_Itemsets_5f_em_5f_2-Itemsets.A2" office:value-type="string">
            <text:p text:style-name="P275">3</text:p>
          </table:table-cell>
          <table:table-cell table:style-name="I_5f_de_5f_Itemsets_5f_em_5f_2-Itemsets.E2" office:value-type="string">
            <text:p text:style-name="P286">√</text:p>
          </table:table-cell>
        </table:table-row>
        <table:table-row>
          <table:table-cell table:style-name="I_5f_de_5f_Itemsets_5f_em_5f_2-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52">(CD,B)</text:p>
          </table:table-cell>
          <table:table-cell table:style-name="I_5f_de_5f_Itemsets_5f_em_5f_2-Itemsets.A2" office:value-type="string">
            <text:p text:style-name="P280">3</text:p>
          </table:table-cell>
          <table:table-cell table:style-name="I_5f_de_5f_Itemsets_5f_em_5f_2-Itemsets.A2" office:value-type="string">
            <text:p text:style-name="P275">3</text:p>
          </table:table-cell>
          <table:table-cell table:style-name="I_5f_de_5f_Itemsets_5f_em_5f_2-Itemsets.E2" office:value-type="string">
            <text:p text:style-name="P286">√</text:p>
          </table:table-cell>
        </table:table-row>
        <table:table-row>
          <table:table-cell table:style-name="I_5f_de_5f_Itemsets_5f_em_5f_2-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52">(CD,A)</text:p>
          </table:table-cell>
          <table:table-cell table:style-name="I_5f_de_5f_Itemsets_5f_em_5f_2-Itemsets.A2" office:value-type="string">
            <text:p text:style-name="P280">3</text:p>
          </table:table-cell>
          <table:table-cell table:style-name="I_5f_de_5f_Itemsets_5f_em_5f_2-Itemsets.A2" office:value-type="string">
            <text:p text:style-name="P275">3</text:p>
          </table:table-cell>
          <table:table-cell table:style-name="I_5f_de_5f_Itemsets_5f_em_5f_2-Itemsets.E2" office:value-type="string">
            <text:p text:style-name="P286">√</text:p>
          </table:table-cell>
        </table:table-row>
        <table:table-row>
          <table:table-cell table:style-name="I_5f_de_5f_Itemsets_5f_em_5f_2-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52">(CD,E)</text:p>
          </table:table-cell>
          <table:table-cell table:style-name="I_5f_de_5f_Itemsets_5f_em_5f_2-Itemsets.A2" office:value-type="string">
            <text:p text:style-name="P283">3</text:p>
          </table:table-cell>
          <table:table-cell table:style-name="I_5f_de_5f_Itemsets_5f_em_5f_2-Itemsets.A2" office:value-type="string">
            <text:p text:style-name="P277">3</text:p>
          </table:table-cell>
          <table:table-cell table:style-name="I_5f_de_5f_Itemsets_5f_em_5f_2-Itemsets.E2" office:value-type="string">
            <text:p text:style-name="P287">√</text:p>
          </table:table-cell>
        </table:table-row>
        <table:table-row>
          <table:table-cell table:style-name="I_5f_de_5f_Itemsets_5f_em_5f_2-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51">(B,A)</text:p>
          </table:table-cell>
          <table:table-cell table:style-name="I_5f_de_5f_Itemsets_5f_em_5f_2-Itemsets.A2" office:value-type="string">
            <text:p text:style-name="P283">4</text:p>
          </table:table-cell>
          <table:table-cell table:style-name="I_5f_de_5f_Itemsets_5f_em_5f_2-Itemsets.A2" office:value-type="string">
            <text:p text:style-name="P277">3</text:p>
          </table:table-cell>
          <table:table-cell table:style-name="I_5f_de_5f_Itemsets_5f_em_5f_2-Itemsets.E2" office:value-type="string">
            <text:p text:style-name="P287">√</text:p>
          </table:table-cell>
        </table:table-row>
        <table:table-row>
          <table:table-cell table:style-name="I_5f_de_5f_Itemsets_5f_em_5f_2-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51">(B,E)</text:p>
          </table:table-cell>
          <table:table-cell table:style-name="I_5f_de_5f_Itemsets_5f_em_5f_2-Itemsets.A2" office:value-type="string">
            <text:p text:style-name="P283">3</text:p>
          </table:table-cell>
          <table:table-cell table:style-name="I_5f_de_5f_Itemsets_5f_em_5f_2-Itemsets.A2" office:value-type="string">
            <text:p text:style-name="P277">3</text:p>
          </table:table-cell>
          <table:table-cell table:style-name="I_5f_de_5f_Itemsets_5f_em_5f_2-Itemsets.E2" office:value-type="string">
            <text:p text:style-name="P287">√</text:p>
          </table:table-cell>
        </table:table-row>
        <table:table-row>
          <table:table-cell table:style-name="I_5f_de_5f_Itemsets_5f_em_5f_2-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52"><text:span text:style-name="T477">(</text:span>A,E)</text:p>
          </table:table-cell>
          <table:table-cell table:style-name="I_5f_de_5f_Itemsets_5f_em_5f_2-Itemsets.A2" office:value-type="string">
            <text:p text:style-name="P283">3</text:p>
          </table:table-cell>
          <table:table-cell table:style-name="I_5f_de_5f_Itemsets_5f_em_5f_2-Itemsets.A2" office:value-type="string">
            <text:p text:style-name="P277">3</text:p>
          </table:table-cell>
          <table:table-cell table:style-name="I_5f_de_5f_Itemsets_5f_em_5f_2-Itemsets.E2" office:value-type="string">
            <text:p text:style-name="P287">√</text:p>
          </table:table-cell>
        </table:table-row>
      </table:table>
      <text:p text:style-name="P72"/>
      <text:p text:style-name="P82"/>
      <text:p text:style-name="P80"/>
      <text:p text:style-name="P18"><text:soft-page-break/><text:span text:style-name="T276">Tabela </text:span><text:span text:style-name="T274">2.</text:span><text:span text:style-name="T279">63</text:span><text:span text:style-name="T271">: </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8">3</text:span><text:span text:style-name="T266">-</text:span><text:span text:style-name="T290">itemset</text:span><text:span text:style-name="T266"> <text:s/></text:span><text:span text:style-name="T267">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248"><text:s/>transações</text:p>
          </table:table-cell>
          <table:table-cell table:style-name="Identificação_5f_de_5f_Itemsets_5f_em_5f_3-Itemsets.A1" office:value-type="string">
            <text:p text:style-name="P248"><text:span text:style-name="T513">3</text:span>-<text:span text:style-name="T121">Itemset</text:span></text:p>
          </table:table-cell>
          <table:table-cell table:style-name="Identificação_5f_de_5f_Itemsets_5f_em_5f_3-Itemsets.A1" office:value-type="string">
            <text:p text:style-name="P258">Sup<text:span text:style-name="T519">orte</text:span></text:p>
            <text:p text:style-name="P258"><text:s/><text:span text:style-name="T137">Itemset</text:span></text:p>
          </table:table-cell>
          <table:table-cell table:style-name="Identificação_5f_de_5f_Itemsets_5f_em_5f_3-Itemsets.A1" office:value-type="string">
            <text:p text:style-name="P258">Sup<text:span text:style-name="T519">orte</text:span></text:p>
            <text:p text:style-name="P258"><text:s/>Mín<text:span text:style-name="T511">imo</text:span></text:p>
          </table:table-cell>
          <table:table-cell table:style-name="Identificação_5f_de_5f_Itemsets_5f_em_5f_3-Itemsets.E1" office:value-type="string">
            <text:p text:style-name="P255">Aprovados</text:p>
          </table:table-cell>
        </table:table-row>
      </table:table>
      <text:p text:style-name="P73"/>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1" office:value-type="string">
            <text:p text:style-name="P149">(L,CN,CD)</text:p>
          </table:table-cell>
          <table:table-cell table:style-name="I_5f_de_5f_Itemsets_5f_em_5f_3-Itemsets.A1" office:value-type="string">
            <text:p text:style-name="P296">2</text:p>
          </table:table-cell>
          <table:table-cell table:style-name="I_5f_de_5f_Itemsets_5f_em_5f_3-Itemsets.A1" office:value-type="string">
            <text:p text:style-name="P276">3</text:p>
          </table:table-cell>
          <table:table-cell table:style-name="I_5f_de_5f_Itemsets_5f_em_5f_3-Itemsets.E1"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2">(L,CN,B)</text:p>
          </table:table-cell>
          <table:table-cell table:style-name="I_5f_de_5f_Itemsets_5f_em_5f_3-Itemsets.A2" office:value-type="string">
            <text:p text:style-name="P296">1</text:p>
          </table:table-cell>
          <table:table-cell table:style-name="I_5f_de_5f_Itemsets_5f_em_5f_3-Itemsets.A2" office:value-type="string">
            <text:p text:style-name="P276">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2">(L,CN,A)</text:p>
          </table:table-cell>
          <table:table-cell table:style-name="I_5f_de_5f_Itemsets_5f_em_5f_3-Itemsets.A2" office:value-type="string">
            <text:p text:style-name="P296">1</text:p>
          </table:table-cell>
          <table:table-cell table:style-name="I_5f_de_5f_Itemsets_5f_em_5f_3-Itemsets.A2" office:value-type="string">
            <text:p text:style-name="P276">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2">(L,CN,E)</text:p>
          </table:table-cell>
          <table:table-cell table:style-name="I_5f_de_5f_Itemsets_5f_em_5f_3-Itemsets.A2" office:value-type="string">
            <text:p text:style-name="P296">1</text:p>
          </table:table-cell>
          <table:table-cell table:style-name="I_5f_de_5f_Itemsets_5f_em_5f_3-Itemsets.A2" office:value-type="string">
            <text:p text:style-name="P276">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2">(L,CD,B)</text:p>
          </table:table-cell>
          <table:table-cell table:style-name="I_5f_de_5f_Itemsets_5f_em_5f_3-Itemsets.A2" office:value-type="string">
            <text:p text:style-name="P296">1</text:p>
          </table:table-cell>
          <table:table-cell table:style-name="I_5f_de_5f_Itemsets_5f_em_5f_3-Itemsets.A2" office:value-type="string">
            <text:p text:style-name="P276">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2">(L,CD,A)</text:p>
          </table:table-cell>
          <table:table-cell table:style-name="I_5f_de_5f_Itemsets_5f_em_5f_3-Itemsets.A2" office:value-type="string">
            <text:p text:style-name="P296">1</text:p>
          </table:table-cell>
          <table:table-cell table:style-name="I_5f_de_5f_Itemsets_5f_em_5f_3-Itemsets.A2" office:value-type="string">
            <text:p text:style-name="P276">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2">(L,CD,E)</text:p>
          </table:table-cell>
          <table:table-cell table:style-name="I_5f_de_5f_Itemsets_5f_em_5f_3-Itemsets.A2" office:value-type="string">
            <text:p text:style-name="P296">1</text:p>
          </table:table-cell>
          <table:table-cell table:style-name="I_5f_de_5f_Itemsets_5f_em_5f_3-Itemsets.A2" office:value-type="string">
            <text:p text:style-name="P276">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2">(L,B,A)</text:p>
          </table:table-cell>
          <table:table-cell table:style-name="I_5f_de_5f_Itemsets_5f_em_5f_3-Itemsets.A2" office:value-type="string">
            <text:p text:style-name="P296">2</text:p>
          </table:table-cell>
          <table:table-cell table:style-name="I_5f_de_5f_Itemsets_5f_em_5f_3-Itemsets.A2" office:value-type="string">
            <text:p text:style-name="P276">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2">(L,B,E)</text:p>
          </table:table-cell>
          <table:table-cell table:style-name="I_5f_de_5f_Itemsets_5f_em_5f_3-Itemsets.A2" office:value-type="string">
            <text:p text:style-name="P296">1</text:p>
          </table:table-cell>
          <table:table-cell table:style-name="I_5f_de_5f_Itemsets_5f_em_5f_3-Itemsets.A2" office:value-type="string">
            <text:p text:style-name="P276">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3">(L,A,E)</text:p>
          </table:table-cell>
          <table:table-cell table:style-name="I_5f_de_5f_Itemsets_5f_em_5f_3-Itemsets.A2" office:value-type="string">
            <text:p text:style-name="P296">1</text:p>
          </table:table-cell>
          <table:table-cell table:style-name="I_5f_de_5f_Itemsets_5f_em_5f_3-Itemsets.A2" office:value-type="string">
            <text:p text:style-name="P276">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2">(CN,CD,B)</text:p>
          </table:table-cell>
          <table:table-cell table:style-name="I_5f_de_5f_Itemsets_5f_em_5f_3-Itemsets.A2" office:value-type="string">
            <text:p text:style-name="P296">2</text:p>
          </table:table-cell>
          <table:table-cell table:style-name="I_5f_de_5f_Itemsets_5f_em_5f_3-Itemsets.A2" office:value-type="string">
            <text:p text:style-name="P276">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2">(CN,CD,A)</text:p>
          </table:table-cell>
          <table:table-cell table:style-name="I_5f_de_5f_Itemsets_5f_em_5f_3-Itemsets.A2" office:value-type="string">
            <text:p text:style-name="P296">2</text:p>
          </table:table-cell>
          <table:table-cell table:style-name="I_5f_de_5f_Itemsets_5f_em_5f_3-Itemsets.A2" office:value-type="string">
            <text:p text:style-name="P276">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2">(CN,CD,E)</text:p>
          </table:table-cell>
          <table:table-cell table:style-name="I_5f_de_5f_Itemsets_5f_em_5f_3-Itemsets.A2" office:value-type="string">
            <text:p text:style-name="P296">2</text:p>
          </table:table-cell>
          <table:table-cell table:style-name="I_5f_de_5f_Itemsets_5f_em_5f_3-Itemsets.A2" office:value-type="string">
            <text:p text:style-name="P276">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74">(A,B,CN)</text:p>
          </table:table-cell>
          <table:table-cell table:style-name="I_5f_de_5f_Itemsets_5f_em_5f_3-Itemsets.A2" office:value-type="string">
            <text:p text:style-name="P296">2</text:p>
          </table:table-cell>
          <table:table-cell table:style-name="I_5f_de_5f_Itemsets_5f_em_5f_3-Itemsets.A2" office:value-type="string">
            <text:p text:style-name="P276">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74">(<text:span text:style-name="T478">E</text:span>,B,CN)</text:p>
          </table:table-cell>
          <table:table-cell table:style-name="I_5f_de_5f_Itemsets_5f_em_5f_3-Itemsets.A2" office:value-type="string">
            <text:p text:style-name="P296">3</text:p>
          </table:table-cell>
          <table:table-cell table:style-name="I_5f_de_5f_Itemsets_5f_em_5f_3-Itemsets.A2" office:value-type="string">
            <text:p text:style-name="P276">3</text:p>
          </table:table-cell>
          <table:table-cell table:style-name="I_5f_de_5f_Itemsets_5f_em_5f_3-Itemsets.E2" office:value-type="string">
            <text:p text:style-name="P288">√</text:p>
          </table:table-cell>
        </table:table-row>
        <table:table-row>
          <table:table-cell table:style-name="I_5f_de_5f_Itemsets_5f_em_5f_3-Itemsets.A2" office:value-type="string">
            <text:p text:style-name="P271"><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74">(A,<text:span text:style-name="T478">E</text:span>,CN)</text:p>
          </table:table-cell>
          <table:table-cell table:style-name="I_5f_de_5f_Itemsets_5f_em_5f_3-Itemsets.A2" office:value-type="string">
            <text:p text:style-name="P296">2</text:p>
          </table:table-cell>
          <table:table-cell table:style-name="I_5f_de_5f_Itemsets_5f_em_5f_3-Itemsets.A2" office:value-type="string">
            <text:p text:style-name="P276">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3"><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2">(CD,B,A)</text:p>
          </table:table-cell>
          <table:table-cell table:style-name="I_5f_de_5f_Itemsets_5f_em_5f_3-Itemsets.A2" office:value-type="string">
            <text:p text:style-name="P296">3</text:p>
          </table:table-cell>
          <table:table-cell table:style-name="I_5f_de_5f_Itemsets_5f_em_5f_3-Itemsets.A2" office:value-type="string">
            <text:p text:style-name="P278">3</text:p>
          </table:table-cell>
          <table:table-cell table:style-name="I_5f_de_5f_Itemsets_5f_em_5f_3-Itemsets.E2" office:value-type="string">
            <text:p text:style-name="P288">√</text:p>
          </table:table-cell>
        </table:table-row>
        <table:table-row>
          <table:table-cell table:style-name="I_5f_de_5f_Itemsets_5f_em_5f_3-Itemsets.A2" office:value-type="string">
            <text:p text:style-name="P273"><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3"><text:span text:style-name="T478">(</text:span>CD,B,E)</text:p>
          </table:table-cell>
          <table:table-cell table:style-name="I_5f_de_5f_Itemsets_5f_em_5f_3-Itemsets.A2" office:value-type="string">
            <text:p text:style-name="P296">2</text:p>
          </table:table-cell>
          <table:table-cell table:style-name="I_5f_de_5f_Itemsets_5f_em_5f_3-Itemsets.A2" office:value-type="string">
            <text:p text:style-name="P278">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3"><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75">(A,E,CD)</text:p>
          </table:table-cell>
          <table:table-cell table:style-name="I_5f_de_5f_Itemsets_5f_em_5f_3-Itemsets.A2" office:value-type="string">
            <text:p text:style-name="P296">2</text:p>
          </table:table-cell>
          <table:table-cell table:style-name="I_5f_de_5f_Itemsets_5f_em_5f_3-Itemsets.A2" office:value-type="string">
            <text:p text:style-name="P278">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3"><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3">(B,A,E)</text:p>
          </table:table-cell>
          <table:table-cell table:style-name="I_5f_de_5f_Itemsets_5f_em_5f_3-Itemsets.A2" office:value-type="string">
            <text:p text:style-name="P297">2</text:p>
          </table:table-cell>
          <table:table-cell table:style-name="I_5f_de_5f_Itemsets_5f_em_5f_3-Itemsets.A2" office:value-type="string">
            <text:p text:style-name="P278">3</text:p>
          </table:table-cell>
          <table:table-cell table:style-name="I_5f_de_5f_Itemsets_5f_em_5f_3-Itemsets.E2" office:value-type="string">
            <text:p text:style-name="P294"><text:span text:style-name="T153">X</text:span><text:span text:style-name="T195"> - </text:span><text:span text:style-name="T170">não</text:span> aprovado</text:p>
          </table:table-cell>
        </table:table-row>
      </table:table>
      <text:p text:style-name="P83"/>
      <text:p text:style-name="P19"><text:span text:style-name="T276">Tabela </text:span><text:span text:style-name="T279">2.65</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8">5</text:span><text:span text:style-name="T266">-</text:span><text:span text:style-name="T290">itemset</text:span><text:span text:style-name="T266"> <text:s/></text:span><text:span text:style-name="T267">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249"><text:s/>transações</text:p>
          </table:table-cell>
          <table:table-cell table:style-name="Identificação_5f_de_5f_Itemsets_5f_em_5f_5-Itemsets.A1" office:value-type="string">
            <text:p text:style-name="P249">1-<text:span text:style-name="T121">Itemset</text:span></text:p>
          </table:table-cell>
          <table:table-cell table:style-name="Identificação_5f_de_5f_Itemsets_5f_em_5f_5-Itemsets.A1" office:value-type="string">
            <text:p text:style-name="P258">Sup<text:span text:style-name="T519">orte</text:span></text:p>
            <text:p text:style-name="P258"><text:s/><text:span text:style-name="T137">Itemset</text:span></text:p>
          </table:table-cell>
          <table:table-cell table:style-name="Identificação_5f_de_5f_Itemsets_5f_em_5f_5-Itemsets.A1" office:value-type="string">
            <text:p text:style-name="P256">Sup<text:span text:style-name="T519">orte</text:span> Mín<text:span text:style-name="T511">imo</text:span></text:p>
          </table:table-cell>
          <table:table-cell table:style-name="Identificação_5f_de_5f_Itemsets_5f_em_5f_5-Itemsets.E1" office:value-type="string">
            <text:p text:style-name="P256">Aprovados</text:p>
          </table:table-cell>
        </table:table-row>
      </table:table>
      <text:p text:style-name="P74"/>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5-Itemsets.A1" office:value-type="string">
            <text:p text:style-name="P158">(L,CN,CD,B,A)</text:p>
          </table:table-cell>
          <table:table-cell table:style-name="I_5f_de_5f_Itemsets_5f_em_5f_5-Itemsets.A1" office:value-type="string">
            <text:p text:style-name="P282">1</text:p>
          </table:table-cell>
          <table:table-cell table:style-name="I_5f_de_5f_Itemsets_5f_em_5f_5-Itemsets.A1" office:value-type="string">
            <text:p text:style-name="P277">3</text:p>
          </table:table-cell>
          <table:table-cell table:style-name="I_5f_de_5f_Itemsets_5f_em_5f_5-Itemsets.E1" office:value-type="string">
            <text:p text:style-name="P294"><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72">1<text:span text:style-name="T2">a</text:span><text:span text:style-name="T241"> </text:span><text:span text:style-name="T343">→</text:span><text:span text:style-name="T306"> 10</text:span><text:span text:style-name="T7">a</text:span></text:p>
          </table:table-cell>
          <table:table-cell table:style-name="I_5f_de_5f_Itemsets_5f_em_5f_5-Itemsets.A2" office:value-type="string">
            <text:p text:style-name="P158">(L,CN,CD,B,E)</text:p>
          </table:table-cell>
          <table:table-cell table:style-name="I_5f_de_5f_Itemsets_5f_em_5f_5-Itemsets.A2" office:value-type="string">
            <text:p text:style-name="P282">1</text:p>
          </table:table-cell>
          <table:table-cell table:style-name="I_5f_de_5f_Itemsets_5f_em_5f_5-Itemsets.A2" office:value-type="string">
            <text:p text:style-name="P277">3</text:p>
          </table:table-cell>
          <table:table-cell table:style-name="I_5f_de_5f_Itemsets_5f_em_5f_5-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72">1<text:span text:style-name="T2">a</text:span><text:span text:style-name="T241"> </text:span><text:span text:style-name="T343">→</text:span><text:span text:style-name="T306"> 10</text:span><text:span text:style-name="T7">a</text:span></text:p>
          </table:table-cell>
          <table:table-cell table:style-name="I_5f_de_5f_Itemsets_5f_em_5f_5-Itemsets.A2" office:value-type="string">
            <text:p text:style-name="P168"><text:span text:style-name="T479">(</text:span>L,CN,CD,A,E)</text:p>
          </table:table-cell>
          <table:table-cell table:style-name="I_5f_de_5f_Itemsets_5f_em_5f_5-Itemsets.A2" office:value-type="string">
            <text:p text:style-name="P282">1</text:p>
          </table:table-cell>
          <table:table-cell table:style-name="I_5f_de_5f_Itemsets_5f_em_5f_5-Itemsets.A2" office:value-type="string">
            <text:p text:style-name="P277">3</text:p>
          </table:table-cell>
          <table:table-cell table:style-name="I_5f_de_5f_Itemsets_5f_em_5f_5-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72">1<text:span text:style-name="T2">a</text:span><text:span text:style-name="T241"> </text:span><text:span text:style-name="T343">→</text:span><text:span text:style-name="T306"> 10</text:span><text:span text:style-name="T7">a</text:span></text:p>
          </table:table-cell>
          <table:table-cell table:style-name="I_5f_de_5f_Itemsets_5f_em_5f_5-Itemsets.A2" office:value-type="string">
            <text:p text:style-name="P88"><text:span text:style-name="T479">(</text:span>L,CN,B,A,E)</text:p>
          </table:table-cell>
          <table:table-cell table:style-name="I_5f_de_5f_Itemsets_5f_em_5f_5-Itemsets.A2" office:value-type="string">
            <text:p text:style-name="P282">1</text:p>
          </table:table-cell>
          <table:table-cell table:style-name="I_5f_de_5f_Itemsets_5f_em_5f_5-Itemsets.A2" office:value-type="string">
            <text:p text:style-name="P277">3</text:p>
          </table:table-cell>
          <table:table-cell table:style-name="I_5f_de_5f_Itemsets_5f_em_5f_5-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72">1<text:span text:style-name="T2">a</text:span><text:span text:style-name="T241"> </text:span><text:span text:style-name="T343">→</text:span><text:span text:style-name="T306"> 10</text:span><text:span text:style-name="T7">a</text:span></text:p>
          </table:table-cell>
          <table:table-cell table:style-name="I_5f_de_5f_Itemsets_5f_em_5f_5-Itemsets.A2" office:value-type="string">
            <text:p text:style-name="P168">(L,CD,B,A,E)</text:p>
          </table:table-cell>
          <table:table-cell table:style-name="I_5f_de_5f_Itemsets_5f_em_5f_5-Itemsets.A2" office:value-type="string">
            <text:p text:style-name="P282">1</text:p>
          </table:table-cell>
          <table:table-cell table:style-name="I_5f_de_5f_Itemsets_5f_em_5f_5-Itemsets.A2" office:value-type="string">
            <text:p text:style-name="P277">3</text:p>
          </table:table-cell>
          <table:table-cell table:style-name="I_5f_de_5f_Itemsets_5f_em_5f_5-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72">1<text:span text:style-name="T2">a</text:span><text:span text:style-name="T241"> </text:span><text:span text:style-name="T343">→</text:span><text:span text:style-name="T306"> 10</text:span><text:span text:style-name="T7">a</text:span></text:p>
          </table:table-cell>
          <table:table-cell table:style-name="I_5f_de_5f_Itemsets_5f_em_5f_5-Itemsets.A2" office:value-type="string">
            <text:p text:style-name="P160">(CN,CD,B,A,E)</text:p>
          </table:table-cell>
          <table:table-cell table:style-name="I_5f_de_5f_Itemsets_5f_em_5f_5-Itemsets.A2" office:value-type="string">
            <text:p text:style-name="P282">2</text:p>
          </table:table-cell>
          <table:table-cell table:style-name="I_5f_de_5f_Itemsets_5f_em_5f_5-Itemsets.A2" office:value-type="string">
            <text:p text:style-name="P277">3</text:p>
          </table:table-cell>
          <table:table-cell table:style-name="I_5f_de_5f_Itemsets_5f_em_5f_5-Itemsets.E2" office:value-type="string">
            <text:p text:style-name="P294"><text:span text:style-name="T153">X</text:span><text:span text:style-name="T195"> - </text:span><text:span text:style-name="T170">não</text:span> aprovado</text:p>
          </table:table-cell>
        </table:table-row>
      </table:table>
      <text:p text:style-name="P19"><text:soft-page-break/><text:span text:style-name="T276">Tabela </text:span><text:span text:style-name="T278">2.</text:span><text:span text:style-name="T279">64</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9">4</text:span><text:span text:style-name="T266">-</text:span><text:span text:style-name="T290">itemset</text:span><text:span text:style-name="T266"> <text:s/></text:span><text:span text:style-name="T267">no BD</text:span></text:p>
      <table:table table:name="Identificação_de_Itemsets_em_4-Itemsets" table:style-name="Identificação_5f_de_5f_Itemsets_5f_em_5f_4-Itemsets">
        <table:table-column table:style-name="Identificação_5f_de_5f_Itemsets_5f_em_5f_4-Itemsets.A"/>
        <table:table-column table:style-name="Identificação_5f_de_5f_Itemsets_5f_em_5f_4-Itemsets.B"/>
        <table:table-column table:style-name="Identificação_5f_de_5f_Itemsets_5f_em_5f_4-Itemsets.C"/>
        <table:table-column table:style-name="Identificação_5f_de_5f_Itemsets_5f_em_5f_4-Itemsets.D"/>
        <table:table-column table:style-name="Identificação_5f_de_5f_Itemsets_5f_em_5f_4-Itemsets.E"/>
        <table:table-row>
          <table:table-cell table:style-name="Identificação_5f_de_5f_Itemsets_5f_em_5f_4-Itemsets.A1" office:value-type="string">
            <text:p text:style-name="P249"><text:s/>transações</text:p>
          </table:table-cell>
          <table:table-cell table:style-name="Identificação_5f_de_5f_Itemsets_5f_em_5f_4-Itemsets.A1" office:value-type="string">
            <text:p text:style-name="P249"><text:span text:style-name="T514">4</text:span>-<text:span text:style-name="T121">Itemset</text:span></text:p>
          </table:table-cell>
          <table:table-cell table:style-name="Identificação_5f_de_5f_Itemsets_5f_em_5f_4-Itemsets.A1" office:value-type="string">
            <text:p text:style-name="P258">Sup<text:span text:style-name="T519">orte</text:span></text:p>
            <text:p text:style-name="P258"><text:s/><text:span text:style-name="T137">Itemset</text:span></text:p>
          </table:table-cell>
          <table:table-cell table:style-name="Identificação_5f_de_5f_Itemsets_5f_em_5f_4-Itemsets.A1" office:value-type="string">
            <text:p text:style-name="P256">Sup<text:span text:style-name="T519">orte</text:span> Mín<text:span text:style-name="T511">imo</text:span></text:p>
          </table:table-cell>
          <table:table-cell table:style-name="Identificação_5f_de_5f_Itemsets_5f_em_5f_4-Itemsets.E1" office:value-type="string">
            <text:p text:style-name="P256">Aprovados</text:p>
          </table:table-cell>
        </table:table-row>
      </table:table>
      <text:p text:style-name="P74"/>
      <table:table table:name="I_de_Itemsets_em_4-Itemsets" table:style-name="I_5f_de_5f_Itemsets_5f_em_5f_4-Itemsets">
        <table:table-column table:style-name="I_5f_de_5f_Itemsets_5f_em_5f_4-Itemsets.A"/>
        <table:table-column table:style-name="I_5f_de_5f_Itemsets_5f_em_5f_4-Itemsets.B"/>
        <table:table-column table:style-name="I_5f_de_5f_Itemsets_5f_em_5f_4-Itemsets.C"/>
        <table:table-column table:style-name="I_5f_de_5f_Itemsets_5f_em_5f_4-Itemsets.D"/>
        <table:table-column table:style-name="I_5f_de_5f_Itemsets_5f_em_5f_4-Itemsets.E"/>
        <table:table-row>
          <table:table-cell table:style-name="I_5f_de_5f_Itemsets_5f_em_5f_4-Itemsets.A1"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1" office:value-type="string">
            <text:p text:style-name="P155">(L,CN,CD,B)</text:p>
          </table:table-cell>
          <table:table-cell table:style-name="I_5f_de_5f_Itemsets_5f_em_5f_4-Itemsets.A1" office:value-type="string">
            <text:p text:style-name="P284">1</text:p>
          </table:table-cell>
          <table:table-cell table:style-name="I_5f_de_5f_Itemsets_5f_em_5f_4-Itemsets.A1" office:value-type="string">
            <text:p text:style-name="P277">3</text:p>
          </table:table-cell>
          <table:table-cell table:style-name="I_5f_de_5f_Itemsets_5f_em_5f_4-Itemsets.E1" office:value-type="string">
            <text:p text:style-name="P294"><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55">(L,CN,CD,A)</text:p>
          </table:table-cell>
          <table:table-cell table:style-name="I_5f_de_5f_Itemsets_5f_em_5f_4-Itemsets.A2" office:value-type="string">
            <text:p text:style-name="P284">1</text:p>
          </table:table-cell>
          <table:table-cell table:style-name="I_5f_de_5f_Itemsets_5f_em_5f_4-Itemsets.A2" office:value-type="string">
            <text:p text:style-name="P277">3</text:p>
          </table:table-cell>
          <table:table-cell table:style-name="I_5f_de_5f_Itemsets_5f_em_5f_4-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55">(L,CN,CD,E<text:span text:style-name="T452">)</text:span></text:p>
          </table:table-cell>
          <table:table-cell table:style-name="I_5f_de_5f_Itemsets_5f_em_5f_4-Itemsets.A2" office:value-type="string">
            <text:p text:style-name="P284">1</text:p>
          </table:table-cell>
          <table:table-cell table:style-name="I_5f_de_5f_Itemsets_5f_em_5f_4-Itemsets.A2" office:value-type="string">
            <text:p text:style-name="P277">3</text:p>
          </table:table-cell>
          <table:table-cell table:style-name="I_5f_de_5f_Itemsets_5f_em_5f_4-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69">(L,CN,B,A)</text:p>
          </table:table-cell>
          <table:table-cell table:style-name="I_5f_de_5f_Itemsets_5f_em_5f_4-Itemsets.A2" office:value-type="string">
            <text:p text:style-name="P284">1</text:p>
          </table:table-cell>
          <table:table-cell table:style-name="I_5f_de_5f_Itemsets_5f_em_5f_4-Itemsets.A2" office:value-type="string">
            <text:p text:style-name="P277">3</text:p>
          </table:table-cell>
          <table:table-cell table:style-name="I_5f_de_5f_Itemsets_5f_em_5f_4-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69">(L,CN,B,E)</text:p>
          </table:table-cell>
          <table:table-cell table:style-name="I_5f_de_5f_Itemsets_5f_em_5f_4-Itemsets.A2" office:value-type="string">
            <text:p text:style-name="P281">1</text:p>
          </table:table-cell>
          <table:table-cell table:style-name="I_5f_de_5f_Itemsets_5f_em_5f_4-Itemsets.A2" office:value-type="string">
            <text:p text:style-name="P277">3</text:p>
          </table:table-cell>
          <table:table-cell table:style-name="I_5f_de_5f_Itemsets_5f_em_5f_4-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70">(L,CN,A,E)</text:p>
          </table:table-cell>
          <table:table-cell table:style-name="I_5f_de_5f_Itemsets_5f_em_5f_4-Itemsets.A2" office:value-type="string">
            <text:p text:style-name="P284">1</text:p>
          </table:table-cell>
          <table:table-cell table:style-name="I_5f_de_5f_Itemsets_5f_em_5f_4-Itemsets.A2" office:value-type="string">
            <text:p text:style-name="P277">3</text:p>
          </table:table-cell>
          <table:table-cell table:style-name="I_5f_de_5f_Itemsets_5f_em_5f_4-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71">(L,CD,B,A)</text:p>
          </table:table-cell>
          <table:table-cell table:style-name="I_5f_de_5f_Itemsets_5f_em_5f_4-Itemsets.A2" office:value-type="string">
            <text:p text:style-name="P284">1</text:p>
          </table:table-cell>
          <table:table-cell table:style-name="I_5f_de_5f_Itemsets_5f_em_5f_4-Itemsets.A2" office:value-type="string">
            <text:p text:style-name="P277">3</text:p>
          </table:table-cell>
          <table:table-cell table:style-name="I_5f_de_5f_Itemsets_5f_em_5f_4-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71">(L,CD,B,E)</text:p>
          </table:table-cell>
          <table:table-cell table:style-name="I_5f_de_5f_Itemsets_5f_em_5f_4-Itemsets.A2" office:value-type="string">
            <text:p text:style-name="P284">1</text:p>
          </table:table-cell>
          <table:table-cell table:style-name="I_5f_de_5f_Itemsets_5f_em_5f_4-Itemsets.A2" office:value-type="string">
            <text:p text:style-name="P277">3</text:p>
          </table:table-cell>
          <table:table-cell table:style-name="I_5f_de_5f_Itemsets_5f_em_5f_4-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72">(L,CD,A,E)</text:p>
          </table:table-cell>
          <table:table-cell table:style-name="I_5f_de_5f_Itemsets_5f_em_5f_4-Itemsets.A2" office:value-type="string">
            <text:p text:style-name="P284">1</text:p>
          </table:table-cell>
          <table:table-cell table:style-name="I_5f_de_5f_Itemsets_5f_em_5f_4-Itemsets.A2" office:value-type="string">
            <text:p text:style-name="P277">3</text:p>
          </table:table-cell>
          <table:table-cell table:style-name="I_5f_de_5f_Itemsets_5f_em_5f_4-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72">(L,B,A,E)</text:p>
          </table:table-cell>
          <table:table-cell table:style-name="I_5f_de_5f_Itemsets_5f_em_5f_4-Itemsets.A2" office:value-type="string">
            <text:p text:style-name="P284">1</text:p>
          </table:table-cell>
          <table:table-cell table:style-name="I_5f_de_5f_Itemsets_5f_em_5f_4-Itemsets.A2" office:value-type="string">
            <text:p text:style-name="P277">3</text:p>
          </table:table-cell>
          <table:table-cell table:style-name="I_5f_de_5f_Itemsets_5f_em_5f_4-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72">(CN,CD,B,A)</text:p>
          </table:table-cell>
          <table:table-cell table:style-name="I_5f_de_5f_Itemsets_5f_em_5f_4-Itemsets.A2" office:value-type="string">
            <text:p text:style-name="P284">2</text:p>
          </table:table-cell>
          <table:table-cell table:style-name="I_5f_de_5f_Itemsets_5f_em_5f_4-Itemsets.A2" office:value-type="string">
            <text:p text:style-name="P277">3</text:p>
          </table:table-cell>
          <table:table-cell table:style-name="I_5f_de_5f_Itemsets_5f_em_5f_4-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72">(CN,CD,B,E)</text:p>
          </table:table-cell>
          <table:table-cell table:style-name="I_5f_de_5f_Itemsets_5f_em_5f_4-Itemsets.A2" office:value-type="string">
            <text:p text:style-name="P284">2</text:p>
          </table:table-cell>
          <table:table-cell table:style-name="I_5f_de_5f_Itemsets_5f_em_5f_4-Itemsets.A2" office:value-type="string">
            <text:p text:style-name="P277">3</text:p>
          </table:table-cell>
          <table:table-cell table:style-name="I_5f_de_5f_Itemsets_5f_em_5f_4-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72">(CN,CD,A,E)</text:p>
          </table:table-cell>
          <table:table-cell table:style-name="I_5f_de_5f_Itemsets_5f_em_5f_4-Itemsets.A2" office:value-type="string">
            <text:p text:style-name="P284">2</text:p>
          </table:table-cell>
          <table:table-cell table:style-name="I_5f_de_5f_Itemsets_5f_em_5f_4-Itemsets.A2" office:value-type="string">
            <text:p text:style-name="P277">3</text:p>
          </table:table-cell>
          <table:table-cell table:style-name="I_5f_de_5f_Itemsets_5f_em_5f_4-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57">(CN,B,A,E)</text:p>
          </table:table-cell>
          <table:table-cell table:style-name="I_5f_de_5f_Itemsets_5f_em_5f_4-Itemsets.A2" office:value-type="string">
            <text:p text:style-name="P284">2</text:p>
          </table:table-cell>
          <table:table-cell table:style-name="I_5f_de_5f_Itemsets_5f_em_5f_4-Itemsets.A2" office:value-type="string">
            <text:p text:style-name="P277">3</text:p>
          </table:table-cell>
          <table:table-cell table:style-name="I_5f_de_5f_Itemsets_5f_em_5f_4-Itemsets.E2" office:value-type="string">
            <text:p text:style-name="P294"><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2"><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56">(CD,B,A,E)</text:p>
          </table:table-cell>
          <table:table-cell table:style-name="I_5f_de_5f_Itemsets_5f_em_5f_4-Itemsets.A2" office:value-type="string">
            <text:p text:style-name="P284">2</text:p>
          </table:table-cell>
          <table:table-cell table:style-name="I_5f_de_5f_Itemsets_5f_em_5f_4-Itemsets.A2" office:value-type="string">
            <text:p text:style-name="P277">3</text:p>
          </table:table-cell>
          <table:table-cell table:style-name="I_5f_de_5f_Itemsets_5f_em_5f_4-Itemsets.E2" office:value-type="string">
            <text:p text:style-name="P294"><text:span text:style-name="T153">X</text:span><text:span text:style-name="T195"> - </text:span><text:span text:style-name="T170">não</text:span> aprovado</text:p>
          </table:table-cell>
        </table:table-row>
      </table:table>
      <text:p text:style-name="P74"/>
      <text:p text:style-name="P20"><text:span text:style-name="T251"><text:s/></text:span><text:span text:style-name="T276">Tabela </text:span><text:span text:style-name="T279">2.66</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9">6</text:span><text:span text:style-name="T266">-</text:span><text:span text:style-name="T290">itemset</text:span><text:span text:style-name="T266"> <text:s/></text:span><text:span text:style-name="T267">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250"><text:s/>transações</text:p>
          </table:table-cell>
          <table:table-cell table:style-name="Identificação_5f_de_5f_Itemsets_5f_em_5f_6-Itemsets.A1" office:value-type="string">
            <text:p text:style-name="P250"><text:span text:style-name="T514">6</text:span>-<text:span text:style-name="T121">Itemset</text:span></text:p>
          </table:table-cell>
          <table:table-cell table:style-name="Identificação_5f_de_5f_Itemsets_5f_em_5f_6-Itemsets.A1" office:value-type="string">
            <text:p text:style-name="P258">Sup<text:span text:style-name="T519">orte</text:span></text:p>
            <text:p text:style-name="P258"><text:s/><text:span text:style-name="T137">Itemset</text:span></text:p>
          </table:table-cell>
          <table:table-cell table:style-name="Identificação_5f_de_5f_Itemsets_5f_em_5f_6-Itemsets.A1" office:value-type="string">
            <text:p text:style-name="P257">Sup<text:span text:style-name="T519">orte</text:span> Mín<text:span text:style-name="T511">imo</text:span></text:p>
          </table:table-cell>
          <table:table-cell table:style-name="Identificação_5f_de_5f_Itemsets_5f_em_5f_6-Itemsets.E1" office:value-type="string">
            <text:p text:style-name="P257">Aprovados</text:p>
          </table:table-cell>
        </table:table-row>
      </table:table>
      <text:p text:style-name="P75"/>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273"><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6-Itemsets.A1" office:value-type="string">
            <text:p text:style-name="P161">(L,CN,CD,B,A,E)</text:p>
          </table:table-cell>
          <table:table-cell table:style-name="I_5f_de_5f_Itemsets_5f_em_5f_6-Itemsets.A1" office:value-type="string">
            <text:p text:style-name="P295">1</text:p>
          </table:table-cell>
          <table:table-cell table:style-name="I_5f_de_5f_Itemsets_5f_em_5f_6-Itemsets.A1" office:value-type="string">
            <text:p text:style-name="P278">3</text:p>
          </table:table-cell>
          <table:table-cell table:style-name="I_5f_de_5f_Itemsets_5f_em_5f_6-Itemsets.E1" office:value-type="string">
            <text:p text:style-name="P294"><text:span text:style-name="T153">X</text:span><text:span text:style-name="T195"> - </text:span><text:span text:style-name="T170">não</text:span> aprovado</text:p>
          </table:table-cell>
        </table:table-row>
      </table:table>
      <text:p text:style-name="P84"/>
      <text:p text:style-name="P116"><text:span text:style-name="T251"><text:tab/></text:span><text:span text:style-name="T257">Baseado no exemplo </text:span><text:span text:style-name="T258">e</text:span><text:span text:style-name="T257"> u</text:span><text:span text:style-name="T256">tilizando um suporte mínimo de valor 3, diminuimos significativamente </text:span><text:span text:style-name="T257">o</text:span><text:span text:style-name="T256">s </text:span><text:span text:style-name="T286">itemsets</text:span><text:span text:style-name="T257"> de base de 63 (</text:span><text:span text:style-name="T281">Tabela 2.3</text:span><text:span text:style-name="T257">) para 18. </text:span><text:span text:style-name="T467"><text:s/></text:span></text:p>
      <text:p text:style-name="P113"><text:span text:style-name="T251"><text:tab/></text:span><text:span text:style-name="T507">O c</text:span>onceito <text:span text:style-name="T507">de “Suporte”</text:span> introduzido em 199<text:span text:style-name="T508">3 por </text:span><text:span text:style-name="T130">Agrawal et al.</text:span>[1<text:span text:style-name="T559">] r</text:span>epresent<text:span text:style-name="T516">a</text:span> a quantidade de itemsets na base de dados que apoiam uma regra. É a probabilidade de um itemset <text:span text:style-name="T219">X</text:span> estar contido em uma <text:span text:style-name="T515">transação</text:span> t de uma base de dados D.</text:p>
      <text:p text:style-name="P113"/>
      <text:p text:style-name="P37"><text:span text:style-name="T212"><text:tab/></text:span><text:span text:style-name="T20">P</text:span><text:span text:style-name="T47">ode ser </text:span><text:span text:style-name="T171">representado</text:span><text:span text:style-name="T212"> por:</text:span><text:tab/><draw:frame draw:style-name="fr4" draw:name="Object1" text:anchor-type="as-char" svg:y="-0.624cm" svg:width="6.32cm" svg:height="1.005cm" draw:z-index="0"><draw:object xlink:href="./Object 1" xlink:type="simple" xlink:show="embed" xlink:actuate="onLoad"/><draw:image xlink:href="./ObjectReplacements/Object 1" xlink:type="simple" xlink:show="embed" xlink:actuate="onLoad"/><svg:desc>formula</svg:desc></draw:frame> <text:s text:c="7"/><text:span text:style-name="T518">(</text:span><text:span text:style-name="T475">2.5</text:span><text:span text:style-name="T518">)</text:span></text:p>
      <text:p text:style-name="P117"><text:soft-page-break/><text:tab/></text:p>
      <text:p text:style-name="P117"><text:span text:style-name="T517">O suporte utiliza o princípio dos </text:span><text:span text:style-name="T138">Itemsets</text:span><text:span text:style-name="T517"> frequentes, que diz que:</text:span></text:p>
      <text:list xml:id="list847425959" text:style-name="L1">
        <text:list-item>
          <text:p text:style-name="P309"><text:span text:style-name="T517">Qualquer subconjunto de um </text:span><text:span text:style-name="T138">itemset</text:span><text:span text:style-name="T181"> frequente também é um </text:span><text:span text:style-name="T138">itemset</text:span><text:span text:style-name="T181"> frequente.</text:span></text:p>
          <text:p text:style-name="P310">Este princípio é válido devido a seguinte propriedade da métrica suporte:</text:p>
        </text:list-item>
        <text:list-item>
          <text:p text:style-name="P311"><text:span text:style-name="T170">O suporte de um </text:span><text:span text:style-name="T121">itemset</text:span><text:span text:style-name="T170"> </text:span><text:span text:style-name="T153">X</text:span><text:span text:style-name="T170"> nunca excede o suporte de seus sub-</text:span><text:span text:style-name="T121">itemsets</text:span><text:span text:style-name="T170"> </text:span><text:span text:style-name="T121">X’</text:span><text:span text:style-name="T170"> (</text:span><text:span text:style-name="T194">propriedade</text:span><text:span text:style-name="T170"> anti-monotônica do suporte).</text:span></text:p>
        </text:list-item>
        <text:list-item>
          <text:p text:style-name="P309"><text:span text:style-name="T181"><draw:frame draw:style-name="fr2" draw:name="Objeto6" text:anchor-type="as-char" svg:y="-0.386cm" svg:width="8.534cm" svg:height="0.506cm" draw:z-index="7"><draw:object xlink:href="./Object 8" xlink:type="simple" xlink:show="embed" xlink:actuate="onLoad"/><draw:image xlink:href="./ObjectReplacements/Object 8" xlink:type="simple" xlink:show="embed" xlink:actuate="onLoad"/></draw:frame></text:span><text:span text:style-name="T181"><text:s text:c="7"/></text:span><text:span text:style-name="T182">(</text:span><text:span text:style-name="T208">2.6</text:span><text:span text:style-name="T182">)</text:span></text:p>
        </text:list-item>
      </text:list>
      <text:h text:style-name="P324" text:outline-level="2"><text:bookmark-start text:name="__RefHeading___Toc2873_2898442780"/>CONFIANÇA<text:bookmark-end text:name="__RefHeading___Toc2873_2898442780"/></text:h>
      <text:p text:style-name="P115"><text:span text:style-name="T21"><text:tab/></text:span><text:span text:style-name="T29">Após a identificação de todos os </text:span><text:span text:style-name="T77">itemsets</text:span><text:span text:style-name="T53"> frequentes o próximo passo seria a </text:span><text:span text:style-name="T54">transformação de todos os </text:span><text:span text:style-name="T80">itemsets</text:span><text:span text:style-name="T54"> frequentes em</text:span><text:span text:style-name="T53"> regras de associação. </text:span><text:span text:style-name="T56">C</text:span><text:span text:style-name="T55">om a métrica de suporte </text:span><text:span text:style-name="T59">e a restrição de suporte mínimo identifica-se então uma</text:span><text:span text:style-name="T55"> quantidade </text:span><text:span text:style-name="T59">de</text:span><text:span text:style-name="T83"> </text:span><text:span text:style-name="T84">itemsets </text:span><text:span text:style-name="T55">candidatos a regras de associação </text:span><text:span text:style-name="T59">com uma relação de importância <text:s/>de frequencia </text:span><text:span text:style-name="T56">associados a base de dados mas</text:span><text:span text:style-name="T55"> ainda </text:span><text:span text:style-name="T56">não possuem uma caracteristica de correlação entre os itens dentro de um determinado </text:span><text:span text:style-name="T79">itemset.</text:span></text:p>
      <text:p text:style-name="P118"><text:span text:style-name="T55"><text:tab/></text:span><text:span text:style-name="T57">Foi </text:span><text:span text:style-name="T55">então introduzida uma outra métrica definida como “</text:span><text:span text:style-name="T60">C</text:span><text:span text:style-name="T55">onfiança”, que é </text:span><text:span text:style-name="T57">uma</text:span><text:span text:style-name="T55"> medida d</text:span><text:span text:style-name="T57">e</text:span><text:span text:style-name="T55"> força que a regra escolhida possui dentro da base de dados, </text:span><text:span text:style-name="T71">ou seja,</text:span><text:span text:style-name="T56"> é a métrica que valora a correlação dos itens em um determinado </text:span><text:span text:style-name="T79">itemset</text:span><text:span text:style-name="T56">, </text:span><text:span text:style-name="T58">ela indica quantas vezes este </text:span><text:span text:style-name="T81">itemset</text:span><text:span text:style-name="T58"> está presente na base de dados</text:span><text:span text:style-name="T55">. </text:span><text:span text:style-name="T95">Através de uma restrição definida como “</text:span><text:span text:style-name="T105">C</text:span><text:span text:style-name="T95">onfiança mínima” estabelece-se </text:span><text:span text:style-name="T100">uma precisão para </text:span><text:span text:style-name="T110">itemsets</text:span><text:span text:style-name="T95"> </text:span><text:span text:style-name="T96">que possuam um <text:s/>valor </text:span><text:span text:style-name="T100">de correlação</text:span><text:span text:style-name="T96"> maior ou igual a este </text:span><text:span text:style-name="T101">identificando assim nossas regras de associação </text:span><text:span text:style-name="T104">de interesse</text:span><text:span text:style-name="T96">.</text:span></text:p>
      <text:p text:style-name="P119"><text:span text:style-name="T96"><text:tab/></text:span><text:span text:style-name="T97">O valor de </text:span><text:span text:style-name="T100">confiança</text:span><text:span text:style-name="T97"> </text:span><text:span text:style-name="T98">mínim</text:span><text:span text:style-name="T100">a</text:span><text:span text:style-name="T97"> pode ser descrito como </text:span><text:span text:style-name="T103">um <text:s/></text:span><text:span text:style-name="T97">valor relativo (0 </text:span><text:span text:style-name="T112">≤ </text:span><text:span text:style-name="T97">valor </text:span><text:span text:style-name="T113">≤</text:span><text:span text:style-name="T97"> 1) </text:span><text:span text:style-name="T99">o</text:span><text:span text:style-name="T98">u</text:span><text:span text:style-name="T97"> </text:span><text:span text:style-name="T103">um </text:span><text:span text:style-name="T97">valor </text:span><text:span text:style-name="T100">percentual</text:span><text:span text:style-name="T97"> (valor </text:span><text:span text:style-name="T100">relativo</text:span><text:span text:style-name="T112"> </text:span><text:span text:style-name="T114">x</text:span><text:span text:style-name="T97"> 1</text:span><text:span text:style-name="T100">00</text:span><text:span text:style-name="T97">). Pegando noss</text:span><text:span text:style-name="T100">os </text:span><text:span text:style-name="T111">itemsets</text:span><text:span text:style-name="T100"> aprovados, com suporte mínimo = 3</text:span><text:span text:style-name="T97"> (</text:span><text:span text:style-name="T106">Tabela </text:span><text:span text:style-name="T107">2.</text:span><text:span text:style-name="T108">7</text:span><text:span text:style-name="T97">), vamos estabelecer um </text:span><text:span text:style-name="T100">valor de confiança </text:span><text:span text:style-name="T97">mínim</text:span><text:span text:style-name="T100">a</text:span><text:span text:style-name="T97"> = </text:span><text:span text:style-name="T100">0,7</text:span><text:span text:style-name="T98"> </text:span><text:span text:style-name="T102">e avaliar nossas regras de associação </text:span><text:span text:style-name="T97">(</text:span><text:span text:style-name="T106">Tabela </text:span><text:span text:style-name="T107">2.</text:span><text:span text:style-name="T109">8</text:span><text:span text:style-name="T97">)</text:span><text:span text:style-name="T102">.</text:span></text:p>
      <text:p text:style-name="P42"/>
      <text:p text:style-name="P42"/>
      <text:p text:style-name="P42"/>
      <text:p text:style-name="P42"/>
      <text:p text:style-name="P42"><text:soft-page-break/></text:p>
      <text:p text:style-name="P21"><text:span text:style-name="T276">Tabela </text:span><text:span text:style-name="T274">2.</text:span><text:span text:style-name="T280">7</text:span><text:span text:style-name="T245">:</text:span><text:span text:style-name="T264"> <text:s/></text:span><text:span text:style-name="T270">Relação</text:span><text:span text:style-name="T266"> de </text:span><text:span text:style-name="T291">Itemsets</text:span><text:span text:style-name="T267"> </text:span><text:span text:style-name="T270">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251"><text:s/><text:span text:style-name="T519">Itemsets aprovados</text:span></text:p>
          </table:table-cell>
          <table:table-cell table:style-name="Relação_5f_Itemsets_5f_candidatos_5f__26__5f_Regras_5f_de_5f_associação.A1" office:value-type="string">
            <text:p text:style-name="P259"><text:span text:style-name="T523">Valor de </text:span>Suporte <text:span text:style-name="T524">relativo</text:span></text:p>
          </table:table-cell>
          <table:table-cell table:style-name="Relação_5f_Itemsets_5f_candidatos_5f__26__5f_Regras_5f_de_5f_associação.C1" office:value-type="string">
            <text:p text:style-name="P263">Candidatos a regras</text:p>
          </table:table-cell>
        </table:table-row>
      </table:table>
      <text:p text:style-name="P76"/>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270"><text:span text:style-name="T510">(</text:span>L<text:span text:style-name="T510">)</text:span></text:p>
          </table:table-cell>
          <table:table-cell table:style-name="R_5f_Itemsets_5f_candidatos_5f__26__5f_Regras_5f_de_5f_associação.A1" office:value-type="string">
            <text:p text:style-name="P274">4/<text:span text:style-name="T520">10 = 0,4</text:span></text:p>
          </table:table-cell>
          <table:table-cell table:style-name="R_5f_Itemsets_5f_candidatos_5f__26__5f_Regras_5f_de_5f_associação.C1" office:value-type="string">
            <text:p text:style-name="P294"><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70"><text:span text:style-name="T510">(</text:span>CN<text:span text:style-name="T510">)</text:span></text:p>
          </table:table-cell>
          <table:table-cell table:style-name="R_5f_Itemsets_5f_candidatos_5f__26__5f_Regras_5f_de_5f_associação.A2" office:value-type="string">
            <text:p text:style-name="P274">5/<text:span text:style-name="T520">10 = 0,5</text:span></text:p>
          </table:table-cell>
          <table:table-cell table:style-name="R_5f_Itemsets_5f_candidatos_5f__26__5f_Regras_5f_de_5f_associação.C2" office:value-type="string">
            <text:p text:style-name="P294"><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70"><text:span text:style-name="T510">(</text:span>CD<text:span text:style-name="T510">)</text:span></text:p>
          </table:table-cell>
          <table:table-cell table:style-name="R_5f_Itemsets_5f_candidatos_5f__26__5f_Regras_5f_de_5f_associação.A2" office:value-type="string">
            <text:p text:style-name="P274">6/<text:span text:style-name="T520">10 = 0,6</text:span></text:p>
          </table:table-cell>
          <table:table-cell table:style-name="R_5f_Itemsets_5f_candidatos_5f__26__5f_Regras_5f_de_5f_associação.C2" office:value-type="string">
            <text:p text:style-name="P294"><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70"><text:span text:style-name="T510">(</text:span>B<text:span text:style-name="T510">)</text:span></text:p>
          </table:table-cell>
          <table:table-cell table:style-name="R_5f_Itemsets_5f_candidatos_5f__26__5f_Regras_5f_de_5f_associação.A2" office:value-type="string">
            <text:p text:style-name="P279">5/<text:span text:style-name="T520">10 = 0,5</text:span></text:p>
          </table:table-cell>
          <table:table-cell table:style-name="R_5f_Itemsets_5f_candidatos_5f__26__5f_Regras_5f_de_5f_associação.C2" office:value-type="string">
            <text:p text:style-name="P294"><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70"><text:span text:style-name="T510">(</text:span>A<text:span text:style-name="T510">)</text:span></text:p>
          </table:table-cell>
          <table:table-cell table:style-name="R_5f_Itemsets_5f_candidatos_5f__26__5f_Regras_5f_de_5f_associação.A2" office:value-type="string">
            <text:p text:style-name="P279">5/<text:span text:style-name="T520">10 = 0,5</text:span></text:p>
          </table:table-cell>
          <table:table-cell table:style-name="R_5f_Itemsets_5f_candidatos_5f__26__5f_Regras_5f_de_5f_associação.C2" office:value-type="string">
            <text:p text:style-name="P294"><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70"><text:span text:style-name="T510">(</text:span>E<text:span text:style-name="T510">)</text:span></text:p>
          </table:table-cell>
          <table:table-cell table:style-name="R_5f_Itemsets_5f_candidatos_5f__26__5f_Regras_5f_de_5f_associação.A2" office:value-type="string">
            <text:p text:style-name="P279">5/<text:span text:style-name="T520">10 = 0,5</text:span></text:p>
          </table:table-cell>
          <table:table-cell table:style-name="R_5f_Itemsets_5f_candidatos_5f__26__5f_Regras_5f_de_5f_associação.C2" office:value-type="string">
            <text:p text:style-name="P294"><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32"><text:span text:style-name="T521">(L,</text:span><text:span text:style-name="T522">CN</text:span><text:span text:style-name="T521">)</text:span></text:p>
          </table:table-cell>
          <table:table-cell table:style-name="R_5f_Itemsets_5f_candidatos_5f__26__5f_Regras_5f_de_5f_associação.A2" office:value-type="string">
            <text:p text:style-name="P298">3/10 <text:span text:style-name="T524">= 0,3</text:span></text:p>
          </table:table-cell>
          <table:table-cell table:style-name="R_5f_Itemsets_5f_candidatos_5f__26__5f_Regras_5f_de_5f_associação.C2" office:value-type="string">
            <text:p text:style-name="P289">√</text:p>
          </table:table-cell>
        </table:table-row>
        <table:table-row>
          <table:table-cell table:style-name="R_5f_Itemsets_5f_candidatos_5f__26__5f_Regras_5f_de_5f_associação.A2" office:value-type="string">
            <text:p text:style-name="P152">(CN,CD)</text:p>
          </table:table-cell>
          <table:table-cell table:style-name="R_5f_Itemsets_5f_candidatos_5f__26__5f_Regras_5f_de_5f_associação.A2" office:value-type="string">
            <text:p text:style-name="P299">3/10 <text:span text:style-name="T524">= 0,3</text:span></text:p>
          </table:table-cell>
          <table:table-cell table:style-name="R_5f_Itemsets_5f_candidatos_5f__26__5f_Regras_5f_de_5f_associação.C2" office:value-type="string">
            <text:p text:style-name="P289">√</text:p>
          </table:table-cell>
        </table:table-row>
        <table:table-row>
          <table:table-cell table:style-name="R_5f_Itemsets_5f_candidatos_5f__26__5f_Regras_5f_de_5f_associação.A2" office:value-type="string">
            <text:p text:style-name="P152">(CN,B)</text:p>
          </table:table-cell>
          <table:table-cell table:style-name="R_5f_Itemsets_5f_candidatos_5f__26__5f_Regras_5f_de_5f_associação.A2" office:value-type="string">
            <text:p text:style-name="P299">3/10 <text:span text:style-name="T524">= 0,3</text:span></text:p>
          </table:table-cell>
          <table:table-cell table:style-name="R_5f_Itemsets_5f_candidatos_5f__26__5f_Regras_5f_de_5f_associação.C2" office:value-type="string">
            <text:p text:style-name="P289">√</text:p>
          </table:table-cell>
        </table:table-row>
        <table:table-row>
          <table:table-cell table:style-name="R_5f_Itemsets_5f_candidatos_5f__26__5f_Regras_5f_de_5f_associação.A2" office:value-type="string">
            <text:p text:style-name="P152">(CN,E)</text:p>
          </table:table-cell>
          <table:table-cell table:style-name="R_5f_Itemsets_5f_candidatos_5f__26__5f_Regras_5f_de_5f_associação.A2" office:value-type="string">
            <text:p text:style-name="P299">3/10 <text:span text:style-name="T524">= 0,3</text:span></text:p>
          </table:table-cell>
          <table:table-cell table:style-name="R_5f_Itemsets_5f_candidatos_5f__26__5f_Regras_5f_de_5f_associação.C2" office:value-type="string">
            <text:p text:style-name="P289">√</text:p>
          </table:table-cell>
        </table:table-row>
        <table:table-row>
          <table:table-cell table:style-name="R_5f_Itemsets_5f_candidatos_5f__26__5f_Regras_5f_de_5f_associação.A2" office:value-type="string">
            <text:p text:style-name="P152">(CD,B)</text:p>
          </table:table-cell>
          <table:table-cell table:style-name="R_5f_Itemsets_5f_candidatos_5f__26__5f_Regras_5f_de_5f_associação.A2" office:value-type="string">
            <text:p text:style-name="P299">3/10 <text:span text:style-name="T524">= 0,3</text:span></text:p>
          </table:table-cell>
          <table:table-cell table:style-name="R_5f_Itemsets_5f_candidatos_5f__26__5f_Regras_5f_de_5f_associação.C2" office:value-type="string">
            <text:p text:style-name="P289">√</text:p>
          </table:table-cell>
        </table:table-row>
        <table:table-row>
          <table:table-cell table:style-name="R_5f_Itemsets_5f_candidatos_5f__26__5f_Regras_5f_de_5f_associação.A2" office:value-type="string">
            <text:p text:style-name="P152">(CD,A)</text:p>
          </table:table-cell>
          <table:table-cell table:style-name="R_5f_Itemsets_5f_candidatos_5f__26__5f_Regras_5f_de_5f_associação.A2" office:value-type="string">
            <text:p text:style-name="P299">3/10 <text:span text:style-name="T524">= 0,3</text:span></text:p>
          </table:table-cell>
          <table:table-cell table:style-name="R_5f_Itemsets_5f_candidatos_5f__26__5f_Regras_5f_de_5f_associação.C2" office:value-type="string">
            <text:p text:style-name="P289">√</text:p>
          </table:table-cell>
        </table:table-row>
        <table:table-row>
          <table:table-cell table:style-name="R_5f_Itemsets_5f_candidatos_5f__26__5f_Regras_5f_de_5f_associação.A2" office:value-type="string">
            <text:p text:style-name="P152">(CD,E)</text:p>
          </table:table-cell>
          <table:table-cell table:style-name="R_5f_Itemsets_5f_candidatos_5f__26__5f_Regras_5f_de_5f_associação.A2" office:value-type="string">
            <text:p text:style-name="P299">3/10 <text:span text:style-name="T524">= 0,3</text:span></text:p>
          </table:table-cell>
          <table:table-cell table:style-name="R_5f_Itemsets_5f_candidatos_5f__26__5f_Regras_5f_de_5f_associação.C2" office:value-type="string">
            <text:p text:style-name="P289">√</text:p>
          </table:table-cell>
        </table:table-row>
        <table:table-row>
          <table:table-cell table:style-name="R_5f_Itemsets_5f_candidatos_5f__26__5f_Regras_5f_de_5f_associação.A2" office:value-type="string">
            <text:p text:style-name="P151">(B,A)</text:p>
          </table:table-cell>
          <table:table-cell table:style-name="R_5f_Itemsets_5f_candidatos_5f__26__5f_Regras_5f_de_5f_associação.A2" office:value-type="string">
            <text:p text:style-name="P298">4/10 <text:span text:style-name="T524">= 0,4</text:span></text:p>
          </table:table-cell>
          <table:table-cell table:style-name="R_5f_Itemsets_5f_candidatos_5f__26__5f_Regras_5f_de_5f_associação.C2" office:value-type="string">
            <text:p text:style-name="P289">√</text:p>
          </table:table-cell>
        </table:table-row>
        <table:table-row>
          <table:table-cell table:style-name="R_5f_Itemsets_5f_candidatos_5f__26__5f_Regras_5f_de_5f_associação.A2" office:value-type="string">
            <text:p text:style-name="P151">(B,E)</text:p>
          </table:table-cell>
          <table:table-cell table:style-name="R_5f_Itemsets_5f_candidatos_5f__26__5f_Regras_5f_de_5f_associação.A2" office:value-type="string">
            <text:p text:style-name="P299">3/10 <text:span text:style-name="T524">= 0,3</text:span></text:p>
          </table:table-cell>
          <table:table-cell table:style-name="R_5f_Itemsets_5f_candidatos_5f__26__5f_Regras_5f_de_5f_associação.C2" office:value-type="string">
            <text:p text:style-name="P289">√</text:p>
          </table:table-cell>
        </table:table-row>
        <table:table-row>
          <table:table-cell table:style-name="R_5f_Itemsets_5f_candidatos_5f__26__5f_Regras_5f_de_5f_associação.A2" office:value-type="string">
            <text:p text:style-name="P152"><text:span text:style-name="T477">(</text:span>A,E)</text:p>
          </table:table-cell>
          <table:table-cell table:style-name="R_5f_Itemsets_5f_candidatos_5f__26__5f_Regras_5f_de_5f_associação.A2" office:value-type="string">
            <text:p text:style-name="P299">3/10 <text:span text:style-name="T524">= 0,3</text:span></text:p>
          </table:table-cell>
          <table:table-cell table:style-name="R_5f_Itemsets_5f_candidatos_5f__26__5f_Regras_5f_de_5f_associação.C2" office:value-type="string">
            <text:p text:style-name="P289">√</text:p>
          </table:table-cell>
        </table:table-row>
        <table:table-row>
          <table:table-cell table:style-name="R_5f_Itemsets_5f_candidatos_5f__26__5f_Regras_5f_de_5f_associação.A2" office:value-type="string">
            <text:p text:style-name="P176">(<text:span text:style-name="T478">E</text:span>,B,CN)</text:p>
          </table:table-cell>
          <table:table-cell table:style-name="R_5f_Itemsets_5f_candidatos_5f__26__5f_Regras_5f_de_5f_associação.A2" office:value-type="string">
            <text:p text:style-name="P299">3/10 <text:span text:style-name="T524">= 0,3</text:span></text:p>
          </table:table-cell>
          <table:table-cell table:style-name="R_5f_Itemsets_5f_candidatos_5f__26__5f_Regras_5f_de_5f_associação.C2" office:value-type="string">
            <text:p text:style-name="P289">√</text:p>
          </table:table-cell>
        </table:table-row>
        <table:table-row>
          <table:table-cell table:style-name="R_5f_Itemsets_5f_candidatos_5f__26__5f_Regras_5f_de_5f_associação.A2" office:value-type="string">
            <text:p text:style-name="P164">(CD,B,A)</text:p>
          </table:table-cell>
          <table:table-cell table:style-name="R_5f_Itemsets_5f_candidatos_5f__26__5f_Regras_5f_de_5f_associação.A2" office:value-type="string">
            <text:p text:style-name="P300">3/10<text:span text:style-name="T520"> = 0,3</text:span></text:p>
          </table:table-cell>
          <table:table-cell table:style-name="R_5f_Itemsets_5f_candidatos_5f__26__5f_Regras_5f_de_5f_associação.C2" office:value-type="string">
            <text:p text:style-name="P289">√</text:p>
          </table:table-cell>
        </table:table-row>
      </table:table>
      <text:p text:style-name="P39"/>
      <text:p text:style-name="P40"><text:tab/></text:p>
      <text:p text:style-name="P120"><text:span text:style-name="T30">Introduzido por</text:span><text:span text:style-name="T31"> </text:span><text:span text:style-name="T78">Agrawal et al</text:span><text:span text:style-name="T30"> [1] em 199</text:span><text:span text:style-name="T31">3, </text:span><text:span text:style-name="T30">ele pode ser descrito como:</text:span></text:p>
      <text:p text:style-name="P119"><text:span text:style-name="T21"><text:tab/>Dada uma a</text:span><text:span text:style-name="T22">ssociação</text:span><text:span text:style-name="T72"> i = </text:span><text:span text:style-name="T88">A</text:span><text:span text:style-name="T72">⇒</text:span><text:span text:style-name="T82"> </text:span><text:span text:style-name="T88">C</text:span><text:span text:style-name="T72"> </text:span></text:p>
      <text:p text:style-name="P44"><text:span text:style-name="T73"><text:tab/></text:span><text:span text:style-name="T48">Dado um</text:span><text:span text:style-name="T74"> </text:span><text:span text:style-name="T73">itemset t</text:span><text:span text:style-name="T71"> </text:span><text:span text:style-name="T50">tal que </text:span><text:span text:style-name="T76">t </text:span><text:span text:style-name="T93">⊃ </text:span><text:span text:style-name="T88">A</text:span><text:span text:style-name="T73">;</text:span></text:p>
      <text:p text:style-name="P44"><text:span text:style-name="T73"><text:tab/></text:span><text:span text:style-name="T49">Se </text:span><text:span text:style-name="T88">A</text:span><text:span text:style-name="T75"> ⊄ t,</text:span><text:span text:style-name="T49"> </text:span><text:span text:style-name="T48">podemos afirmar que a regra </text:span><text:span text:style-name="T74">i </text:span><text:span text:style-name="T48">não se aplica a </text:span><text:span text:style-name="T74">t</text:span><text:span text:style-name="T48">, </text:span><text:span text:style-name="T50">já que a existência de </text:span><text:span text:style-name="T88">A</text:span><text:span text:style-name="T50">, segundo </text:span><text:span text:style-name="T76">i,</text:span><text:span text:style-name="T50"> implica na existência de </text:span><text:span text:style-name="T88">C</text:span><text:span text:style-name="T48">.</text:span></text:p>
      <text:p text:style-name="P45"><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76">t</text:span><text:span text:style-name="T25"> contenha também o termo consequente </text:span><text:span text:style-name="T28">(seja verdadeira)</text:span><text:span text:style-name="T49">. </text:span></text:p>
      <text:p text:style-name="P45"><text:span text:style-name="T49"><text:tab/></text:span><text:span text:style-name="T51">É dada po</text:span><text:span text:style-name="T52">r:</text:span></text:p>
      <text:p text:style-name="P38"><text:tab/><draw:frame draw:style-name="fr2" draw:name="Object2" text:anchor-type="as-char" svg:y="-0.66cm" svg:width="12.194cm" svg:height="1.076cm" draw:z-index="1"><draw:object xlink:href="./Object 2" xlink:type="simple" xlink:show="embed" xlink:actuate="onLoad"/><draw:image xlink:href="./ObjectReplacements/Object 2" xlink:type="simple" xlink:show="embed" xlink:actuate="onLoad"/><svg:desc>formula</svg:desc></draw:frame> <text:s text:c="5"/><text:span text:style-name="T528">(</text:span><text:span text:style-name="T476">2.7</text:span><text:span text:style-name="T528">)</text:span></text:p>
      <text:p text:style-name="P43"/>
      <text:p text:style-name="P43"><text:soft-page-break/></text:p>
      <text:p text:style-name="P81"><text:span text:style-name="T44">Tabela </text:span><text:span text:style-name="T45">2.</text:span><text:span text:style-name="T46">8</text:span><text:span text:style-name="T44">:</text:span><text:span text:style-name="T91"> <text:s/></text:span><text:span text:style-name="T92">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252"><text:s/><text:span text:style-name="T527">Regras candidatas</text:span></text:p>
          </table:table-cell>
          <table:table-cell table:style-name="Regras_5f_de_5f_Associação.B1" office:value-type="string">
            <text:p text:style-name="P260">Suporte</text:p>
          </table:table-cell>
          <table:table-cell table:style-name="Regras_5f_de_5f_Associação.C1" office:value-type="string">
            <text:p text:style-name="P261">Confiança</text:p>
          </table:table-cell>
          <table:table-cell table:style-name="Regras_5f_de_5f_Associação.D1" office:value-type="string">
            <text:p text:style-name="P261">Conf. Mínima</text:p>
          </table:table-cell>
          <table:table-cell table:style-name="Regras_5f_de_5f_Associação.E1" office:value-type="string">
            <text:p text:style-name="P262">Aprovadas</text:p>
          </table:table-cell>
        </table:table-row>
      </table:table>
      <text:p text:style-name="P41"><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305">L <text:span text:style-name="T72">⇒</text:span> CN</text:p>
          </table:table-cell>
          <table:table-cell table:style-name="R_5f_de_5f_Associação.A1" office:value-type="string">
            <text:p text:style-name="P301">0.3</text:p>
          </table:table-cell>
          <table:table-cell table:style-name="R_5f_de_5f_Associação.A1" office:value-type="string">
            <text:p text:style-name="P302">0,3 / <text:span text:style-name="T525">0,4 = 0,75</text:span></text:p>
          </table:table-cell>
          <table:table-cell table:style-name="R_5f_de_5f_Associação.A1" office:value-type="string">
            <text:p text:style-name="P304">0,7</text:p>
          </table:table-cell>
          <table:table-cell table:style-name="R_5f_de_5f_Associação.E1" office:value-type="string">
            <text:p text:style-name="P289">√</text:p>
          </table:table-cell>
        </table:table-row>
        <table:table-row>
          <table:table-cell table:style-name="R_5f_de_5f_Associação.A2" office:value-type="string">
            <text:p text:style-name="P305">CN <text:span text:style-name="T72">⇒</text:span> L</text:p>
          </table:table-cell>
          <table:table-cell table:style-name="R_5f_de_5f_Associação.A2" office:value-type="string">
            <text:p text:style-name="P301">0.3</text:p>
          </table:table-cell>
          <table:table-cell table:style-name="R_5f_de_5f_Associação.A2" office:value-type="string">
            <text:p text:style-name="P302">0,3 / <text:span text:style-name="T525">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27">N</text:span>ão aprovad<text:span text:style-name="T566">as</text:span></text:p>
          </table:table-cell>
        </table:table-row>
        <table:table-row>
          <table:table-cell table:style-name="R_5f_de_5f_Associação.A2" office:value-type="string">
            <text:p text:style-name="P305">CN <text:span text:style-name="T72">⇒</text:span> CD</text:p>
          </table:table-cell>
          <table:table-cell table:style-name="R_5f_de_5f_Associação.A2" office:value-type="string">
            <text:p text:style-name="P301">0.3</text:p>
          </table:table-cell>
          <table:table-cell table:style-name="R_5f_de_5f_Associação.A2" office:value-type="string">
            <text:p text:style-name="P302">0,3 / <text:span text:style-name="T525">0</text:span>,<text:span text:style-name="T525">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305">CD <text:span text:style-name="T72">⇒</text:span> CN</text:p>
          </table:table-cell>
          <table:table-cell table:style-name="R_5f_de_5f_Associação.A2" office:value-type="string">
            <text:p text:style-name="P301">0.3</text:p>
          </table:table-cell>
          <table:table-cell table:style-name="R_5f_de_5f_Associação.A2" office:value-type="string">
            <text:p text:style-name="P302">0,3 / <text:span text:style-name="T525">0,6 = 0,5</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305">CN <text:span text:style-name="T72">⇒</text:span> B</text:p>
          </table:table-cell>
          <table:table-cell table:style-name="R_5f_de_5f_Associação.A2" office:value-type="string">
            <text:p text:style-name="P301">0.3</text:p>
          </table:table-cell>
          <table:table-cell table:style-name="R_5f_de_5f_Associação.A2" office:value-type="string">
            <text:p text:style-name="P302">0,3 / <text:span text:style-name="T525">0,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305">B <text:span text:style-name="T72">⇒</text:span> CN</text:p>
          </table:table-cell>
          <table:table-cell table:style-name="R_5f_de_5f_Associação.A2" office:value-type="string">
            <text:p text:style-name="P301">0.3</text:p>
          </table:table-cell>
          <table:table-cell table:style-name="R_5f_de_5f_Associação.A2" office:value-type="string">
            <text:p text:style-name="P302">0,3 /<text:span text:style-name="T525"> 0,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33">CN <text:span text:style-name="T118">⇒</text:span> E</text:p>
          </table:table-cell>
          <table:table-cell table:style-name="R_5f_de_5f_Associação.A2" office:value-type="string">
            <text:p text:style-name="P301">0.3</text:p>
          </table:table-cell>
          <table:table-cell table:style-name="R_5f_de_5f_Associação.A2" office:value-type="string">
            <text:p text:style-name="P302">0,3 / <text:span text:style-name="T525">0,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0">E<text:span text:style-name="T119">⇒</text:span> CN</text:p>
          </table:table-cell>
          <table:table-cell table:style-name="R_5f_de_5f_Associação.A2" office:value-type="string">
            <text:p text:style-name="P301">0.3</text:p>
          </table:table-cell>
          <table:table-cell table:style-name="R_5f_de_5f_Associação.A2" office:value-type="string">
            <text:p text:style-name="P302">0,3 / <text:span text:style-name="T526">0,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0">CD <text:span text:style-name="T119">⇒</text:span> B</text:p>
          </table:table-cell>
          <table:table-cell table:style-name="R_5f_de_5f_Associação.A2" office:value-type="string">
            <text:p text:style-name="P301">0.3</text:p>
          </table:table-cell>
          <table:table-cell table:style-name="R_5f_de_5f_Associação.A2" office:value-type="string">
            <text:p text:style-name="P302">0,3 / <text:span text:style-name="T526">0,6 = 0,5</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0">B <text:span text:style-name="T119">⇒</text:span> CD</text:p>
          </table:table-cell>
          <table:table-cell table:style-name="R_5f_de_5f_Associação.A2" office:value-type="string">
            <text:p text:style-name="P301">0.3</text:p>
          </table:table-cell>
          <table:table-cell table:style-name="R_5f_de_5f_Associação.A2" office:value-type="string">
            <text:p text:style-name="P302">0,3 / <text:span text:style-name="T526">0,5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0">CD <text:span text:style-name="T119">⇒</text:span> A</text:p>
          </table:table-cell>
          <table:table-cell table:style-name="R_5f_de_5f_Associação.A2" office:value-type="string">
            <text:p text:style-name="P301">0.3</text:p>
          </table:table-cell>
          <table:table-cell table:style-name="R_5f_de_5f_Associação.A2" office:value-type="string">
            <text:p text:style-name="P302">0.3 / <text:span text:style-name="T526">0,6 = 0,5</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0">A <text:span text:style-name="T119">⇒</text:span> CD</text:p>
          </table:table-cell>
          <table:table-cell table:style-name="R_5f_de_5f_Associação.A2" office:value-type="string">
            <text:p text:style-name="P301">0.3</text:p>
          </table:table-cell>
          <table:table-cell table:style-name="R_5f_de_5f_Associação.A2" office:value-type="string">
            <text:p text:style-name="P302">0.3 / <text:span text:style-name="T526">0,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0">CD <text:span text:style-name="T119">⇒</text:span> E</text:p>
          </table:table-cell>
          <table:table-cell table:style-name="R_5f_de_5f_Associação.A2" office:value-type="string">
            <text:p text:style-name="P301">0.3</text:p>
          </table:table-cell>
          <table:table-cell table:style-name="R_5f_de_5f_Associação.A2" office:value-type="string">
            <text:p text:style-name="P302">0.3 / <text:span text:style-name="T526">0,6 = 0,5</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0">E <text:span text:style-name="T119">⇒</text:span> CD</text:p>
          </table:table-cell>
          <table:table-cell table:style-name="R_5f_de_5f_Associação.A2" office:value-type="string">
            <text:p text:style-name="P301">0.3</text:p>
          </table:table-cell>
          <table:table-cell table:style-name="R_5f_de_5f_Associação.A2" office:value-type="string">
            <text:p text:style-name="P302">0.3 / <text:span text:style-name="T526">0,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0">B <text:span text:style-name="T119">⇒</text:span> A</text:p>
          </table:table-cell>
          <table:table-cell table:style-name="R_5f_de_5f_Associação.A2" office:value-type="string">
            <text:p text:style-name="P301">0.<text:span text:style-name="T525">4</text:span></text:p>
          </table:table-cell>
          <table:table-cell table:style-name="R_5f_de_5f_Associação.A2" office:value-type="string">
            <text:p text:style-name="P302">0.<text:span text:style-name="T525">4 / 0,5 = 0,8</text:span></text:p>
          </table:table-cell>
          <table:table-cell table:style-name="R_5f_de_5f_Associação.A2" office:value-type="string">
            <text:p text:style-name="P304">0,7</text:p>
          </table:table-cell>
          <table:table-cell table:style-name="R_5f_de_5f_Associação.E2" office:value-type="string">
            <text:p text:style-name="P291">√</text:p>
          </table:table-cell>
        </table:table-row>
        <table:table-row>
          <table:table-cell table:style-name="R_5f_de_5f_Associação.A2" office:value-type="string">
            <text:p text:style-name="P220">A <text:span text:style-name="T119">⇒</text:span> B</text:p>
          </table:table-cell>
          <table:table-cell table:style-name="R_5f_de_5f_Associação.A2" office:value-type="string">
            <text:p text:style-name="P301">0.<text:span text:style-name="T525">4</text:span></text:p>
          </table:table-cell>
          <table:table-cell table:style-name="R_5f_de_5f_Associação.A2" office:value-type="string">
            <text:p text:style-name="P302">0.<text:span text:style-name="T525">4 / 0,5 = 0,8</text:span></text:p>
          </table:table-cell>
          <table:table-cell table:style-name="R_5f_de_5f_Associação.A2" office:value-type="string">
            <text:p text:style-name="P304">0,7</text:p>
          </table:table-cell>
          <table:table-cell table:style-name="R_5f_de_5f_Associação.E2" office:value-type="string">
            <text:p text:style-name="P291">√</text:p>
          </table:table-cell>
        </table:table-row>
        <table:table-row>
          <table:table-cell table:style-name="R_5f_de_5f_Associação.A2" office:value-type="string">
            <text:p text:style-name="P220">B <text:span text:style-name="T119">⇒</text:span> E</text:p>
          </table:table-cell>
          <table:table-cell table:style-name="R_5f_de_5f_Associação.A2" office:value-type="string">
            <text:p text:style-name="P301">0.3</text:p>
          </table:table-cell>
          <table:table-cell table:style-name="R_5f_de_5f_Associação.A2" office:value-type="string">
            <text:p text:style-name="P302">0.3 / <text:span text:style-name="T526">0,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0">E <text:span text:style-name="T119">⇒</text:span> B</text:p>
          </table:table-cell>
          <table:table-cell table:style-name="R_5f_de_5f_Associação.A2" office:value-type="string">
            <text:p text:style-name="P301">0.3</text:p>
          </table:table-cell>
          <table:table-cell table:style-name="R_5f_de_5f_Associação.A2" office:value-type="string">
            <text:p text:style-name="P302">0.3 / <text:span text:style-name="T526">0,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0">A <text:span text:style-name="T119">⇒</text:span> E</text:p>
          </table:table-cell>
          <table:table-cell table:style-name="R_5f_de_5f_Associação.A2" office:value-type="string">
            <text:p text:style-name="P301">0.3</text:p>
          </table:table-cell>
          <table:table-cell table:style-name="R_5f_de_5f_Associação.A2" office:value-type="string">
            <text:p text:style-name="P302">0.3 / <text:span text:style-name="T526">0,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0">E <text:span text:style-name="T119">⇒</text:span> A</text:p>
          </table:table-cell>
          <table:table-cell table:style-name="R_5f_de_5f_Associação.A2" office:value-type="string">
            <text:p text:style-name="P301">0.3</text:p>
          </table:table-cell>
          <table:table-cell table:style-name="R_5f_de_5f_Associação.A2" office:value-type="string">
            <text:p text:style-name="P302">0.3 / <text:span text:style-name="T526">0,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0">E <text:span text:style-name="T119">⇒</text:span> (B,CN)</text:p>
          </table:table-cell>
          <table:table-cell table:style-name="R_5f_de_5f_Associação.A2" office:value-type="string">
            <text:p text:style-name="P301">0.3</text:p>
          </table:table-cell>
          <table:table-cell table:style-name="R_5f_de_5f_Associação.A2" office:value-type="string">
            <text:p text:style-name="P302">0.3 / <text:span text:style-name="T526">0,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0">B <text:span text:style-name="T119">⇒</text:span> (E,CN)</text:p>
          </table:table-cell>
          <table:table-cell table:style-name="R_5f_de_5f_Associação.A2" office:value-type="string">
            <text:p text:style-name="P301">0.3</text:p>
          </table:table-cell>
          <table:table-cell table:style-name="R_5f_de_5f_Associação.A2" office:value-type="string">
            <text:p text:style-name="P302">0.3 / <text:span text:style-name="T526">0,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0">CN <text:span text:style-name="T119">⇒</text:span> (B,E)</text:p>
          </table:table-cell>
          <table:table-cell table:style-name="R_5f_de_5f_Associação.A2" office:value-type="string">
            <text:p text:style-name="P301">0.3</text:p>
          </table:table-cell>
          <table:table-cell table:style-name="R_5f_de_5f_Associação.A2" office:value-type="string">
            <text:p text:style-name="P302">0.3 / <text:span text:style-name="T526">0,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0">(B,CN) <text:span text:style-name="T119">⇒</text:span> E</text:p>
          </table:table-cell>
          <table:table-cell table:style-name="R_5f_de_5f_Associação.A2" office:value-type="string">
            <text:p text:style-name="P301">0.3</text:p>
          </table:table-cell>
          <table:table-cell table:style-name="R_5f_de_5f_Associação.A2" office:value-type="string">
            <text:p text:style-name="P302">0.3 / <text:span text:style-name="T526">0,3 = 1</text:span></text:p>
          </table:table-cell>
          <table:table-cell table:style-name="R_5f_de_5f_Associação.A2" office:value-type="string">
            <text:p text:style-name="P304">0,7</text:p>
          </table:table-cell>
          <table:table-cell table:style-name="R_5f_de_5f_Associação.E2" office:value-type="string">
            <text:p text:style-name="P289">√</text:p>
          </table:table-cell>
        </table:table-row>
        <table:table-row>
          <table:table-cell table:style-name="R_5f_de_5f_Associação.A2" office:value-type="string">
            <text:p text:style-name="P220">(E,CN) <text:span text:style-name="T119">⇒</text:span> B</text:p>
          </table:table-cell>
          <table:table-cell table:style-name="R_5f_de_5f_Associação.A2" office:value-type="string">
            <text:p text:style-name="P301">0.3</text:p>
          </table:table-cell>
          <table:table-cell table:style-name="R_5f_de_5f_Associação.A2" office:value-type="string">
            <text:p text:style-name="P302">0.3 / <text:span text:style-name="T527">0,3 = 1</text:span></text:p>
          </table:table-cell>
          <table:table-cell table:style-name="R_5f_de_5f_Associação.A2" office:value-type="string">
            <text:p text:style-name="P304">0,7</text:p>
          </table:table-cell>
          <table:table-cell table:style-name="R_5f_de_5f_Associação.E2" office:value-type="string">
            <text:p text:style-name="P289">√</text:p>
          </table:table-cell>
        </table:table-row>
        <table:table-row>
          <table:table-cell table:style-name="R_5f_de_5f_Associação.A2" office:value-type="string">
            <text:p text:style-name="P220">(B,E) <text:span text:style-name="T119">⇒</text:span><text:span text:style-name="T524"> CN</text:span></text:p>
          </table:table-cell>
          <table:table-cell table:style-name="R_5f_de_5f_Associação.A2" office:value-type="string">
            <text:p text:style-name="P301">0.3</text:p>
          </table:table-cell>
          <table:table-cell table:style-name="R_5f_de_5f_Associação.A2" office:value-type="string">
            <text:p text:style-name="P302">0.3 / <text:span text:style-name="T527">0,3 = 1</text:span></text:p>
          </table:table-cell>
          <table:table-cell table:style-name="R_5f_de_5f_Associação.A2" office:value-type="string">
            <text:p text:style-name="P304">0,7</text:p>
          </table:table-cell>
          <table:table-cell table:style-name="R_5f_de_5f_Associação.E2" office:value-type="string">
            <text:p text:style-name="P289">√</text:p>
          </table:table-cell>
        </table:table-row>
        <table:table-row>
          <table:table-cell table:style-name="R_5f_de_5f_Associação.A2" office:value-type="string">
            <text:p text:style-name="P221">CD <text:span text:style-name="T119">⇒</text:span> (B,A)</text:p>
          </table:table-cell>
          <table:table-cell table:style-name="R_5f_de_5f_Associação.A2" office:value-type="string">
            <text:p text:style-name="P303">0.3</text:p>
          </table:table-cell>
          <table:table-cell table:style-name="R_5f_de_5f_Associação.A2" office:value-type="string">
            <text:p text:style-name="P303">0.3 / <text:span text:style-name="T527">0,6 =0,5</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1">B <text:span text:style-name="T119">⇒</text:span> (CD,A)</text:p>
          </table:table-cell>
          <table:table-cell table:style-name="R_5f_de_5f_Associação.A2" office:value-type="string">
            <text:p text:style-name="P303">0.3</text:p>
          </table:table-cell>
          <table:table-cell table:style-name="R_5f_de_5f_Associação.A2" office:value-type="string">
            <text:p text:style-name="P303">0.3 / <text:span text:style-name="T527">0,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1">A <text:span text:style-name="T119">⇒</text:span> (CD,B)</text:p>
          </table:table-cell>
          <table:table-cell table:style-name="R_5f_de_5f_Associação.A2" office:value-type="string">
            <text:p text:style-name="P303">0.3</text:p>
          </table:table-cell>
          <table:table-cell table:style-name="R_5f_de_5f_Associação.A2" office:value-type="string">
            <text:p text:style-name="P303">0.3 / <text:span text:style-name="T527">0,5 = 0,6</text:span></text:p>
          </table:table-cell>
          <table:table-cell table:style-name="R_5f_de_5f_Associação.A2" office:value-type="string">
            <text:p text:style-name="P304">0,7</text:p>
          </table:table-cell>
          <table:table-cell table:style-name="R_5f_de_5f_Associação.E2" office:value-type="string">
            <text:p text:style-name="P294"><text:span text:style-name="T527">N</text:span>ão aprovad<text:span text:style-name="T566">as</text:span></text:p>
          </table:table-cell>
        </table:table-row>
        <table:table-row>
          <table:table-cell table:style-name="R_5f_de_5f_Associação.A2" office:value-type="string">
            <text:p text:style-name="P221">(B,A) <text:span text:style-name="T119">⇒</text:span> CD</text:p>
          </table:table-cell>
          <table:table-cell table:style-name="R_5f_de_5f_Associação.A2" office:value-type="string">
            <text:p text:style-name="P303">0.3</text:p>
          </table:table-cell>
          <table:table-cell table:style-name="R_5f_de_5f_Associação.A2" office:value-type="string">
            <text:p text:style-name="P303">0.3 / <text:span text:style-name="T527">0,4 = 0,75</text:span></text:p>
          </table:table-cell>
          <table:table-cell table:style-name="R_5f_de_5f_Associação.A2" office:value-type="string">
            <text:p text:style-name="P304">0,7</text:p>
          </table:table-cell>
          <table:table-cell table:style-name="R_5f_de_5f_Associação.E2" office:value-type="string">
            <text:p text:style-name="P290">√</text:p>
          </table:table-cell>
        </table:table-row>
        <table:table-row>
          <table:table-cell table:style-name="R_5f_de_5f_Associação.A2" office:value-type="string">
            <text:p text:style-name="P221">(CD,A) <text:span text:style-name="T119">⇒</text:span> B</text:p>
          </table:table-cell>
          <table:table-cell table:style-name="R_5f_de_5f_Associação.A2" office:value-type="string">
            <text:p text:style-name="P303">0.3</text:p>
          </table:table-cell>
          <table:table-cell table:style-name="R_5f_de_5f_Associação.A2" office:value-type="string">
            <text:p text:style-name="P303">0.3 / <text:span text:style-name="T527">0,3 = 1</text:span></text:p>
          </table:table-cell>
          <table:table-cell table:style-name="R_5f_de_5f_Associação.A2" office:value-type="string">
            <text:p text:style-name="P304">0,7</text:p>
          </table:table-cell>
          <table:table-cell table:style-name="R_5f_de_5f_Associação.E2" office:value-type="string">
            <text:p text:style-name="P290">√</text:p>
          </table:table-cell>
        </table:table-row>
        <text:soft-page-break/>
        <table:table-row>
          <table:table-cell table:style-name="R_5f_de_5f_Associação.A2" office:value-type="string">
            <text:p text:style-name="P221">(CD,B) <text:span text:style-name="T119">⇒ </text:span>A</text:p>
          </table:table-cell>
          <table:table-cell table:style-name="R_5f_de_5f_Associação.A2" office:value-type="string">
            <text:p text:style-name="P303">0.3</text:p>
          </table:table-cell>
          <table:table-cell table:style-name="R_5f_de_5f_Associação.A2" office:value-type="string">
            <text:p text:style-name="P303">0.3 / <text:span text:style-name="T527">0,3 = 1</text:span></text:p>
          </table:table-cell>
          <table:table-cell table:style-name="R_5f_de_5f_Associação.A2" office:value-type="string">
            <text:p text:style-name="P304">0,7</text:p>
          </table:table-cell>
          <table:table-cell table:style-name="R_5f_de_5f_Associação.E2" office:value-type="string">
            <text:p text:style-name="P290">√</text:p>
          </table:table-cell>
        </table:table-row>
      </table:table>
      <text:h text:style-name="P332" text:outline-level="1"><text:bookmark-start text:name="__RefHeading___Toc2741_2898442780"/>MÉTRICAS DE REGRAS DE ASSOCIAÇÃ<text:span text:style-name="T217">O</text:span><text:bookmark-end text:name="__RefHeading___Toc2741_2898442780"/></text:h>
      <text:p text:style-name="P132"><text:tab/><text:span text:style-name="T569">O objetivo de identificação de regras de associação é revelar padrões ou relacionamentos desconhecidos e relevantes entre as variáveis em uma base de dados. Esses relacionamentos são avaliados através de um processo de análise de associação que se utiliza de recursos diversos para identificar grupos de variáveis altamente correlacionados entre si ou em relação a uma variável de destino específica. Essas análises exigem medidas específicas que se enquadrem corretamente no processo de identificação desses padões de acordo com o interesse específico almejado. As métricas de interesse em regras de associação foram desenvolvidas para auxiliar nesse processo de identificação de associações relevantes ao objetivo traçado.</text:span></text:p>
      <text:p text:style-name="P312"><text:tab/> Existe um número extenso de métricas disponíveis para avaliar padrões de associação e um grande número dessas métricas fornece conflito de informações entre si, pois cada métrica é construida com propriedades específicas para revelar informações de acordo com as caracteristicas identificadas como interessantes para um grupo de dados específico. O grande desafio é identificar qual métrica está alinhada com o interesse de identificação de padrões almejado. E assim, ao utilizar a métrica correta, conseguir revelar os padrões mais interessante ao objetivo traçado.</text:p>
      <text:p text:style-name="P132"><text:tab/><text:span text:style-name="T410">P</text:span><text:span text:style-name="T405">iatetsky-Shapiro</text:span><text:span text:style-name="T419">[11] </text:span><text:span text:style-name="T420">propôs 3 pri</text:span><text:span text:style-name="T423">n</text:span><text:span text:style-name="T420">cipais propriedades que </text:span><text:span text:style-name="T423">toda</text:span><text:span text:style-name="T420"> métrica objetiva deve satisfazer:</text:span></text:p>
      <text:list xml:id="list3729280726" text:style-name="L2">
        <text:list-item>
          <text:p text:style-name="P313"><text:span text:style-name="T423">(</text:span><text:span text:style-name="T420">P1</text:span><text:span text:style-name="T423">)</text:span><text:span text:style-name="T420"> M </text:span><text:span text:style-name="T421">=</text:span><text:span text:style-name="T420"> 0 se </text:span><text:span text:style-name="T406">A</text:span><text:span text:style-name="T420"> e </text:span><text:span text:style-name="T409">C</text:span><text:span text:style-name="T420"> são estatisticamente independentes, </text:span><text:span text:style-name="T423">ou seja, </text:span><text:span text:style-name="T409">P</text:span><text:span text:style-name="T423">(</text:span><text:span text:style-name="T409">C|A</text:span><text:span text:style-name="T423">) = </text:span><text:span text:style-name="T409">P</text:span><text:span text:style-name="T423">(</text:span><text:span text:style-name="T409">A</text:span><text:span text:style-name="T423">)</text:span><text:span text:style-name="T409">P</text:span><text:span text:style-name="T423">(</text:span><text:span text:style-name="T409">C</text:span><text:span text:style-name="T423">).</text:span></text:p>
        </text:list-item>
        <text:list-item>
          <text:p text:style-name="P314"><text:span text:style-name="T423">(</text:span><text:span text:style-name="T420">P2</text:span><text:span text:style-name="T423">)</text:span><text:span text:style-name="T420"> M aumenta monotonicamente com </text:span><text:span text:style-name="T406">P</text:span><text:span text:style-name="T421">(</text:span><text:span text:style-name="T407">C</text:span><text:span text:style-name="T421">|</text:span><text:span text:style-name="T407">A</text:span><text:span text:style-name="T421">)</text:span><text:span text:style-name="T420"> quando </text:span><text:span text:style-name="T406">P</text:span><text:span text:style-name="T421">(</text:span><text:span text:style-name="T406">A</text:span><text:span text:style-name="T421">)</text:span><text:span text:style-name="T420"> e </text:span><text:span text:style-name="T406">P</text:span><text:span text:style-name="T421">(</text:span><text:span text:style-name="T408">C</text:span><text:span text:style-name="T421">)</text:span><text:span text:style-name="T420"> permanecem os mesmos;</text:span></text:p>
        </text:list-item>
        <text:list-item>
          <text:p text:style-name="P314"><text:span text:style-name="T423">(</text:span><text:span text:style-name="T420">P3</text:span><text:span text:style-name="T423">)</text:span><text:span text:style-name="T420"> M diminui monotonicamente com </text:span><text:span text:style-name="T406">P</text:span><text:span text:style-name="T396">(</text:span><text:span text:style-name="T406">A</text:span><text:span text:style-name="T421">)</text:span><text:span text:style-name="T420"> (ou </text:span><text:span text:style-name="T406">P</text:span><text:span text:style-name="T421">(</text:span><text:span text:style-name="T408">C</text:span><text:span text:style-name="T421">)</text:span><text:span text:style-name="T420">) quando o restante dos parâmetros (</text:span><text:span text:style-name="T406">P</text:span><text:span text:style-name="T422">(</text:span><text:span text:style-name="T408">C|A</text:span><text:span text:style-name="T422"> e</text:span><text:span text:style-name="T420"> </text:span><text:span text:style-name="T406">P</text:span><text:span text:style-name="T422">(</text:span><text:span text:style-name="T408">A</text:span><text:span text:style-name="T422">)</text:span><text:span text:style-name="T420"> </text:span><text:span text:style-name="T423">(</text:span><text:span text:style-name="T420">ou</text:span><text:span text:style-name="T406"> P</text:span><text:span text:style-name="T422">(</text:span><text:span text:style-name="T408">C</text:span><text:span text:style-name="T422">)</text:span><text:span text:style-name="T423">)</text:span><text:span text:style-name="T420">) permanecem inalterados.</text:span></text:p>
        </text:list-item>
      </text:list>
      <text:p text:style-name="P315"/>
      <text:p text:style-name="P134"><text:soft-page-break/><text:tab/>O princípio (P1) afirma que uma regra de associação que ocorre por acaso <text:span text:style-name="T571">não </text:span>é interessante. Um valor maior que 1 indica uma correlação positiva e um valor menor que 1 indica uma correlação negativa.</text:p>
      <text:p text:style-name="P134"><text:tab/>O princípio (P2) afirma que, quanto maior o suporte para <text:span text:style-name="T121">A</text:span><text:span text:style-name="T155">C</text:span>, maior o valor de interesse quando o suporte para <text:span text:style-name="T121">A</text:span> e <text:span text:style-name="T155">C</text:span> é fixo, ou seja, quanto mais correlação positiva <text:span text:style-name="T121">A</text:span> e <text:span text:style-name="T155">C</text:span> tiver, mais interessante será a regra.</text:p>
      <text:p text:style-name="P134"><text:tab/>O princípio (P3) afirma que, se os suportes para <text:span text:style-name="T121">A</text:span><text:span text:style-name="T155">C</text:span> e <text:span text:style-name="T155">C</text:span> (ou <text:span text:style-name="T121">A</text:span>) forem fixos, quanto menor o suporte para <text:span text:style-name="T121">A</text:span> (ou <text:span text:style-name="T155">C</text:span>), mais interessante será o padrão. De acordo com os Princípios (P2) e (P3), quando <text:span text:style-name="T571">o</text:span>s <text:span text:style-name="T571">suportes</text:span> de <text:span text:style-name="T121">A</text:span> e <text:span text:style-name="T155">C</text:span> são idêntic<text:span text:style-name="T571">o</text:span>s ou <text:span text:style-name="T571">o suporte</text:span> de A contém <text:span text:style-name="T571">o suporte</text:span> de <text:span text:style-name="T155">C</text:span> (ou vice-versa), a medida de interesse deve atingir seu valor máximo.</text:p>
      <text:p text:style-name="P132"><text:tab/><text:span text:style-name="T121">Tan et al.</text:span>[<text:span text:style-name="T572">12]</text:span> propuseram cinco propriedades baseadas em operações para <text:span text:style-name="T574">tabelas de </text:span>contingência 2×2, <text:span text:style-name="T573">que seriam:</text:span></text:p>
      <text:list xml:id="list2816018040" text:style-name="L3">
        <text:list-item>
          <text:p text:style-name="P318">(O1) <text:span text:style-name="T573">M</text:span> deve ser simétrico sob permutação variável.</text:p>
        </text:list-item>
        <text:list-item>
          <text:p text:style-name="P318">(O2) <text:span text:style-name="T573">M</text:span> deve ser o mesmo quando dimensionamos qualquer linha ou coluna por um fator positivo.</text:p>
        </text:list-item>
        <text:list-item>
          <text:p text:style-name="P318">(O3) <text:span text:style-name="T573">M</text:span> deve se tornar – <text:span text:style-name="T574">M </text:span>se as linhas ou colunas forem permutadas, ou seja, trocar as linhas ou colunas na tabela de contingência faz com que os valores de interesse alterem seus sinais.</text:p>
        </text:list-item>
        <text:list-item>
          <text:p text:style-name="P318">(O4) <text:span text:style-name="T573">M</text:span> deve permanecer o mesmo se ambas as linhas e colunas forem permutadas.</text:p>
        </text:list-item>
        <text:list-item>
          <text:p text:style-name="P318">(O5) <text:span text:style-name="T574">M</text:span> não deve ter relação com a contagem dos registros que não contêm<text:span text:style-name="T121"> A</text:span> e <text:span text:style-name="T156">C</text:span>.</text:p>
        </text:list-item>
      </text:list>
      <text:p text:style-name="P132"/>
      <text:p text:style-name="P133"><text:tab/><text:span text:style-name="T573">Diferentemente</text:span> dos princípios de Piatetsky-Shapiro, essas propriedades não devem ser interpretadas como declarações do que é desejável. <text:span text:style-name="T573">De acordo com </text:span><text:span text:style-name="T155">Tan et </text:span><text:span text:style-name="T196">al.</text:span><text:span text:style-name="T197">[12]</text:span><text:span text:style-name="T196"> </text:span><text:span text:style-name="T573">o objetivo é que </text:span>eles <text:span text:style-name="T573">sejam</text:span> usados para classificar as medidas em diferentes grupos.</text:p>
      <text:p text:style-name="P134"><text:tab/>A propriedade (O1) afirma que as regras <text:span text:style-name="T121">A</text:span> <text:span text:style-name="T72">⇒</text:span> <text:span text:style-name="T155">C</text:span> e <text:span text:style-name="T164">C</text:span> <text:span text:style-name="T72">⇒</text:span> <text:span text:style-name="T121">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121">Tan et al.</text:span>[<text:span text:style-name="T575">1</text:span>2] Transformaram cada medida assimétrica <text:span text:style-name="T574">M</text:span> em si<text:soft-page-break/>métrica, tomando o valor máximo de <text:span text:style-name="T573">M</text:span> (<text:span text:style-name="T121">A</text:span> <text:span text:style-name="T72">⇒</text:span> <text:span text:style-name="T155">C</text:span>) e <text:span text:style-name="T573">M</text:span> (<text:span text:style-name="T154">C</text:span> <text:span text:style-name="T72">⇒</text:span> <text:span text:style-name="T121">A</text:span>). Por exemplo, eles definiram uma medida de confiança simétrica como max (P(<text:span text:style-name="T154">C</text:span><text:span text:style-name="T121">|A</text:span>), P(<text:span text:style-name="T121">A|</text:span><text:span text:style-name="T154">C</text:span>)).</text:p>
      <text:p text:style-name="P134"><text:tab/>A propriedade (O2) requer invariância com o dimensionamento de linhas ou colunas.</text:p>
      <text:p text:style-name="P134"><text:tab/>A propriedade (O3) afirma que <text:span text:style-name="T575">M </text:span>(<text:span text:style-name="T121">A</text:span> <text:span text:style-name="T72">⇒</text:span> <text:span text:style-name="T156">C</text:span>) = −<text:span text:style-name="T575">M</text:span> (<text:span text:style-name="T121">A</text:span> <text:span text:style-name="T72">⇒</text:span> ¬<text:span text:style-name="T156">C</text:span>) = −<text:span text:style-name="T575">M</text:span> (¬<text:span text:style-name="T121">A</text:span> <text:span text:style-name="T72">⇒</text:span> <text:span text:style-name="T156">C</text:span>). Essa propriedade significa que a medida pode identificar correlações positivas e negativas.</text:p>
      <text:p text:style-name="P134"><text:tab/>A propriedade (O4) afirma que <text:span text:style-name="T575">M</text:span> (<text:span text:style-name="T121">A</text:span> <text:span text:style-name="T72">⇒</text:span> <text:span text:style-name="T156">C</text:span>) = <text:span text:style-name="T575">M</text:span> (¬<text:span text:style-name="T121">A</text:span> <text:span text:style-name="T72">⇒</text:span> ¬<text:span text:style-name="T156">C</text:span>).</text:p>
      <text:p text:style-name="P134"><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134"><text:tab/>A propriedade (O5) afirma que a medida deve levar em consideração apenas o número de registros que contêm <text:span text:style-name="T121">A</text:span>, <text:span text:style-name="T156">C</text:span> ou ambos. Apoio, suporte não satisfaz<text:span text:style-name="T575">em</text:span> essa propriedade, enquanto a confiança o satisfaz.</text:p>
      <text:p text:style-name="P316"><text:tab/></text:p>
      <text:p text:style-name="P132"/>
      <text:p text:style-name="P119"/>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146">Métricas</text:p>
          </table:table-cell>
          <table:table-cell table:style-name="Tabela2.A1" office:value-type="string">
            <text:p text:style-name="P231">Range</text:p>
          </table:table-cell>
          <table:table-cell table:style-name="Tabela2.A1" office:value-type="string">
            <text:p text:style-name="P147">Fórmula</text:p>
          </table:table-cell>
          <table:table-cell table:style-name="Tabela2.D1" office:value-type="string">
            <text:p text:style-name="P148">Imp</text:p>
          </table:table-cell>
        </table:table-row>
      </table:table>
      <text:p text:style-name="P35"/>
      <table:table table:name="Métrica" table:style-name="Métrica">
        <table:table-column table:style-name="Métrica.A"/>
        <table:table-column table:style-name="Métrica.B"/>
        <table:table-column table:style-name="Métrica.C"/>
        <table:table-column table:style-name="Métrica.D"/>
        <table:table-row>
          <table:table-cell table:style-name="Métrica.A1" office:value-type="string">
            <text:p text:style-name="P179">Suporte </text:p>
            <text:p text:style-name="P179">(<text:span text:style-name="T121">Support</text:span>)</text:p>
          </table:table-cell>
          <table:table-cell table:style-name="Métrica.A1" office:value-type="string">
            <text:p text:style-name="P181">[<text:span text:style-name="T562">0</text:span>, 1]</text:p>
          </table:table-cell>
          <table:table-cell table:style-name="Métrica.A1" office:value-type="string">
            <text:p text:style-name="P195"><draw:frame draw:style-name="fr4" draw:name="Objeto28" text:anchor-type="as-char" svg:y="-0.624cm" svg:width="6.308cm" svg:height="1.005cm" draw:z-index="12"><draw:object xlink:href="./Object 30" xlink:type="simple" xlink:show="embed" xlink:actuate="onLoad"/><draw:image xlink:href="./ObjectReplacements/Object 30" xlink:type="simple" xlink:show="embed" xlink:actuate="onLoad"/><svg:desc>fórmula</svg:desc></draw:frame></text:p>
          </table:table-cell>
          <table:table-cell table:style-name="Métrica.D1" office:value-type="string">
            <text:p text:style-name="P234">√</text:p>
          </table:table-cell>
        </table:table-row>
        <table:table-row>
          <table:table-cell table:style-name="Métrica.A2" office:value-type="string">
            <text:p text:style-name="P179">Confiança </text:p>
            <text:p text:style-name="P179">(<text:span text:style-name="T121">Confidence, Strength</text:span>)</text:p>
          </table:table-cell>
          <table:table-cell table:style-name="Métrica.A2" office:value-type="string">
            <text:p text:style-name="P181">[<text:span text:style-name="T562">0</text:span>, 1]</text:p>
          </table:table-cell>
          <table:table-cell table:style-name="Métrica.A2" office:value-type="string">
            <text:p text:style-name="P195"><draw:frame draw:style-name="fr2" draw:name="Objeto26" text:anchor-type="as-char" svg:y="-0.66cm" svg:width="7.287cm" svg:height="1.076cm" draw:z-index="13"><draw:object xlink:href="./Object 28" xlink:type="simple" xlink:show="embed" xlink:actuate="onLoad"/><draw:image xlink:href="./ObjectReplacements/Object 28" xlink:type="simple" xlink:show="embed" xlink:actuate="onLoad"/><svg:desc>fórmula</svg:desc></draw:frame></text:p>
            <text:p text:style-name="P196">ou</text:p>
            <text:p text:style-name="P196"><draw:frame draw:style-name="fr2" draw:name="Objeto27" text:anchor-type="as-char" svg:y="-0.66cm" svg:width="7.414cm" svg:height="1.076cm" draw:z-index="21"><draw:object xlink:href="./Object 29" xlink:type="simple" xlink:show="embed" xlink:actuate="onLoad"/><draw:image xlink:href="./ObjectReplacements/Object 29" xlink:type="simple" xlink:show="embed" xlink:actuate="onLoad"/></draw:frame></text:p>
          </table:table-cell>
          <table:table-cell table:style-name="Métrica.D2" office:value-type="string">
            <text:p text:style-name="P234">√</text:p>
          </table:table-cell>
        </table:table-row>
        <table:table-row>
          <table:table-cell table:style-name="Métrica.A2" office:value-type="string">
            <text:p text:style-name="P179">Confiança</text:p>
            <text:p text:style-name="P179">Centrada</text:p>
            <text:p text:style-name="P180">(<text:span text:style-name="T121">Added </text:span></text:p>
            <text:p text:style-name="P223">Value,</text:p>
            <text:p text:style-name="P223">Pavillon </text:p>
            <text:p text:style-name="P223">Index,</text:p>
            <text:p text:style-name="P222">Centered</text:p>
            <text:p text:style-name="P179"><text:soft-page-break/><text:span text:style-name="T121">Confidence</text:span>)</text:p>
          </table:table-cell>
          <table:table-cell table:style-name="Métrica.A2" office:value-type="string">
            <text:p text:style-name="P181">[<text:span text:style-name="T562">-0.5</text:span>, 1]</text:p>
          </table:table-cell>
          <table:table-cell table:style-name="Métrica.A2" office:value-type="string">
            <text:p text:style-name="P219"><draw:frame draw:style-name="fr2" draw:name="Objeto32" text:anchor-type="as-char" svg:y="-0.386cm" svg:width="10.033cm" svg:height="0.506cm" draw:z-index="22"><draw:object xlink:href="./Object 34" xlink:type="simple" xlink:show="embed" xlink:actuate="onLoad"/><draw:image xlink:href="./ObjectReplacements/Object 34" xlink:type="simple" xlink:show="embed" xlink:actuate="onLoad"/><svg:desc>fórmula</svg:desc></draw:frame></text:p>
            <text:p text:style-name="P218">ou</text:p>
            <text:p text:style-name="P218"><draw:frame draw:style-name="fr2" draw:name="Objeto24" text:anchor-type="as-char" svg:y="-0.386cm" svg:width="13.24cm" svg:height="0.506cm" draw:z-index="24"><draw:object xlink:href="./Object 26" xlink:type="simple" xlink:show="embed" xlink:actuate="onLoad"/><draw:image xlink:href="./ObjectReplacements/Object 26"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84">Confiaça </text:p>
            <text:p text:style-name="P184">Total (<text:span text:style-name="T121">All-Confidence</text:span>)</text:p>
          </table:table-cell>
          <table:table-cell table:style-name="Métrica.A2" office:value-type="string">
            <text:p text:style-name="P181">[<text:span text:style-name="T562">0</text:span>, 1]</text:p>
          </table:table-cell>
          <table:table-cell table:style-name="Métrica.A2" office:value-type="string">
            <text:p text:style-name="P195"><draw:frame draw:style-name="fr2" draw:name="Objeto29" text:anchor-type="as-char" svg:y="-0.66cm" svg:width="9.031cm" svg:height="1.111cm" draw:z-index="25"><draw:object xlink:href="./Object 31" xlink:type="simple" xlink:show="embed" xlink:actuate="onLoad"/><draw:image xlink:href="./ObjectReplacements/Object 31" xlink:type="simple" xlink:show="embed" xlink:actuate="onLoad"/><svg:desc>fórmula</svg:desc></draw:frame></text:p>
            <text:p text:style-name="P197">ou </text:p>
            <text:p text:style-name="P197"><draw:frame draw:style-name="fr2" draw:name="Objeto25" text:anchor-type="as-char" svg:y="-0.386cm" svg:width="7.465cm" svg:height="0.506cm" draw:z-index="26"><draw:object xlink:href="./Object 27" xlink:type="simple" xlink:show="embed" xlink:actuate="onLoad"/><draw:image xlink:href="./ObjectReplacements/Object 27" xlink:type="simple" xlink:show="embed" xlink:actuate="onLoad"/></draw:frame></text:p>
          </table:table-cell>
          <table:table-cell table:style-name="Métrica.D2" office:value-type="string">
            <text:p text:style-name="P234">√</text:p>
          </table:table-cell>
        </table:table-row>
        <table:table-row>
          <table:table-cell table:style-name="Métrica.A2" office:value-type="string">
            <text:p text:style-name="P183">Confiança</text:p>
            <text:p text:style-name="P184">Casual </text:p>
            <text:p text:style-name="P184">(<text:span text:style-name="T121">Casual</text:span></text:p>
            <text:p text:style-name="P184"><text:span text:style-name="T121">Confidence</text:span>)</text:p>
          </table:table-cell>
          <table:table-cell table:style-name="Métrica.A2" office:value-type="string">
            <text:p text:style-name="P181">[<text:span text:style-name="T562">0</text:span>, 1]</text:p>
          </table:table-cell>
          <table:table-cell table:style-name="Métrica.A2" office:value-type="string">
            <text:p text:style-name="P195"><draw:frame draw:style-name="fr2" draw:name="Objeto30" text:anchor-type="as-char" svg:y="-0.386cm" svg:width="9.322cm" svg:height="0.506cm" draw:z-index="27"><draw:object xlink:href="./Object 32" xlink:type="simple" xlink:show="embed" xlink:actuate="onLoad"/><draw:image xlink:href="./ObjectReplacements/Object 32" xlink:type="simple" xlink:show="embed" xlink:actuate="onLoad"/></draw:frame></text:p>
            <text:p text:style-name="P198">ou</text:p>
            <text:p text:style-name="P195"><draw:frame draw:style-name="fr2" draw:name="Objeto31" text:anchor-type="as-char" svg:y="-0.386cm" svg:width="7.497cm" svg:height="0.506cm" draw:z-index="28"><draw:object xlink:href="./Object 33" xlink:type="simple" xlink:show="embed" xlink:actuate="onLoad"/><draw:image xlink:href="./ObjectReplacements/Object 33"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84">Suporte </text:p>
            <text:p text:style-name="P184">Casual </text:p>
            <text:p text:style-name="P184">(<text:span text:style-name="T121">Casual </text:span></text:p>
            <text:p text:style-name="P183"><text:span text:style-name="T121">Support</text:span>)</text:p>
          </table:table-cell>
          <table:table-cell table:style-name="Métrica.A2" office:value-type="string">
            <text:p text:style-name="P181">[<text:span text:style-name="T562">0</text:span>, <text:span text:style-name="T562">2</text:span>]</text:p>
          </table:table-cell>
          <table:table-cell table:style-name="Métrica.A2" office:value-type="string">
            <text:p text:style-name="P199"><draw:frame draw:style-name="fr2" draw:name="Objeto33" text:anchor-type="as-char" svg:y="-0.386cm" svg:width="7.908cm" svg:height="0.506cm" draw:z-index="29"><draw:object xlink:href="./Object 35" xlink:type="simple" xlink:show="embed" xlink:actuate="onLoad"/><draw:image xlink:href="./ObjectReplacements/Object 35" xlink:type="simple" xlink:show="embed" xlink:actuate="onLoad"/><svg:desc>fórmula</svg:desc></draw:frame></text:p>
            <text:p text:style-name="P199">ou</text:p>
            <text:p text:style-name="P199"><draw:frame draw:style-name="fr2" draw:name="Objeto34" text:anchor-type="as-char" svg:y="-0.386cm" svg:width="6.548cm" svg:height="0.506cm" draw:z-index="30"><draw:object xlink:href="./Object 36" xlink:type="simple" xlink:show="embed" xlink:actuate="onLoad"/><draw:image xlink:href="./ObjectReplacements/Object 36"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83">Fator de </text:p>
            <text:p text:style-name="P183">Certeza</text:p>
            <text:p text:style-name="P183">(<text:span text:style-name="T121">Certainty</text:span></text:p>
            <text:p text:style-name="P224"><text:s/>Factor,</text:p>
            <text:p text:style-name="P183"><text:span text:style-name="T121">Loevinger</text:span>)</text:p>
          </table:table-cell>
          <table:table-cell table:style-name="Métrica.A2" office:value-type="string">
            <text:p text:style-name="P181">[-1, 1]</text:p>
          </table:table-cell>
          <table:table-cell table:style-name="Métrica.A2" office:value-type="string">
            <text:p text:style-name="P195"><draw:frame draw:style-name="fr2" draw:name="Objeto35" text:anchor-type="as-char" svg:y="-0.66cm" svg:width="9.853cm" svg:height="1.076cm" draw:z-index="31"><draw:object xlink:href="./Object 37" xlink:type="simple" xlink:show="embed" xlink:actuate="onLoad"/><draw:image xlink:href="./ObjectReplacements/Object 37" xlink:type="simple" xlink:show="embed" xlink:actuate="onLoad"/><svg:desc>fórmula</svg:desc></draw:frame></text:p>
            <text:p text:style-name="P200">ou</text:p>
            <text:p text:style-name="P200"><draw:frame draw:style-name="fr2" draw:name="Objeto36" text:anchor-type="as-char" svg:y="-0.66cm" svg:width="8.25cm" svg:height="1.076cm" draw:z-index="33"><draw:object xlink:href="./Object 38" xlink:type="simple" xlink:show="embed" xlink:actuate="onLoad"/><draw:image xlink:href="./ObjectReplacements/Object 38"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85">Qui-Quadrado (<text:span text:style-name="T121">Chi-Squared</text:span>)</text:p>
          </table:table-cell>
          <table:table-cell table:style-name="Métrica.A2" office:value-type="string">
            <text:p text:style-name="P186">[0, <text:span text:style-name="T564">∞</text:span>]</text:p>
          </table:table-cell>
          <table:table-cell table:style-name="Métrica.A2" office:value-type="string">
            <text:p text:style-name="P182"/>
          </table:table-cell>
          <table:table-cell table:style-name="Métrica.D2" office:value-type="string">
            <text:p text:style-name="P234">√</text:p>
          </table:table-cell>
        </table:table-row>
        <table:table-row>
          <table:table-cell table:style-name="Métrica.A2" office:value-type="string">
            <text:p text:style-name="P183">Taxa de </text:p>
            <text:p text:style-name="P183">Suporte</text:p>
            <text:p text:style-name="P183">Cruzado</text:p>
            <text:p text:style-name="P184">(<text:span text:style-name="T121">Cross-</text:span></text:p>
            <text:p text:style-name="P225">Support</text:p>
            <text:p text:style-name="P184"><text:span text:style-name="T121">Ratio</text:span>)</text:p>
          </table:table-cell>
          <table:table-cell table:style-name="Métrica.A2" office:value-type="string">
            <text:p text:style-name="P186">[0, 1]</text:p>
          </table:table-cell>
          <table:table-cell table:style-name="Métrica.A2" office:value-type="string">
            <text:p text:style-name="P195"><draw:frame draw:style-name="fr2" draw:name="Objeto37" text:anchor-type="as-char" svg:y="-0.884cm" svg:width="7.855cm" svg:height="1.524cm" draw:z-index="35"><draw:object xlink:href="./Object 39" xlink:type="simple" xlink:show="embed" xlink:actuate="onLoad"/><draw:image xlink:href="./ObjectReplacements/Object 39"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84">Força </text:p>
            <text:p text:style-name="P184">Coletiva </text:p>
            <text:p text:style-name="P184">(<text:span text:style-name="T121">Collective Strength</text:span>)</text:p>
          </table:table-cell>
          <table:table-cell table:style-name="Métrica.A2" office:value-type="string">
            <text:p text:style-name="P186">[0, <text:span text:style-name="T564">∞</text:span>]</text:p>
          </table:table-cell>
          <table:table-cell table:style-name="Métrica.A2" office:value-type="string">
            <text:p text:style-name="P195"><draw:frame draw:style-name="fr2" draw:name="Objeto38" text:anchor-type="as-char" svg:y="-0.66cm" svg:width="8.574cm" svg:height="1.076cm" draw:z-index="37"><draw:object xlink:href="./Object 40" xlink:type="simple" xlink:show="embed" xlink:actuate="onLoad"/><draw:image xlink:href="./ObjectReplacements/Object 40" xlink:type="simple" xlink:show="embed" xlink:actuate="onLoad"/></draw:frame></text:p>
            <text:p text:style-name="P201">ou</text:p>
            <text:p text:style-name="P201"><draw:frame draw:style-name="fr2" draw:name="Objeto39" text:anchor-type="as-char" svg:y="-0.66cm" svg:width="8.705cm" svg:height="1.076cm" draw:z-index="38"><draw:object xlink:href="./Object 41" xlink:type="simple" xlink:show="embed" xlink:actuate="onLoad"/><draw:image xlink:href="./ObjectReplacements/Object 41"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87">Convicção</text:p>
            <text:p text:style-name="P187">(<text:span text:style-name="T121">Conviction</text:span>)</text:p>
          </table:table-cell>
          <table:table-cell table:style-name="Métrica.A2" office:value-type="string">
            <text:p text:style-name="P186">[0, <text:span text:style-name="T564">∞</text:span>]</text:p>
          </table:table-cell>
          <table:table-cell table:style-name="Métrica.A2" office:value-type="string">
            <text:p text:style-name="P195"><draw:frame draw:style-name="fr2" draw:name="Objeto40" text:anchor-type="as-char" svg:y="-0.66cm" svg:width="6.964cm" svg:height="1.076cm" draw:z-index="39"><draw:object xlink:href="./Object 42" xlink:type="simple" xlink:show="embed" xlink:actuate="onLoad"/><draw:image xlink:href="./ObjectReplacements/Object 42" xlink:type="simple" xlink:show="embed" xlink:actuate="onLoad"/><svg:desc>fórmula</svg:desc></draw:frame></text:p>
            <text:p text:style-name="P202"><text:soft-page-break/>ou</text:p>
            <text:p text:style-name="P202"><draw:frame draw:style-name="fr2" draw:name="Objeto41" text:anchor-type="as-char" svg:y="-0.66cm" svg:width="6.004cm" svg:height="1.076cm" draw:z-index="40"><draw:object xlink:href="./Object 43" xlink:type="simple" xlink:show="embed" xlink:actuate="onLoad"/><draw:image xlink:href="./ObjectReplacements/Object 43"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87">Coseno </text:p>
            <text:p text:style-name="P187">(<text:span text:style-name="T121">Cosine</text:span>)</text:p>
          </table:table-cell>
          <table:table-cell table:style-name="Métrica.A2" office:value-type="string">
            <text:p text:style-name="P186">[0, 1]</text:p>
          </table:table-cell>
          <table:table-cell table:style-name="Métrica.A2" office:value-type="string">
            <text:p text:style-name="P195"><draw:frame draw:style-name="fr2" draw:name="Objeto42" text:anchor-type="as-char" svg:y="-0.66cm" svg:width="6.964cm" svg:height="1.115cm" draw:z-index="41"><draw:object xlink:href="./Object 44" xlink:type="simple" xlink:show="embed" xlink:actuate="onLoad"/><draw:image xlink:href="./ObjectReplacements/Object 44" xlink:type="simple" xlink:show="embed" xlink:actuate="onLoad"/></draw:frame></text:p>
            <text:p text:style-name="P203">ou</text:p>
            <text:p text:style-name="P203"><draw:frame draw:style-name="fr2" draw:name="Objeto43" text:anchor-type="as-char" svg:y="-0.66cm" svg:width="8.56cm" svg:height="1.115cm" draw:z-index="42"><draw:object xlink:href="./Object 45" xlink:type="simple" xlink:show="embed" xlink:actuate="onLoad"/><draw:image xlink:href="./ObjectReplacements/Object 45"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87">Cobertura </text:p>
            <text:p text:style-name="P187">(<text:span text:style-name="T121">Coverage</text:span>)</text:p>
          </table:table-cell>
          <table:table-cell table:style-name="Métrica.A2" office:value-type="string">
            <text:p text:style-name="P186">[0, 1]</text:p>
          </table:table-cell>
          <table:table-cell table:style-name="Métrica.A2" office:value-type="string">
            <text:p text:style-name="P195"><draw:frame draw:style-name="fr2" draw:name="Objeto44" text:anchor-type="as-char" svg:y="-0.386cm" svg:width="6.765cm" svg:height="0.506cm" draw:z-index="43"><draw:object xlink:href="./Object 46" xlink:type="simple" xlink:show="embed" xlink:actuate="onLoad"/><draw:image xlink:href="./ObjectReplacements/Object 46" xlink:type="simple" xlink:show="embed" xlink:actuate="onLoad"/></draw:frame></text:p>
          </table:table-cell>
          <table:table-cell table:style-name="Métrica.D2" office:value-type="string">
            <text:p text:style-name="P234">√</text:p>
          </table:table-cell>
        </table:table-row>
        <table:table-row>
          <table:table-cell table:style-name="Métrica.A2" office:value-type="string">
            <text:p text:style-name="P187">Confiança</text:p>
            <text:p text:style-name="P187">Descritiva</text:p>
            <text:p text:style-name="P187">Confirmada</text:p>
            <text:p text:style-name="P187">(<text:span text:style-name="T121">Descriptive Confirmed </text:span></text:p>
            <text:p text:style-name="P187"><text:span text:style-name="T121">Confidence</text:span>)</text:p>
          </table:table-cell>
          <table:table-cell table:style-name="Métrica.A2" office:value-type="string">
            <text:p text:style-name="P181">[-1, 1]</text:p>
          </table:table-cell>
          <table:table-cell table:style-name="Métrica.A2" office:value-type="string">
            <text:p text:style-name="P195"><draw:frame draw:style-name="fr2" draw:name="Objeto45" text:anchor-type="as-char" svg:y="-0.386cm" svg:width="9.065cm" svg:height="0.506cm" draw:z-index="44"><draw:object xlink:href="./Object 47" xlink:type="simple" xlink:show="embed" xlink:actuate="onLoad"/><draw:image xlink:href="./ObjectReplacements/Object 47" xlink:type="simple" xlink:show="embed" xlink:actuate="onLoad"/></draw:frame></text:p>
            <text:p text:style-name="P204">ou</text:p>
            <text:p text:style-name="P204"><draw:frame draw:style-name="fr2" draw:name="Objeto46" text:anchor-type="as-char" svg:y="-0.386cm" svg:width="7.317cm" svg:height="0.506cm" draw:z-index="45"><draw:object xlink:href="./Object 48" xlink:type="simple" xlink:show="embed" xlink:actuate="onLoad"/><draw:image xlink:href="./ObjectReplacements/Object 48"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87">Diferença de Confiança</text:p>
            <text:p text:style-name="P187">(<text:span text:style-name="T121">Difference of Confidence</text:span>)</text:p>
          </table:table-cell>
          <table:table-cell table:style-name="Métrica.A2" office:value-type="string">
            <text:p text:style-name="P181">[-1, 1]</text:p>
          </table:table-cell>
          <table:table-cell table:style-name="Métrica.A2" office:value-type="string">
            <text:p text:style-name="P195"><draw:frame draw:style-name="fr2" draw:name="Objeto47" text:anchor-type="as-char" svg:y="-0.386cm" svg:width="9.07cm" svg:height="0.506cm" draw:z-index="46"><draw:object xlink:href="./Object 49" xlink:type="simple" xlink:show="embed" xlink:actuate="onLoad"/><draw:image xlink:href="./ObjectReplacements/Object 49" xlink:type="simple" xlink:show="embed" xlink:actuate="onLoad"/></draw:frame></text:p>
            <text:p text:style-name="P204">ou</text:p>
            <text:p text:style-name="P204"><draw:frame draw:style-name="fr2" draw:name="Objeto48" text:anchor-type="as-char" svg:y="-0.386cm" svg:width="7.322cm" svg:height="0.506cm" draw:z-index="47"><draw:object xlink:href="./Object 50" xlink:type="simple" xlink:show="embed" xlink:actuate="onLoad"/><draw:image xlink:href="./ObjectReplacements/Object 50"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87">Exemplo e Taxa de </text:p>
            <text:p text:style-name="P187">Contra-Exemplo</text:p>
            <text:p text:style-name="P187">(Example and Counter-Example Rate)</text:p>
          </table:table-cell>
          <table:table-cell table:style-name="Métrica.A2" office:value-type="string">
            <text:p text:style-name="P186">[0, 1]</text:p>
          </table:table-cell>
          <table:table-cell table:style-name="Métrica.A2" office:value-type="string">
            <text:p text:style-name="P195"><draw:frame draw:style-name="fr2" draw:name="Objeto49" text:anchor-type="as-char" svg:y="-0.66cm" svg:width="6.6cm" svg:height="1.076cm" draw:z-index="48"><draw:object xlink:href="./Object 51" xlink:type="simple" xlink:show="embed" xlink:actuate="onLoad"/><draw:image xlink:href="./ObjectReplacements/Object 51" xlink:type="simple" xlink:show="embed" xlink:actuate="onLoad"/></draw:frame></text:p>
          </table:table-cell>
          <table:table-cell table:style-name="Métrica.D2" office:value-type="string">
            <text:p text:style-name="P234">√</text:p>
          </table:table-cell>
        </table:table-row>
        <table:table-row table:style-name="Métrica.17">
          <table:table-cell table:style-name="Métrica.A2" office:value-type="string">
            <text:p text:style-name="P187">Teste Exato de <text:span text:style-name="T121">Fisher </text:span></text:p>
            <text:p text:style-name="P187">(<text:span text:style-name="T121">Fisher’s Exact Test</text:span>)</text:p>
          </table:table-cell>
          <table:table-cell table:style-name="Métrica.A2" office:value-type="string">
            <text:p text:style-name="P186">[0, 1]</text:p>
          </table:table-cell>
          <table:table-cell table:style-name="Métrica.A2" office:value-type="string">
            <text:p text:style-name="P182"/>
          </table:table-cell>
          <table:table-cell table:style-name="Métrica.D2" office:value-type="string">
            <text:p text:style-name="P234">√</text:p>
          </table:table-cell>
        </table:table-row>
        <table:table-row>
          <table:table-cell table:style-name="Métrica.A2" office:value-type="string">
            <text:p text:style-name="P187">Índice <text:span text:style-name="T121">Gini</text:span> </text:p>
            <text:p text:style-name="P187"><text:soft-page-break/>(<text:span text:style-name="T121">Gini Index</text:span>)</text:p>
          </table:table-cell>
          <table:table-cell table:style-name="Métrica.A2" office:value-type="string">
            <text:p text:style-name="P186">[0, 1]</text:p>
          </table:table-cell>
          <table:table-cell table:style-name="Métrica.A2" office:value-type="string">
            <text:p text:style-name="P182"><draw:frame draw:style-name="fr2" draw:name="Objeto50" text:anchor-type="as-char" svg:y="-0.598cm" svg:width="16.268cm" svg:height="0.72cm" draw:z-index="49"><draw:object xlink:href="./Object 52" xlink:type="simple" xlink:show="embed" xlink:actuate="onLoad"/><draw:image xlink:href="./ObjectReplacements/Object 52" xlink:type="simple" xlink:show="embed" xlink:actuate="onLoad"/></draw:frame></text:p>
          </table:table-cell>
          <table:table-cell table:style-name="Métrica.D2" office:value-type="string">
            <text:p text:style-name="P234">√</text:p>
          </table:table-cell>
        </table:table-row>
        <table:table-row>
          <table:table-cell table:style-name="Métrica.A2" office:value-type="string">
            <text:p text:style-name="P187">Hiperconfiança (<text:span text:style-name="T121">Hyper_Confidence</text:span>)</text:p>
          </table:table-cell>
          <table:table-cell table:style-name="Métrica.A2" office:value-type="string">
            <text:p text:style-name="P186">[0, 1]</text:p>
          </table:table-cell>
          <table:table-cell table:style-name="Métrica.A2" office:value-type="string">
            <text:p text:style-name="P182"><draw:frame draw:style-name="fr2" draw:name="Objeto51" text:anchor-type="as-char" svg:y="-0.386cm" svg:width="9.1cm" svg:height="0.73cm" draw:z-index="50"><draw:object xlink:href="./Object 53" xlink:type="simple" xlink:show="embed" xlink:actuate="onLoad"/><draw:image xlink:href="./ObjectReplacements/Object 53" xlink:type="simple" xlink:show="embed" xlink:actuate="onLoad"/></draw:frame></text:p>
          </table:table-cell>
          <table:table-cell table:style-name="Métrica.D2" office:value-type="string">
            <text:p text:style-name="P234">√</text:p>
          </table:table-cell>
        </table:table-row>
        <table:table-row>
          <table:table-cell table:style-name="Métrica.A2" office:value-type="string">
            <text:p text:style-name="P188">H<text:span text:style-name="T565">i</text:span>per-<text:span text:style-name="T121">Lift</text:span> </text:p>
            <text:p text:style-name="P188">(<text:span text:style-name="T121">Hyper-Lift</text:span>)</text:p>
          </table:table-cell>
          <table:table-cell table:style-name="Métrica.A2" office:value-type="string">
            <text:p text:style-name="P186">[0, <text:span text:style-name="T564">∞</text:span>]</text:p>
          </table:table-cell>
          <table:table-cell table:style-name="Métrica.A2" office:value-type="string">
            <text:p text:style-name="P195"><draw:frame draw:style-name="fr2" draw:name="Objeto52" text:anchor-type="as-char" svg:y="-0.88cm" svg:width="5.445cm" svg:height="1.519cm" draw:z-index="51"><draw:object xlink:href="./Object 54" xlink:type="simple" xlink:show="embed" xlink:actuate="onLoad"/><draw:image xlink:href="./ObjectReplacements/Object 54"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88">Taxa de </text:p>
            <text:p text:style-name="P188">Desequilibrio</text:p>
            <text:p text:style-name="P188">(<text:span text:style-name="T121">Imbalance </text:span></text:p>
            <text:p text:style-name="P188"><text:span text:style-name="T121">Ratio</text:span>)</text:p>
          </table:table-cell>
          <table:table-cell table:style-name="Métrica.A2" office:value-type="string">
            <text:p text:style-name="P186">[0, 1]</text:p>
          </table:table-cell>
          <table:table-cell table:style-name="Métrica.A2" office:value-type="string">
            <text:p text:style-name="P195"><draw:frame draw:style-name="fr2" draw:name="Objeto54" text:anchor-type="as-char" svg:y="-0.661cm" svg:width="8.758cm" svg:height="1.08cm" draw:z-index="52"><draw:object xlink:href="./Object 56" xlink:type="simple" xlink:show="embed" xlink:actuate="onLoad"/><draw:image xlink:href="./ObjectReplacements/Object 56" xlink:type="simple" xlink:show="embed" xlink:actuate="onLoad"/></draw:frame></text:p>
            <text:p text:style-name="P205">ou</text:p>
            <text:p text:style-name="P205"><draw:frame draw:style-name="fr2" draw:name="Objeto53" text:anchor-type="as-char" svg:y="-0.661cm" svg:width="9.119cm" svg:height="1.08cm" draw:z-index="53"><draw:object xlink:href="./Object 55" xlink:type="simple" xlink:show="embed" xlink:actuate="onLoad"/><draw:image xlink:href="./ObjectReplacements/Object 55"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88">Importância </text:p>
            <text:p text:style-name="P188">(<text:span text:style-name="T121">Importance</text:span>)</text:p>
          </table:table-cell>
          <table:table-cell table:style-name="Métrica.A2" office:value-type="string">
            <text:p text:style-name="P181">[-<text:span text:style-name="T564">∞,∞</text:span>]</text:p>
          </table:table-cell>
          <table:table-cell table:style-name="Métrica.A2" office:value-type="string">
            <text:p text:style-name="P195"><draw:frame draw:style-name="fr2" draw:name="Objeto55" text:anchor-type="as-char" svg:y="-0.386cm" svg:width="8.918cm" svg:height="0.73cm" draw:z-index="54"><draw:object xlink:href="./Object 57" xlink:type="simple" xlink:show="embed" xlink:actuate="onLoad"/><draw:image xlink:href="./ObjectReplacements/Object 57" xlink:type="simple" xlink:show="embed" xlink:actuate="onLoad"/><svg:desc>fórmula</svg:desc></draw:frame></text:p>
            <text:p text:style-name="P206">onde <text:span text:style-name="T121">L</text:span>= Laplace Correctd Confidence</text:p>
          </table:table-cell>
          <table:table-cell table:style-name="Métrica.D2" office:value-type="string">
            <text:p text:style-name="P234">√</text:p>
          </table:table-cell>
        </table:table-row>
        <table:table-row>
          <table:table-cell table:style-name="Métrica.A2" office:value-type="string">
            <text:p text:style-name="P188">Melhoria </text:p>
            <text:p text:style-name="P188">(<text:span text:style-name="T121">Improvement</text:span>)</text:p>
          </table:table-cell>
          <table:table-cell table:style-name="Métrica.A2" office:value-type="string">
            <text:p text:style-name="P181">[0, 1]</text:p>
          </table:table-cell>
          <table:table-cell table:style-name="Métrica.A2" office:value-type="string">
            <text:p text:style-name="P195"><draw:frame draw:style-name="fr2" draw:name="Objeto56" text:anchor-type="as-char" svg:y="-0.386cm" svg:width="10.112cm" svg:height="0.73cm" draw:z-index="55"><draw:object xlink:href="./Object 58" xlink:type="simple" xlink:show="embed" xlink:actuate="onLoad"/><draw:image xlink:href="./ObjectReplacements/Object 58" xlink:type="simple" xlink:show="embed" xlink:actuate="onLoad"/></draw:frame></text:p>
          </table:table-cell>
          <table:table-cell table:style-name="Métrica.D2" office:value-type="string">
            <text:p text:style-name="P234">√</text:p>
          </table:table-cell>
        </table:table-row>
        <table:table-row>
          <table:table-cell table:style-name="Métrica.A2" office:value-type="string">
            <text:p text:style-name="P188">Coeficiente de <text:span text:style-name="T121">Jacard</text:span> </text:p>
            <text:p text:style-name="P188">(<text:span text:style-name="T121">Jaccard </text:span></text:p>
            <text:p text:style-name="P188"><text:span text:style-name="T121">Coefficient</text:span>)</text:p>
          </table:table-cell>
          <table:table-cell table:style-name="Métrica.A2" office:value-type="string">
            <text:p text:style-name="P186">[-1, 1]</text:p>
          </table:table-cell>
          <table:table-cell table:style-name="Métrica.A2" office:value-type="string">
            <text:p text:style-name="P195"><draw:frame draw:style-name="fr2" draw:name="Objeto57" text:anchor-type="as-char" svg:y="-0.66cm" svg:width="10.042cm" svg:height="1.076cm" draw:z-index="56"><draw:object xlink:href="./Object 59" xlink:type="simple" xlink:show="embed" xlink:actuate="onLoad"/><draw:image xlink:href="./ObjectReplacements/Object 59" xlink:type="simple" xlink:show="embed" xlink:actuate="onLoad"/><svg:desc>fórmula</svg:desc></draw:frame></text:p>
            <text:p text:style-name="P207">ou</text:p>
            <text:p text:style-name="P207"><draw:frame draw:style-name="fr2" draw:name="Objeto58" text:anchor-type="as-char" svg:y="-0.66cm" svg:width="8.003cm" svg:height="1.076cm" draw:z-index="57"><draw:object xlink:href="./Object 60" xlink:type="simple" xlink:show="embed" xlink:actuate="onLoad"/><draw:image xlink:href="./ObjectReplacements/Object 60"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88">Medida <text:span text:style-name="T121">J</text:span> </text:p>
            <text:p text:style-name="P188">(<text:span text:style-name="T121">J-Measure</text:span>)</text:p>
          </table:table-cell>
          <table:table-cell table:style-name="Métrica.A2" office:value-type="string">
            <text:p text:style-name="P186">[0, 1]</text:p>
          </table:table-cell>
          <table:table-cell table:style-name="Métrica.A2" office:value-type="string">
            <text:p text:style-name="P207"><draw:frame draw:style-name="fr2" draw:name="Objeto59" text:anchor-type="as-char" svg:y="-0.66cm" svg:width="10.829cm" svg:height="1.131cm" draw:z-index="58"><draw:object xlink:href="./Object 61" xlink:type="simple" xlink:show="embed" xlink:actuate="onLoad"/><draw:image xlink:href="./ObjectReplacements/Object 61" xlink:type="simple" xlink:show="embed" xlink:actuate="onLoad"/></draw:frame></text:p>
          </table:table-cell>
          <table:table-cell table:style-name="Métrica.D2" office:value-type="string">
            <text:p text:style-name="P234">√</text:p>
          </table:table-cell>
        </table:table-row>
        <table:table-row>
          <table:table-cell table:style-name="Métrica.A2" office:value-type="string">
            <text:p text:style-name="P226">Kappa</text:p>
          </table:table-cell>
          <table:table-cell table:style-name="Métrica.A2" office:value-type="string">
            <text:p text:style-name="P186">[-1, 1]</text:p>
          </table:table-cell>
          <table:table-cell table:style-name="Métrica.A2" office:value-type="string">
            <text:p text:style-name="P195"><draw:frame draw:style-name="fr2" draw:name="Objeto60" text:anchor-type="as-char" svg:y="-0.66cm" svg:width="10.88cm" svg:height="1.076cm" draw:z-index="59"><draw:object xlink:href="./Object 62" xlink:type="simple" xlink:show="embed" xlink:actuate="onLoad"/><draw:image xlink:href="./ObjectReplacements/Object 62" xlink:type="simple" xlink:show="embed" xlink:actuate="onLoad"/></draw:frame></text:p>
          </table:table-cell>
          <table:table-cell table:style-name="Métrica.D2" office:value-type="string">
            <text:p text:style-name="P234">√</text:p>
          </table:table-cell>
        </table:table-row>
        <table:table-row>
          <table:table-cell table:style-name="Métrica.A2" office:value-type="string">
            <text:p text:style-name="P226">Klosgen</text:p>
          </table:table-cell>
          <table:table-cell table:style-name="Métrica.A2" office:value-type="string">
            <text:p text:style-name="P186">[-1, 1]</text:p>
          </table:table-cell>
          <table:table-cell table:style-name="Métrica.A2" office:value-type="string">
            <text:p text:style-name="P208"><draw:frame draw:style-name="fr2" draw:name="Objeto61" text:anchor-type="as-char" svg:y="-0.425cm" svg:width="9.788cm" svg:height="0.547cm" draw:z-index="60"><draw:object xlink:href="./Object 63" xlink:type="simple" xlink:show="embed" xlink:actuate="onLoad"/><draw:image xlink:href="./ObjectReplacements/Object 63" xlink:type="simple" xlink:show="embed" xlink:actuate="onLoad"/><svg:desc>fórmula</svg:desc></draw:frame></text:p>
            <text:p text:style-name="P209">ou</text:p>
            <text:p text:style-name="P209"><draw:frame draw:style-name="fr2" draw:name="Objeto62" text:anchor-type="as-char" svg:y="-0.425cm" svg:width="8.564cm" svg:height="0.547cm" draw:z-index="61"><draw:object xlink:href="./Object 64" xlink:type="simple" xlink:show="embed" xlink:actuate="onLoad"/><draw:image xlink:href="./ObjectReplacements/Object 64"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226">Kulezynski</text:p>
          </table:table-cell>
          <table:table-cell table:style-name="Métrica.A2" office:value-type="string">
            <text:p text:style-name="P186">[0, 1]</text:p>
          </table:table-cell>
          <table:table-cell table:style-name="Métrica.A2" office:value-type="string">
            <text:p text:style-name="P209"><draw:frame draw:style-name="fr2" draw:name="Objeto63" text:anchor-type="as-char" svg:y="-0.624cm" svg:width="8.488cm" svg:height="1.005cm" draw:z-index="62"><draw:object xlink:href="./Object 65" xlink:type="simple" xlink:show="embed" xlink:actuate="onLoad"/><draw:image xlink:href="./ObjectReplacements/Object 65" xlink:type="simple" xlink:show="embed" xlink:actuate="onLoad"/><svg:desc>fórmula</svg:desc></draw:frame></text:p>
            <text:p text:style-name="P209">ou</text:p>
            <text:p text:style-name="P209"><draw:frame draw:style-name="fr2" draw:name="Objeto64" text:anchor-type="as-char" svg:y="-0.66cm" svg:width="8.587cm" svg:height="1.076cm" draw:z-index="63"><draw:object xlink:href="./Object 66" xlink:type="simple" xlink:show="embed" xlink:actuate="onLoad"/><draw:image xlink:href="./ObjectReplacements/Object 66" xlink:type="simple" xlink:show="embed" xlink:actuate="onLoad"/><svg:desc>fórmula</svg:desc></draw:frame></text:p>
            <text:p text:style-name="P209"><text:soft-page-break/>ou</text:p>
            <text:p text:style-name="P209"><draw:frame draw:style-name="fr2" draw:name="Objeto65" text:anchor-type="as-char" svg:y="-0.624cm" svg:width="6.74cm" svg:height="1.005cm" draw:z-index="64"><draw:object xlink:href="./Object 67" xlink:type="simple" xlink:show="embed" xlink:actuate="onLoad"/><draw:image xlink:href="./ObjectReplacements/Object 67"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88">Associação </text:p>
            <text:p text:style-name="P188">Preditiva </text:p>
            <text:p text:style-name="P189">(<text:span text:style-name="T121">Goodman-Kruskal, </text:span></text:p>
            <text:p text:style-name="P227">Predictive </text:p>
            <text:p text:style-name="P189"><text:span text:style-name="T121">Association</text:span>)</text:p>
          </table:table-cell>
          <table:table-cell table:style-name="Métrica.A2" office:value-type="string">
            <text:p text:style-name="P186">[0, 1]</text:p>
          </table:table-cell>
          <table:table-cell table:style-name="Métrica.A2" office:value-type="string">
            <text:p text:style-name="P195"><draw:frame draw:style-name="fr2" draw:name="Objeto66" text:anchor-type="as-char" svg:y="-1.203cm" svg:width="9.68cm" svg:height="1.843cm" draw:z-index="65"><draw:object xlink:href="./Object 68" xlink:type="simple" xlink:show="embed" xlink:actuate="onLoad"/><draw:image xlink:href="./ObjectReplacements/Object 68" xlink:type="simple" xlink:show="embed" xlink:actuate="onLoad"/></draw:frame></text:p>
          </table:table-cell>
          <table:table-cell table:style-name="Métrica.D2" office:value-type="string">
            <text:p text:style-name="P234">√</text:p>
          </table:table-cell>
        </table:table-row>
        <table:table-row>
          <table:table-cell table:style-name="Métrica.A2" office:value-type="string">
            <text:p text:style-name="P188">Confiança </text:p>
            <text:p text:style-name="P188">Corrigida por <text:span text:style-name="T121">LaPlace </text:span></text:p>
            <text:p text:style-name="P188">(<text:span text:style-name="T121">Laplace </text:span></text:p>
            <text:p text:style-name="P226">Corrected </text:p>
            <text:p text:style-name="P188"><text:span text:style-name="T121">Confidence</text:span>)</text:p>
          </table:table-cell>
          <table:table-cell table:style-name="Métrica.A2" office:value-type="string">
            <text:p text:style-name="P186">[0, 1]</text:p>
          </table:table-cell>
          <table:table-cell table:style-name="Métrica.A2" office:value-type="string">
            <text:p text:style-name="P195"><draw:frame draw:style-name="fr2" draw:name="Objeto67" text:anchor-type="as-char" svg:y="-0.88cm" svg:width="8.491cm" svg:height="1.519cm" draw:z-index="66"><draw:object xlink:href="./Object 69" xlink:type="simple" xlink:show="embed" xlink:actuate="onLoad"/><draw:image xlink:href="./ObjectReplacements/Object 69" xlink:type="simple" xlink:show="embed" xlink:actuate="onLoad"/></draw:frame></text:p>
          </table:table-cell>
          <table:table-cell table:style-name="Métrica.D2" office:value-type="string">
            <text:p text:style-name="P234">√</text:p>
          </table:table-cell>
        </table:table-row>
        <table:table-row>
          <table:table-cell table:style-name="Métrica.A2" office:value-type="string">
            <text:p text:style-name="P190">Menos </text:p>
            <text:p text:style-name="P190">Contradição</text:p>
            <text:p text:style-name="P190">(<text:span text:style-name="T121">Least </text:span></text:p>
            <text:p text:style-name="P190"><text:span text:style-name="T121">Contradiction</text:span>)</text:p>
          </table:table-cell>
          <table:table-cell table:style-name="Métrica.A2" office:value-type="string">
            <text:p text:style-name="P186">[-1, 1]</text:p>
          </table:table-cell>
          <table:table-cell table:style-name="Métrica.A2" office:value-type="string">
            <text:p text:style-name="P195"><draw:frame draw:style-name="fr2" draw:name="Objeto69" text:anchor-type="as-char" svg:y="-0.66cm" svg:width="10.008cm" svg:height="1.076cm" draw:z-index="67"><draw:object xlink:href="./Object 71" xlink:type="simple" xlink:show="embed" xlink:actuate="onLoad"/><draw:image xlink:href="./ObjectReplacements/Object 71" xlink:type="simple" xlink:show="embed" xlink:actuate="onLoad"/><svg:desc>fórmula</svg:desc></draw:frame></text:p>
            <text:p text:style-name="P210">ou</text:p>
            <text:p text:style-name="P210"><draw:frame draw:style-name="fr2" draw:name="Objeto70" text:anchor-type="as-char" svg:y="-0.66cm" svg:width="9.606cm" svg:height="1.076cm" draw:z-index="68"><draw:object xlink:href="./Object 72" xlink:type="simple" xlink:show="embed" xlink:actuate="onLoad"/><draw:image xlink:href="./ObjectReplacements/Object 72"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91">Similaridade de <text:span text:style-name="T121">Lerman</text:span> (<text:span text:style-name="T121">Lerman </text:span></text:p>
            <text:p text:style-name="P191"><text:span text:style-name="T121">Similarity</text:span>)</text:p>
          </table:table-cell>
          <table:table-cell table:style-name="Métrica.A2" office:value-type="string">
            <text:p text:style-name="P186">[0, 1]</text:p>
          </table:table-cell>
          <table:table-cell table:style-name="Métrica.A2" office:value-type="string">
            <text:p text:style-name="P195"><draw:frame draw:style-name="fr2" draw:name="Objeto68" text:anchor-type="as-char" svg:y="-0.66cm" svg:width="9.052cm" svg:height="1.115cm" draw:z-index="69"><draw:object xlink:href="./Object 70" xlink:type="simple" xlink:show="embed" xlink:actuate="onLoad"/><draw:image xlink:href="./ObjectReplacements/Object 70" xlink:type="simple" xlink:show="embed" xlink:actuate="onLoad"/><svg:desc>fórmula</svg:desc></draw:frame></text:p>
            <text:p text:style-name="P211">ou </text:p>
            <text:p text:style-name="P211"><draw:frame draw:style-name="fr2" draw:name="Objeto71" text:anchor-type="as-char" svg:y="-1.415cm" svg:width="8.061cm" svg:height="2.699cm" draw:z-index="70"><draw:object xlink:href="./Object 73" xlink:type="simple" xlink:show="embed" xlink:actuate="onLoad"/><draw:image xlink:href="./ObjectReplacements/Object 73"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90">Alavancagem, </text:p>
            <text:p text:style-name="P190">Medida <text:span text:style-name="T121">Piatetsky-Shapiro</text:span> </text:p>
            <text:p text:style-name="P191">(<text:span text:style-name="T121">Leverage, </text:span></text:p>
            <text:p text:style-name="P230">Piatetsky-<text:soft-page-break/>Shapiro </text:p>
            <text:p text:style-name="P191"><text:span text:style-name="T121">Measure</text:span>)</text:p>
          </table:table-cell>
          <table:table-cell table:style-name="Métrica.A2" office:value-type="string">
            <text:p text:style-name="P186">[-1, 1]</text:p>
          </table:table-cell>
          <table:table-cell table:style-name="Métrica.A2" office:value-type="string">
            <text:p text:style-name="P195"><draw:frame draw:style-name="fr2" draw:name="Objeto72" text:anchor-type="as-char" svg:y="-0.386cm" svg:width="8.648cm" svg:height="0.506cm" draw:z-index="71"><draw:object xlink:href="./Object 74" xlink:type="simple" xlink:show="embed" xlink:actuate="onLoad"/><draw:image xlink:href="./ObjectReplacements/Object 74" xlink:type="simple" xlink:show="embed" xlink:actuate="onLoad"/><svg:desc>fórmula</svg:desc></draw:frame></text:p>
            <text:p text:style-name="P211">ou</text:p>
            <text:p text:style-name="P211"><draw:frame draw:style-name="fr2" draw:name="Objeto73" text:anchor-type="as-char" svg:y="-0.386cm" svg:width="7.726cm" svg:height="0.506cm" draw:z-index="72"><draw:object xlink:href="./Object 75" xlink:type="simple" xlink:show="embed" xlink:actuate="onLoad"/><draw:image xlink:href="./ObjectReplacements/Object 75"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90">Elevador, </text:p>
            <text:p text:style-name="P191">Interesse, </text:p>
            <text:p text:style-name="P191">Juros </text:p>
            <text:p text:style-name="P190">(<text:span text:style-name="T121">Lift, Interest</text:span>)</text:p>
          </table:table-cell>
          <table:table-cell table:style-name="Métrica.A2" office:value-type="string">
            <text:p text:style-name="P186">[0, <text:span text:style-name="T564">∞</text:span>]</text:p>
          </table:table-cell>
          <table:table-cell table:style-name="Métrica.A2" office:value-type="string">
            <text:p text:style-name="P195"><draw:frame draw:style-name="fr2" draw:name="Objeto74" text:anchor-type="as-char" svg:y="-0.66cm" svg:width="9.488cm" svg:height="1.076cm" draw:z-index="73"><draw:object xlink:href="./Object 76" xlink:type="simple" xlink:show="embed" xlink:actuate="onLoad"/><draw:image xlink:href="./ObjectReplacements/Object 76" xlink:type="simple" xlink:show="embed" xlink:actuate="onLoad"/></draw:frame></text:p>
            <text:p text:style-name="P212">ou</text:p>
            <text:p text:style-name="P212"><draw:frame draw:style-name="fr2" draw:name="Objeto75" text:anchor-type="as-char" svg:y="-0.66cm" svg:width="4.628cm" svg:height="1.076cm" draw:z-index="74"><draw:object xlink:href="./Object 77" xlink:type="simple" xlink:show="embed" xlink:actuate="onLoad"/><draw:image xlink:href="./ObjectReplacements/Object 77"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90">Confiança </text:p>
            <text:p text:style-name="P190">Máxima (<text:span text:style-name="T121">MaxConfidence</text:span>)</text:p>
          </table:table-cell>
          <table:table-cell table:style-name="Métrica.A2" office:value-type="string">
            <text:p text:style-name="P186">[0, 1]</text:p>
          </table:table-cell>
          <table:table-cell table:style-name="Métrica.A2" office:value-type="string">
            <text:p text:style-name="P195"><draw:frame draw:style-name="fr2" draw:name="Objeto76" text:anchor-type="as-char" svg:y="-0.386cm" svg:width="9.948cm" svg:height="0.506cm" draw:z-index="75"><draw:object xlink:href="./Object 78" xlink:type="simple" xlink:show="embed" xlink:actuate="onLoad"/><draw:image xlink:href="./ObjectReplacements/Object 78" xlink:type="simple" xlink:show="embed" xlink:actuate="onLoad"/><svg:desc>fórmula</svg:desc></draw:frame></text:p>
            <text:p text:style-name="P213">ou</text:p>
            <text:p text:style-name="P213"><draw:frame draw:style-name="fr2" draw:name="Objeto77" text:anchor-type="as-char" svg:y="-0.386cm" svg:width="8.849cm" svg:height="0.506cm" draw:z-index="76"><draw:object xlink:href="./Object 79" xlink:type="simple" xlink:show="embed" xlink:actuate="onLoad"/><draw:image xlink:href="./ObjectReplacements/Object 79"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91">Informação Mútua, </text:p>
            <text:p text:style-name="P191">Incerteza (<text:span text:style-name="T121">Mutual </text:span></text:p>
            <text:p text:style-name="P230">Information, </text:p>
            <text:p text:style-name="P190"><text:span text:style-name="T121">Uncertainty</text:span>)</text:p>
          </table:table-cell>
          <table:table-cell table:style-name="Métrica.A2" office:value-type="string">
            <text:p text:style-name="P186">[0, 1]</text:p>
          </table:table-cell>
          <table:table-cell table:style-name="Métrica.A2" office:value-type="string">
            <text:p text:style-name="P195"><draw:frame draw:style-name="fr2" draw:name="Objeto78" text:anchor-type="as-char" svg:y="-1.67cm" svg:width="11.172cm" svg:height="3.082cm" draw:z-index="77"><draw:object xlink:href="./Object 80" xlink:type="simple" xlink:show="embed" xlink:actuate="onLoad"/><draw:image xlink:href="./ObjectReplacements/Object 80" xlink:type="simple" xlink:show="embed" xlink:actuate="onLoad"/></draw:frame></text:p>
            <text:p text:style-name="P213">ou</text:p>
            <text:p text:style-name="P213"><draw:frame draw:style-name="fr2" draw:name="Objeto92" text:anchor-type="as-char" svg:y="-1.431cm" svg:width="12.501cm" svg:height="2.394cm" draw:z-index="78"><draw:object xlink:href="./Object 94" xlink:type="simple" xlink:show="embed" xlink:actuate="onLoad"/><draw:image xlink:href="./ObjectReplacements/Object 94"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92">Taxa <text:span text:style-name="T121">Odds</text:span> </text:p>
            <text:p text:style-name="P192">(<text:span text:style-name="T121">Odds Ratio</text:span>)</text:p>
          </table:table-cell>
          <table:table-cell table:style-name="Métrica.A2" office:value-type="string">
            <text:p text:style-name="P186">[0, <text:span text:style-name="T564">∞</text:span>]</text:p>
          </table:table-cell>
          <table:table-cell table:style-name="Métrica.A2" office:value-type="string">
            <text:p text:style-name="P195"><draw:frame draw:style-name="fr2" draw:name="Objeto79" text:anchor-type="as-char" svg:y="-0.882cm" svg:width="6.278cm" svg:height="1.522cm" draw:z-index="79"><draw:object xlink:href="./Object 81" xlink:type="simple" xlink:show="embed" xlink:actuate="onLoad"/><draw:image xlink:href="./ObjectReplacements/Object 81" xlink:type="simple" xlink:show="embed" xlink:actuate="onLoad"/></draw:frame></text:p>
            <text:p text:style-name="P214">ou</text:p>
            <text:p text:style-name="P214"><draw:frame draw:style-name="fr2" draw:name="Objeto80" text:anchor-type="as-char" svg:y="-0.66cm" svg:width="5.694cm" svg:height="1.076cm" draw:z-index="81"><draw:object xlink:href="./Object 82" xlink:type="simple" xlink:show="embed" xlink:actuate="onLoad"/><draw:image xlink:href="./ObjectReplacements/Object 82"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92">Coeficiente de Correlação </text:p>
            <text:p text:style-name="P192">(<text:span text:style-name="T121">Correlation </text:span></text:p>
            <text:p text:style-name="P192"><text:span text:style-name="T121">Coefficient</text:span>)</text:p>
          </table:table-cell>
          <table:table-cell table:style-name="Métrica.A2" office:value-type="string">
            <text:p text:style-name="P186">[-1, 1]</text:p>
          </table:table-cell>
          <table:table-cell table:style-name="Métrica.A2" office:value-type="string">
            <text:p text:style-name="P195"><draw:frame draw:style-name="fr2" draw:name="Objeto81" text:anchor-type="as-char" svg:y="-0.88cm" svg:width="5.249cm" svg:height="1.566cm" draw:z-index="82"><draw:object xlink:href="./Object 83" xlink:type="simple" xlink:show="embed" xlink:actuate="onLoad"/><draw:image xlink:href="./ObjectReplacements/Object 83" xlink:type="simple" xlink:show="embed" xlink:actuate="onLoad"/></draw:frame></text:p>
          </table:table-cell>
          <table:table-cell table:style-name="Métrica.D2" office:value-type="string">
            <text:p text:style-name="P234">√</text:p>
          </table:table-cell>
        </table:table-row>
        <table:table-row>
          <table:table-cell table:style-name="Métrica.A2" office:value-type="string">
            <text:p text:style-name="P192">Medida de </text:p>
            <text:p text:style-name="P229">Ralambondrainy <text:span text:style-name="T170">(</text:span>Ralambon<text:soft-page-break/>drainy </text:p>
            <text:p text:style-name="P228">Measure<text:span text:style-name="T170">)</text:span></text:p>
          </table:table-cell>
          <table:table-cell table:style-name="Métrica.A2" office:value-type="string">
            <text:p text:style-name="P186">[0, 1]</text:p>
          </table:table-cell>
          <table:table-cell table:style-name="Métrica.A2" office:value-type="string">
            <text:p text:style-name="P195"><draw:frame draw:style-name="fr2" draw:name="Objeto82" text:anchor-type="as-char" svg:y="-0.882cm" svg:width="6.075cm" svg:height="1.265cm" draw:z-index="83"><draw:object xlink:href="./Object 84" xlink:type="simple" xlink:show="embed" xlink:actuate="onLoad"/><draw:image xlink:href="./ObjectReplacements/Object 84" xlink:type="simple" xlink:show="embed" xlink:actuate="onLoad"/><svg:desc>fórmula</svg:desc></draw:frame></text:p>
            <text:p text:style-name="P215">ou</text:p>
            <text:p text:style-name="P215"><draw:frame draw:style-name="fr2" draw:name="Objeto83" text:anchor-type="as-char" svg:y="-0.386cm" svg:width="6.731cm" svg:height="0.506cm" draw:z-index="84"><draw:object xlink:href="./Object 85" xlink:type="simple" xlink:show="embed" xlink:actuate="onLoad"/><draw:image xlink:href="./ObjectReplacements/Object 85"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92">Desequilíbrio de Ligação </text:p>
            <text:p text:style-name="P192">Relativo</text:p>
            <text:p text:style-name="P192">(<text:span text:style-name="T121">Relative </text:span></text:p>
            <text:p text:style-name="P228">Linkage </text:p>
            <text:p text:style-name="P192"><text:span text:style-name="T121">Disequilibrium</text:span>)</text:p>
          </table:table-cell>
          <table:table-cell table:style-name="Métrica.A2" office:value-type="string">
            <text:p text:style-name="P186">[0, 1]</text:p>
          </table:table-cell>
          <table:table-cell table:style-name="Métrica.A2" office:value-type="string">
            <text:p text:style-name="P195"><draw:frame draw:style-name="fr2" draw:name="Objeto91" text:anchor-type="as-char" svg:y="-0.233cm" svg:width="0.534cm" svg:height="0.217cm" draw:z-index="85"><draw:object xlink:href="./Object 93" xlink:type="simple" xlink:show="embed" xlink:actuate="onLoad"/><draw:image xlink:href="./ObjectReplacements/Object 93" xlink:type="simple" xlink:show="embed" xlink:actuate="onLoad"/></draw:frame></text:p>
          </table:table-cell>
          <table:table-cell table:style-name="Métrica.D2" office:value-type="string">
            <text:p text:style-name="P234">√</text:p>
          </table:table-cell>
        </table:table-row>
        <table:table-row>
          <table:table-cell table:style-name="Métrica.A2" office:value-type="string">
            <text:p text:style-name="P192">Fator de </text:p>
            <text:p text:style-name="P192">Potência de </text:p>
            <text:p text:style-name="P192">Regra (<text:span text:style-name="T121">Rule Power Factor</text:span>)</text:p>
          </table:table-cell>
          <table:table-cell table:style-name="Métrica.A2" office:value-type="string">
            <text:p text:style-name="P186">[0, 1]</text:p>
          </table:table-cell>
          <table:table-cell table:style-name="Métrica.A2" office:value-type="string">
            <text:p text:style-name="P195"><draw:frame draw:style-name="fr2" draw:name="Objeto84" text:anchor-type="as-char" svg:y="-0.386cm" svg:width="7.751cm" svg:height="0.506cm" draw:z-index="86"><draw:object xlink:href="./Object 86" xlink:type="simple" xlink:show="embed" xlink:actuate="onLoad"/><draw:image xlink:href="./ObjectReplacements/Object 86" xlink:type="simple" xlink:show="embed" xlink:actuate="onLoad"/></draw:frame></text:p>
          </table:table-cell>
          <table:table-cell table:style-name="Métrica.D2" office:value-type="string">
            <text:p text:style-name="P234">√</text:p>
          </table:table-cell>
        </table:table-row>
        <table:table-row>
          <table:table-cell table:style-name="Métrica.A2" office:value-type="string">
            <text:p text:style-name="P193">Medida </text:p>
            <text:p text:style-name="P193"><text:span text:style-name="T121">Sebag-Schoenauer</text:span> </text:p>
            <text:p text:style-name="P192">(<text:span text:style-name="T121">Seabag-Schoenauer measure</text:span>)</text:p>
          </table:table-cell>
          <table:table-cell table:style-name="Métrica.A2" office:value-type="string">
            <text:p text:style-name="P186">[0, 1]</text:p>
          </table:table-cell>
          <table:table-cell table:style-name="Métrica.A2" office:value-type="string">
            <text:p text:style-name="P195"><draw:frame draw:style-name="fr2" draw:name="Objeto85" text:anchor-type="as-char" svg:y="-0.66cm" svg:width="7.925cm" svg:height="1.076cm" draw:z-index="87"><draw:object xlink:href="./Object 87" xlink:type="simple" xlink:show="embed" xlink:actuate="onLoad"/><draw:image xlink:href="./ObjectReplacements/Object 87" xlink:type="simple" xlink:show="embed" xlink:actuate="onLoad"/></draw:frame></text:p>
          </table:table-cell>
          <table:table-cell table:style-name="Métrica.D2" office:value-type="string">
            <text:p text:style-name="P234">√</text:p>
          </table:table-cell>
        </table:table-row>
        <table:table-row>
          <table:table-cell table:style-name="Métrica.A2" office:value-type="string">
            <text:p text:style-name="P192">Ligação de </text:p>
            <text:p text:style-name="P192">Taxas Variáveis (<text:span text:style-name="T121">Varying Rates Liaison</text:span>)</text:p>
          </table:table-cell>
          <table:table-cell table:style-name="Métrica.A2" office:value-type="string">
            <text:p text:style-name="P194">[-1, <text:span text:style-name="T563">∞</text:span>]</text:p>
          </table:table-cell>
          <table:table-cell table:style-name="Métrica.A2" office:value-type="string">
            <text:p text:style-name="P195"><draw:frame draw:style-name="fr2" draw:name="Objeto86" text:anchor-type="as-char" svg:y="-0.66cm" svg:width="6.798cm" svg:height="1.076cm" draw:z-index="88"><draw:object xlink:href="./Object 88" xlink:type="simple" xlink:show="embed" xlink:actuate="onLoad"/><draw:image xlink:href="./ObjectReplacements/Object 88" xlink:type="simple" xlink:show="embed" xlink:actuate="onLoad"/><svg:desc>fórmula</svg:desc></draw:frame></text:p>
            <text:p text:style-name="P216">ou</text:p>
            <text:p text:style-name="P216"><draw:frame draw:style-name="fr2" draw:name="Objeto87" text:anchor-type="as-char" svg:y="-0.66cm" svg:width="5.438cm" svg:height="1.076cm" draw:z-index="89"><draw:object xlink:href="./Object 89" xlink:type="simple" xlink:show="embed" xlink:actuate="onLoad"/><draw:image xlink:href="./ObjectReplacements/Object 89" xlink:type="simple" xlink:show="embed" xlink:actuate="onLoad"/><svg:desc>fórmula</svg:desc></draw:frame></text:p>
            <text:p text:style-name="P217">ou</text:p>
            <text:p text:style-name="P217"><draw:frame draw:style-name="fr2" draw:name="Objeto88" text:anchor-type="as-char" svg:y="-0.386cm" svg:width="5.366cm" svg:height="0.506cm" draw:z-index="90"><draw:object xlink:href="./Object 90" xlink:type="simple" xlink:show="embed" xlink:actuate="onLoad"/><draw:image xlink:href="./ObjectReplacements/Object 90" xlink:type="simple" xlink:show="embed" xlink:actuate="onLoad"/><svg:desc>fórmula</svg:desc></draw:frame></text:p>
          </table:table-cell>
          <table:table-cell table:style-name="Métrica.D2" office:value-type="string">
            <text:p text:style-name="P234">√</text:p>
          </table:table-cell>
        </table:table-row>
        <table:table-row>
          <table:table-cell table:style-name="Métrica.A2" office:value-type="string">
            <text:p text:style-name="P193">Q de <text:span text:style-name="T121">Yule</text:span> e</text:p>
            <text:p text:style-name="P193">Y de <text:span text:style-name="T121">Yule</text:span> (<text:span text:style-name="T152">Yule’s Q and Yule’s Y</text:span>)</text:p>
          </table:table-cell>
          <table:table-cell table:style-name="Métrica.A2" office:value-type="string">
            <text:p text:style-name="P194">[-1 , 1]</text:p>
          </table:table-cell>
          <table:table-cell table:style-name="Métrica.A2" office:value-type="string">
            <text:p text:style-name="P195"><draw:frame draw:style-name="fr2" draw:name="Objeto89" text:anchor-type="as-char" svg:y="-0.624cm" svg:width="3.276cm" svg:height="1.005cm" draw:z-index="91"><draw:object xlink:href="./Object 91" xlink:type="simple" xlink:show="embed" xlink:actuate="onLoad"/><draw:image xlink:href="./ObjectReplacements/Object 91" xlink:type="simple" xlink:show="embed" xlink:actuate="onLoad"/><svg:desc>fórmula</svg:desc></draw:frame></text:p>
            <text:p text:style-name="P195"/>
            <text:p text:style-name="P195"><draw:frame draw:style-name="fr2" draw:name="Objeto90" text:anchor-type="as-char" svg:y="-0.624cm" svg:width="3.533cm" svg:height="1.005cm" draw:z-index="93"><draw:object xlink:href="./Object 92" xlink:type="simple" xlink:show="embed" xlink:actuate="onLoad"/><draw:image xlink:href="./ObjectReplacements/Object 92" xlink:type="simple" xlink:show="embed" xlink:actuate="onLoad"/><svg:desc>fórmula</svg:desc></draw:frame></text:p>
            <text:p text:style-name="P195"/>
          </table:table-cell>
          <table:table-cell table:style-name="Métrica.D2" office:value-type="string">
            <text:p text:style-name="P234">√</text:p>
          </table:table-cell>
        </table:table-row>
      </table:table>
      <text:p text:style-name="P35"/>
      <text:h text:style-name="P325" text:outline-level="2"><text:bookmark-start text:name="__RefHeading___Toc2875_2898442780"/><text:soft-page-break/><text:span text:style-name="T215">ADDED VALUE</text:span><text:span text:style-name="T213"> </text:span><text:bookmark-end text:name="__RefHeading___Toc2875_2898442780"/></text:h>
      <text:p text:style-name="Standard"><text:tab/>Dada uma regra i = A⇒C com: </text:p>
      <text:p text:style-name="Standard"><text:tab/><text:tab/>índice de confiança de 0.9;</text:p>
      <text:p text:style-name="Standard"><text:tab/><text:tab/>índice de apoio aceitável;</text:p>
      <text:p text:style-name="Standard"><text:tab/>Dada uma tupla t ⊃A de uma base de dados D;</text:p>
      <text:p text:style-name="Standard"><text:span text:style-name="T218"><text:tab/>Podemos afirmar que</text:span><text:span text:style-name="T122"> </text:span><text:span text:style-name="T123">C </text:span><text:span text:style-name="T218">tem uma probabilidade de 90% de estar contido em</text:span><text:span text:style-name="T122"> </text:span><text:span text:style-name="T123">t </text:span><text:span text:style-name="T124">(confiança de 0.9)</text:span><text:span text:style-name="T172">. </text:span></text:p>
      <text:p text:style-name="Standard"><text:tab/><text:span text:style-name="T26">P</text:span><text:span text:style-name="T37">el</text:span><text:span text:style-name="T26">os</text:span> critérios de avaliação até então apresentados, a regra i <text:span text:style-name="T549">aparenta ser</text:span> de grande interesse, tendo em vista seu alto índice de confiança. <text:tab/></text:p>
      <text:p text:style-name="Standard"><text:tab/>No entanto, se supp(C) ≥ 0.9, ou seja, se <text:span text:style-name="T220">a </text:span>90% das tuplas de D contem C, independentemente de conterem A ou não, nosso interesse na associação i cai significantemente. Portanto, não podemos negligenciar o suporte do <text:span text:style-name="T121">itemset</text:span> consequente. A métrica A<text:span text:style-name="T42">dded Value</text:span> pode ser usada para identificar casos nos quais o <text:span text:style-name="T220">suporte d</text:span><text:span text:style-name="T26">e </text:span><text:span text:style-name="T27">C</text:span> <text:span text:style-name="T26">seja </text:span><text:span text:style-name="T42">igual à confiança</text:span><text:span text:style-name="T26"> da regra</text:span>.</text:p>
      <text:p text:style-name="Standard"><text:tab/>Uma propriedade interessante dessa métrica, é que <text:span text:style-name="T221">a existência de</text:span> uma regra com um <text:span text:style-name="T27">Ad</text:span><text:span text:style-name="T42">ded Value</text:span> negativo e um alto valor absoluto implica na existência de uma outra regra com alto <text:span text:style-name="T27">Ad</text:span><text:span text:style-name="T42">ded Value</text:span>.</text:p>
      <text:p text:style-name="Standard"><text:tab/>É definid<text:span text:style-name="T220">a por</text:span>:</text:p>
      <text:p text:style-name="Standard"><draw:frame draw:style-name="fr2"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529">(3.1.1)</text:span></text:p>
      <text:p text:style-name="Standard">ou<text:tab/><text:tab/><text:tab/><text:tab/><text:tab/><text:tab/><text:tab/><text:tab/></text:p>
      <text:p text:style-name="Standard"><draw:frame draw:style-name="fr2"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529">(3.1.2)</text:span></text:p>
      <text:h text:style-name="P326" text:outline-level="2"><text:bookmark-start text:name="__RefHeading___Toc2877_2898442780"/><text:span text:style-name="T150">ALL-CONFIDENCE</text:span> <text:bookmark-end text:name="__RefHeading___Toc2877_2898442780"/></text:h>
      <text:p text:style-name="Standard">Métrica definida sobre<text:span text:style-name="T121"> item</text:span><text:span text:style-name="T143">s</text:span><text:span text:style-name="T121">ets </text:span><text:span text:style-name="T183">[3]. </text:span><text:span text:style-name="T184">É</text:span><text:span text:style-name="T183"> dada por</text:span><text:span text:style-name="T141">:</text:span></text:p>
      <text:p text:style-name="Standard"><text:span text:style-name="T141"><draw:frame draw:style-name="fr2"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41"><text:tab/><text:tab/><text:tab/></text:span><text:span text:style-name="T185">(3.2)</text:span></text:p>
      <text:p text:style-name="Standard"/>
      <text:p text:style-name="Standard"><text:soft-page-break/><text:span text:style-name="T529">. Representa o menor índice de confiança (</text:span><text:span text:style-name="T32">2.</text:span><text:span text:style-name="T33">5</text:span><text:span text:style-name="T529">) que uma regra derivada de um </text:span><text:span text:style-name="T142">itemset</text:span><text:span text:style-name="T529"> pode assumir. Assume valores entre 0 e 1.</text:span></text:p>
      <text:p text:style-name="Standard"/>
      <text:h text:style-name="P328" text:outline-level="2"><text:bookmark-start text:name="__RefHeading___Toc2879_2898442780"/>CASUAL SUPPORT<text:bookmark-end text:name="__RefHeading___Toc2879_2898442780"/></text:h>
      <text:p text:style-name="Standard"><text:span text:style-name="T144"><text:tab/>Casual Support </text:span><text:span text:style-name="T145">[4] </text:span><text:span text:style-name="T186">é uma métrica introduzida em 1999. Seja R uma regra de associação A</text:span><text:span text:style-name="T547">⇒</text:span><text:span text:style-name="T186">C. O </text:span><text:span text:style-name="T144">casual support</text:span><text:span text:style-name="T186"> calcula o suporte (2.4) levando em consideração as transações cujos itens </text:span><text:span text:style-name="T187">não estão contidos em </text:span><draw:frame draw:style-name="fr2" draw:name="Objeto11" text:anchor-type="as-char" svg:y="-0.377cm" svg:width="1.185cm" svg:height="0.467cm" draw:z-index="80"><draw:object xlink:href="./Object 13" xlink:type="simple" xlink:show="embed" xlink:actuate="onLoad"/><draw:image xlink:href="./ObjectReplacements/Object 13" xlink:type="simple" xlink:show="embed" xlink:actuate="onLoad"/></draw:frame>.</text:p>
      <text:p text:style-name="Standard"><text:tab/><text:span text:style-name="T548">É dado por:</text:span></text:p>
      <text:p text:style-name="Standard"><text:tab/><text:tab/><text:tab/><draw:frame draw:style-name="fr2" draw:name="Objeto12" text:anchor-type="as-char" svg:y="-0.45cm" svg:width="11.331cm" svg:height="0.589cm" draw:z-index="92"><draw:object xlink:href="./Object 14" xlink:type="simple" xlink:show="embed" xlink:actuate="onLoad"/><draw:image xlink:href="./ObjectReplacements/Object 14" xlink:type="simple" xlink:show="embed" xlink:actuate="onLoad"/></draw:frame><text:tab/><text:tab/> <text:s/><text:tab/> <text:tab/><text:span text:style-name="T548">(3.3)</text:span></text:p>
      <text:p text:style-name="Standard"/>
      <text:p text:style-name="Standard">Assume valores entre 0 e 2.</text:p>
      <text:h text:style-name="P327" text:outline-level="2"><text:bookmark-start text:name="__RefHeading___Toc2881_2898442780"/><text:span text:style-name="T214"><text:s/></text:span><text:span text:style-name="T216">CASUAL CONFIDENCE</text:span><text:bookmark-end text:name="__RefHeading___Toc2881_2898442780"/></text:h>
      <text:p text:style-name="Standard">Confiança (2.2) reforçada por suporte negativo <text:span text:style-name="T546">[4]</text:span>. É dada por:</text:p>
      <text:p text:style-name="Standard"><draw:frame draw:style-name="fr2"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546">(3.3)</text:span></text:p>
      <text:p text:style-name="Standard"/>
      <text:p text:style-name="P130">Assume valores entre 0 e 1.</text:p>
      <text:h text:style-name="P328" text:outline-level="2"><text:bookmark-start text:name="__RefHeading___Toc9174_1292150260"/>CERTAINTY FACTOR<text:bookmark-end text:name="__RefHeading___Toc9174_1292150260"/></text:h>
      <text:p text:style-name="Standard"><text:tab/><text:span text:style-name="T34">R</text:span><text:span text:style-name="T35">epresenta a variação da probabilidade de encontrarmos o </text:span><text:span text:style-name="T36">termo consequente</text:span><text:span text:style-name="T35"> em uma transação onde Y não está contido </text:span><text:span text:style-name="T37">[5]</text:span><text:span text:style-name="T35">. </text:span></text:p>
      <text:p text:style-name="Standard"><text:soft-page-break/><text:span text:style-name="T35"><text:tab/>Pode assumir valores entre 1 e </text:span><text:span text:style-name="T36">-</text:span><text:span text:style-name="T35">1, onde valores m</text:span><text:span text:style-name="T36">ais altos</text:span><text:span text:style-name="T35"> </text:span><text:span text:style-name="T61">implicam em uma baixa probabilidade </text:span><text:span text:style-name="T62">de</text:span><text:span text:style-name="T61"> encontrarmos C em uma transação </text:span><text:span text:style-name="T62">sem A, e valores mais baixos, em uma tendência a encontrarmos <text:s/>C em uma transação sem A.</text:span></text:p>
      <text:p text:style-name="Standard"><text:tab/>Valores próximos a 0 indicam independência entre os termos.</text:p>
      <text:p text:style-name="Standard"/>
      <text:p text:style-name="Standard"><text:tab/>É Dado por:</text:p>
      <text:p text:style-name="Standard"><draw:frame draw:style-name="fr2"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tab/><text:tab/><text:tab/><text:tab/><text:tab/><text:tab/><text:tab/><text:tab/><text:tab/>(3.5)</text:p>
      <text:h text:style-name="P328" text:outline-level="2"><text:bookmark-start text:name="__RefHeading___Toc2885_2898442780"/>CHI-SQUARED<text:bookmark-end text:name="__RefHeading___Toc2885_2898442780"/></text:h>
      <text:p text:style-name="Standard"><text:span text:style-name="T549"><text:tab/></text:span><text:span text:style-name="T63">O teste qui-quadrado</text:span><text:span text:style-name="T549"> [6] é um teste de hipóteses </text:span><text:span text:style-name="T37">f</text:span><text:span text:style-name="T39">requentement</text:span><text:span text:style-name="T549">e utilizado para encontrar valores de dispersão entre duas variáveis categóricas nominais.</text:span></text:p>
      <text:p text:style-name="Standard"><text:tab/><text:span text:style-name="T550">Pode ser usado pra se estimar a independência estatística entre dois termos da regra de associação [7], e retorna valores entre 0 </text:span><text:span text:style-name="T38">e</text:span><text:span text:style-name="T550"> </text:span><text:span text:style-name="T436">∞</text:span><text:span text:style-name="T550">. É dada por:</text:span></text:p>
      <text:p text:style-name="Standard"><text:tab/><text:tab/><draw:frame draw:style-name="fr2" draw:name="Objeto13" text:anchor-type="as-char" svg:y="-1.27cm" svg:width="4.011cm" svg:height="1.82cm" draw:z-index="15"><draw:object xlink:href="./Object 15" xlink:type="simple" xlink:show="embed" xlink:actuate="onLoad"/><draw:image xlink:href="./ObjectReplacements/Object 15" xlink:type="simple" xlink:show="embed" xlink:actuate="onLoad"/></draw:frame><text:tab/><text:tab/><text:tab/><text:tab/><text:tab/><text:tab/><text:tab/><text:tab/><text:tab/><text:tab/><text:tab/><text:tab/><text:tab/><text:tab/><text:span text:style-name="T552">(3.6)</text:span></text:p>
      <text:p text:style-name="Standard"/>
      <text:p text:style-name="Standard">Onde <draw:frame draw:style-name="fr2" draw:name="Objeto15" text:anchor-type="as-char" svg:y="-0.407cm" svg:width="0.734cm" svg:height="0.577cm" draw:z-index="16"><draw:object xlink:href="./Object 23" xlink:type="simple" xlink:show="embed" xlink:actuate="onLoad"/><draw:image xlink:href="./ObjectReplacements/Object 23" xlink:type="simple" xlink:show="embed" xlink:actuate="onLoad"/></draw:frame>são <text:span text:style-name="T551">as frequências observadas e </text:span><text:span text:style-name="T551"><draw:frame draw:style-name="fr2" draw:name="Objeto22" text:anchor-type="as-char" svg:y="-0.407cm" svg:width="0.683cm" svg:height="0.577cm" draw:z-index="17"><draw:object xlink:href="./Object 24" xlink:type="simple" xlink:show="embed" xlink:actuate="onLoad"/><draw:image xlink:href="./ObjectReplacements/Object 24" xlink:type="simple" xlink:show="embed" xlink:actuate="onLoad"/><svg:desc>fórmula</svg:desc></draw:frame></text:span><text:span text:style-name="T551"><text:s/>( frequências esperadas) é dado por:</text:span></text:p>
      <text:p text:style-name="Standard"><text:tab/><text:tab/><draw:frame draw:style-name="fr2" draw:name="Objeto23" text:anchor-type="as-char" svg:y="-0.739cm" svg:width="2.409cm" svg:height="1.217cm" draw:z-index="18"><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tab/><text:span text:style-name="T552">(3.6.1)</text:span></text:p>
      <text:p text:style-name="P121"><text:span text:style-name="T556"><text:tab/></text:span><text:span text:style-name="T543">Fisher's Exact Test </text:span><text:span text:style-name="T544">é uma métrica mais indicada para regras que geram tabelas de contingência com valores mais baixos.</text:span><text:span text:style-name="T556"> </text:span></text:p>
      <text:h text:style-name="P330" text:outline-level="2"><text:bookmark-start text:name="__RefHeading___Toc2887_2898442780"/><text:soft-page-break/><text:span text:style-name="T150">CROSS-SUPPORT RATIO</text:span> <text:bookmark-end text:name="__RefHeading___Toc2887_2898442780"/></text:h>
      <text:p text:style-name="Standard"><text:span text:style-name="T553"><text:tab/>Definido sob </text:span><text:span text:style-name="T146">itemsets</text:span><text:span text:style-name="T552">, é o suporte do subconjunto com menor frequência, multiplicado pelo inverso do subconjunto com maior frequência na base de dados[8]. Retorna valores entre 0 e 1.</text:span></text:p>
      <text:p text:style-name="Standard"><text:tab/><text:span text:style-name="T554">É dado por:</text:span></text:p>
      <text:p text:style-name="Standard"><draw:frame draw:style-name="fr2" draw:name="Objeto16" text:anchor-type="as-char" svg:y="-0.921cm" svg:width="4.209cm" svg:height="1.52cm" draw:z-index="19"><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555">(3.7)</text:span></text:p>
      <text:h text:style-name="P328" text:outline-level="2"><text:bookmark-start text:name="__RefHeading___Toc2889_2898442780"/>COLLECTIVE STRENGTH<text:bookmark-end text:name="__RefHeading___Toc2889_2898442780"/></text:h>
      <text:p text:style-name="Standard"><text:tab/><text:span text:style-name="T557">Seja </text:span><text:span text:style-name="T147">B</text:span><text:span text:style-name="T191"> uma base de dados </text:span><text:span text:style-name="T193">de transações</text:span><text:span text:style-name="T149"> t</text:span><text:span text:style-name="T147"> </text:span><text:span text:style-name="T192">tal que </text:span><text:span text:style-name="T147">B </text:span><text:span text:style-name="T148">= </text:span><text:span text:style-name="T431">{</text:span><text:span text:style-name="T68">t</text:span><text:span text:style-name="T238">1,</text:span><text:span text:style-name="T302">, </text:span><text:span text:style-name="T304">t</text:span><text:span text:style-name="T238">2</text:span><text:span text:style-name="T302">, …, </text:span><text:span text:style-name="T304">t</text:span><text:span text:style-name="T239">n</text:span><text:span text:style-name="T303">}</text:span><text:span text:style-name="T191">;</text:span></text:p>
      <text:p text:style-name="Standard"><text:span text:style-name="T430"><text:tab/></text:span><text:span text:style-name="T431">Seja S = {</text:span><text:span text:style-name="T65">s</text:span><text:span text:style-name="T238">1,</text:span><text:span text:style-name="T302">, </text:span><text:span text:style-name="T303">s</text:span><text:span text:style-name="T238">2</text:span><text:span text:style-name="T302">, …, </text:span><text:span text:style-name="T303">s</text:span><text:span text:style-name="T115">m</text:span><text:span text:style-name="T303">} </text:span><text:span text:style-name="T431">o conjunto de todos os subconjuntos</text:span><text:span text:style-name="T381"> </text:span><text:span text:style-name="T382">s</text:span><text:span text:style-name="T381"> </text:span><text:span text:style-name="T432">possíveis</text:span><text:span text:style-name="T431"> de </text:span><text:span text:style-name="T433">um </text:span><text:span text:style-name="T383">itemset</text:span><text:span text:style-name="T431"> </text:span><text:span text:style-name="T381">I </text:span><text:span text:style-name="T383">= </text:span><text:span text:style-name="T433">{</text:span><text:span text:style-name="T431"> </text:span><text:span text:style-name="T70">i</text:span><text:span text:style-name="T238">1,</text:span><text:span text:style-name="T302">, </text:span><text:span text:style-name="T305">i</text:span><text:span text:style-name="T238">2</text:span><text:span text:style-name="T302">, …, </text:span><text:span text:style-name="T305">i</text:span><text:span text:style-name="T240">p</text:span><text:span text:style-name="T305">};</text:span></text:p>
      <text:p text:style-name="Standard"><text:span text:style-name="T85"><text:tab/></text:span><text:span text:style-name="T66">Dado um conjunto</text:span><text:span text:style-name="T86"> </text:span><text:span text:style-name="T87">K</text:span><text:span text:style-name="T67"> </text:span><text:span text:style-name="T69">tal que</text:span><draw:frame draw:style-name="fr2" draw:name="Objeto21" text:anchor-type="as-char" svg:y="-0.377cm" svg:width="7.414cm" svg:height="0.531cm" draw:z-index="32"><draw:object xlink:href="./Object 21" xlink:type="simple" xlink:show="embed" xlink:actuate="onLoad"/><draw:image xlink:href="./ObjectReplacements/Object 21" xlink:type="simple" xlink:show="embed" xlink:actuate="onLoad"/></draw:frame><text:span text:style-name="T67"> </text:span><text:span text:style-name="T85"><text:s/></text:span><text:span text:style-name="T66">dizemos ter ocorrido uma violação se e somente se </text:span><text:span text:style-name="T86"><draw:frame draw:style-name="fr2" draw:name="Objeto18" text:anchor-type="as-char" svg:y="-0.377cm" svg:width="1.759cm" svg:height="0.531cm" draw:z-index="34"><draw:object xlink:href="./Object 19" xlink:type="simple" xlink:show="embed" xlink:actuate="onLoad"/><draw:image xlink:href="./ObjectReplacements/Object 19" xlink:type="simple" xlink:show="embed" xlink:actuate="onLoad"/></draw:frame></text:span><text:span text:style-name="T86">e </text:span><text:span text:style-name="T86"><draw:frame draw:style-name="fr2" draw:name="Objeto19" text:anchor-type="as-char" svg:y="-0.377cm" svg:width="1.409cm" svg:height="0.531cm" draw:z-index="36"><draw:object xlink:href="./Object 20" xlink:type="simple" xlink:show="embed" xlink:actuate="onLoad"/><draw:image xlink:href="./ObjectReplacements/Object 20" xlink:type="simple" xlink:show="embed" xlink:actuate="onLoad"/></draw:frame></text:span><text:span text:style-name="T86">.</text:span><text:span text:style-name="T64"><text:tab/></text:span></text:p>
      <text:p text:style-name="Standard"><text:tab/></text:p>
      <text:p text:style-name="Standard"><text:tab/><text:span text:style-name="T121">Collective strength</text:span><text:span text:style-name="T170"> pode então ser definida por </text:span><text:span text:style-name="T188">[9]</text:span><text:span text:style-name="T170">:</text:span></text:p>
      <text:p text:style-name="Standard"><text:span text:style-name="T189"><text:tab/><text:tab/></text:span><text:span text:style-name="T189"><draw:frame draw:style-name="fr2" draw:name="Objeto17" text:anchor-type="as-char" svg:y="-0.877cm" svg:width="5.306cm" svg:height="1.432cm" draw:z-index="20"><draw:object xlink:href="./Object 18" xlink:type="simple" xlink:show="embed" xlink:actuate="onLoad"/><draw:image xlink:href="./ObjectReplacements/Object 18" xlink:type="simple" xlink:show="embed" xlink:actuate="onLoad"/></draw:frame></text:span><text:span text:style-name="T189"><text:tab/><text:tab/><text:tab/><text:tab/><text:tab/><text:tab/><text:tab/><text:tab/><text:tab/><text:tab/><text:tab/><text:tab/><text:tab/></text:span><text:span text:style-name="T190">(3.8)</text:span></text:p>
      <text:p text:style-name="Standard"><text:span text:style-name="T190"><text:tab/></text:span><text:span text:style-name="T170">Onde v(I) é a fração de violações na base de dados, e E[v(I)]</text:span></text:p>
      <text:p text:style-name="Standard"><text:span text:style-name="T190"><text:tab/>Assume valores entre 1 e </text:span><text:span text:style-name="T449">∞</text:span><text:span text:style-name="T429">.</text:span></text:p>
      <text:h text:style-name="P330" text:outline-level="2"><text:bookmark-start text:name="__RefHeading___Toc2891_2898442780"/><text:soft-page-break/><text:span text:style-name="T150">CONVICTION</text:span> <text:bookmark-end text:name="__RefHeading___Toc2891_2898442780"/></text:h>
      <text:p text:style-name="Standard"><text:span text:style-name="T558"><text:tab/>Convicção [10] é uma métrica alternativa à confiança, que </text:span><text:span text:style-name="T40">compara a probabilidade do termo antecedente aparecer sem o consequente em uma tupla (presumindo dependência), </text:span><text:span text:style-name="T41">com a frequencia de occorrência de A </text:span><text:span text:style-name="T116">⇒</text:span><text:span text:style-name="T41"> C</text:span><text:span text:style-name="T558">. </text:span></text:p>
      <text:p text:style-name="Standard"><text:span text:style-name="T558"><text:tab/>Assume valores entre 0 e </text:span><text:span text:style-name="T437">∞, onde 1 implica em uma independência estatística, e ∞ implica em regras que são sempre verdadeiras. </text:span><text:span text:style-name="T558">É Dada por: </text:span></text:p>
      <text:p text:style-name="Standard"><text:tab/><draw:frame draw:style-name="fr2" draw:name="Objeto20" text:anchor-type="as-char" svg:y="-0.877cm" svg:width="5.011cm" svg:height="1.483cm" draw:z-index="23"><draw:object xlink:href="./Object 22" xlink:type="simple" xlink:show="embed" xlink:actuate="onLoad"/><draw:image xlink:href="./ObjectReplacements/Object 22" xlink:type="simple" xlink:show="embed" xlink:actuate="onLoad"/></draw:frame><text:tab/><text:tab/><text:tab/> <text:s/><text:tab/><text:tab/><text:tab/><text:tab/><text:tab/><text:tab/><text:tab/><text:tab/><text:span text:style-name="T558">(3.9)</text:span></text:p>
      <text:p text:style-name="P95"/>
      <text:h text:style-name="P330" text:outline-level="2"><text:bookmark-start text:name="__RefHeading___Toc2893_2898442780"/><text:s/><text:span text:style-name="T167">COSINE</text:span><text:bookmark-end text:name="__RefHeading___Toc2893_2898442780"/></text:h>
      <text:p text:style-name="Standard"/>
      <text:h text:style-name="P328" text:outline-level="2"><text:bookmark-start text:name="__RefHeading___Toc2895_2898442780"/>COVERAGE<text:bookmark-end text:name="__RefHeading___Toc2895_2898442780"/></text:h>
      <text:p text:style-name="Standard"/>
      <text:h text:style-name="P330" text:outline-level="2"><text:bookmark-start text:name="__RefHeading___Toc2897_2898442780"/><text:span text:style-name="T150">DESCRIPTIVE CONFIRMED CONFIDENCE</text:span> <text:bookmark-end text:name="__RefHeading___Toc2897_2898442780"/></text:h>
      <text:p text:style-name="Standard"/>
      <text:p text:style-name="P95"/>
      <text:p text:style-name="P95"/>
      <text:h text:style-name="P330" text:outline-level="2"><text:bookmark-start text:name="__RefHeading___Toc2899_2898442780"/><text:soft-page-break/><text:span text:style-name="T121">D</text:span><text:span text:style-name="T150">IFFERENCE OF CONFIDENCE</text:span><text:bookmark-end text:name="__RefHeading___Toc2899_2898442780"/></text:h>
      <text:p text:style-name="Standard"/>
      <text:h text:style-name="P330" text:outline-level="2"><text:bookmark-start text:name="__RefHeading___Toc2901_2898442780"/><text:span text:style-name="T150">EXAMPLE AND COUNTER-EXAMPLE <text:s/>RATE</text:span> <text:bookmark-end text:name="__RefHeading___Toc2901_2898442780"/></text:h>
      <text:p text:style-name="Standard"/>
      <text:h text:style-name="P326" text:outline-level="2"><text:bookmark-start text:name="__RefHeading___Toc2903_2898442780"/><text:span text:style-name="T150">FISHER’S EXACT TEST</text:span> <text:bookmark-end text:name="__RefHeading___Toc2903_2898442780"/></text:h>
      <text:p text:style-name="Standard"/>
      <text:p text:style-name="P95"/>
      <text:h text:style-name="P328" text:outline-level="2"><text:bookmark-start text:name="__RefHeading___Toc2905_2898442780"/>GINI INDEX<text:bookmark-end text:name="__RefHeading___Toc2905_2898442780"/></text:h>
      <text:p text:style-name="Standard"/>
      <text:h text:style-name="P328" text:outline-level="2"><text:bookmark-start text:name="__RefHeading___Toc2907_2898442780"/>HYPER-CONFIDENCE<text:bookmark-end text:name="__RefHeading___Toc2907_2898442780"/></text:h>
      <text:p text:style-name="Standard"/>
      <text:h text:style-name="P328" text:outline-level="2"><text:bookmark-start text:name="__RefHeading___Toc2909_2898442780"/>HYPER-LIFT<text:bookmark-end text:name="__RefHeading___Toc2909_2898442780"/></text:h>
      <text:p text:style-name="Standard"/>
      <text:h text:style-name="P328" text:outline-level="2"><text:bookmark-start text:name="__RefHeading___Toc2911_2898442780"/><text:soft-page-break/>IMBALANCE RATIO<text:bookmark-end text:name="__RefHeading___Toc2911_2898442780"/></text:h>
      <text:p text:style-name="Standard"/>
      <text:h text:style-name="P326" text:outline-level="2"><text:bookmark-start text:name="__RefHeading___Toc2913_2898442780"/><text:span text:style-name="T150">IMPORTANCE</text:span> <text:bookmark-end text:name="__RefHeading___Toc2913_2898442780"/></text:h>
      <text:p text:style-name="Standard"/>
      <text:h text:style-name="P328" text:outline-level="2"><text:bookmark-start text:name="__RefHeading___Toc2915_2898442780"/>IMPROVEMENT<text:bookmark-end text:name="__RefHeading___Toc2915_2898442780"/></text:h>
      <text:p text:style-name="Standard"/>
      <text:h text:style-name="P328" text:outline-level="2"><text:bookmark-start text:name="__RefHeading___Toc2917_2898442780"/>JACCARD COEFFICIENT<text:bookmark-end text:name="__RefHeading___Toc2917_2898442780"/></text:h>
      <text:p text:style-name="Standard"/>
      <text:h text:style-name="P330" text:outline-level="2"><text:bookmark-start text:name="__RefHeading___Toc2919_2898442780"/><text:span text:style-name="T150">J-MEASURE</text:span> <text:bookmark-end text:name="__RefHeading___Toc2919_2898442780"/></text:h>
      <text:p text:style-name="Standard"/>
      <text:h text:style-name="P330" text:outline-level="2"><text:bookmark-start text:name="__RefHeading___Toc2921_2898442780"/><text:span text:style-name="T150">KAPPA</text:span> <text:bookmark-end text:name="__RefHeading___Toc2921_2898442780"/></text:h>
      <text:p text:style-name="Standard"/>
      <text:p text:style-name="P95"/>
      <text:h text:style-name="P330" text:outline-level="2"><text:bookmark-start text:name="__RefHeading___Toc2923_2898442780"/><text:soft-page-break/><text:span text:style-name="T150">KLOSGEN</text:span> <text:bookmark-end text:name="__RefHeading___Toc2923_2898442780"/></text:h>
      <text:p text:style-name="Standard"/>
      <text:h text:style-name="P328" text:outline-level="2"><text:bookmark-start text:name="__RefHeading___Toc2925_2898442780"/>KULCZYNSKI<text:bookmark-end text:name="__RefHeading___Toc2925_2898442780"/></text:h>
      <text:p text:style-name="Standard"/>
      <text:h text:style-name="P328" text:outline-level="2"><text:bookmark-start text:name="__RefHeading___Toc2927_2898442780"/>GOODMAN-KRUSKAL LAMBDA<text:bookmark-end text:name="__RefHeading___Toc2927_2898442780"/></text:h>
      <text:p text:style-name="Standard"/>
      <text:h text:style-name="P328" text:outline-level="2"><text:bookmark-start text:name="__RefHeading___Toc2929_2898442780"/>LAPLACE CORRECTED CONFIDENCE<text:bookmark-end text:name="__RefHeading___Toc2929_2898442780"/></text:h>
      <text:p text:style-name="Standard"/>
      <text:h text:style-name="P330" text:outline-level="2"><text:bookmark-start text:name="__RefHeading___Toc2931_2898442780"/><text:span text:style-name="T150">LEAST CONTRADICTION</text:span> <text:bookmark-end text:name="__RefHeading___Toc2931_2898442780"/></text:h>
      <text:p text:style-name="Standard"/>
      <text:h text:style-name="P328" text:outline-level="2"><text:bookmark-start text:name="__RefHeading___Toc2933_2898442780"/>LERMAN SIMILARITY<text:bookmark-end text:name="__RefHeading___Toc2933_2898442780"/></text:h>
      <text:p text:style-name="Standard"/>
      <text:p text:style-name="P95"/>
      <text:h text:style-name="P330" text:outline-level="2"><text:bookmark-start text:name="__RefHeading___Toc2935_2898442780"/><text:soft-page-break/><text:span text:style-name="T150">LEVERAGE</text:span> <text:bookmark-end text:name="__RefHeading___Toc2935_2898442780"/></text:h>
      <text:p text:style-name="Standard"/>
      <text:h text:style-name="P330" text:outline-level="2"><text:bookmark-start text:name="__RefHeading___Toc2937_2898442780"/><text:span text:style-name="T150">LIFT</text:span> <text:bookmark-end text:name="__RefHeading___Toc2937_2898442780"/></text:h>
      <text:p text:style-name="Standard"/>
      <text:h text:style-name="P328" text:outline-level="2"><text:bookmark-start text:name="__RefHeading___Toc2939_2898442780"/>MAXCONF<text:bookmark-end text:name="__RefHeading___Toc2939_2898442780"/></text:h>
      <text:p text:style-name="Standard"/>
      <text:h text:style-name="P329" text:outline-level="2"><text:bookmark-start text:name="__RefHeading___Toc2941_2898442780"/>MUTUAL INFORMATION<text:bookmark-end text:name="__RefHeading___Toc2941_2898442780"/></text:h>
      <text:p text:style-name="Standard"/>
      <text:h text:style-name="P326" text:outline-level="2"><text:bookmark-start text:name="__RefHeading___Toc2943_2898442780"/><text:span text:style-name="T151">ODDS RATIO</text:span> <text:bookmark-end text:name="__RefHeading___Toc2943_2898442780"/></text:h>
      <text:p text:style-name="Standard"/>
      <text:h text:style-name="P329" text:outline-level="2"><text:bookmark-start text:name="__RefHeading___Toc2945_2898442780"/>PHI CORRELATION COEFFICIENT<text:bookmark-end text:name="__RefHeading___Toc2945_2898442780"/></text:h>
      <text:p text:style-name="Standard"/>
      <text:h text:style-name="P330" text:outline-level="2"><text:bookmark-start text:name="__RefHeading___Toc2947_2898442780"/><text:soft-page-break/><text:span text:style-name="T151">RALAMBONDRAINY MEASURE</text:span> <text:bookmark-end text:name="__RefHeading___Toc2947_2898442780"/></text:h>
      <text:p text:style-name="Standard"/>
      <text:h text:style-name="P329" text:outline-level="2"><text:bookmark-start text:name="__RefHeading___Toc2949_2898442780"/>RELATIVE LINKAGE DISEQUILIBRIUM<text:bookmark-end text:name="__RefHeading___Toc2949_2898442780"/></text:h>
      <text:p text:style-name="Standard"/>
      <text:h text:style-name="P330" text:outline-level="2"><text:bookmark-start text:name="__RefHeading___Toc2951_2898442780"/><text:span text:style-name="T151">RULE POWER FACTOR</text:span> <text:s text:c="2"/><text:bookmark-end text:name="__RefHeading___Toc2951_2898442780"/></text:h>
      <text:p text:style-name="Standard"/>
      <text:h text:style-name="P330" text:outline-level="2"><text:bookmark-start text:name="__RefHeading___Toc2953_2898442780"/><text:span text:style-name="T151">SEBAG-SCHOENAUER MEASURE</text:span> <text:bookmark-end text:name="__RefHeading___Toc2953_2898442780"/></text:h>
      <text:p text:style-name="Standard"/>
      <text:h text:style-name="P329" text:outline-level="2"><text:bookmark-start text:name="__RefHeading___Toc2955_2898442780"/>VARYING RATES LIAISON<text:bookmark-end text:name="__RefHeading___Toc2955_2898442780"/></text:h>
      <text:p text:style-name="Standard"/>
      <text:h text:style-name="P330" text:outline-level="2"><text:bookmark-start text:name="__RefHeading___Toc2957_2898442780"/><text:span text:style-name="T151">YULE’S Q</text:span> <text:bookmark-end text:name="__RefHeading___Toc2957_2898442780"/></text:h>
      <text:p text:style-name="Standard"/>
      <text:h text:style-name="P329" text:outline-level="2"><text:bookmark-start text:name="__RefHeading___Toc2959_2898442780"/><text:soft-page-break/>YULE’S Y<text:bookmark-end text:name="__RefHeading___Toc2959_2898442780"/></text:h>
      <text:h text:style-name="P333" text:outline-level="1"><text:bookmark-start text:name="__RefHeading___Toc2743_2898442780"/>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36"/>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138"><text:tab/></text:p>
      <text:p text:style-name="P306"><text:bookmark-start text:name="__RefHeading___Toc2747_2898442780"/>REFERÊNCIAS BIBLIOGRÁFICAS<text:bookmark-end text:name="__RefHeading___Toc2747_2898442780"/></text:p>
      <text:p text:style-name="P50"><text:span text:style-name="T352">[</text:span><text:span text:style-name="T353">1</text:span><text:span text:style-name="T352">] </text:span><text:span text:style-name="T349">AGRAWAL, R; IMIELINSKI, T; SWAMI, A. Mining Association Rules between Sets </text:span>of Items in Large Databases. In: ACM SIGMOD CONFERENCE ON MANEGEMENT OF DATA, p. 207 – 216,Washington, DC, USA, 1993. ACM Press - New York, NY, USA.</text:p>
      <text:p text:style-name="P50"/>
      <text:p text:style-name="P51"><text:span text:style-name="T560">[2]</text:span> AGRAWAL, R; SRIKANT, R. Fast Algorithms for Mining Association Rules. In:</text:p>
      <text:p text:style-name="P50">Bocca, J. B; Jarke, M; Zaniolo, C, editors, PROC. 20TH INT. CONF. VERY LARGE</text:p>
      <text:p text:style-name="P57">DATA BASES, VLDB, p. 487–499, Washington, DC, USA, 12–15 1994. Morgan Kaufmann.</text:p>
      <text:p text:style-name="P57"/>
      <text:p text:style-name="P122"><text:span text:style-name="T424">[3] </text:span><text:span text:style-name="T530">EDWARD </text:span><text:span text:style-name="T531">R. O</text:span><text:span text:style-name="T532">MIECISNKI;</text:span><text:span text:style-name="T531"> Alternative interest measures for mining associations in databases. </text:span><text:span text:style-name="Emphasis"><text:span text:style-name="T545">IEEE Transactions on Knowledge and Data Engineering</text:span></text:span><text:span text:style-name="T531">, 15(1):57--69, Jan/Feb 2003.</text:span></text:p>
      <text:p text:style-name="P127"/>
      <text:p text:style-name="P52"><text:span text:style-name="T537">[4] </text:span><text:span text:style-name="T536">K</text:span><text:span text:style-name="T537">ODRATOFF</text:span><text:span text:style-name="T536">, Y. (1999). Comparing Machine Learning and Knowledge Discovery in Databases: An Application to Knowledge Discovery in Texts. Lecture Notes on AI (LNAI) - Tutorial series </text:span></text:p>
      <text:p text:style-name="P126"/>
      <text:p text:style-name="P53"><text:soft-page-break/><text:span text:style-name="T538">[5] </text:span><text:span text:style-name="T540">BERZAL, FERNANDO, IGNACIO BLANCO, DANIEL SANCHEZ AND MARIA-AMPARO VILA</text:span><text:span text:style-name="T536"> (2002). Measuring the accuracy and interest of association rules: A new framework. Intelligent Data Analysis 6, 221-235 </text:span></text:p>
      <text:p text:style-name="P128"/>
      <text:p text:style-name="P129">[6] <text:span text:style-name="T561">FISHER, RONALD A.</text:span> (1922). "On the Interpretation of chi-squared from Contingency Tables, and the Calculation of P". Journal of the Royal Statistical Society. 85 (1): 87–94. doi:10.2307/2340521</text:p>
      <text:p text:style-name="P129"/>
      <text:p text:style-name="P56"/>
      <text:p text:style-name="P54"><text:span text:style-name="T539">[</text:span><text:span text:style-name="T542">7</text:span><text:span text:style-name="T539">] </text:span><text:bookmark text:name="846185"/><text:span text:style-name="T541">AHMED, KHALIL M. AND EL-MAKKY, NAGWA M. AND TAHA, YOUSRY;</text:span><text:span text:style-name="T539"> </text:span><text:span text:style-name="T536">A Note on "Beyond Market Baskets: Generalizing Association Rules to Correlations"; </text:span><text:span text:style-name="T539">In: </text:span><text:bookmark text:name="8461852"/><text:span text:style-name="T539">SIGKDD Explor. Newsl. January 2000.</text:span></text:p>
      <text:p text:style-name="P54"/>
      <text:p text:style-name="P123"><text:span text:style-name="T533">[8] </text:span><text:span text:style-name="T535">HUI XIONG, PANG-NING TAN, AND VIPIN KUMAR.</text:span><text:span text:style-name="T531"> Mining strong affinity association patterns in data sets with skewed support distribution. In Bart Goethals and Mohammed J. Zaki, editors, </text:span><text:span text:style-name="Emphasis"><text:span text:style-name="T545">Proceedings of the IEEE International Conference on Data Mining, November 19--22, 2003, Melbourne, Florida</text:span></text:span><text:span text:style-name="T531">, pages 387</text:span><text:span text:style-name="T534">g</text:span><text:span text:style-name="T531">-394, November 2003.</text:span><text:span text:style-name="T416"> </text:span></text:p>
      <text:p text:style-name="P53"/>
      <text:p text:style-name="P123"><text:span text:style-name="T534">[9] </text:span><text:span text:style-name="T535">C. C. AGGARWAL AND P. S. YU.</text:span><text:span text:style-name="T531"> A new framework for itemset generation. In </text:span><text:span text:style-name="Emphasis"><text:span text:style-name="T545">PODS 98, Symposium on Principles of Database Systems</text:span></text:span><text:span text:style-name="T531">, pages 18--24, Seattle, WA, USA, 1998.</text:span><text:span text:style-name="T416"> </text:span></text:p>
      <text:p text:style-name="P53"/>
      <text:p text:style-name="P124"><text:span text:style-name="T417">[10] </text:span><text:span text:style-name="T418">SERGEY BRIN, RAJEEV MOTWANI, JEFFREY D. ULLMAN, AND SHALOM TSUR. </text:span><text:span text:style-name="T531">Dynamic itemset counting and implication rules for market basket data. In </text:span><text:span text:style-name="Emphasis"><text:span text:style-name="T545">SIGMOD 1997, Proceedings ACM SIGMOD International Conference on Management of Data</text:span></text:span><text:span text:style-name="T531">, pages 255--264, Tucson, Arizona, USA, May 1997.</text:span><text:span text:style-name="T416"> </text:span></text:p>
      <text:p text:style-name="P55"/>
      <text:p text:style-name="P55"><text:span text:style-name="T570">[11] </text:span>G. P<text:span text:style-name="T570">IATETSKY-SHAPIRO.</text:span> Discovery, analysis and presentation of strong rules, in: G. Piatetsky-Shapiro, W. Frawley (Eds.), Knowledge Discovery in Databases, MIT Press, Cambridge, MA, 1991, pp. 229–248.</text:p>
      <text:p text:style-name="P55"/>
      <text:p text:style-name="P55"><text:span text:style-name="T572">[12] </text:span>TAN, P., KUMAR, V., AND SRIVASTAVA, J. 2002. Selecting the right interestingness measure for association patterns. In <text:span text:style-name="T120">Proceedings of the 8th International </text:span><text:soft-page-break/><text:span text:style-name="T120">Conference on Knowledge Discovery and Data Mining </text:span>(<text:span text:style-name="T120">KDD 2002</text:span>)<text:span text:style-name="T120">. </text:span>Edmonton, Canada. 32–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0-17T21:29:25.274000000</dc:date>
    <meta:editing-cycles>94</meta:editing-cycles>
    <meta:editing-duration>P1DT17H26M33S</meta:editing-duration>
    <meta:generator>LibreOffice/6.2.7.1$Windows_X86_64 LibreOffice_project/23edc44b61b830b7d749943e020e96f5a7df63bf</meta:generator>
    <meta:document-statistic meta:table-count="30" meta:image-count="0" meta:object-count="94" meta:page-count="50" meta:paragraph-count="1485" meta:word-count="7130" meta:character-count="40230" meta:non-whitespace-character-count="33993"/>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frac>
      <mrow>
        <munder>
          <mo stretchy="false">∑</mo>
          <mi>i</mi>
        </munder>
        <mrow>
          <munder>
            <mo stretchy="false">∑</mo>
            <mi>j</mi>
          </munder>
          <msup>
            <mrow>
              <mo fence="true" stretchy="false">(</mo>
              <mrow>
                <mrow>
                  <msub>
                    <mi>N</mi>
                    <mrow>
                      <mi>i</mi>
                      <mi>j</mi>
                    </mrow>
                  </msub>
                  <mo stretchy="false">−</mo>
                  <msub>
                    <mi>E</mi>
                    <mrow>
                      <mi>i</mi>
                      <mi>j</mi>
                    </mrow>
                  </msub>
                </mrow>
              </mrow>
              <mo fence="true" stretchy="false">)</mo>
            </mrow>
            <mn>2</mn>
          </msup>
        </mrow>
      </mrow>
      <msub>
        <mi>E</mi>
        <mrow>
          <mi>i</mi>
          <mi>j</mi>
        </mrow>
      </msub>
    </mfrac>
    <annotation encoding="StarMath 5.0">sum from{i} sum from{j}({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A</mi>
            <mtext>|</mtext>
            <mi>C</mi>
          </mrow>
        </mrow>
        <mo fence="true" stretchy="false">)</mo>
      </mrow>
    </mrow>
    <annotation encoding="StarMath 5.0">Conf(A⇒C) = {Supp( A⇒C)} over {   Supp(A) } = {Supp(A union C)} over {  Supp(A)}= { P( A intersection C )} over {P(A)} = P( A"|"C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frac>
      <mrow>
        <mrow>
          <mn>1</mn>
          <mo stretchy="false">−</mo>
          <mi mathvariant="italic">supp</mi>
        </mrow>
        <mrow>
          <mo fence="true" stretchy="false">(</mo>
          <mrow>
            <mi>Y</mi>
          </mrow>
          <mo fence="true" stretchy="false">)</mo>
        </mrow>
      </mrow>
      <msqrt>
        <mrow>
          <mo fence="true" stretchy="false">(</mo>
          <mrow>
            <mrow>
              <mi mathvariant="italic">supp</mi>
              <mrow>
                <mo fence="true" stretchy="false">(</mo>
                <mrow>
                  <mi>X</mi>
                </mrow>
                <mo fence="true" stretchy="false">)</mo>
              </mrow>
              <mi mathvariant="italic">supp</mi>
              <mrow>
                <mo fence="true" stretchy="false">(</mo>
                <mrow>
                  <mi>Y</mi>
                </mrow>
                <mo fence="true" stretchy="false">)</mo>
              </mrow>
            </mrow>
          </mrow>
          <mo fence="true" stretchy="false">)</mo>
        </mrow>
      </msqrt>
    </mfrac>
    <annotation encoding="StarMath 5.0">{1 - supp( Y )} over {  sqrt(supp(X)supp(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2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 mathvariant="italic">Conf</mi>
            <mrow>
              <mrow>
                <mo fence="true" stretchy="false">(</mo>
                <mrow>
                  <mrow>
                    <mi>A</mi>
                    <mi>⇒</mi>
                    <mi>C</mi>
                  </mrow>
                </mrow>
                <mo fence="true" stretchy="false">)</mo>
              </mrow>
              <mo stretchy="false">−</mo>
              <mi mathvariant="italic">Supp</mi>
            </mrow>
            <mrow>
              <mo fence="true" stretchy="false">(</mo>
              <mrow>
                <mi>C</mi>
              </mrow>
              <mo fence="true" stretchy="false">)</mo>
            </mrow>
            <mi>,</mi>
            <mi mathvariant="italic">Conf</mi>
            <mrow>
              <mrow>
                <mo fence="true" stretchy="false">(</mo>
                <mrow>
                  <mrow>
                    <mi>C</mi>
                    <mi>⇒</mi>
                    <mi>A</mi>
                  </mrow>
                </mrow>
                <mo fence="true" stretchy="false">)</mo>
              </mrow>
              <mo stretchy="false">−</mo>
              <mi mathvariant="italic">Supp</mi>
            </mrow>
            <mrow>
              <mo fence="true" stretchy="false">(</mo>
              <mrow>
                <mi>A</mi>
              </mrow>
              <mo fence="true" stretchy="false">)</mo>
            </mrow>
          </mrow>
        </mrow>
        <mo fence="true" stretchy="false">)</mo>
      </mrow>
    </mrow>
    <annotation encoding="StarMath 5.0">A-V(A⇒C)=max(Conf (A⇒C)-Supp(C),Conf (C⇒A)-Supp(A))</annotation>
  </semantics>
</math>
</file>

<file path=Object 27/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28/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29/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31/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3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33/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34/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35/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36/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3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38/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4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4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i>C</mi>
                <mtext>|</mtext>
                <mi>A</mi>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C"|"A)} over {P(A)P(C)+P( overline {A})P( overline {C} )}} </annotation>
  </semantics>
</math>
</file>

<file path=Object 4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4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4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4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4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4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4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4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5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5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52/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53/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54/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55/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5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57/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58/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59/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60/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61/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62/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63/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64/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6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6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6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68/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69/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70/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L-S( A  drarrow C  )={Supp( X union Y  )-Supp(A)Supp(C)} over { sqrt{Supp(A)Supp(C)} } </annotation>
  </semantics>
</math>
</file>

<file path=Object 71/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Y</mi>
              </mrow>
              <mo fence="true" stretchy="false">)</mo>
            </mrow>
          </mrow>
        </mfrac>
      </mrow>
    </mrow>
    <annotation encoding="StarMath 5.0">Least-Contrad( A drarrow C  )= {Supp( A union C )-Supp( A union overline {C}  )} over {Supp(Y)} </annotation>
  </semantics>
</math>
</file>

<file path=Object 7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Y</mi>
              </mrow>
              <mo fence="true" stretchy="false">)</mo>
            </mrow>
          </mrow>
        </mfrac>
      </mrow>
    </mrow>
    <annotation encoding="StarMath 5.0">Least-Contradiction( A drarrow C  )= {P( A  intersection   C )-P( A  intersection overline {C}  )} over {P(Y)} </annotation>
  </semantics>
</math>
</file>

<file path=Object 73/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74/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75/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76/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Y</mi>
              </mrow>
              <mo fence="true" stretchy="false">)</mo>
            </mrow>
          </mrow>
        </mfrac>
        <mo stretchy="false">=</mo>
        <mfrac>
          <mrow>
            <mi mathvariant="italic">Supp</mi>
            <mrow>
              <mo fence="true" stretchy="false">(</mo>
              <mrow>
                <mrow>
                  <mi>A</mi>
                  <mo stretchy="false">∪</mo>
                  <mi>C</mi>
                </mrow>
              </mrow>
              <mo fence="true" stretchy="false">)</mo>
            </mrow>
            <mi mathvariant="italic">Supp</mi>
            <mrow>
              <mo fence="true" stretchy="false">(</mo>
              <mrow>
                <mi>Y</mi>
              </mrow>
              <mo fence="true" stretchy="false">)</mo>
            </mrow>
          </mrow>
          <mrow>
            <mi mathvariant="italic">Supp</mi>
            <mrow>
              <mo fence="true" stretchy="false">(</mo>
              <mrow>
                <mi>A</mi>
              </mrow>
              <mo fence="true" stretchy="false">)</mo>
            </mrow>
          </mrow>
        </mfrac>
      </mrow>
    </mrow>
    <annotation encoding="StarMath 5.0">Lift( A drarrow C  )={Conf( A drarrow C  )} over {Supp(Y)}= {Supp( A union C  )Supp( Y ) } over {Supp(A)} </annotation>
  </semantics>
</math>
</file>

<file path=Object 77/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78/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79/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 mathvariant="italic">Conf</mi>
      <mrow>
        <mo fence="true" stretchy="false">(</mo>
        <mrow>
          <mrow>
            <mi>A</mi>
            <mtext>|</mtext>
            <mi>C</mi>
          </mrow>
        </mrow>
        <mo fence="true" stretchy="false">)</mo>
      </mrow>
      <mtext>}</mtext>
    </mrow>
    <annotation encoding="StarMath 5.0">maxConf( A drarrow C  )=max"{" P( C"|"A ), Conf( A"|"C ) "}"</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80/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row>
                <munder>
                  <mo stretchy="false">∑</mo>
                  <mrow>
                    <mi>j</mi>
                    <mo stretchy="false">∈</mo>
                    <mrow>
                      <mtext>{</mtext>
                      <mi>Y</mi>
                      <mi>,</mi>
                      <mover accent="true">
                        <mi>Y</mi>
                        <mo>¯</mo>
                      </mover>
                      <mtext>}</mtext>
                    </mrow>
                  </mrow>
                </munder>
                <mfrac>
                  <msub>
                    <mi>c</mi>
                    <mi mathvariant="italic">ij</mi>
                  </msub>
                  <mi>n</mi>
                </mfrac>
              </mrow>
              <mi>log</mi>
              <mfrac>
                <msub>
                  <mi>c</mi>
                  <mi mathvariant="italic">ij</mi>
                </msub>
                <mrow>
                  <msub>
                    <mi>c</mi>
                    <mi>i</mi>
                  </msub>
                  <msub>
                    <mi>c</mi>
                    <mi>j</mi>
                  </msub>
                </mrow>
              </mfrac>
            </mrow>
          </mrow>
          <mrow>
            <mi mathvariant="italic">min</mi>
            <mrow>
              <mrow>
                <mtext>(</mtext>
                <mo stretchy="false">−</mo>
                <mrow>
                  <munder>
                    <mo stretchy="false">∑</mo>
                    <mrow>
                      <mi>i</mi>
                      <mo stretchy="false">∈</mo>
                      <mrow>
                        <mtext>{</mtext>
                        <mi>A</mi>
                        <mi>,</mi>
                        <mover accent="true">
                          <mi>A</mi>
                          <mo>¯</mo>
                        </mover>
                        <mtext>}</mtext>
                      </mrow>
                    </mrow>
                  </munder>
                  <mfrac>
                    <msub>
                      <mi>c</mi>
                      <mi>i</mi>
                    </msub>
                    <mi>n</mi>
                  </mfrac>
                </mrow>
              </mrow>
              <mi>log</mi>
              <mfrac>
                <msub>
                  <mi>c</mi>
                  <mi>i</mi>
                </msub>
                <mi>n</mi>
              </mfrac>
              <mrow>
                <mi>,</mi>
                <mo stretchy="false">−</mo>
                <mrow>
                  <munder>
                    <mo stretchy="false">∑</mo>
                    <mrow>
                      <mi>j</mi>
                      <mo stretchy="false">∈</mo>
                      <mrow>
                        <mtext>{</mtext>
                        <mi>C</mi>
                        <mi>,</mi>
                        <mover accent="true">
                          <mi>C</mi>
                          <mo>¯</mo>
                        </mover>
                        <mtext>}</mtext>
                      </mrow>
                    </mrow>
                  </munder>
                  <mfrac>
                    <msub>
                      <mi>c</mi>
                      <mi>j</mi>
                    </msub>
                    <mi>n</mi>
                  </mfrac>
                </mrow>
              </mrow>
              <mi>log</mi>
              <mfrac>
                <msub>
                  <mi>c</mi>
                  <mi>j</mi>
                </msub>
                <mi>n</mi>
              </mfrac>
            </mrow>
          </mrow>
        </mfrac>
      </mrow>
    </mrow>
    <annotation encoding="StarMath 5.0">M( A drarrow C  )=  sum from{i in {"{"A, overline {A} "}"} } {sum from{j  in {"{"Y, overline {Y}"}"}} { {c_{ij}} over {n} } log{c_{ij} over {c_{i}c_{j}}}} over {min{"(" -  sum from{i in {"{"A, overline {A} "}"} } {{c_{i}} over {n} } log{c_{i} over {n}}, -  sum from{j in {"{"C, overline {C} "}"} } {{c_{j}} over {n} } log{c_{j} over {n}}}} 
</annotation>
  </semantics>
</math>
</file>

<file path=Object 81/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82/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83/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84/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85/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8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87/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88/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89/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

<file path=Object 90/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91/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92/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93/content.xml><?xml version="1.0" encoding="utf-8"?>
<math xmlns="http://www.w3.org/1998/Math/MathML" display="block">
  <semantics>
    <mi mathvariant="normal">⊂</mi>
    <annotation encoding="StarMath 5.0">%Ux2282 </annotation>
  </semantics>
</math>
</file>

<file path=Object 9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